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64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128.53mm"/>
    </style:style>
    <style:style style:name="co5" style:family="table-column">
      <style:table-column-properties fo:break-before="auto" style:column-width="92.04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38.47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31.04mm"/>
    </style:style>
    <style:style style:name="co10" style:family="table-column">
      <style:table-column-properties fo:break-before="auto" style:column-width="71.07mm"/>
    </style:style>
    <style:style style:name="co11" style:family="table-column">
      <style:table-column-properties fo:break-before="auto" style:column-width="61.89mm"/>
    </style:style>
    <style:style style:name="co12" style:family="table-column">
      <style:table-column-properties fo:break-before="auto" style:column-width="85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name-asian="DejaVu Sans Mono" style:font-size-asian="9pt" style:language-asian="none" style:country-asian="none" style:font-name-complex="DejaVu Sans Mono" style:font-size-complex="9pt" style:language-complex="none" style:country-complex="none" style:text-emphasize="none" style:font-relief="none" style:text-overline-style="none" style:text-overline-color="font-color"/>
    </style:style>
    <style:style style:name="ce1" style:family="table-cell" style:parent-style-name="Default">
      <style:text-properties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name-asian="DejaVu Sans Mono" style:font-size-asian="9pt" style:language-asian="none" style:country-asian="none" style:font-name-complex="DejaVu Sans Mono" style:font-size-complex="9pt" style:language-complex="none" style:country-complex="none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name-complex="DejaVu Sans Mono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name-complex="DejaVu Sans Mono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weight-asian="normal" style:font-name-complex="DejaVu Sans Mono" style:font-size-complex="9pt" style:language-complex="none" style:country-complex="none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weight-asian="normal" style:font-name-complex="DejaVu Sa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99"/>
    <style:style style:name="ce13" style:family="table-cell" style:parent-style-name="Default" style:data-style-name="N0"/>
    <style:style style:name="ce15" style:family="table-cell" style:parent-style-name="Default">
      <style:text-properties fo:color="#808080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style-asian="italic" style:font-weight-asian="normal" style:font-name-complex="DejaVu Sans Mono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tyle-complex="normal" fo:color="#000000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name="DejaVu Sans Mono"/>
    </style:style>
    <style:style style:name="T3" style:family="text">
      <style:text-properties fo:color="#000000" fo:font-size="9pt" fo:font-weight="normal" style:font-name-asian="DejaVu Sans Mono" style:font-name-complex="DejaVu Sans Mono" style:font-size-asian="9pt" style:font-size-complex="9pt" style:font-weight-asian="normal" style:font-weight-complex="normal" style:font-name="DejaVu Sans Mono" fo:font-style="italic" style:font-style-asian="italic" style:font-style-complex="italic"/>
    </style:style>
    <style:style style:name="T4" style:family="text">
      <style:text-properties fo:color="#000000" fo:font-size="9pt" fo:font-weight="normal" style:font-name-asian="DejaVu Sans Mono" style:font-name-complex="DejaVu Sans Mono" style:font-size-asian="9pt" style:font-size-complex="9pt" style:font-weight-asian="normal" style:font-weight-complex="normal" style:font-name="DejaVu Sans Mono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6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Num</text:p>
          </table:table-cell>
          <table:table-cell table:style-name="ce2"/>
          <table:table-cell table:style-name="ce7" office:value-type="string" calcext:value-type="string">
            <text:p>sort</text:p>
          </table:table-cell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n&quot;;[.A2])" office:value-type="string" office:string-value="n7" calcext:value-type="string">
            <text:p>n7</text:p>
          </table:table-cell>
          <table:table-cell table:formula="of:=RAND()" office:value-type="float" office:value="0.10593874259006" calcext:value-type="float">
            <text:p>0.10593874259006</text:p>
          </table:table-cell>
          <table:table-cell office:value-type="string" calcext:value-type="string">
            <text:p>n7</text:p>
          </table:table-cell>
          <table:table-cell table:formula="of:=COM.MICROSOFT.CONCAT(&quot;&quot;&quot;&quot;;[.D2];&quot;&quot;&quot;&quot;;&quot;,&quot;)" office:value-type="string" office:string-value="&quot;n7&quot;," calcext:value-type="string">
            <text:p>"n7"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2];[.F2];[.H2];&quot;&quot;&quot;&quot;;[.B2];&quot;&quot;&quot;&quot;;&quot;);&quot;)" office:value-type="string" office:string-value="BPlusTreeAlgos.insert(bptree: bpt, valueToBeInserted: 1, keyToBeInserted: &quot;n7&quot;);" calcext:value-type="string">
            <text:p>BPlusTreeAlgos.insert(bptree: bpt, valueToBeInserted: 1, keyToBeInserted: "n7");</text:p>
          </table:table-cell>
          <table:table-cell table:formula="of:=COM.MICROSOFT.CONCAT(&quot;AVLTreeAlgos.insert(newKey: &quot;;&quot;&quot;&quot;&quot;;[.B2];&quot;&quot;&quot;&quot;;&quot;,tree: atr);&quot;)" office:value-type="string" office:string-value="AVLTreeAlgos.insert(newKey: &quot;n7&quot;,tree: atr);" calcext:value-type="string">
            <text:p>AVLTreeAlgos.insert(newKey: "n7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n&quot;;[.A3])" office:value-type="string" office:string-value="n42" calcext:value-type="string">
            <text:p>n42</text:p>
          </table:table-cell>
          <table:table-cell table:formula="of:=RAND()" office:value-type="float" office:value="0.565943839882549" calcext:value-type="float">
            <text:p>0.565943839882549</text:p>
          </table:table-cell>
          <table:table-cell office:value-type="string" calcext:value-type="string">
            <text:p>n42</text:p>
          </table:table-cell>
          <table:table-cell table:formula="of:=COM.MICROSOFT.CONCAT(&quot;&quot;&quot;&quot;;[.D3];&quot;&quot;&quot;&quot;;&quot;,&quot;)" office:value-type="string" office:string-value="&quot;n42&quot;," calcext:value-type="string">
            <text:p>"n42"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3];[.F3];[.H3];&quot;&quot;&quot;&quot;;[.B3];&quot;&quot;&quot;&quot;;&quot;);&quot;)" office:value-type="string" office:string-value="BPlusTreeAlgos.insert(bptree: bpt, valueToBeInserted: 2, keyToBeInserted: &quot;n42&quot;);" calcext:value-type="string">
            <text:p>BPlusTreeAlgos.insert(bptree: bpt, valueToBeInserted: 2, keyToBeInserted: "n42");</text:p>
          </table:table-cell>
          <table:table-cell table:formula="of:=COM.MICROSOFT.CONCAT(&quot;AVLTreeAlgos.insert(newKey: &quot;;&quot;&quot;&quot;&quot;;[.B3];&quot;&quot;&quot;&quot;;&quot;,tree: atr);&quot;)" office:value-type="string" office:string-value="AVLTreeAlgos.insert(newKey: &quot;n42&quot;,tree: atr);" calcext:value-type="string">
            <text:p>AVLTreeAlgos.insert(newKey: "n42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CONCAT(&quot;n&quot;;[.A4])" office:value-type="string" office:string-value="n86" calcext:value-type="string">
            <text:p>n86</text:p>
          </table:table-cell>
          <table:table-cell table:formula="of:=RAND()" office:value-type="float" office:value="0.729520203600724" calcext:value-type="float">
            <text:p>0.729520203600724</text:p>
          </table:table-cell>
          <table:table-cell office:value-type="string" calcext:value-type="string">
            <text:p>n86</text:p>
          </table:table-cell>
          <table:table-cell table:formula="of:=COM.MICROSOFT.CONCAT(&quot;&quot;&quot;&quot;;[.D4];&quot;&quot;&quot;&quot;;&quot;,&quot;)" office:value-type="string" office:string-value="&quot;n86&quot;," calcext:value-type="string">
            <text:p>"n86"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4];[.F4];[.H4];&quot;&quot;&quot;&quot;;[.B4];&quot;&quot;&quot;&quot;;&quot;);&quot;)" office:value-type="string" office:string-value="BPlusTreeAlgos.insert(bptree: bpt, valueToBeInserted: 3, keyToBeInserted: &quot;n86&quot;);" calcext:value-type="string">
            <text:p>BPlusTreeAlgos.insert(bptree: bpt, valueToBeInserted: 3, keyToBeInserted: "n86");</text:p>
          </table:table-cell>
          <table:table-cell table:formula="of:=COM.MICROSOFT.CONCAT(&quot;AVLTreeAlgos.insert(newKey: &quot;;&quot;&quot;&quot;&quot;;[.B4];&quot;&quot;&quot;&quot;;&quot;,tree: atr);&quot;)" office:value-type="string" office:string-value="AVLTreeAlgos.insert(newKey: &quot;n86&quot;,tree: atr);" calcext:value-type="string">
            <text:p>AVLTreeAlgos.insert(newKey: "n86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n&quot;;[.A5])" office:value-type="string" office:string-value="n22" calcext:value-type="string">
            <text:p>n22</text:p>
          </table:table-cell>
          <table:table-cell table:formula="of:=RAND()" office:value-type="float" office:value="0.953638279007455" calcext:value-type="float">
            <text:p>0.953638279007455</text:p>
          </table:table-cell>
          <table:table-cell office:value-type="string" calcext:value-type="string">
            <text:p>n22</text:p>
          </table:table-cell>
          <table:table-cell table:formula="of:=COM.MICROSOFT.CONCAT(&quot;&quot;&quot;&quot;;[.D5];&quot;&quot;&quot;&quot;;&quot;,&quot;)" office:value-type="string" office:string-value="&quot;n22&quot;," calcext:value-type="string">
            <text:p>"n22"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5];[.F5];[.H5];&quot;&quot;&quot;&quot;;[.B5];&quot;&quot;&quot;&quot;;&quot;);&quot;)" office:value-type="string" office:string-value="BPlusTreeAlgos.insert(bptree: bpt, valueToBeInserted: 4, keyToBeInserted: &quot;n22&quot;);" calcext:value-type="string">
            <text:p>BPlusTreeAlgos.insert(bptree: bpt, valueToBeInserted: 4, keyToBeInserted: "n22");</text:p>
          </table:table-cell>
          <table:table-cell table:formula="of:=COM.MICROSOFT.CONCAT(&quot;AVLTreeAlgos.insert(newKey: &quot;;&quot;&quot;&quot;&quot;;[.B5];&quot;&quot;&quot;&quot;;&quot;,tree: atr);&quot;)" office:value-type="string" office:string-value="AVLTreeAlgos.insert(newKey: &quot;n22&quot;,tree: atr);" calcext:value-type="string">
            <text:p>AVLTreeAlgos.insert(newKey: "n22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n&quot;;[.A6])" office:value-type="string" office:string-value="n50" calcext:value-type="string">
            <text:p>n50</text:p>
          </table:table-cell>
          <table:table-cell table:formula="of:=RAND()" office:value-type="float" office:value="0.495567534735477" calcext:value-type="float">
            <text:p>0.495567534735477</text:p>
          </table:table-cell>
          <table:table-cell office:value-type="string" calcext:value-type="string">
            <text:p>n50</text:p>
          </table:table-cell>
          <table:table-cell table:formula="of:=COM.MICROSOFT.CONCAT(&quot;&quot;&quot;&quot;;[.D6];&quot;&quot;&quot;&quot;;&quot;,&quot;)" office:value-type="string" office:string-value="&quot;n50&quot;," calcext:value-type="string">
            <text:p>"n50"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6];[.F6];[.H6];&quot;&quot;&quot;&quot;;[.B6];&quot;&quot;&quot;&quot;;&quot;);&quot;)" office:value-type="string" office:string-value="BPlusTreeAlgos.insert(bptree: bpt, valueToBeInserted: 5, keyToBeInserted: &quot;n50&quot;);" calcext:value-type="string">
            <text:p>BPlusTreeAlgos.insert(bptree: bpt, valueToBeInserted: 5, keyToBeInserted: "n50");</text:p>
          </table:table-cell>
          <table:table-cell table:formula="of:=COM.MICROSOFT.CONCAT(&quot;AVLTreeAlgos.insert(newKey: &quot;;&quot;&quot;&quot;&quot;;[.B6];&quot;&quot;&quot;&quot;;&quot;,tree: atr);&quot;)" office:value-type="string" office:string-value="AVLTreeAlgos.insert(newKey: &quot;n50&quot;,tree: atr);" calcext:value-type="string">
            <text:p>AVLTreeAlgos.insert(newKey: "n50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CONCAT(&quot;n&quot;;[.A7])" office:value-type="string" office:string-value="n79" calcext:value-type="string">
            <text:p>n79</text:p>
          </table:table-cell>
          <table:table-cell table:formula="of:=RAND()" office:value-type="float" office:value="0.84404616573956" calcext:value-type="float">
            <text:p>0.84404616573956</text:p>
          </table:table-cell>
          <table:table-cell office:value-type="string" calcext:value-type="string">
            <text:p>n79</text:p>
          </table:table-cell>
          <table:table-cell table:formula="of:=COM.MICROSOFT.CONCAT(&quot;&quot;&quot;&quot;;[.D7];&quot;&quot;&quot;&quot;;&quot;,&quot;)" office:value-type="string" office:string-value="&quot;n79&quot;," calcext:value-type="string">
            <text:p>"n79"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7];[.F7];[.H7];&quot;&quot;&quot;&quot;;[.B7];&quot;&quot;&quot;&quot;;&quot;);&quot;)" office:value-type="string" office:string-value="BPlusTreeAlgos.insert(bptree: bpt, valueToBeInserted: 6, keyToBeInserted: &quot;n79&quot;);" calcext:value-type="string">
            <text:p>BPlusTreeAlgos.insert(bptree: bpt, valueToBeInserted: 6, keyToBeInserted: "n79");</text:p>
          </table:table-cell>
          <table:table-cell table:formula="of:=COM.MICROSOFT.CONCAT(&quot;AVLTreeAlgos.insert(newKey: &quot;;&quot;&quot;&quot;&quot;;[.B7];&quot;&quot;&quot;&quot;;&quot;,tree: atr);&quot;)" office:value-type="string" office:string-value="AVLTreeAlgos.insert(newKey: &quot;n79&quot;,tree: atr);" calcext:value-type="string">
            <text:p>AVLTreeAlgos.insert(newKey: "n79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n&quot;;[.A8])" office:value-type="string" office:string-value="n39" calcext:value-type="string">
            <text:p>n39</text:p>
          </table:table-cell>
          <table:table-cell table:formula="of:=RAND()" office:value-type="float" office:value="0.58132267216374" calcext:value-type="float">
            <text:p>0.58132267216374</text:p>
          </table:table-cell>
          <table:table-cell office:value-type="string" calcext:value-type="string">
            <text:p>n39</text:p>
          </table:table-cell>
          <table:table-cell table:formula="of:=COM.MICROSOFT.CONCAT(&quot;&quot;&quot;&quot;;[.D8];&quot;&quot;&quot;&quot;;&quot;,&quot;)" office:value-type="string" office:string-value="&quot;n39&quot;," calcext:value-type="string">
            <text:p>"n39"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8];[.F8];[.H8];&quot;&quot;&quot;&quot;;[.B8];&quot;&quot;&quot;&quot;;&quot;);&quot;)" office:value-type="string" office:string-value="BPlusTreeAlgos.insert(bptree: bpt, valueToBeInserted: 7, keyToBeInserted: &quot;n39&quot;);" calcext:value-type="string">
            <text:p>BPlusTreeAlgos.insert(bptree: bpt, valueToBeInserted: 7, keyToBeInserted: "n39");</text:p>
          </table:table-cell>
          <table:table-cell table:formula="of:=COM.MICROSOFT.CONCAT(&quot;AVLTreeAlgos.insert(newKey: &quot;;&quot;&quot;&quot;&quot;;[.B8];&quot;&quot;&quot;&quot;;&quot;,tree: atr);&quot;)" office:value-type="string" office:string-value="AVLTreeAlgos.insert(newKey: &quot;n39&quot;,tree: atr);" calcext:value-type="string">
            <text:p>AVLTreeAlgos.insert(newKey: "n39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n&quot;;[.A9])" office:value-type="string" office:string-value="n34" calcext:value-type="string">
            <text:p>n34</text:p>
          </table:table-cell>
          <table:table-cell table:formula="of:=RAND()" office:value-type="float" office:value="0.867829042507339" calcext:value-type="float">
            <text:p>0.867829042507339</text:p>
          </table:table-cell>
          <table:table-cell office:value-type="string" calcext:value-type="string">
            <text:p>n34</text:p>
          </table:table-cell>
          <table:table-cell table:formula="of:=COM.MICROSOFT.CONCAT(&quot;&quot;&quot;&quot;;[.D9];&quot;&quot;&quot;&quot;;&quot;,&quot;)" office:value-type="string" office:string-value="&quot;n34&quot;," calcext:value-type="string">
            <text:p>"n34"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9];[.F9];[.H9];&quot;&quot;&quot;&quot;;[.B9];&quot;&quot;&quot;&quot;;&quot;);&quot;)" office:value-type="string" office:string-value="BPlusTreeAlgos.insert(bptree: bpt, valueToBeInserted: 8, keyToBeInserted: &quot;n34&quot;);" calcext:value-type="string">
            <text:p>BPlusTreeAlgos.insert(bptree: bpt, valueToBeInserted: 8, keyToBeInserted: "n34");</text:p>
          </table:table-cell>
          <table:table-cell table:formula="of:=COM.MICROSOFT.CONCAT(&quot;AVLTreeAlgos.insert(newKey: &quot;;&quot;&quot;&quot;&quot;;[.B9];&quot;&quot;&quot;&quot;;&quot;,tree: atr);&quot;)" office:value-type="string" office:string-value="AVLTreeAlgos.insert(newKey: &quot;n34&quot;,tree: atr);" calcext:value-type="string">
            <text:p>AVLTreeAlgos.insert(newKey: "n34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n&quot;;[.A10])" office:value-type="string" office:string-value="n30" calcext:value-type="string">
            <text:p>n30</text:p>
          </table:table-cell>
          <table:table-cell table:formula="of:=RAND()" office:value-type="float" office:value="0.833935171453228" calcext:value-type="float">
            <text:p>0.833935171453228</text:p>
          </table:table-cell>
          <table:table-cell office:value-type="string" calcext:value-type="string">
            <text:p>n30</text:p>
          </table:table-cell>
          <table:table-cell table:formula="of:=COM.MICROSOFT.CONCAT(&quot;&quot;&quot;&quot;;[.D10];&quot;&quot;&quot;&quot;;&quot;,&quot;)" office:value-type="string" office:string-value="&quot;n30&quot;," calcext:value-type="string">
            <text:p>"n30"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10];[.F10];[.H10];&quot;&quot;&quot;&quot;;[.B10];&quot;&quot;&quot;&quot;;&quot;);&quot;)" office:value-type="string" office:string-value="BPlusTreeAlgos.insert(bptree: bpt, valueToBeInserted: 9, keyToBeInserted: &quot;n30&quot;);" calcext:value-type="string">
            <text:p>BPlusTreeAlgos.insert(bptree: bpt, valueToBeInserted: 9, keyToBeInserted: "n30");</text:p>
          </table:table-cell>
          <table:table-cell table:formula="of:=COM.MICROSOFT.CONCAT(&quot;AVLTreeAlgos.insert(newKey: &quot;;&quot;&quot;&quot;&quot;;[.B10];&quot;&quot;&quot;&quot;;&quot;,tree: atr);&quot;)" office:value-type="string" office:string-value="AVLTreeAlgos.insert(newKey: &quot;n30&quot;,tree: atr);" calcext:value-type="string">
            <text:p>AVLTreeAlgos.insert(newKey: "n30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n&quot;;[.A11])" office:value-type="string" office:string-value="n13" calcext:value-type="string">
            <text:p>n13</text:p>
          </table:table-cell>
          <table:table-cell table:formula="of:=RAND()" office:value-type="float" office:value="0.956305205214384" calcext:value-type="float">
            <text:p>0.956305205214384</text:p>
          </table:table-cell>
          <table:table-cell office:value-type="string" calcext:value-type="string">
            <text:p>n13</text:p>
          </table:table-cell>
          <table:table-cell table:formula="of:=COM.MICROSOFT.CONCAT(&quot;&quot;&quot;&quot;;[.D11];&quot;&quot;&quot;&quot;;&quot;,&quot;)" office:value-type="string" office:string-value="&quot;n13&quot;," calcext:value-type="string">
            <text:p>"n13"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11];[.F11];[.H11];&quot;&quot;&quot;&quot;;[.B11];&quot;&quot;&quot;&quot;;&quot;);&quot;)" office:value-type="string" office:string-value="BPlusTreeAlgos.insert(bptree: bpt, valueToBeInserted: 10, keyToBeInserted: &quot;n13&quot;);" calcext:value-type="string">
            <text:p>BPlusTreeAlgos.insert(bptree: bpt, valueToBeInserted: 10, keyToBeInserted: "n13");</text:p>
          </table:table-cell>
          <table:table-cell table:formula="of:=COM.MICROSOFT.CONCAT(&quot;AVLTreeAlgos.insert(newKey: &quot;;&quot;&quot;&quot;&quot;;[.B11];&quot;&quot;&quot;&quot;;&quot;,tree: atr);&quot;)" office:value-type="string" office:string-value="AVLTreeAlgos.insert(newKey: &quot;n13&quot;,tree: atr);" calcext:value-type="string">
            <text:p>AVLTreeAlgos.insert(newKey: "n13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n&quot;;[.A12])" office:value-type="string" office:string-value="n14" calcext:value-type="string">
            <text:p>n14</text:p>
          </table:table-cell>
          <table:table-cell table:formula="of:=RAND()" office:value-type="float" office:value="0.723619723041332" calcext:value-type="float">
            <text:p>0.723619723041332</text:p>
          </table:table-cell>
          <table:table-cell office:value-type="string" calcext:value-type="string">
            <text:p>n14</text:p>
          </table:table-cell>
          <table:table-cell table:formula="of:=COM.MICROSOFT.CONCAT(&quot;&quot;&quot;&quot;;[.D12];&quot;&quot;&quot;&quot;;&quot;,&quot;)" office:value-type="string" office:string-value="&quot;n14&quot;," calcext:value-type="string">
            <text:p>"n14"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12];[.F12];[.H12];&quot;&quot;&quot;&quot;;[.B12];&quot;&quot;&quot;&quot;;&quot;);&quot;)" office:value-type="string" office:string-value="BPlusTreeAlgos.insert(bptree: bpt, valueToBeInserted: 11, keyToBeInserted: &quot;n14&quot;);" calcext:value-type="string">
            <text:p>BPlusTreeAlgos.insert(bptree: bpt, valueToBeInserted: 11, keyToBeInserted: "n14");</text:p>
          </table:table-cell>
          <table:table-cell table:formula="of:=COM.MICROSOFT.CONCAT(&quot;AVLTreeAlgos.insert(newKey: &quot;;&quot;&quot;&quot;&quot;;[.B12];&quot;&quot;&quot;&quot;;&quot;,tree: atr);&quot;)" office:value-type="string" office:string-value="AVLTreeAlgos.insert(newKey: &quot;n14&quot;,tree: atr);" calcext:value-type="string">
            <text:p>AVLTreeAlgos.insert(newKey: "n14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n&quot;;[.A13])" office:value-type="string" office:string-value="n59" calcext:value-type="string">
            <text:p>n59</text:p>
          </table:table-cell>
          <table:table-cell table:formula="of:=RAND()" office:value-type="float" office:value="0.87194158346783" calcext:value-type="float">
            <text:p>0.87194158346783</text:p>
          </table:table-cell>
          <table:table-cell office:value-type="string" calcext:value-type="string">
            <text:p>n59</text:p>
          </table:table-cell>
          <table:table-cell table:formula="of:=COM.MICROSOFT.CONCAT(&quot;&quot;&quot;&quot;;[.D13];&quot;&quot;&quot;&quot;;&quot;,&quot;)" office:value-type="string" office:string-value="&quot;n59&quot;," calcext:value-type="string">
            <text:p>"n59"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13];[.F13];[.H13];&quot;&quot;&quot;&quot;;[.B13];&quot;&quot;&quot;&quot;;&quot;);&quot;)" office:value-type="string" office:string-value="BPlusTreeAlgos.insert(bptree: bpt, valueToBeInserted: 12, keyToBeInserted: &quot;n59&quot;);" calcext:value-type="string">
            <text:p>BPlusTreeAlgos.insert(bptree: bpt, valueToBeInserted: 12, keyToBeInserted: "n59");</text:p>
          </table:table-cell>
          <table:table-cell table:formula="of:=COM.MICROSOFT.CONCAT(&quot;AVLTreeAlgos.insert(newKey: &quot;;&quot;&quot;&quot;&quot;;[.B13];&quot;&quot;&quot;&quot;;&quot;,tree: atr);&quot;)" office:value-type="string" office:string-value="AVLTreeAlgos.insert(newKey: &quot;n59&quot;,tree: atr);" calcext:value-type="string">
            <text:p>AVLTreeAlgos.insert(newKey: "n59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M.MICROSOFT.CONCAT(&quot;n&quot;;[.A14])" office:value-type="string" office:string-value="n95" calcext:value-type="string">
            <text:p>n95</text:p>
          </table:table-cell>
          <table:table-cell table:formula="of:=RAND()" office:value-type="float" office:value="0.0285245477594798" calcext:value-type="float">
            <text:p>0.02852454775948</text:p>
          </table:table-cell>
          <table:table-cell office:value-type="string" calcext:value-type="string">
            <text:p>n95</text:p>
          </table:table-cell>
          <table:table-cell table:formula="of:=COM.MICROSOFT.CONCAT(&quot;&quot;&quot;&quot;;[.D14];&quot;&quot;&quot;&quot;;&quot;,&quot;)" office:value-type="string" office:string-value="&quot;n95&quot;," calcext:value-type="string">
            <text:p>"n95"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14];[.F14];[.H14];&quot;&quot;&quot;&quot;;[.B14];&quot;&quot;&quot;&quot;;&quot;);&quot;)" office:value-type="string" office:string-value="BPlusTreeAlgos.insert(bptree: bpt, valueToBeInserted: 13, keyToBeInserted: &quot;n95&quot;);" calcext:value-type="string">
            <text:p>BPlusTreeAlgos.insert(bptree: bpt, valueToBeInserted: 13, keyToBeInserted: "n95");</text:p>
          </table:table-cell>
          <table:table-cell table:formula="of:=COM.MICROSOFT.CONCAT(&quot;AVLTreeAlgos.insert(newKey: &quot;;&quot;&quot;&quot;&quot;;[.B14];&quot;&quot;&quot;&quot;;&quot;,tree: atr);&quot;)" office:value-type="string" office:string-value="AVLTreeAlgos.insert(newKey: &quot;n95&quot;,tree: atr);" calcext:value-type="string">
            <text:p>AVLTreeAlgos.insert(newKey: "n95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n&quot;;[.A15])" office:value-type="string" office:string-value="n46" calcext:value-type="string">
            <text:p>n46</text:p>
          </table:table-cell>
          <table:table-cell table:formula="of:=RAND()" office:value-type="float" office:value="0.668225858245038" calcext:value-type="float">
            <text:p>0.668225858245038</text:p>
          </table:table-cell>
          <table:table-cell office:value-type="string" calcext:value-type="string">
            <text:p>n46</text:p>
          </table:table-cell>
          <table:table-cell table:formula="of:=COM.MICROSOFT.CONCAT(&quot;&quot;&quot;&quot;;[.D15];&quot;&quot;&quot;&quot;;&quot;,&quot;)" office:value-type="string" office:string-value="&quot;n46&quot;," calcext:value-type="string">
            <text:p>"n46"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15];[.F15];[.H15];&quot;&quot;&quot;&quot;;[.B15];&quot;&quot;&quot;&quot;;&quot;);&quot;)" office:value-type="string" office:string-value="BPlusTreeAlgos.insert(bptree: bpt, valueToBeInserted: 14, keyToBeInserted: &quot;n46&quot;);" calcext:value-type="string">
            <text:p>BPlusTreeAlgos.insert(bptree: bpt, valueToBeInserted: 14, keyToBeInserted: "n46");</text:p>
          </table:table-cell>
          <table:table-cell table:formula="of:=COM.MICROSOFT.CONCAT(&quot;AVLTreeAlgos.insert(newKey: &quot;;&quot;&quot;&quot;&quot;;[.B15];&quot;&quot;&quot;&quot;;&quot;,tree: atr);&quot;)" office:value-type="string" office:string-value="AVLTreeAlgos.insert(newKey: &quot;n46&quot;,tree: atr);" calcext:value-type="string">
            <text:p>AVLTreeAlgos.insert(newKey: "n46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n&quot;;[.A16])" office:value-type="string" office:string-value="n65" calcext:value-type="string">
            <text:p>n65</text:p>
          </table:table-cell>
          <table:table-cell table:formula="of:=RAND()" office:value-type="float" office:value="0.452908834444902" calcext:value-type="float">
            <text:p>0.452908834444902</text:p>
          </table:table-cell>
          <table:table-cell office:value-type="string" calcext:value-type="string">
            <text:p>n65</text:p>
          </table:table-cell>
          <table:table-cell table:formula="of:=COM.MICROSOFT.CONCAT(&quot;&quot;&quot;&quot;;[.D16];&quot;&quot;&quot;&quot;;&quot;,&quot;)" office:value-type="string" office:string-value="&quot;n65&quot;," calcext:value-type="string">
            <text:p>"n65"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16];[.F16];[.H16];&quot;&quot;&quot;&quot;;[.B16];&quot;&quot;&quot;&quot;;&quot;);&quot;)" office:value-type="string" office:string-value="BPlusTreeAlgos.insert(bptree: bpt, valueToBeInserted: 15, keyToBeInserted: &quot;n65&quot;);" calcext:value-type="string">
            <text:p>BPlusTreeAlgos.insert(bptree: bpt, valueToBeInserted: 15, keyToBeInserted: "n65");</text:p>
          </table:table-cell>
          <table:table-cell table:formula="of:=COM.MICROSOFT.CONCAT(&quot;AVLTreeAlgos.insert(newKey: &quot;;&quot;&quot;&quot;&quot;;[.B16];&quot;&quot;&quot;&quot;;&quot;,tree: atr);&quot;)" office:value-type="string" office:string-value="AVLTreeAlgos.insert(newKey: &quot;n65&quot;,tree: atr);" calcext:value-type="string">
            <text:p>AVLTreeAlgos.insert(newKey: "n65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CONCAT(&quot;n&quot;;[.A17])" office:value-type="string" office:string-value="n85" calcext:value-type="string">
            <text:p>n85</text:p>
          </table:table-cell>
          <table:table-cell table:formula="of:=RAND()" office:value-type="float" office:value="0.658202005980345" calcext:value-type="float">
            <text:p>0.658202005980345</text:p>
          </table:table-cell>
          <table:table-cell office:value-type="string" calcext:value-type="string">
            <text:p>n85</text:p>
          </table:table-cell>
          <table:table-cell table:formula="of:=COM.MICROSOFT.CONCAT(&quot;&quot;&quot;&quot;;[.D17];&quot;&quot;&quot;&quot;;&quot;,&quot;)" office:value-type="string" office:string-value="&quot;n85&quot;," calcext:value-type="string">
            <text:p>"n85"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17];[.F17];[.H17];&quot;&quot;&quot;&quot;;[.B17];&quot;&quot;&quot;&quot;;&quot;);&quot;)" office:value-type="string" office:string-value="BPlusTreeAlgos.insert(bptree: bpt, valueToBeInserted: 16, keyToBeInserted: &quot;n85&quot;);" calcext:value-type="string">
            <text:p>BPlusTreeAlgos.insert(bptree: bpt, valueToBeInserted: 16, keyToBeInserted: "n85");</text:p>
          </table:table-cell>
          <table:table-cell table:formula="of:=COM.MICROSOFT.CONCAT(&quot;AVLTreeAlgos.insert(newKey: &quot;;&quot;&quot;&quot;&quot;;[.B17];&quot;&quot;&quot;&quot;;&quot;,tree: atr);&quot;)" office:value-type="string" office:string-value="AVLTreeAlgos.insert(newKey: &quot;n85&quot;,tree: atr);" calcext:value-type="string">
            <text:p>AVLTreeAlgos.insert(newKey: "n85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n&quot;;[.A18])" office:value-type="string" office:string-value="n40" calcext:value-type="string">
            <text:p>n40</text:p>
          </table:table-cell>
          <table:table-cell table:formula="of:=RAND()" office:value-type="float" office:value="0.257731604109921" calcext:value-type="float">
            <text:p>0.257731604109921</text:p>
          </table:table-cell>
          <table:table-cell office:value-type="string" calcext:value-type="string">
            <text:p>n40</text:p>
          </table:table-cell>
          <table:table-cell table:formula="of:=COM.MICROSOFT.CONCAT(&quot;&quot;&quot;&quot;;[.D18];&quot;&quot;&quot;&quot;;&quot;,&quot;)" office:value-type="string" office:string-value="&quot;n40&quot;," calcext:value-type="string">
            <text:p>"n40"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18];[.F18];[.H18];&quot;&quot;&quot;&quot;;[.B18];&quot;&quot;&quot;&quot;;&quot;);&quot;)" office:value-type="string" office:string-value="BPlusTreeAlgos.insert(bptree: bpt, valueToBeInserted: 17, keyToBeInserted: &quot;n40&quot;);" calcext:value-type="string">
            <text:p>BPlusTreeAlgos.insert(bptree: bpt, valueToBeInserted: 17, keyToBeInserted: "n40");</text:p>
          </table:table-cell>
          <table:table-cell table:formula="of:=COM.MICROSOFT.CONCAT(&quot;AVLTreeAlgos.insert(newKey: &quot;;&quot;&quot;&quot;&quot;;[.B18];&quot;&quot;&quot;&quot;;&quot;,tree: atr);&quot;)" office:value-type="string" office:string-value="AVLTreeAlgos.insert(newKey: &quot;n40&quot;,tree: atr);" calcext:value-type="string">
            <text:p>AVLTreeAlgos.insert(newKey: "n40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n&quot;;[.A19])" office:value-type="string" office:string-value="n19" calcext:value-type="string">
            <text:p>n19</text:p>
          </table:table-cell>
          <table:table-cell table:formula="of:=RAND()" office:value-type="float" office:value="0.209520510522734" calcext:value-type="float">
            <text:p>0.209520510522734</text:p>
          </table:table-cell>
          <table:table-cell office:value-type="string" calcext:value-type="string">
            <text:p>n19</text:p>
          </table:table-cell>
          <table:table-cell table:formula="of:=COM.MICROSOFT.CONCAT(&quot;&quot;&quot;&quot;;[.D19];&quot;&quot;&quot;&quot;;&quot;,&quot;)" office:value-type="string" office:string-value="&quot;n19&quot;," calcext:value-type="string">
            <text:p>"n19"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19];[.F19];[.H19];&quot;&quot;&quot;&quot;;[.B19];&quot;&quot;&quot;&quot;;&quot;);&quot;)" office:value-type="string" office:string-value="BPlusTreeAlgos.insert(bptree: bpt, valueToBeInserted: 18, keyToBeInserted: &quot;n19&quot;);" calcext:value-type="string">
            <text:p>BPlusTreeAlgos.insert(bptree: bpt, valueToBeInserted: 18, keyToBeInserted: "n19");</text:p>
          </table:table-cell>
          <table:table-cell table:formula="of:=COM.MICROSOFT.CONCAT(&quot;AVLTreeAlgos.insert(newKey: &quot;;&quot;&quot;&quot;&quot;;[.B19];&quot;&quot;&quot;&quot;;&quot;,tree: atr);&quot;)" office:value-type="string" office:string-value="AVLTreeAlgos.insert(newKey: &quot;n19&quot;,tree: atr);" calcext:value-type="string">
            <text:p>AVLTreeAlgos.insert(newKey: "n19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n&quot;;[.A20])" office:value-type="string" office:string-value="n20" calcext:value-type="string">
            <text:p>n20</text:p>
          </table:table-cell>
          <table:table-cell table:formula="of:=RAND()" office:value-type="float" office:value="0.070226605648506" calcext:value-type="float">
            <text:p>0.070226605648506</text:p>
          </table:table-cell>
          <table:table-cell office:value-type="string" calcext:value-type="string">
            <text:p>n20</text:p>
          </table:table-cell>
          <table:table-cell table:formula="of:=COM.MICROSOFT.CONCAT(&quot;&quot;&quot;&quot;;[.D20];&quot;&quot;&quot;&quot;;&quot;,&quot;)" office:value-type="string" office:string-value="&quot;n20&quot;," calcext:value-type="string">
            <text:p>"n20"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20];[.F20];[.H20];&quot;&quot;&quot;&quot;;[.B20];&quot;&quot;&quot;&quot;;&quot;);&quot;)" office:value-type="string" office:string-value="BPlusTreeAlgos.insert(bptree: bpt, valueToBeInserted: 19, keyToBeInserted: &quot;n20&quot;);" calcext:value-type="string">
            <text:p>BPlusTreeAlgos.insert(bptree: bpt, valueToBeInserted: 19, keyToBeInserted: "n20");</text:p>
          </table:table-cell>
          <table:table-cell table:formula="of:=COM.MICROSOFT.CONCAT(&quot;AVLTreeAlgos.insert(newKey: &quot;;&quot;&quot;&quot;&quot;;[.B20];&quot;&quot;&quot;&quot;;&quot;,tree: atr);&quot;)" office:value-type="string" office:string-value="AVLTreeAlgos.insert(newKey: &quot;n20&quot;,tree: atr);" calcext:value-type="string">
            <text:p>AVLTreeAlgos.insert(newKey: "n20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CONCAT(&quot;n&quot;;[.A21])" office:value-type="string" office:string-value="n76" calcext:value-type="string">
            <text:p>n76</text:p>
          </table:table-cell>
          <table:table-cell table:formula="of:=RAND()" office:value-type="float" office:value="0.516799157960898" calcext:value-type="float">
            <text:p>0.516799157960898</text:p>
          </table:table-cell>
          <table:table-cell office:value-type="string" calcext:value-type="string">
            <text:p>n76</text:p>
          </table:table-cell>
          <table:table-cell table:formula="of:=COM.MICROSOFT.CONCAT(&quot;&quot;&quot;&quot;;[.D21];&quot;&quot;&quot;&quot;;&quot;,&quot;)" office:value-type="string" office:string-value="&quot;n76&quot;," calcext:value-type="string">
            <text:p>"n76"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21];[.F21];[.H21];&quot;&quot;&quot;&quot;;[.B21];&quot;&quot;&quot;&quot;;&quot;);&quot;)" office:value-type="string" office:string-value="BPlusTreeAlgos.insert(bptree: bpt, valueToBeInserted: 20, keyToBeInserted: &quot;n76&quot;);" calcext:value-type="string">
            <text:p>BPlusTreeAlgos.insert(bptree: bpt, valueToBeInserted: 20, keyToBeInserted: "n76");</text:p>
          </table:table-cell>
          <table:table-cell table:formula="of:=COM.MICROSOFT.CONCAT(&quot;AVLTreeAlgos.insert(newKey: &quot;;&quot;&quot;&quot;&quot;;[.B21];&quot;&quot;&quot;&quot;;&quot;,tree: atr);&quot;)" office:value-type="string" office:string-value="AVLTreeAlgos.insert(newKey: &quot;n76&quot;,tree: atr);" calcext:value-type="string">
            <text:p>AVLTreeAlgos.insert(newKey: "n76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n&quot;;[.A22])" office:value-type="string" office:string-value="n11" calcext:value-type="string">
            <text:p>n11</text:p>
          </table:table-cell>
          <table:table-cell table:formula="of:=RAND()" office:value-type="float" office:value="0.490525914034528" calcext:value-type="float">
            <text:p>0.490525914034528</text:p>
          </table:table-cell>
          <table:table-cell office:value-type="string" calcext:value-type="string">
            <text:p>n11</text:p>
          </table:table-cell>
          <table:table-cell table:formula="of:=COM.MICROSOFT.CONCAT(&quot;&quot;&quot;&quot;;[.D22];&quot;&quot;&quot;&quot;;&quot;,&quot;)" office:value-type="string" office:string-value="&quot;n11&quot;," calcext:value-type="string">
            <text:p>"n11"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22];[.F22];[.H22];&quot;&quot;&quot;&quot;;[.B22];&quot;&quot;&quot;&quot;;&quot;);&quot;)" office:value-type="string" office:string-value="BPlusTreeAlgos.insert(bptree: bpt, valueToBeInserted: 21, keyToBeInserted: &quot;n11&quot;);" calcext:value-type="string">
            <text:p>BPlusTreeAlgos.insert(bptree: bpt, valueToBeInserted: 21, keyToBeInserted: "n11");</text:p>
          </table:table-cell>
          <table:table-cell table:formula="of:=COM.MICROSOFT.CONCAT(&quot;AVLTreeAlgos.insert(newKey: &quot;;&quot;&quot;&quot;&quot;;[.B22];&quot;&quot;&quot;&quot;;&quot;,tree: atr);&quot;)" office:value-type="string" office:string-value="AVLTreeAlgos.insert(newKey: &quot;n11&quot;,tree: atr);" calcext:value-type="string">
            <text:p>AVLTreeAlgos.insert(newKey: "n11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n&quot;;[.A23])" office:value-type="string" office:string-value="n57" calcext:value-type="string">
            <text:p>n57</text:p>
          </table:table-cell>
          <table:table-cell table:formula="of:=RAND()" office:value-type="float" office:value="0.617443075227842" calcext:value-type="float">
            <text:p>0.617443075227842</text:p>
          </table:table-cell>
          <table:table-cell office:value-type="string" calcext:value-type="string">
            <text:p>n57</text:p>
          </table:table-cell>
          <table:table-cell table:formula="of:=COM.MICROSOFT.CONCAT(&quot;&quot;&quot;&quot;;[.D23];&quot;&quot;&quot;&quot;;&quot;,&quot;)" office:value-type="string" office:string-value="&quot;n57&quot;," calcext:value-type="string">
            <text:p>"n57"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23];[.F23];[.H23];&quot;&quot;&quot;&quot;;[.B23];&quot;&quot;&quot;&quot;;&quot;);&quot;)" office:value-type="string" office:string-value="BPlusTreeAlgos.insert(bptree: bpt, valueToBeInserted: 22, keyToBeInserted: &quot;n57&quot;);" calcext:value-type="string">
            <text:p>BPlusTreeAlgos.insert(bptree: bpt, valueToBeInserted: 22, keyToBeInserted: "n57");</text:p>
          </table:table-cell>
          <table:table-cell table:formula="of:=COM.MICROSOFT.CONCAT(&quot;AVLTreeAlgos.insert(newKey: &quot;;&quot;&quot;&quot;&quot;;[.B23];&quot;&quot;&quot;&quot;;&quot;,tree: atr);&quot;)" office:value-type="string" office:string-value="AVLTreeAlgos.insert(newKey: &quot;n57&quot;,tree: atr);" calcext:value-type="string">
            <text:p>AVLTreeAlgos.insert(newKey: "n57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CONCAT(&quot;n&quot;;[.A24])" office:value-type="string" office:string-value="n81" calcext:value-type="string">
            <text:p>n81</text:p>
          </table:table-cell>
          <table:table-cell table:formula="of:=RAND()" office:value-type="float" office:value="0.685834845975173" calcext:value-type="float">
            <text:p>0.685834845975173</text:p>
          </table:table-cell>
          <table:table-cell office:value-type="string" calcext:value-type="string">
            <text:p>n81</text:p>
          </table:table-cell>
          <table:table-cell table:formula="of:=COM.MICROSOFT.CONCAT(&quot;&quot;&quot;&quot;;[.D24];&quot;&quot;&quot;&quot;;&quot;,&quot;)" office:value-type="string" office:string-value="&quot;n81&quot;," calcext:value-type="string">
            <text:p>"n81"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24];[.F24];[.H24];&quot;&quot;&quot;&quot;;[.B24];&quot;&quot;&quot;&quot;;&quot;);&quot;)" office:value-type="string" office:string-value="BPlusTreeAlgos.insert(bptree: bpt, valueToBeInserted: 23, keyToBeInserted: &quot;n81&quot;);" calcext:value-type="string">
            <text:p>BPlusTreeAlgos.insert(bptree: bpt, valueToBeInserted: 23, keyToBeInserted: "n81");</text:p>
          </table:table-cell>
          <table:table-cell table:formula="of:=COM.MICROSOFT.CONCAT(&quot;AVLTreeAlgos.insert(newKey: &quot;;&quot;&quot;&quot;&quot;;[.B24];&quot;&quot;&quot;&quot;;&quot;,tree: atr);&quot;)" office:value-type="string" office:string-value="AVLTreeAlgos.insert(newKey: &quot;n81&quot;,tree: atr);" calcext:value-type="string">
            <text:p>AVLTreeAlgos.insert(newKey: "n81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n&quot;;[.A25])" office:value-type="string" office:string-value="n52" calcext:value-type="string">
            <text:p>n52</text:p>
          </table:table-cell>
          <table:table-cell table:formula="of:=RAND()" office:value-type="float" office:value="0.57895999058702" calcext:value-type="float">
            <text:p>0.57895999058702</text:p>
          </table:table-cell>
          <table:table-cell office:value-type="string" calcext:value-type="string">
            <text:p>n52</text:p>
          </table:table-cell>
          <table:table-cell table:formula="of:=COM.MICROSOFT.CONCAT(&quot;&quot;&quot;&quot;;[.D25];&quot;&quot;&quot;&quot;;&quot;,&quot;)" office:value-type="string" office:string-value="&quot;n52&quot;," calcext:value-type="string">
            <text:p>"n52"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25];[.F25];[.H25];&quot;&quot;&quot;&quot;;[.B25];&quot;&quot;&quot;&quot;;&quot;);&quot;)" office:value-type="string" office:string-value="BPlusTreeAlgos.insert(bptree: bpt, valueToBeInserted: 24, keyToBeInserted: &quot;n52&quot;);" calcext:value-type="string">
            <text:p>BPlusTreeAlgos.insert(bptree: bpt, valueToBeInserted: 24, keyToBeInserted: "n52");</text:p>
          </table:table-cell>
          <table:table-cell table:formula="of:=COM.MICROSOFT.CONCAT(&quot;AVLTreeAlgos.insert(newKey: &quot;;&quot;&quot;&quot;&quot;;[.B25];&quot;&quot;&quot;&quot;;&quot;,tree: atr);&quot;)" office:value-type="string" office:string-value="AVLTreeAlgos.insert(newKey: &quot;n52&quot;,tree: atr);" calcext:value-type="string">
            <text:p>AVLTreeAlgos.insert(newKey: "n52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CONCAT(&quot;n&quot;;[.A26])" office:value-type="string" office:string-value="n73" calcext:value-type="string">
            <text:p>n73</text:p>
          </table:table-cell>
          <table:table-cell table:formula="of:=RAND()" office:value-type="float" office:value="0.151638541968327" calcext:value-type="float">
            <text:p>0.151638541968327</text:p>
          </table:table-cell>
          <table:table-cell office:value-type="string" calcext:value-type="string">
            <text:p>n73</text:p>
          </table:table-cell>
          <table:table-cell table:formula="of:=COM.MICROSOFT.CONCAT(&quot;&quot;&quot;&quot;;[.D26];&quot;&quot;&quot;&quot;;&quot;,&quot;)" office:value-type="string" office:string-value="&quot;n73&quot;," calcext:value-type="string">
            <text:p>"n73"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26];[.F26];[.H26];&quot;&quot;&quot;&quot;;[.B26];&quot;&quot;&quot;&quot;;&quot;);&quot;)" office:value-type="string" office:string-value="BPlusTreeAlgos.insert(bptree: bpt, valueToBeInserted: 25, keyToBeInserted: &quot;n73&quot;);" calcext:value-type="string">
            <text:p>BPlusTreeAlgos.insert(bptree: bpt, valueToBeInserted: 25, keyToBeInserted: "n73");</text:p>
          </table:table-cell>
          <table:table-cell table:formula="of:=COM.MICROSOFT.CONCAT(&quot;AVLTreeAlgos.insert(newKey: &quot;;&quot;&quot;&quot;&quot;;[.B26];&quot;&quot;&quot;&quot;;&quot;,tree: atr);&quot;)" office:value-type="string" office:string-value="AVLTreeAlgos.insert(newKey: &quot;n73&quot;,tree: atr);" calcext:value-type="string">
            <text:p>AVLTreeAlgos.insert(newKey: "n73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M.MICROSOFT.CONCAT(&quot;n&quot;;[.A27])" office:value-type="string" office:string-value="n97" calcext:value-type="string">
            <text:p>n97</text:p>
          </table:table-cell>
          <table:table-cell table:formula="of:=RAND()" office:value-type="float" office:value="0.820949498018211" calcext:value-type="float">
            <text:p>0.820949498018211</text:p>
          </table:table-cell>
          <table:table-cell office:value-type="string" calcext:value-type="string">
            <text:p>n97</text:p>
          </table:table-cell>
          <table:table-cell table:formula="of:=COM.MICROSOFT.CONCAT(&quot;&quot;&quot;&quot;;[.D27];&quot;&quot;&quot;&quot;;&quot;,&quot;)" office:value-type="string" office:string-value="&quot;n97&quot;," calcext:value-type="string">
            <text:p>"n97"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27];[.F27];[.H27];&quot;&quot;&quot;&quot;;[.B27];&quot;&quot;&quot;&quot;;&quot;);&quot;)" office:value-type="string" office:string-value="BPlusTreeAlgos.insert(bptree: bpt, valueToBeInserted: 26, keyToBeInserted: &quot;n97&quot;);" calcext:value-type="string">
            <text:p>BPlusTreeAlgos.insert(bptree: bpt, valueToBeInserted: 26, keyToBeInserted: "n97");</text:p>
          </table:table-cell>
          <table:table-cell table:formula="of:=COM.MICROSOFT.CONCAT(&quot;AVLTreeAlgos.insert(newKey: &quot;;&quot;&quot;&quot;&quot;;[.B27];&quot;&quot;&quot;&quot;;&quot;,tree: atr);&quot;)" office:value-type="string" office:string-value="AVLTreeAlgos.insert(newKey: &quot;n97&quot;,tree: atr);" calcext:value-type="string">
            <text:p>AVLTreeAlgos.insert(newKey: "n97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CONCAT(&quot;n&quot;;[.A28])" office:value-type="string" office:string-value="n75" calcext:value-type="string">
            <text:p>n75</text:p>
          </table:table-cell>
          <table:table-cell table:formula="of:=RAND()" office:value-type="float" office:value="0.262109172324392" calcext:value-type="float">
            <text:p>0.262109172324392</text:p>
          </table:table-cell>
          <table:table-cell office:value-type="string" calcext:value-type="string">
            <text:p>n75</text:p>
          </table:table-cell>
          <table:table-cell table:formula="of:=COM.MICROSOFT.CONCAT(&quot;&quot;&quot;&quot;;[.D28];&quot;&quot;&quot;&quot;;&quot;,&quot;)" office:value-type="string" office:string-value="&quot;n75&quot;," calcext:value-type="string">
            <text:p>"n75"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28];[.F28];[.H28];&quot;&quot;&quot;&quot;;[.B28];&quot;&quot;&quot;&quot;;&quot;);&quot;)" office:value-type="string" office:string-value="BPlusTreeAlgos.insert(bptree: bpt, valueToBeInserted: 27, keyToBeInserted: &quot;n75&quot;);" calcext:value-type="string">
            <text:p>BPlusTreeAlgos.insert(bptree: bpt, valueToBeInserted: 27, keyToBeInserted: "n75");</text:p>
          </table:table-cell>
          <table:table-cell table:formula="of:=COM.MICROSOFT.CONCAT(&quot;AVLTreeAlgos.insert(newKey: &quot;;&quot;&quot;&quot;&quot;;[.B28];&quot;&quot;&quot;&quot;;&quot;,tree: atr);&quot;)" office:value-type="string" office:string-value="AVLTreeAlgos.insert(newKey: &quot;n75&quot;,tree: atr);" calcext:value-type="string">
            <text:p>AVLTreeAlgos.insert(newKey: "n75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n&quot;;[.A29])" office:value-type="string" office:string-value="n53" calcext:value-type="string">
            <text:p>n53</text:p>
          </table:table-cell>
          <table:table-cell table:formula="of:=RAND()" office:value-type="float" office:value="0.43845135556028" calcext:value-type="float">
            <text:p>0.43845135556028</text:p>
          </table:table-cell>
          <table:table-cell office:value-type="string" calcext:value-type="string">
            <text:p>n53</text:p>
          </table:table-cell>
          <table:table-cell table:formula="of:=COM.MICROSOFT.CONCAT(&quot;&quot;&quot;&quot;;[.D29];&quot;&quot;&quot;&quot;;&quot;,&quot;)" office:value-type="string" office:string-value="&quot;n53&quot;," calcext:value-type="string">
            <text:p>"n53"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29];[.F29];[.H29];&quot;&quot;&quot;&quot;;[.B29];&quot;&quot;&quot;&quot;;&quot;);&quot;)" office:value-type="string" office:string-value="BPlusTreeAlgos.insert(bptree: bpt, valueToBeInserted: 28, keyToBeInserted: &quot;n53&quot;);" calcext:value-type="string">
            <text:p>BPlusTreeAlgos.insert(bptree: bpt, valueToBeInserted: 28, keyToBeInserted: "n53");</text:p>
          </table:table-cell>
          <table:table-cell table:formula="of:=COM.MICROSOFT.CONCAT(&quot;AVLTreeAlgos.insert(newKey: &quot;;&quot;&quot;&quot;&quot;;[.B29];&quot;&quot;&quot;&quot;;&quot;,tree: atr);&quot;)" office:value-type="string" office:string-value="AVLTreeAlgos.insert(newKey: &quot;n53&quot;,tree: atr);" calcext:value-type="string">
            <text:p>AVLTreeAlgos.insert(newKey: "n53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CONCAT(&quot;n&quot;;[.A30])" office:value-type="string" office:string-value="n74" calcext:value-type="string">
            <text:p>n74</text:p>
          </table:table-cell>
          <table:table-cell table:formula="of:=RAND()" office:value-type="float" office:value="0.902721076973005" calcext:value-type="float">
            <text:p>0.902721076973005</text:p>
          </table:table-cell>
          <table:table-cell office:value-type="string" calcext:value-type="string">
            <text:p>n74</text:p>
          </table:table-cell>
          <table:table-cell table:formula="of:=COM.MICROSOFT.CONCAT(&quot;&quot;&quot;&quot;;[.D30];&quot;&quot;&quot;&quot;;&quot;,&quot;)" office:value-type="string" office:string-value="&quot;n74&quot;," calcext:value-type="string">
            <text:p>"n74"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30];[.F30];[.H30];&quot;&quot;&quot;&quot;;[.B30];&quot;&quot;&quot;&quot;;&quot;);&quot;)" office:value-type="string" office:string-value="BPlusTreeAlgos.insert(bptree: bpt, valueToBeInserted: 29, keyToBeInserted: &quot;n74&quot;);" calcext:value-type="string">
            <text:p>BPlusTreeAlgos.insert(bptree: bpt, valueToBeInserted: 29, keyToBeInserted: "n74");</text:p>
          </table:table-cell>
          <table:table-cell table:formula="of:=COM.MICROSOFT.CONCAT(&quot;AVLTreeAlgos.insert(newKey: &quot;;&quot;&quot;&quot;&quot;;[.B30];&quot;&quot;&quot;&quot;;&quot;,tree: atr);&quot;)" office:value-type="string" office:string-value="AVLTreeAlgos.insert(newKey: &quot;n74&quot;,tree: atr);" calcext:value-type="string">
            <text:p>AVLTreeAlgos.insert(newKey: "n74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M.MICROSOFT.CONCAT(&quot;n&quot;;[.A31])" office:value-type="string" office:string-value="n93" calcext:value-type="string">
            <text:p>n93</text:p>
          </table:table-cell>
          <table:table-cell table:formula="of:=RAND()" office:value-type="float" office:value="0.596553297455154" calcext:value-type="float">
            <text:p>0.596553297455154</text:p>
          </table:table-cell>
          <table:table-cell office:value-type="string" calcext:value-type="string">
            <text:p>n93</text:p>
          </table:table-cell>
          <table:table-cell table:formula="of:=COM.MICROSOFT.CONCAT(&quot;&quot;&quot;&quot;;[.D31];&quot;&quot;&quot;&quot;;&quot;,&quot;)" office:value-type="string" office:string-value="&quot;n93&quot;," calcext:value-type="string">
            <text:p>"n93"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31];[.F31];[.H31];&quot;&quot;&quot;&quot;;[.B31];&quot;&quot;&quot;&quot;;&quot;);&quot;)" office:value-type="string" office:string-value="BPlusTreeAlgos.insert(bptree: bpt, valueToBeInserted: 30, keyToBeInserted: &quot;n93&quot;);" calcext:value-type="string">
            <text:p>BPlusTreeAlgos.insert(bptree: bpt, valueToBeInserted: 30, keyToBeInserted: "n93");</text:p>
          </table:table-cell>
          <table:table-cell table:formula="of:=COM.MICROSOFT.CONCAT(&quot;AVLTreeAlgos.insert(newKey: &quot;;&quot;&quot;&quot;&quot;;[.B31];&quot;&quot;&quot;&quot;;&quot;,tree: atr);&quot;)" office:value-type="string" office:string-value="AVLTreeAlgos.insert(newKey: &quot;n93&quot;,tree: atr);" calcext:value-type="string">
            <text:p>AVLTreeAlgos.insert(newKey: "n93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n&quot;;[.A32])" office:value-type="string" office:string-value="n8" calcext:value-type="string">
            <text:p>n8</text:p>
          </table:table-cell>
          <table:table-cell table:formula="of:=RAND()" office:value-type="float" office:value="0.221277832815356" calcext:value-type="float">
            <text:p>0.221277832815356</text:p>
          </table:table-cell>
          <table:table-cell office:value-type="string" calcext:value-type="string">
            <text:p>n8</text:p>
          </table:table-cell>
          <table:table-cell table:formula="of:=COM.MICROSOFT.CONCAT(&quot;&quot;&quot;&quot;;[.D32];&quot;&quot;&quot;&quot;;&quot;,&quot;)" office:value-type="string" office:string-value="&quot;n8&quot;," calcext:value-type="string">
            <text:p>"n8"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32];[.F32];[.H32];&quot;&quot;&quot;&quot;;[.B32];&quot;&quot;&quot;&quot;;&quot;);&quot;)" office:value-type="string" office:string-value="BPlusTreeAlgos.insert(bptree: bpt, valueToBeInserted: 31, keyToBeInserted: &quot;n8&quot;);" calcext:value-type="string">
            <text:p>BPlusTreeAlgos.insert(bptree: bpt, valueToBeInserted: 31, keyToBeInserted: "n8");</text:p>
          </table:table-cell>
          <table:table-cell table:formula="of:=COM.MICROSOFT.CONCAT(&quot;AVLTreeAlgos.insert(newKey: &quot;;&quot;&quot;&quot;&quot;;[.B32];&quot;&quot;&quot;&quot;;&quot;,tree: atr);&quot;)" office:value-type="string" office:string-value="AVLTreeAlgos.insert(newKey: &quot;n8&quot;,tree: atr);" calcext:value-type="string">
            <text:p>AVLTreeAlgos.insert(newKey: "n8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n&quot;;[.A33])" office:value-type="string" office:string-value="n27" calcext:value-type="string">
            <text:p>n27</text:p>
          </table:table-cell>
          <table:table-cell table:formula="of:=RAND()" office:value-type="float" office:value="0.791447197881459" calcext:value-type="float">
            <text:p>0.791447197881459</text:p>
          </table:table-cell>
          <table:table-cell office:value-type="string" calcext:value-type="string">
            <text:p>n27</text:p>
          </table:table-cell>
          <table:table-cell table:formula="of:=COM.MICROSOFT.CONCAT(&quot;&quot;&quot;&quot;;[.D33];&quot;&quot;&quot;&quot;;&quot;,&quot;)" office:value-type="string" office:string-value="&quot;n27&quot;," calcext:value-type="string">
            <text:p>"n27"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33];[.F33];[.H33];&quot;&quot;&quot;&quot;;[.B33];&quot;&quot;&quot;&quot;;&quot;);&quot;)" office:value-type="string" office:string-value="BPlusTreeAlgos.insert(bptree: bpt, valueToBeInserted: 32, keyToBeInserted: &quot;n27&quot;);" calcext:value-type="string">
            <text:p>BPlusTreeAlgos.insert(bptree: bpt, valueToBeInserted: 32, keyToBeInserted: "n27");</text:p>
          </table:table-cell>
          <table:table-cell table:formula="of:=COM.MICROSOFT.CONCAT(&quot;AVLTreeAlgos.insert(newKey: &quot;;&quot;&quot;&quot;&quot;;[.B33];&quot;&quot;&quot;&quot;;&quot;,tree: atr);&quot;)" office:value-type="string" office:string-value="AVLTreeAlgos.insert(newKey: &quot;n27&quot;,tree: atr);" calcext:value-type="string">
            <text:p>AVLTreeAlgos.insert(newKey: "n27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M.MICROSOFT.CONCAT(&quot;n&quot;;[.A34])" office:value-type="string" office:string-value="n98" calcext:value-type="string">
            <text:p>n98</text:p>
          </table:table-cell>
          <table:table-cell table:formula="of:=RAND()" office:value-type="float" office:value="0.186363826016906" calcext:value-type="float">
            <text:p>0.186363826016906</text:p>
          </table:table-cell>
          <table:table-cell office:value-type="string" calcext:value-type="string">
            <text:p>n98</text:p>
          </table:table-cell>
          <table:table-cell table:formula="of:=COM.MICROSOFT.CONCAT(&quot;&quot;&quot;&quot;;[.D34];&quot;&quot;&quot;&quot;;&quot;,&quot;)" office:value-type="string" office:string-value="&quot;n98&quot;," calcext:value-type="string">
            <text:p>"n98"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34];[.F34];[.H34];&quot;&quot;&quot;&quot;;[.B34];&quot;&quot;&quot;&quot;;&quot;);&quot;)" office:value-type="string" office:string-value="BPlusTreeAlgos.insert(bptree: bpt, valueToBeInserted: 33, keyToBeInserted: &quot;n98&quot;);" calcext:value-type="string">
            <text:p>BPlusTreeAlgos.insert(bptree: bpt, valueToBeInserted: 33, keyToBeInserted: "n98");</text:p>
          </table:table-cell>
          <table:table-cell table:formula="of:=COM.MICROSOFT.CONCAT(&quot;AVLTreeAlgos.insert(newKey: &quot;;&quot;&quot;&quot;&quot;;[.B34];&quot;&quot;&quot;&quot;;&quot;,tree: atr);&quot;)" office:value-type="string" office:string-value="AVLTreeAlgos.insert(newKey: &quot;n98&quot;,tree: atr);" calcext:value-type="string">
            <text:p>AVLTreeAlgos.insert(newKey: "n98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n&quot;;[.A35])" office:value-type="string" office:string-value="n16" calcext:value-type="string">
            <text:p>n16</text:p>
          </table:table-cell>
          <table:table-cell table:formula="of:=RAND()" office:value-type="float" office:value="0.899508986669125" calcext:value-type="float">
            <text:p>0.899508986669125</text:p>
          </table:table-cell>
          <table:table-cell office:value-type="string" calcext:value-type="string">
            <text:p>n16</text:p>
          </table:table-cell>
          <table:table-cell table:formula="of:=COM.MICROSOFT.CONCAT(&quot;&quot;&quot;&quot;;[.D35];&quot;&quot;&quot;&quot;;&quot;,&quot;)" office:value-type="string" office:string-value="&quot;n16&quot;," calcext:value-type="string">
            <text:p>"n16"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35];[.F35];[.H35];&quot;&quot;&quot;&quot;;[.B35];&quot;&quot;&quot;&quot;;&quot;);&quot;)" office:value-type="string" office:string-value="BPlusTreeAlgos.insert(bptree: bpt, valueToBeInserted: 34, keyToBeInserted: &quot;n16&quot;);" calcext:value-type="string">
            <text:p>BPlusTreeAlgos.insert(bptree: bpt, valueToBeInserted: 34, keyToBeInserted: "n16");</text:p>
          </table:table-cell>
          <table:table-cell table:formula="of:=COM.MICROSOFT.CONCAT(&quot;AVLTreeAlgos.insert(newKey: &quot;;&quot;&quot;&quot;&quot;;[.B35];&quot;&quot;&quot;&quot;;&quot;,tree: atr);&quot;)" office:value-type="string" office:string-value="AVLTreeAlgos.insert(newKey: &quot;n16&quot;,tree: atr);" calcext:value-type="string">
            <text:p>AVLTreeAlgos.insert(newKey: "n16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n&quot;;[.A36])" office:value-type="string" office:string-value="n6" calcext:value-type="string">
            <text:p>n6</text:p>
          </table:table-cell>
          <table:table-cell table:formula="of:=RAND()" office:value-type="float" office:value="0.942178978624456" calcext:value-type="float">
            <text:p>0.942178978624456</text:p>
          </table:table-cell>
          <table:table-cell office:value-type="string" calcext:value-type="string">
            <text:p>n6</text:p>
          </table:table-cell>
          <table:table-cell table:formula="of:=COM.MICROSOFT.CONCAT(&quot;&quot;&quot;&quot;;[.D36];&quot;&quot;&quot;&quot;;&quot;,&quot;)" office:value-type="string" office:string-value="&quot;n6&quot;," calcext:value-type="string">
            <text:p>"n6"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36];[.F36];[.H36];&quot;&quot;&quot;&quot;;[.B36];&quot;&quot;&quot;&quot;;&quot;);&quot;)" office:value-type="string" office:string-value="BPlusTreeAlgos.insert(bptree: bpt, valueToBeInserted: 35, keyToBeInserted: &quot;n6&quot;);" calcext:value-type="string">
            <text:p>BPlusTreeAlgos.insert(bptree: bpt, valueToBeInserted: 35, keyToBeInserted: "n6");</text:p>
          </table:table-cell>
          <table:table-cell table:formula="of:=COM.MICROSOFT.CONCAT(&quot;AVLTreeAlgos.insert(newKey: &quot;;&quot;&quot;&quot;&quot;;[.B36];&quot;&quot;&quot;&quot;;&quot;,tree: atr);&quot;)" office:value-type="string" office:string-value="AVLTreeAlgos.insert(newKey: &quot;n6&quot;,tree: atr);" calcext:value-type="string">
            <text:p>AVLTreeAlgos.insert(newKey: "n6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CONCAT(&quot;n&quot;;[.A37])" office:value-type="string" office:string-value="n69" calcext:value-type="string">
            <text:p>n69</text:p>
          </table:table-cell>
          <table:table-cell table:formula="of:=RAND()" office:value-type="float" office:value="0.832243318378386" calcext:value-type="float">
            <text:p>0.832243318378386</text:p>
          </table:table-cell>
          <table:table-cell office:value-type="string" calcext:value-type="string">
            <text:p>n69</text:p>
          </table:table-cell>
          <table:table-cell table:formula="of:=COM.MICROSOFT.CONCAT(&quot;&quot;&quot;&quot;;[.D37];&quot;&quot;&quot;&quot;;&quot;,&quot;)" office:value-type="string" office:string-value="&quot;n69&quot;," calcext:value-type="string">
            <text:p>"n69"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37];[.F37];[.H37];&quot;&quot;&quot;&quot;;[.B37];&quot;&quot;&quot;&quot;;&quot;);&quot;)" office:value-type="string" office:string-value="BPlusTreeAlgos.insert(bptree: bpt, valueToBeInserted: 36, keyToBeInserted: &quot;n69&quot;);" calcext:value-type="string">
            <text:p>BPlusTreeAlgos.insert(bptree: bpt, valueToBeInserted: 36, keyToBeInserted: "n69");</text:p>
          </table:table-cell>
          <table:table-cell table:formula="of:=COM.MICROSOFT.CONCAT(&quot;AVLTreeAlgos.insert(newKey: &quot;;&quot;&quot;&quot;&quot;;[.B37];&quot;&quot;&quot;&quot;;&quot;,tree: atr);&quot;)" office:value-type="string" office:string-value="AVLTreeAlgos.insert(newKey: &quot;n69&quot;,tree: atr);" calcext:value-type="string">
            <text:p>AVLTreeAlgos.insert(newKey: "n69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n&quot;;[.A38])" office:value-type="string" office:string-value="n51" calcext:value-type="string">
            <text:p>n51</text:p>
          </table:table-cell>
          <table:table-cell table:formula="of:=RAND()" office:value-type="float" office:value="0.587000687266974" calcext:value-type="float">
            <text:p>0.587000687266974</text:p>
          </table:table-cell>
          <table:table-cell office:value-type="string" calcext:value-type="string">
            <text:p>n51</text:p>
          </table:table-cell>
          <table:table-cell table:formula="of:=COM.MICROSOFT.CONCAT(&quot;&quot;&quot;&quot;;[.D38];&quot;&quot;&quot;&quot;;&quot;,&quot;)" office:value-type="string" office:string-value="&quot;n51&quot;," calcext:value-type="string">
            <text:p>"n51"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38];[.F38];[.H38];&quot;&quot;&quot;&quot;;[.B38];&quot;&quot;&quot;&quot;;&quot;);&quot;)" office:value-type="string" office:string-value="BPlusTreeAlgos.insert(bptree: bpt, valueToBeInserted: 37, keyToBeInserted: &quot;n51&quot;);" calcext:value-type="string">
            <text:p>BPlusTreeAlgos.insert(bptree: bpt, valueToBeInserted: 37, keyToBeInserted: "n51");</text:p>
          </table:table-cell>
          <table:table-cell table:formula="of:=COM.MICROSOFT.CONCAT(&quot;AVLTreeAlgos.insert(newKey: &quot;;&quot;&quot;&quot;&quot;;[.B38];&quot;&quot;&quot;&quot;;&quot;,tree: atr);&quot;)" office:value-type="string" office:string-value="AVLTreeAlgos.insert(newKey: &quot;n51&quot;,tree: atr);" calcext:value-type="string">
            <text:p>AVLTreeAlgos.insert(newKey: "n51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CONCAT(&quot;n&quot;;[.A39])" office:value-type="string" office:string-value="n77" calcext:value-type="string">
            <text:p>n77</text:p>
          </table:table-cell>
          <table:table-cell table:formula="of:=RAND()" office:value-type="float" office:value="0.0811811165826266" calcext:value-type="float">
            <text:p>0.081181116582627</text:p>
          </table:table-cell>
          <table:table-cell office:value-type="string" calcext:value-type="string">
            <text:p>n77</text:p>
          </table:table-cell>
          <table:table-cell table:formula="of:=COM.MICROSOFT.CONCAT(&quot;&quot;&quot;&quot;;[.D39];&quot;&quot;&quot;&quot;;&quot;,&quot;)" office:value-type="string" office:string-value="&quot;n77&quot;," calcext:value-type="string">
            <text:p>"n77"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39];[.F39];[.H39];&quot;&quot;&quot;&quot;;[.B39];&quot;&quot;&quot;&quot;;&quot;);&quot;)" office:value-type="string" office:string-value="BPlusTreeAlgos.insert(bptree: bpt, valueToBeInserted: 38, keyToBeInserted: &quot;n77&quot;);" calcext:value-type="string">
            <text:p>BPlusTreeAlgos.insert(bptree: bpt, valueToBeInserted: 38, keyToBeInserted: "n77");</text:p>
          </table:table-cell>
          <table:table-cell table:formula="of:=COM.MICROSOFT.CONCAT(&quot;AVLTreeAlgos.insert(newKey: &quot;;&quot;&quot;&quot;&quot;;[.B39];&quot;&quot;&quot;&quot;;&quot;,tree: atr);&quot;)" office:value-type="string" office:string-value="AVLTreeAlgos.insert(newKey: &quot;n77&quot;,tree: atr);" calcext:value-type="string">
            <text:p>AVLTreeAlgos.insert(newKey: "n77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CONCAT(&quot;n&quot;;[.A40])" office:value-type="string" office:string-value="n90" calcext:value-type="string">
            <text:p>n90</text:p>
          </table:table-cell>
          <table:table-cell table:formula="of:=RAND()" office:value-type="float" office:value="0.563387704080367" calcext:value-type="float">
            <text:p>0.563387704080367</text:p>
          </table:table-cell>
          <table:table-cell office:value-type="string" calcext:value-type="string">
            <text:p>n90</text:p>
          </table:table-cell>
          <table:table-cell table:formula="of:=COM.MICROSOFT.CONCAT(&quot;&quot;&quot;&quot;;[.D40];&quot;&quot;&quot;&quot;;&quot;,&quot;)" office:value-type="string" office:string-value="&quot;n90&quot;," calcext:value-type="string">
            <text:p>"n90",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40];[.F40];[.H40];&quot;&quot;&quot;&quot;;[.B40];&quot;&quot;&quot;&quot;;&quot;);&quot;)" office:value-type="string" office:string-value="BPlusTreeAlgos.insert(bptree: bpt, valueToBeInserted: 39, keyToBeInserted: &quot;n90&quot;);" calcext:value-type="string">
            <text:p>BPlusTreeAlgos.insert(bptree: bpt, valueToBeInserted: 39, keyToBeInserted: "n90");</text:p>
          </table:table-cell>
          <table:table-cell table:formula="of:=COM.MICROSOFT.CONCAT(&quot;AVLTreeAlgos.insert(newKey: &quot;;&quot;&quot;&quot;&quot;;[.B40];&quot;&quot;&quot;&quot;;&quot;,tree: atr);&quot;)" office:value-type="string" office:string-value="AVLTreeAlgos.insert(newKey: &quot;n90&quot;,tree: atr);" calcext:value-type="string">
            <text:p>AVLTreeAlgos.insert(newKey: "n90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n&quot;;[.A41])" office:value-type="string" office:string-value="n28" calcext:value-type="string">
            <text:p>n28</text:p>
          </table:table-cell>
          <table:table-cell table:formula="of:=RAND()" office:value-type="float" office:value="0.182400648422584" calcext:value-type="float">
            <text:p>0.182400648422584</text:p>
          </table:table-cell>
          <table:table-cell office:value-type="string" calcext:value-type="string">
            <text:p>n28</text:p>
          </table:table-cell>
          <table:table-cell table:formula="of:=COM.MICROSOFT.CONCAT(&quot;&quot;&quot;&quot;;[.D41];&quot;&quot;&quot;&quot;;&quot;,&quot;)" office:value-type="string" office:string-value="&quot;n28&quot;," calcext:value-type="string">
            <text:p>"n28"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41];[.F41];[.H41];&quot;&quot;&quot;&quot;;[.B41];&quot;&quot;&quot;&quot;;&quot;);&quot;)" office:value-type="string" office:string-value="BPlusTreeAlgos.insert(bptree: bpt, valueToBeInserted: 40, keyToBeInserted: &quot;n28&quot;);" calcext:value-type="string">
            <text:p>BPlusTreeAlgos.insert(bptree: bpt, valueToBeInserted: 40, keyToBeInserted: "n28");</text:p>
          </table:table-cell>
          <table:table-cell table:formula="of:=COM.MICROSOFT.CONCAT(&quot;AVLTreeAlgos.insert(newKey: &quot;;&quot;&quot;&quot;&quot;;[.B41];&quot;&quot;&quot;&quot;;&quot;,tree: atr);&quot;)" office:value-type="string" office:string-value="AVLTreeAlgos.insert(newKey: &quot;n28&quot;,tree: atr);" calcext:value-type="string">
            <text:p>AVLTreeAlgos.insert(newKey: "n28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CONCAT(&quot;n&quot;;[.A42])" office:value-type="string" office:string-value="n83" calcext:value-type="string">
            <text:p>n83</text:p>
          </table:table-cell>
          <table:table-cell table:formula="of:=RAND()" office:value-type="float" office:value="0.0834114542423868" calcext:value-type="float">
            <text:p>0.083411454242387</text:p>
          </table:table-cell>
          <table:table-cell office:value-type="string" calcext:value-type="string">
            <text:p>n83</text:p>
          </table:table-cell>
          <table:table-cell table:formula="of:=COM.MICROSOFT.CONCAT(&quot;&quot;&quot;&quot;;[.D42];&quot;&quot;&quot;&quot;;&quot;,&quot;)" office:value-type="string" office:string-value="&quot;n83&quot;," calcext:value-type="string">
            <text:p>"n83"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42];[.F42];[.H42];&quot;&quot;&quot;&quot;;[.B42];&quot;&quot;&quot;&quot;;&quot;);&quot;)" office:value-type="string" office:string-value="BPlusTreeAlgos.insert(bptree: bpt, valueToBeInserted: 41, keyToBeInserted: &quot;n83&quot;);" calcext:value-type="string">
            <text:p>BPlusTreeAlgos.insert(bptree: bpt, valueToBeInserted: 41, keyToBeInserted: "n83");</text:p>
          </table:table-cell>
          <table:table-cell table:formula="of:=COM.MICROSOFT.CONCAT(&quot;AVLTreeAlgos.insert(newKey: &quot;;&quot;&quot;&quot;&quot;;[.B42];&quot;&quot;&quot;&quot;;&quot;,tree: atr);&quot;)" office:value-type="string" office:string-value="AVLTreeAlgos.insert(newKey: &quot;n83&quot;,tree: atr);" calcext:value-type="string">
            <text:p>AVLTreeAlgos.insert(newKey: "n83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CONCAT(&quot;n&quot;;[.A43])" office:value-type="string" office:string-value="n89" calcext:value-type="string">
            <text:p>n89</text:p>
          </table:table-cell>
          <table:table-cell table:formula="of:=RAND()" office:value-type="float" office:value="0.679373307164361" calcext:value-type="float">
            <text:p>0.679373307164361</text:p>
          </table:table-cell>
          <table:table-cell office:value-type="string" calcext:value-type="string">
            <text:p>n89</text:p>
          </table:table-cell>
          <table:table-cell table:formula="of:=COM.MICROSOFT.CONCAT(&quot;&quot;&quot;&quot;;[.D43];&quot;&quot;&quot;&quot;;&quot;,&quot;)" office:value-type="string" office:string-value="&quot;n89&quot;," calcext:value-type="string">
            <text:p>"n89"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43];[.F43];[.H43];&quot;&quot;&quot;&quot;;[.B43];&quot;&quot;&quot;&quot;;&quot;);&quot;)" office:value-type="string" office:string-value="BPlusTreeAlgos.insert(bptree: bpt, valueToBeInserted: 42, keyToBeInserted: &quot;n89&quot;);" calcext:value-type="string">
            <text:p>BPlusTreeAlgos.insert(bptree: bpt, valueToBeInserted: 42, keyToBeInserted: "n89");</text:p>
          </table:table-cell>
          <table:table-cell table:formula="of:=COM.MICROSOFT.CONCAT(&quot;AVLTreeAlgos.insert(newKey: &quot;;&quot;&quot;&quot;&quot;;[.B43];&quot;&quot;&quot;&quot;;&quot;,tree: atr);&quot;)" office:value-type="string" office:string-value="AVLTreeAlgos.insert(newKey: &quot;n89&quot;,tree: atr);" calcext:value-type="string">
            <text:p>AVLTreeAlgos.insert(newKey: "n89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n&quot;;[.A44])" office:value-type="string" office:string-value="n88" calcext:value-type="string">
            <text:p>n88</text:p>
          </table:table-cell>
          <table:table-cell table:formula="of:=RAND()" office:value-type="float" office:value="0.458299791627121" calcext:value-type="float">
            <text:p>0.458299791627121</text:p>
          </table:table-cell>
          <table:table-cell office:value-type="string" calcext:value-type="string">
            <text:p>n88</text:p>
          </table:table-cell>
          <table:table-cell table:formula="of:=COM.MICROSOFT.CONCAT(&quot;&quot;&quot;&quot;;[.D44];&quot;&quot;&quot;&quot;;&quot;,&quot;)" office:value-type="string" office:string-value="&quot;n88&quot;," calcext:value-type="string">
            <text:p>"n88",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44];[.F44];[.H44];&quot;&quot;&quot;&quot;;[.B44];&quot;&quot;&quot;&quot;;&quot;);&quot;)" office:value-type="string" office:string-value="BPlusTreeAlgos.insert(bptree: bpt, valueToBeInserted: 43, keyToBeInserted: &quot;n88&quot;);" calcext:value-type="string">
            <text:p>BPlusTreeAlgos.insert(bptree: bpt, valueToBeInserted: 43, keyToBeInserted: "n88");</text:p>
          </table:table-cell>
          <table:table-cell table:formula="of:=COM.MICROSOFT.CONCAT(&quot;AVLTreeAlgos.insert(newKey: &quot;;&quot;&quot;&quot;&quot;;[.B44];&quot;&quot;&quot;&quot;;&quot;,tree: atr);&quot;)" office:value-type="string" office:string-value="AVLTreeAlgos.insert(newKey: &quot;n88&quot;,tree: atr);" calcext:value-type="string">
            <text:p>AVLTreeAlgos.insert(newKey: "n88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n&quot;;[.A45])" office:value-type="string" office:string-value="n67" calcext:value-type="string">
            <text:p>n67</text:p>
          </table:table-cell>
          <table:table-cell table:formula="of:=RAND()" office:value-type="float" office:value="0.419479032106904" calcext:value-type="float">
            <text:p>0.419479032106904</text:p>
          </table:table-cell>
          <table:table-cell office:value-type="string" calcext:value-type="string">
            <text:p>n67</text:p>
          </table:table-cell>
          <table:table-cell table:formula="of:=COM.MICROSOFT.CONCAT(&quot;&quot;&quot;&quot;;[.D45];&quot;&quot;&quot;&quot;;&quot;,&quot;)" office:value-type="string" office:string-value="&quot;n67&quot;," calcext:value-type="string">
            <text:p>"n67"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45];[.F45];[.H45];&quot;&quot;&quot;&quot;;[.B45];&quot;&quot;&quot;&quot;;&quot;);&quot;)" office:value-type="string" office:string-value="BPlusTreeAlgos.insert(bptree: bpt, valueToBeInserted: 44, keyToBeInserted: &quot;n67&quot;);" calcext:value-type="string">
            <text:p>BPlusTreeAlgos.insert(bptree: bpt, valueToBeInserted: 44, keyToBeInserted: "n67");</text:p>
          </table:table-cell>
          <table:table-cell table:formula="of:=COM.MICROSOFT.CONCAT(&quot;AVLTreeAlgos.insert(newKey: &quot;;&quot;&quot;&quot;&quot;;[.B45];&quot;&quot;&quot;&quot;;&quot;,tree: atr);&quot;)" office:value-type="string" office:string-value="AVLTreeAlgos.insert(newKey: &quot;n67&quot;,tree: atr);" calcext:value-type="string">
            <text:p>AVLTreeAlgos.insert(newKey: "n67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CONCAT(&quot;n&quot;;[.A46])" office:value-type="string" office:string-value="n84" calcext:value-type="string">
            <text:p>n84</text:p>
          </table:table-cell>
          <table:table-cell table:formula="of:=RAND()" office:value-type="float" office:value="0.457186693949351" calcext:value-type="float">
            <text:p>0.457186693949351</text:p>
          </table:table-cell>
          <table:table-cell office:value-type="string" calcext:value-type="string">
            <text:p>n84</text:p>
          </table:table-cell>
          <table:table-cell table:formula="of:=COM.MICROSOFT.CONCAT(&quot;&quot;&quot;&quot;;[.D46];&quot;&quot;&quot;&quot;;&quot;,&quot;)" office:value-type="string" office:string-value="&quot;n84&quot;," calcext:value-type="string">
            <text:p>"n84"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46];[.F46];[.H46];&quot;&quot;&quot;&quot;;[.B46];&quot;&quot;&quot;&quot;;&quot;);&quot;)" office:value-type="string" office:string-value="BPlusTreeAlgos.insert(bptree: bpt, valueToBeInserted: 45, keyToBeInserted: &quot;n84&quot;);" calcext:value-type="string">
            <text:p>BPlusTreeAlgos.insert(bptree: bpt, valueToBeInserted: 45, keyToBeInserted: "n84");</text:p>
          </table:table-cell>
          <table:table-cell table:formula="of:=COM.MICROSOFT.CONCAT(&quot;AVLTreeAlgos.insert(newKey: &quot;;&quot;&quot;&quot;&quot;;[.B46];&quot;&quot;&quot;&quot;;&quot;,tree: atr);&quot;)" office:value-type="string" office:string-value="AVLTreeAlgos.insert(newKey: &quot;n84&quot;,tree: atr);" calcext:value-type="string">
            <text:p>AVLTreeAlgos.insert(newKey: "n84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n&quot;;[.A47])" office:value-type="string" office:string-value="n26" calcext:value-type="string">
            <text:p>n26</text:p>
          </table:table-cell>
          <table:table-cell table:formula="of:=RAND()" office:value-type="float" office:value="0.364795219694027" calcext:value-type="float">
            <text:p>0.364795219694027</text:p>
          </table:table-cell>
          <table:table-cell office:value-type="string" calcext:value-type="string">
            <text:p>n26</text:p>
          </table:table-cell>
          <table:table-cell table:formula="of:=COM.MICROSOFT.CONCAT(&quot;&quot;&quot;&quot;;[.D47];&quot;&quot;&quot;&quot;;&quot;,&quot;)" office:value-type="string" office:string-value="&quot;n26&quot;," calcext:value-type="string">
            <text:p>"n26"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47];[.F47];[.H47];&quot;&quot;&quot;&quot;;[.B47];&quot;&quot;&quot;&quot;;&quot;);&quot;)" office:value-type="string" office:string-value="BPlusTreeAlgos.insert(bptree: bpt, valueToBeInserted: 46, keyToBeInserted: &quot;n26&quot;);" calcext:value-type="string">
            <text:p>BPlusTreeAlgos.insert(bptree: bpt, valueToBeInserted: 46, keyToBeInserted: "n26");</text:p>
          </table:table-cell>
          <table:table-cell table:formula="of:=COM.MICROSOFT.CONCAT(&quot;AVLTreeAlgos.insert(newKey: &quot;;&quot;&quot;&quot;&quot;;[.B47];&quot;&quot;&quot;&quot;;&quot;,tree: atr);&quot;)" office:value-type="string" office:string-value="AVLTreeAlgos.insert(newKey: &quot;n26&quot;,tree: atr);" calcext:value-type="string">
            <text:p>AVLTreeAlgos.insert(newKey: "n26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M.MICROSOFT.CONCAT(&quot;n&quot;;[.A48])" office:value-type="string" office:string-value="n92" calcext:value-type="string">
            <text:p>n92</text:p>
          </table:table-cell>
          <table:table-cell table:formula="of:=RAND()" office:value-type="float" office:value="0.306049980411389" calcext:value-type="float">
            <text:p>0.306049980411389</text:p>
          </table:table-cell>
          <table:table-cell office:value-type="string" calcext:value-type="string">
            <text:p>n92</text:p>
          </table:table-cell>
          <table:table-cell table:formula="of:=COM.MICROSOFT.CONCAT(&quot;&quot;&quot;&quot;;[.D48];&quot;&quot;&quot;&quot;;&quot;,&quot;)" office:value-type="string" office:string-value="&quot;n92&quot;," calcext:value-type="string">
            <text:p>"n92"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48];[.F48];[.H48];&quot;&quot;&quot;&quot;;[.B48];&quot;&quot;&quot;&quot;;&quot;);&quot;)" office:value-type="string" office:string-value="BPlusTreeAlgos.insert(bptree: bpt, valueToBeInserted: 47, keyToBeInserted: &quot;n92&quot;);" calcext:value-type="string">
            <text:p>BPlusTreeAlgos.insert(bptree: bpt, valueToBeInserted: 47, keyToBeInserted: "n92");</text:p>
          </table:table-cell>
          <table:table-cell table:formula="of:=COM.MICROSOFT.CONCAT(&quot;AVLTreeAlgos.insert(newKey: &quot;;&quot;&quot;&quot;&quot;;[.B48];&quot;&quot;&quot;&quot;;&quot;,tree: atr);&quot;)" office:value-type="string" office:string-value="AVLTreeAlgos.insert(newKey: &quot;n92&quot;,tree: atr);" calcext:value-type="string">
            <text:p>AVLTreeAlgos.insert(newKey: "n92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n&quot;;[.A49])" office:value-type="string" office:string-value="n18" calcext:value-type="string">
            <text:p>n18</text:p>
          </table:table-cell>
          <table:table-cell table:formula="of:=RAND()" office:value-type="float" office:value="0.652165096930498" calcext:value-type="float">
            <text:p>0.652165096930498</text:p>
          </table:table-cell>
          <table:table-cell office:value-type="string" calcext:value-type="string">
            <text:p>n18</text:p>
          </table:table-cell>
          <table:table-cell table:formula="of:=COM.MICROSOFT.CONCAT(&quot;&quot;&quot;&quot;;[.D49];&quot;&quot;&quot;&quot;;&quot;,&quot;)" office:value-type="string" office:string-value="&quot;n18&quot;," calcext:value-type="string">
            <text:p>"n18"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49];[.F49];[.H49];&quot;&quot;&quot;&quot;;[.B49];&quot;&quot;&quot;&quot;;&quot;);&quot;)" office:value-type="string" office:string-value="BPlusTreeAlgos.insert(bptree: bpt, valueToBeInserted: 48, keyToBeInserted: &quot;n18&quot;);" calcext:value-type="string">
            <text:p>BPlusTreeAlgos.insert(bptree: bpt, valueToBeInserted: 48, keyToBeInserted: "n18");</text:p>
          </table:table-cell>
          <table:table-cell table:formula="of:=COM.MICROSOFT.CONCAT(&quot;AVLTreeAlgos.insert(newKey: &quot;;&quot;&quot;&quot;&quot;;[.B49];&quot;&quot;&quot;&quot;;&quot;,tree: atr);&quot;)" office:value-type="string" office:string-value="AVLTreeAlgos.insert(newKey: &quot;n18&quot;,tree: atr);" calcext:value-type="string">
            <text:p>AVLTreeAlgos.insert(newKey: "n18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n&quot;;[.A50])" office:value-type="string" office:string-value="n38" calcext:value-type="string">
            <text:p>n38</text:p>
          </table:table-cell>
          <table:table-cell table:formula="of:=RAND()" office:value-type="float" office:value="0.286184572078784" calcext:value-type="float">
            <text:p>0.286184572078784</text:p>
          </table:table-cell>
          <table:table-cell office:value-type="string" calcext:value-type="string">
            <text:p>n38</text:p>
          </table:table-cell>
          <table:table-cell table:formula="of:=COM.MICROSOFT.CONCAT(&quot;&quot;&quot;&quot;;[.D50];&quot;&quot;&quot;&quot;;&quot;,&quot;)" office:value-type="string" office:string-value="&quot;n38&quot;," calcext:value-type="string">
            <text:p>"n38"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50];[.F50];[.H50];&quot;&quot;&quot;&quot;;[.B50];&quot;&quot;&quot;&quot;;&quot;);&quot;)" office:value-type="string" office:string-value="BPlusTreeAlgos.insert(bptree: bpt, valueToBeInserted: 49, keyToBeInserted: &quot;n38&quot;);" calcext:value-type="string">
            <text:p>BPlusTreeAlgos.insert(bptree: bpt, valueToBeInserted: 49, keyToBeInserted: "n38");</text:p>
          </table:table-cell>
          <table:table-cell table:formula="of:=COM.MICROSOFT.CONCAT(&quot;AVLTreeAlgos.insert(newKey: &quot;;&quot;&quot;&quot;&quot;;[.B50];&quot;&quot;&quot;&quot;;&quot;,tree: atr);&quot;)" office:value-type="string" office:string-value="AVLTreeAlgos.insert(newKey: &quot;n38&quot;,tree: atr);" calcext:value-type="string">
            <text:p>AVLTreeAlgos.insert(newKey: "n38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CONCAT(&quot;n&quot;;[.A51])" office:value-type="string" office:string-value="n78" calcext:value-type="string">
            <text:p>n78</text:p>
          </table:table-cell>
          <table:table-cell table:formula="of:=RAND()" office:value-type="float" office:value="0.243611850837678" calcext:value-type="float">
            <text:p>0.243611850837678</text:p>
          </table:table-cell>
          <table:table-cell office:value-type="string" calcext:value-type="string">
            <text:p>n78</text:p>
          </table:table-cell>
          <table:table-cell table:formula="of:=COM.MICROSOFT.CONCAT(&quot;&quot;&quot;&quot;;[.D51];&quot;&quot;&quot;&quot;;&quot;,&quot;)" office:value-type="string" office:string-value="&quot;n78&quot;," calcext:value-type="string">
            <text:p>"n78"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51];[.F51];[.H51];&quot;&quot;&quot;&quot;;[.B51];&quot;&quot;&quot;&quot;;&quot;);&quot;)" office:value-type="string" office:string-value="BPlusTreeAlgos.insert(bptree: bpt, valueToBeInserted: 50, keyToBeInserted: &quot;n78&quot;);" calcext:value-type="string">
            <text:p>BPlusTreeAlgos.insert(bptree: bpt, valueToBeInserted: 50, keyToBeInserted: "n78");</text:p>
          </table:table-cell>
          <table:table-cell table:formula="of:=COM.MICROSOFT.CONCAT(&quot;AVLTreeAlgos.insert(newKey: &quot;;&quot;&quot;&quot;&quot;;[.B51];&quot;&quot;&quot;&quot;;&quot;,tree: atr);&quot;)" office:value-type="string" office:string-value="AVLTreeAlgos.insert(newKey: &quot;n78&quot;,tree: atr);" calcext:value-type="string">
            <text:p>AVLTreeAlgos.insert(newKey: "n78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n&quot;;[.A52])" office:value-type="string" office:string-value="n33" calcext:value-type="string">
            <text:p>n33</text:p>
          </table:table-cell>
          <table:table-cell table:formula="of:=RAND()" office:value-type="float" office:value="0.220605290545983" calcext:value-type="float">
            <text:p>0.220605290545983</text:p>
          </table:table-cell>
          <table:table-cell office:value-type="string" calcext:value-type="string">
            <text:p>n33</text:p>
          </table:table-cell>
          <table:table-cell table:formula="of:=COM.MICROSOFT.CONCAT(&quot;&quot;&quot;&quot;;[.D52];&quot;&quot;&quot;&quot;;&quot;,&quot;)" office:value-type="string" office:string-value="&quot;n33&quot;," calcext:value-type="string">
            <text:p>"n33"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52];[.F52];[.H52];&quot;&quot;&quot;&quot;;[.B52];&quot;&quot;&quot;&quot;;&quot;);&quot;)" office:value-type="string" office:string-value="BPlusTreeAlgos.insert(bptree: bpt, valueToBeInserted: 51, keyToBeInserted: &quot;n33&quot;);" calcext:value-type="string">
            <text:p>BPlusTreeAlgos.insert(bptree: bpt, valueToBeInserted: 51, keyToBeInserted: "n33");</text:p>
          </table:table-cell>
          <table:table-cell table:formula="of:=COM.MICROSOFT.CONCAT(&quot;AVLTreeAlgos.insert(newKey: &quot;;&quot;&quot;&quot;&quot;;[.B52];&quot;&quot;&quot;&quot;;&quot;,tree: atr);&quot;)" office:value-type="string" office:string-value="AVLTreeAlgos.insert(newKey: &quot;n33&quot;,tree: atr);" calcext:value-type="string">
            <text:p>AVLTreeAlgos.insert(newKey: "n33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n&quot;;[.A53])" office:value-type="string" office:string-value="n5" calcext:value-type="string">
            <text:p>n5</text:p>
          </table:table-cell>
          <table:table-cell table:formula="of:=RAND()" office:value-type="float" office:value="0.631303386854859" calcext:value-type="float">
            <text:p>0.631303386854859</text:p>
          </table:table-cell>
          <table:table-cell office:value-type="string" calcext:value-type="string">
            <text:p>n5</text:p>
          </table:table-cell>
          <table:table-cell table:formula="of:=COM.MICROSOFT.CONCAT(&quot;&quot;&quot;&quot;;[.D53];&quot;&quot;&quot;&quot;;&quot;,&quot;)" office:value-type="string" office:string-value="&quot;n5&quot;," calcext:value-type="string">
            <text:p>"n5"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53];[.F53];[.H53];&quot;&quot;&quot;&quot;;[.B53];&quot;&quot;&quot;&quot;;&quot;);&quot;)" office:value-type="string" office:string-value="BPlusTreeAlgos.insert(bptree: bpt, valueToBeInserted: 52, keyToBeInserted: &quot;n5&quot;);" calcext:value-type="string">
            <text:p>BPlusTreeAlgos.insert(bptree: bpt, valueToBeInserted: 52, keyToBeInserted: "n5");</text:p>
          </table:table-cell>
          <table:table-cell table:formula="of:=COM.MICROSOFT.CONCAT(&quot;AVLTreeAlgos.insert(newKey: &quot;;&quot;&quot;&quot;&quot;;[.B53];&quot;&quot;&quot;&quot;;&quot;,tree: atr);&quot;)" office:value-type="string" office:string-value="AVLTreeAlgos.insert(newKey: &quot;n5&quot;,tree: atr);" calcext:value-type="string">
            <text:p>AVLTreeAlgos.insert(newKey: "n5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n&quot;;[.A54])" office:value-type="string" office:string-value="n4" calcext:value-type="string">
            <text:p>n4</text:p>
          </table:table-cell>
          <table:table-cell table:formula="of:=RAND()" office:value-type="float" office:value="0.176301782526824" calcext:value-type="float">
            <text:p>0.176301782526824</text:p>
          </table:table-cell>
          <table:table-cell office:value-type="string" calcext:value-type="string">
            <text:p>n4</text:p>
          </table:table-cell>
          <table:table-cell table:formula="of:=COM.MICROSOFT.CONCAT(&quot;&quot;&quot;&quot;;[.D54];&quot;&quot;&quot;&quot;;&quot;,&quot;)" office:value-type="string" office:string-value="&quot;n4&quot;," calcext:value-type="string">
            <text:p>"n4"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54];[.F54];[.H54];&quot;&quot;&quot;&quot;;[.B54];&quot;&quot;&quot;&quot;;&quot;);&quot;)" office:value-type="string" office:string-value="BPlusTreeAlgos.insert(bptree: bpt, valueToBeInserted: 53, keyToBeInserted: &quot;n4&quot;);" calcext:value-type="string">
            <text:p>BPlusTreeAlgos.insert(bptree: bpt, valueToBeInserted: 53, keyToBeInserted: "n4");</text:p>
          </table:table-cell>
          <table:table-cell table:formula="of:=COM.MICROSOFT.CONCAT(&quot;AVLTreeAlgos.insert(newKey: &quot;;&quot;&quot;&quot;&quot;;[.B54];&quot;&quot;&quot;&quot;;&quot;,tree: atr);&quot;)" office:value-type="string" office:string-value="AVLTreeAlgos.insert(newKey: &quot;n4&quot;,tree: atr);" calcext:value-type="string">
            <text:p>AVLTreeAlgos.insert(newKey: "n4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n&quot;;[.A55])" office:value-type="string" office:string-value="n96" calcext:value-type="string">
            <text:p>n96</text:p>
          </table:table-cell>
          <table:table-cell table:formula="of:=RAND()" office:value-type="float" office:value="0.267454691239421" calcext:value-type="float">
            <text:p>0.267454691239421</text:p>
          </table:table-cell>
          <table:table-cell office:value-type="string" calcext:value-type="string">
            <text:p>n96</text:p>
          </table:table-cell>
          <table:table-cell table:formula="of:=COM.MICROSOFT.CONCAT(&quot;&quot;&quot;&quot;;[.D55];&quot;&quot;&quot;&quot;;&quot;,&quot;)" office:value-type="string" office:string-value="&quot;n96&quot;," calcext:value-type="string">
            <text:p>"n96"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55];[.F55];[.H55];&quot;&quot;&quot;&quot;;[.B55];&quot;&quot;&quot;&quot;;&quot;);&quot;)" office:value-type="string" office:string-value="BPlusTreeAlgos.insert(bptree: bpt, valueToBeInserted: 54, keyToBeInserted: &quot;n96&quot;);" calcext:value-type="string">
            <text:p>BPlusTreeAlgos.insert(bptree: bpt, valueToBeInserted: 54, keyToBeInserted: "n96");</text:p>
          </table:table-cell>
          <table:table-cell table:formula="of:=COM.MICROSOFT.CONCAT(&quot;AVLTreeAlgos.insert(newKey: &quot;;&quot;&quot;&quot;&quot;;[.B55];&quot;&quot;&quot;&quot;;&quot;,tree: atr);&quot;)" office:value-type="string" office:string-value="AVLTreeAlgos.insert(newKey: &quot;n96&quot;,tree: atr);" calcext:value-type="string">
            <text:p>AVLTreeAlgos.insert(newKey: "n96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n&quot;;[.A56])" office:value-type="string" office:string-value="n68" calcext:value-type="string">
            <text:p>n68</text:p>
          </table:table-cell>
          <table:table-cell table:formula="of:=RAND()" office:value-type="float" office:value="0.385759714719421" calcext:value-type="float">
            <text:p>0.385759714719421</text:p>
          </table:table-cell>
          <table:table-cell office:value-type="string" calcext:value-type="string">
            <text:p>n68</text:p>
          </table:table-cell>
          <table:table-cell table:formula="of:=COM.MICROSOFT.CONCAT(&quot;&quot;&quot;&quot;;[.D56];&quot;&quot;&quot;&quot;;&quot;,&quot;)" office:value-type="string" office:string-value="&quot;n68&quot;," calcext:value-type="string">
            <text:p>"n68",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56];[.F56];[.H56];&quot;&quot;&quot;&quot;;[.B56];&quot;&quot;&quot;&quot;;&quot;);&quot;)" office:value-type="string" office:string-value="BPlusTreeAlgos.insert(bptree: bpt, valueToBeInserted: 55, keyToBeInserted: &quot;n68&quot;);" calcext:value-type="string">
            <text:p>BPlusTreeAlgos.insert(bptree: bpt, valueToBeInserted: 55, keyToBeInserted: "n68");</text:p>
          </table:table-cell>
          <table:table-cell table:formula="of:=COM.MICROSOFT.CONCAT(&quot;AVLTreeAlgos.insert(newKey: &quot;;&quot;&quot;&quot;&quot;;[.B56];&quot;&quot;&quot;&quot;;&quot;,tree: atr);&quot;)" office:value-type="string" office:string-value="AVLTreeAlgos.insert(newKey: &quot;n68&quot;,tree: atr);" calcext:value-type="string">
            <text:p>AVLTreeAlgos.insert(newKey: "n68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n&quot;;[.A57])" office:value-type="string" office:string-value="n29" calcext:value-type="string">
            <text:p>n29</text:p>
          </table:table-cell>
          <table:table-cell table:formula="of:=RAND()" office:value-type="float" office:value="0.414035690186628" calcext:value-type="float">
            <text:p>0.414035690186628</text:p>
          </table:table-cell>
          <table:table-cell office:value-type="string" calcext:value-type="string">
            <text:p>n29</text:p>
          </table:table-cell>
          <table:table-cell table:formula="of:=COM.MICROSOFT.CONCAT(&quot;&quot;&quot;&quot;;[.D57];&quot;&quot;&quot;&quot;;&quot;,&quot;)" office:value-type="string" office:string-value="&quot;n29&quot;," calcext:value-type="string">
            <text:p>"n29"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57];[.F57];[.H57];&quot;&quot;&quot;&quot;;[.B57];&quot;&quot;&quot;&quot;;&quot;);&quot;)" office:value-type="string" office:string-value="BPlusTreeAlgos.insert(bptree: bpt, valueToBeInserted: 56, keyToBeInserted: &quot;n29&quot;);" calcext:value-type="string">
            <text:p>BPlusTreeAlgos.insert(bptree: bpt, valueToBeInserted: 56, keyToBeInserted: "n29");</text:p>
          </table:table-cell>
          <table:table-cell table:formula="of:=COM.MICROSOFT.CONCAT(&quot;AVLTreeAlgos.insert(newKey: &quot;;&quot;&quot;&quot;&quot;;[.B57];&quot;&quot;&quot;&quot;;&quot;,tree: atr);&quot;)" office:value-type="string" office:string-value="AVLTreeAlgos.insert(newKey: &quot;n29&quot;,tree: atr);" calcext:value-type="string">
            <text:p>AVLTreeAlgos.insert(newKey: "n29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n&quot;;[.A58])" office:value-type="string" office:string-value="n3" calcext:value-type="string">
            <text:p>n3</text:p>
          </table:table-cell>
          <table:table-cell table:formula="of:=RAND()" office:value-type="float" office:value="0.359530624457959" calcext:value-type="float">
            <text:p>0.359530624457959</text:p>
          </table:table-cell>
          <table:table-cell office:value-type="string" calcext:value-type="string">
            <text:p>n3</text:p>
          </table:table-cell>
          <table:table-cell table:formula="of:=COM.MICROSOFT.CONCAT(&quot;&quot;&quot;&quot;;[.D58];&quot;&quot;&quot;&quot;;&quot;,&quot;)" office:value-type="string" office:string-value="&quot;n3&quot;," calcext:value-type="string">
            <text:p>"n3",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58];[.F58];[.H58];&quot;&quot;&quot;&quot;;[.B58];&quot;&quot;&quot;&quot;;&quot;);&quot;)" office:value-type="string" office:string-value="BPlusTreeAlgos.insert(bptree: bpt, valueToBeInserted: 57, keyToBeInserted: &quot;n3&quot;);" calcext:value-type="string">
            <text:p>BPlusTreeAlgos.insert(bptree: bpt, valueToBeInserted: 57, keyToBeInserted: "n3");</text:p>
          </table:table-cell>
          <table:table-cell table:formula="of:=COM.MICROSOFT.CONCAT(&quot;AVLTreeAlgos.insert(newKey: &quot;;&quot;&quot;&quot;&quot;;[.B58];&quot;&quot;&quot;&quot;;&quot;,tree: atr);&quot;)" office:value-type="string" office:string-value="AVLTreeAlgos.insert(newKey: &quot;n3&quot;,tree: atr);" calcext:value-type="string">
            <text:p>AVLTreeAlgos.insert(newKey: "n3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n&quot;;[.A59])" office:value-type="string" office:string-value="n72" calcext:value-type="string">
            <text:p>n72</text:p>
          </table:table-cell>
          <table:table-cell table:formula="of:=RAND()" office:value-type="float" office:value="0.228078899432879" calcext:value-type="float">
            <text:p>0.228078899432879</text:p>
          </table:table-cell>
          <table:table-cell office:value-type="string" calcext:value-type="string">
            <text:p>n72</text:p>
          </table:table-cell>
          <table:table-cell table:formula="of:=COM.MICROSOFT.CONCAT(&quot;&quot;&quot;&quot;;[.D59];&quot;&quot;&quot;&quot;;&quot;,&quot;)" office:value-type="string" office:string-value="&quot;n72&quot;," calcext:value-type="string">
            <text:p>"n72"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59];[.F59];[.H59];&quot;&quot;&quot;&quot;;[.B59];&quot;&quot;&quot;&quot;;&quot;);&quot;)" office:value-type="string" office:string-value="BPlusTreeAlgos.insert(bptree: bpt, valueToBeInserted: 58, keyToBeInserted: &quot;n72&quot;);" calcext:value-type="string">
            <text:p>BPlusTreeAlgos.insert(bptree: bpt, valueToBeInserted: 58, keyToBeInserted: "n72");</text:p>
          </table:table-cell>
          <table:table-cell table:formula="of:=COM.MICROSOFT.CONCAT(&quot;AVLTreeAlgos.insert(newKey: &quot;;&quot;&quot;&quot;&quot;;[.B59];&quot;&quot;&quot;&quot;;&quot;,tree: atr);&quot;)" office:value-type="string" office:string-value="AVLTreeAlgos.insert(newKey: &quot;n72&quot;,tree: atr);" calcext:value-type="string">
            <text:p>AVLTreeAlgos.insert(newKey: "n72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M.MICROSOFT.CONCAT(&quot;n&quot;;[.A60])" office:value-type="string" office:string-value="n99" calcext:value-type="string">
            <text:p>n99</text:p>
          </table:table-cell>
          <table:table-cell table:formula="of:=RAND()" office:value-type="float" office:value="0.275828930014176" calcext:value-type="float">
            <text:p>0.275828930014176</text:p>
          </table:table-cell>
          <table:table-cell office:value-type="string" calcext:value-type="string">
            <text:p>n99</text:p>
          </table:table-cell>
          <table:table-cell table:formula="of:=COM.MICROSOFT.CONCAT(&quot;&quot;&quot;&quot;;[.D60];&quot;&quot;&quot;&quot;;&quot;,&quot;)" office:value-type="string" office:string-value="&quot;n99&quot;," calcext:value-type="string">
            <text:p>"n99",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60];[.F60];[.H60];&quot;&quot;&quot;&quot;;[.B60];&quot;&quot;&quot;&quot;;&quot;);&quot;)" office:value-type="string" office:string-value="BPlusTreeAlgos.insert(bptree: bpt, valueToBeInserted: 59, keyToBeInserted: &quot;n99&quot;);" calcext:value-type="string">
            <text:p>BPlusTreeAlgos.insert(bptree: bpt, valueToBeInserted: 59, keyToBeInserted: "n99");</text:p>
          </table:table-cell>
          <table:table-cell table:formula="of:=COM.MICROSOFT.CONCAT(&quot;AVLTreeAlgos.insert(newKey: &quot;;&quot;&quot;&quot;&quot;;[.B60];&quot;&quot;&quot;&quot;;&quot;,tree: atr);&quot;)" office:value-type="string" office:string-value="AVLTreeAlgos.insert(newKey: &quot;n99&quot;,tree: atr);" calcext:value-type="string">
            <text:p>AVLTreeAlgos.insert(newKey: "n99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CONCAT(&quot;n&quot;;[.A61])" office:value-type="string" office:string-value="n71" calcext:value-type="string">
            <text:p>n71</text:p>
          </table:table-cell>
          <table:table-cell table:formula="of:=RAND()" office:value-type="float" office:value="0.48299129089605" calcext:value-type="float">
            <text:p>0.48299129089605</text:p>
          </table:table-cell>
          <table:table-cell office:value-type="string" calcext:value-type="string">
            <text:p>n71</text:p>
          </table:table-cell>
          <table:table-cell table:formula="of:=COM.MICROSOFT.CONCAT(&quot;&quot;&quot;&quot;;[.D61];&quot;&quot;&quot;&quot;;&quot;,&quot;)" office:value-type="string" office:string-value="&quot;n71&quot;," calcext:value-type="string">
            <text:p>"n71"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61];[.F61];[.H61];&quot;&quot;&quot;&quot;;[.B61];&quot;&quot;&quot;&quot;;&quot;);&quot;)" office:value-type="string" office:string-value="BPlusTreeAlgos.insert(bptree: bpt, valueToBeInserted: 60, keyToBeInserted: &quot;n71&quot;);" calcext:value-type="string">
            <text:p>BPlusTreeAlgos.insert(bptree: bpt, valueToBeInserted: 60, keyToBeInserted: "n71");</text:p>
          </table:table-cell>
          <table:table-cell table:formula="of:=COM.MICROSOFT.CONCAT(&quot;AVLTreeAlgos.insert(newKey: &quot;;&quot;&quot;&quot;&quot;;[.B61];&quot;&quot;&quot;&quot;;&quot;,tree: atr);&quot;)" office:value-type="string" office:string-value="AVLTreeAlgos.insert(newKey: &quot;n71&quot;,tree: atr);" calcext:value-type="string">
            <text:p>AVLTreeAlgos.insert(newKey: "n71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n&quot;;[.A62])" office:value-type="string" office:string-value="n60" calcext:value-type="string">
            <text:p>n60</text:p>
          </table:table-cell>
          <table:table-cell table:formula="of:=RAND()" office:value-type="float" office:value="0.813478278108216" calcext:value-type="float">
            <text:p>0.813478278108216</text:p>
          </table:table-cell>
          <table:table-cell office:value-type="string" calcext:value-type="string">
            <text:p>n60</text:p>
          </table:table-cell>
          <table:table-cell table:formula="of:=COM.MICROSOFT.CONCAT(&quot;&quot;&quot;&quot;;[.D62];&quot;&quot;&quot;&quot;;&quot;,&quot;)" office:value-type="string" office:string-value="&quot;n60&quot;," calcext:value-type="string">
            <text:p>"n60",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62];[.F62];[.H62];&quot;&quot;&quot;&quot;;[.B62];&quot;&quot;&quot;&quot;;&quot;);&quot;)" office:value-type="string" office:string-value="BPlusTreeAlgos.insert(bptree: bpt, valueToBeInserted: 61, keyToBeInserted: &quot;n60&quot;);" calcext:value-type="string">
            <text:p>BPlusTreeAlgos.insert(bptree: bpt, valueToBeInserted: 61, keyToBeInserted: "n60");</text:p>
          </table:table-cell>
          <table:table-cell table:formula="of:=COM.MICROSOFT.CONCAT(&quot;AVLTreeAlgos.insert(newKey: &quot;;&quot;&quot;&quot;&quot;;[.B62];&quot;&quot;&quot;&quot;;&quot;,tree: atr);&quot;)" office:value-type="string" office:string-value="AVLTreeAlgos.insert(newKey: &quot;n60&quot;,tree: atr);" calcext:value-type="string">
            <text:p>AVLTreeAlgos.insert(newKey: "n60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n&quot;;[.A63])" office:value-type="string" office:string-value="n54" calcext:value-type="string">
            <text:p>n54</text:p>
          </table:table-cell>
          <table:table-cell table:formula="of:=RAND()" office:value-type="float" office:value="0.195538624983481" calcext:value-type="float">
            <text:p>0.195538624983481</text:p>
          </table:table-cell>
          <table:table-cell office:value-type="string" calcext:value-type="string">
            <text:p>n54</text:p>
          </table:table-cell>
          <table:table-cell table:formula="of:=COM.MICROSOFT.CONCAT(&quot;&quot;&quot;&quot;;[.D63];&quot;&quot;&quot;&quot;;&quot;,&quot;)" office:value-type="string" office:string-value="&quot;n54&quot;," calcext:value-type="string">
            <text:p>"n54"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63];[.F63];[.H63];&quot;&quot;&quot;&quot;;[.B63];&quot;&quot;&quot;&quot;;&quot;);&quot;)" office:value-type="string" office:string-value="BPlusTreeAlgos.insert(bptree: bpt, valueToBeInserted: 62, keyToBeInserted: &quot;n54&quot;);" calcext:value-type="string">
            <text:p>BPlusTreeAlgos.insert(bptree: bpt, valueToBeInserted: 62, keyToBeInserted: "n54");</text:p>
          </table:table-cell>
          <table:table-cell table:formula="of:=COM.MICROSOFT.CONCAT(&quot;AVLTreeAlgos.insert(newKey: &quot;;&quot;&quot;&quot;&quot;;[.B63];&quot;&quot;&quot;&quot;;&quot;,tree: atr);&quot;)" office:value-type="string" office:string-value="AVLTreeAlgos.insert(newKey: &quot;n54&quot;,tree: atr);" calcext:value-type="string">
            <text:p>AVLTreeAlgos.insert(newKey: "n54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n&quot;;[.A64])" office:value-type="string" office:string-value="n10" calcext:value-type="string">
            <text:p>n10</text:p>
          </table:table-cell>
          <table:table-cell table:formula="of:=RAND()" office:value-type="float" office:value="0.633868008690733" calcext:value-type="float">
            <text:p>0.633868008690733</text:p>
          </table:table-cell>
          <table:table-cell office:value-type="string" calcext:value-type="string">
            <text:p>n10</text:p>
          </table:table-cell>
          <table:table-cell table:formula="of:=COM.MICROSOFT.CONCAT(&quot;&quot;&quot;&quot;;[.D64];&quot;&quot;&quot;&quot;;&quot;,&quot;)" office:value-type="string" office:string-value="&quot;n10&quot;," calcext:value-type="string">
            <text:p>"n10",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64];[.F64];[.H64];&quot;&quot;&quot;&quot;;[.B64];&quot;&quot;&quot;&quot;;&quot;);&quot;)" office:value-type="string" office:string-value="BPlusTreeAlgos.insert(bptree: bpt, valueToBeInserted: 63, keyToBeInserted: &quot;n10&quot;);" calcext:value-type="string">
            <text:p>BPlusTreeAlgos.insert(bptree: bpt, valueToBeInserted: 63, keyToBeInserted: "n10");</text:p>
          </table:table-cell>
          <table:table-cell table:formula="of:=COM.MICROSOFT.CONCAT(&quot;AVLTreeAlgos.insert(newKey: &quot;;&quot;&quot;&quot;&quot;;[.B64];&quot;&quot;&quot;&quot;;&quot;,tree: atr);&quot;)" office:value-type="string" office:string-value="AVLTreeAlgos.insert(newKey: &quot;n10&quot;,tree: atr);" calcext:value-type="string">
            <text:p>AVLTreeAlgos.insert(newKey: "n10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M.MICROSOFT.CONCAT(&quot;n&quot;;[.A65])" office:value-type="string" office:string-value="n91" calcext:value-type="string">
            <text:p>n91</text:p>
          </table:table-cell>
          <table:table-cell table:formula="of:=RAND()" office:value-type="float" office:value="0.70090758981959" calcext:value-type="float">
            <text:p>0.70090758981959</text:p>
          </table:table-cell>
          <table:table-cell office:value-type="string" calcext:value-type="string">
            <text:p>n91</text:p>
          </table:table-cell>
          <table:table-cell table:formula="of:=COM.MICROSOFT.CONCAT(&quot;&quot;&quot;&quot;;[.D65];&quot;&quot;&quot;&quot;;&quot;,&quot;)" office:value-type="string" office:string-value="&quot;n91&quot;," calcext:value-type="string">
            <text:p>"n91"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65];[.F65];[.H65];&quot;&quot;&quot;&quot;;[.B65];&quot;&quot;&quot;&quot;;&quot;);&quot;)" office:value-type="string" office:string-value="BPlusTreeAlgos.insert(bptree: bpt, valueToBeInserted: 64, keyToBeInserted: &quot;n91&quot;);" calcext:value-type="string">
            <text:p>BPlusTreeAlgos.insert(bptree: bpt, valueToBeInserted: 64, keyToBeInserted: "n91");</text:p>
          </table:table-cell>
          <table:table-cell table:formula="of:=COM.MICROSOFT.CONCAT(&quot;AVLTreeAlgos.insert(newKey: &quot;;&quot;&quot;&quot;&quot;;[.B65];&quot;&quot;&quot;&quot;;&quot;,tree: atr);&quot;)" office:value-type="string" office:string-value="AVLTreeAlgos.insert(newKey: &quot;n91&quot;,tree: atr);" calcext:value-type="string">
            <text:p>AVLTreeAlgos.insert(newKey: "n91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n&quot;;[.A66])" office:value-type="string" office:string-value="n47" calcext:value-type="string">
            <text:p>n47</text:p>
          </table:table-cell>
          <table:table-cell table:formula="of:=RAND()" office:value-type="float" office:value="0.133953810038445" calcext:value-type="float">
            <text:p>0.133953810038445</text:p>
          </table:table-cell>
          <table:table-cell office:value-type="string" calcext:value-type="string">
            <text:p>n47</text:p>
          </table:table-cell>
          <table:table-cell table:formula="of:=COM.MICROSOFT.CONCAT(&quot;&quot;&quot;&quot;;[.D66];&quot;&quot;&quot;&quot;;&quot;,&quot;)" office:value-type="string" office:string-value="&quot;n47&quot;," calcext:value-type="string">
            <text:p>"n47",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66];[.F66];[.H66];&quot;&quot;&quot;&quot;;[.B66];&quot;&quot;&quot;&quot;;&quot;);&quot;)" office:value-type="string" office:string-value="BPlusTreeAlgos.insert(bptree: bpt, valueToBeInserted: 65, keyToBeInserted: &quot;n47&quot;);" calcext:value-type="string">
            <text:p>BPlusTreeAlgos.insert(bptree: bpt, valueToBeInserted: 65, keyToBeInserted: "n47");</text:p>
          </table:table-cell>
          <table:table-cell table:formula="of:=COM.MICROSOFT.CONCAT(&quot;AVLTreeAlgos.insert(newKey: &quot;;&quot;&quot;&quot;&quot;;[.B66];&quot;&quot;&quot;&quot;;&quot;,tree: atr);&quot;)" office:value-type="string" office:string-value="AVLTreeAlgos.insert(newKey: &quot;n47&quot;,tree: atr);" calcext:value-type="string">
            <text:p>AVLTreeAlgos.insert(newKey: "n47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n&quot;;[.A67])" office:value-type="string" office:string-value="n24" calcext:value-type="string">
            <text:p>n24</text:p>
          </table:table-cell>
          <table:table-cell table:formula="of:=RAND()" office:value-type="float" office:value="0.222885355207412" calcext:value-type="float">
            <text:p>0.222885355207412</text:p>
          </table:table-cell>
          <table:table-cell office:value-type="string" calcext:value-type="string">
            <text:p>n24</text:p>
          </table:table-cell>
          <table:table-cell table:formula="of:=COM.MICROSOFT.CONCAT(&quot;&quot;&quot;&quot;;[.D67];&quot;&quot;&quot;&quot;;&quot;,&quot;)" office:value-type="string" office:string-value="&quot;n24&quot;," calcext:value-type="string">
            <text:p>"n24",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67];[.F67];[.H67];&quot;&quot;&quot;&quot;;[.B67];&quot;&quot;&quot;&quot;;&quot;);&quot;)" office:value-type="string" office:string-value="BPlusTreeAlgos.insert(bptree: bpt, valueToBeInserted: 66, keyToBeInserted: &quot;n24&quot;);" calcext:value-type="string">
            <text:p>BPlusTreeAlgos.insert(bptree: bpt, valueToBeInserted: 66, keyToBeInserted: "n24");</text:p>
          </table:table-cell>
          <table:table-cell table:formula="of:=COM.MICROSOFT.CONCAT(&quot;AVLTreeAlgos.insert(newKey: &quot;;&quot;&quot;&quot;&quot;;[.B67];&quot;&quot;&quot;&quot;;&quot;,tree: atr);&quot;)" office:value-type="string" office:string-value="AVLTreeAlgos.insert(newKey: &quot;n24&quot;,tree: atr);" calcext:value-type="string">
            <text:p>AVLTreeAlgos.insert(newKey: "n24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n&quot;;[.A68])" office:value-type="string" office:string-value="n56" calcext:value-type="string">
            <text:p>n56</text:p>
          </table:table-cell>
          <table:table-cell table:formula="of:=RAND()" office:value-type="float" office:value="0.959952737426536" calcext:value-type="float">
            <text:p>0.959952737426536</text:p>
          </table:table-cell>
          <table:table-cell office:value-type="string" calcext:value-type="string">
            <text:p>n56</text:p>
          </table:table-cell>
          <table:table-cell table:formula="of:=COM.MICROSOFT.CONCAT(&quot;&quot;&quot;&quot;;[.D68];&quot;&quot;&quot;&quot;;&quot;,&quot;)" office:value-type="string" office:string-value="&quot;n56&quot;," calcext:value-type="string">
            <text:p>"n56",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68];[.F68];[.H68];&quot;&quot;&quot;&quot;;[.B68];&quot;&quot;&quot;&quot;;&quot;);&quot;)" office:value-type="string" office:string-value="BPlusTreeAlgos.insert(bptree: bpt, valueToBeInserted: 67, keyToBeInserted: &quot;n56&quot;);" calcext:value-type="string">
            <text:p>BPlusTreeAlgos.insert(bptree: bpt, valueToBeInserted: 67, keyToBeInserted: "n56");</text:p>
          </table:table-cell>
          <table:table-cell table:formula="of:=COM.MICROSOFT.CONCAT(&quot;AVLTreeAlgos.insert(newKey: &quot;;&quot;&quot;&quot;&quot;;[.B68];&quot;&quot;&quot;&quot;;&quot;,tree: atr);&quot;)" office:value-type="string" office:string-value="AVLTreeAlgos.insert(newKey: &quot;n56&quot;,tree: atr);" calcext:value-type="string">
            <text:p>AVLTreeAlgos.insert(newKey: "n56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n&quot;;[.A69])" office:value-type="string" office:string-value="n44" calcext:value-type="string">
            <text:p>n44</text:p>
          </table:table-cell>
          <table:table-cell table:formula="of:=RAND()" office:value-type="float" office:value="0.819352801173646" calcext:value-type="float">
            <text:p>0.819352801173646</text:p>
          </table:table-cell>
          <table:table-cell office:value-type="string" calcext:value-type="string">
            <text:p>n44</text:p>
          </table:table-cell>
          <table:table-cell table:formula="of:=COM.MICROSOFT.CONCAT(&quot;&quot;&quot;&quot;;[.D69];&quot;&quot;&quot;&quot;;&quot;,&quot;)" office:value-type="string" office:string-value="&quot;n44&quot;," calcext:value-type="string">
            <text:p>"n44",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69];[.F69];[.H69];&quot;&quot;&quot;&quot;;[.B69];&quot;&quot;&quot;&quot;;&quot;);&quot;)" office:value-type="string" office:string-value="BPlusTreeAlgos.insert(bptree: bpt, valueToBeInserted: 68, keyToBeInserted: &quot;n44&quot;);" calcext:value-type="string">
            <text:p>BPlusTreeAlgos.insert(bptree: bpt, valueToBeInserted: 68, keyToBeInserted: "n44");</text:p>
          </table:table-cell>
          <table:table-cell table:formula="of:=COM.MICROSOFT.CONCAT(&quot;AVLTreeAlgos.insert(newKey: &quot;;&quot;&quot;&quot;&quot;;[.B69];&quot;&quot;&quot;&quot;;&quot;,tree: atr);&quot;)" office:value-type="string" office:string-value="AVLTreeAlgos.insert(newKey: &quot;n44&quot;,tree: atr);" calcext:value-type="string">
            <text:p>AVLTreeAlgos.insert(newKey: "n44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n&quot;;[.A70])" office:value-type="string" office:string-value="n21" calcext:value-type="string">
            <text:p>n21</text:p>
          </table:table-cell>
          <table:table-cell table:formula="of:=RAND()" office:value-type="float" office:value="0.784827339679771" calcext:value-type="float">
            <text:p>0.784827339679771</text:p>
          </table:table-cell>
          <table:table-cell office:value-type="string" calcext:value-type="string">
            <text:p>n21</text:p>
          </table:table-cell>
          <table:table-cell table:formula="of:=COM.MICROSOFT.CONCAT(&quot;&quot;&quot;&quot;;[.D70];&quot;&quot;&quot;&quot;;&quot;,&quot;)" office:value-type="string" office:string-value="&quot;n21&quot;," calcext:value-type="string">
            <text:p>"n21",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70];[.F70];[.H70];&quot;&quot;&quot;&quot;;[.B70];&quot;&quot;&quot;&quot;;&quot;);&quot;)" office:value-type="string" office:string-value="BPlusTreeAlgos.insert(bptree: bpt, valueToBeInserted: 69, keyToBeInserted: &quot;n21&quot;);" calcext:value-type="string">
            <text:p>BPlusTreeAlgos.insert(bptree: bpt, valueToBeInserted: 69, keyToBeInserted: "n21");</text:p>
          </table:table-cell>
          <table:table-cell table:formula="of:=COM.MICROSOFT.CONCAT(&quot;AVLTreeAlgos.insert(newKey: &quot;;&quot;&quot;&quot;&quot;;[.B70];&quot;&quot;&quot;&quot;;&quot;,tree: atr);&quot;)" office:value-type="string" office:string-value="AVLTreeAlgos.insert(newKey: &quot;n21&quot;,tree: atr);" calcext:value-type="string">
            <text:p>AVLTreeAlgos.insert(newKey: "n21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n&quot;;[.A71])" office:value-type="string" office:string-value="n25" calcext:value-type="string">
            <text:p>n25</text:p>
          </table:table-cell>
          <table:table-cell table:formula="of:=RAND()" office:value-type="float" office:value="0.247210605495427" calcext:value-type="float">
            <text:p>0.247210605495427</text:p>
          </table:table-cell>
          <table:table-cell office:value-type="string" calcext:value-type="string">
            <text:p>n25</text:p>
          </table:table-cell>
          <table:table-cell table:formula="of:=COM.MICROSOFT.CONCAT(&quot;&quot;&quot;&quot;;[.D71];&quot;&quot;&quot;&quot;;&quot;,&quot;)" office:value-type="string" office:string-value="&quot;n25&quot;," calcext:value-type="string">
            <text:p>"n25",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71];[.F71];[.H71];&quot;&quot;&quot;&quot;;[.B71];&quot;&quot;&quot;&quot;;&quot;);&quot;)" office:value-type="string" office:string-value="BPlusTreeAlgos.insert(bptree: bpt, valueToBeInserted: 70, keyToBeInserted: &quot;n25&quot;);" calcext:value-type="string">
            <text:p>BPlusTreeAlgos.insert(bptree: bpt, valueToBeInserted: 70, keyToBeInserted: "n25");</text:p>
          </table:table-cell>
          <table:table-cell table:formula="of:=COM.MICROSOFT.CONCAT(&quot;AVLTreeAlgos.insert(newKey: &quot;;&quot;&quot;&quot;&quot;;[.B71];&quot;&quot;&quot;&quot;;&quot;,tree: atr);&quot;)" office:value-type="string" office:string-value="AVLTreeAlgos.insert(newKey: &quot;n25&quot;,tree: atr);" calcext:value-type="string">
            <text:p>AVLTreeAlgos.insert(newKey: "n25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n&quot;;[.A72])" office:value-type="string" office:string-value="n41" calcext:value-type="string">
            <text:p>n41</text:p>
          </table:table-cell>
          <table:table-cell table:formula="of:=RAND()" office:value-type="float" office:value="0.641392124034345" calcext:value-type="float">
            <text:p>0.641392124034345</text:p>
          </table:table-cell>
          <table:table-cell office:value-type="string" calcext:value-type="string">
            <text:p>n41</text:p>
          </table:table-cell>
          <table:table-cell table:formula="of:=COM.MICROSOFT.CONCAT(&quot;&quot;&quot;&quot;;[.D72];&quot;&quot;&quot;&quot;;&quot;,&quot;)" office:value-type="string" office:string-value="&quot;n41&quot;," calcext:value-type="string">
            <text:p>"n41",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72];[.F72];[.H72];&quot;&quot;&quot;&quot;;[.B72];&quot;&quot;&quot;&quot;;&quot;);&quot;)" office:value-type="string" office:string-value="BPlusTreeAlgos.insert(bptree: bpt, valueToBeInserted: 71, keyToBeInserted: &quot;n41&quot;);" calcext:value-type="string">
            <text:p>BPlusTreeAlgos.insert(bptree: bpt, valueToBeInserted: 71, keyToBeInserted: "n41");</text:p>
          </table:table-cell>
          <table:table-cell table:formula="of:=COM.MICROSOFT.CONCAT(&quot;AVLTreeAlgos.insert(newKey: &quot;;&quot;&quot;&quot;&quot;;[.B72];&quot;&quot;&quot;&quot;;&quot;,tree: atr);&quot;)" office:value-type="string" office:string-value="AVLTreeAlgos.insert(newKey: &quot;n41&quot;,tree: atr);" calcext:value-type="string">
            <text:p>AVLTreeAlgos.insert(newKey: "n41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n&quot;;[.A73])" office:value-type="string" office:string-value="n17" calcext:value-type="string">
            <text:p>n17</text:p>
          </table:table-cell>
          <table:table-cell table:formula="of:=RAND()" office:value-type="float" office:value="0.206318628984715" calcext:value-type="float">
            <text:p>0.206318628984715</text:p>
          </table:table-cell>
          <table:table-cell office:value-type="string" calcext:value-type="string">
            <text:p>n17</text:p>
          </table:table-cell>
          <table:table-cell table:formula="of:=COM.MICROSOFT.CONCAT(&quot;&quot;&quot;&quot;;[.D73];&quot;&quot;&quot;&quot;;&quot;,&quot;)" office:value-type="string" office:string-value="&quot;n17&quot;," calcext:value-type="string">
            <text:p>"n17",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73];[.F73];[.H73];&quot;&quot;&quot;&quot;;[.B73];&quot;&quot;&quot;&quot;;&quot;);&quot;)" office:value-type="string" office:string-value="BPlusTreeAlgos.insert(bptree: bpt, valueToBeInserted: 72, keyToBeInserted: &quot;n17&quot;);" calcext:value-type="string">
            <text:p>BPlusTreeAlgos.insert(bptree: bpt, valueToBeInserted: 72, keyToBeInserted: "n17");</text:p>
          </table:table-cell>
          <table:table-cell table:formula="of:=COM.MICROSOFT.CONCAT(&quot;AVLTreeAlgos.insert(newKey: &quot;;&quot;&quot;&quot;&quot;;[.B73];&quot;&quot;&quot;&quot;;&quot;,tree: atr);&quot;)" office:value-type="string" office:string-value="AVLTreeAlgos.insert(newKey: &quot;n17&quot;,tree: atr);" calcext:value-type="string">
            <text:p>AVLTreeAlgos.insert(newKey: "n17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n&quot;;[.A74])" office:value-type="string" office:string-value="n64" calcext:value-type="string">
            <text:p>n64</text:p>
          </table:table-cell>
          <table:table-cell table:formula="of:=RAND()" office:value-type="float" office:value="0.667586001976691" calcext:value-type="float">
            <text:p>0.667586001976691</text:p>
          </table:table-cell>
          <table:table-cell office:value-type="string" calcext:value-type="string">
            <text:p>n64</text:p>
          </table:table-cell>
          <table:table-cell table:formula="of:=COM.MICROSOFT.CONCAT(&quot;&quot;&quot;&quot;;[.D74];&quot;&quot;&quot;&quot;;&quot;,&quot;)" office:value-type="string" office:string-value="&quot;n64&quot;," calcext:value-type="string">
            <text:p>"n64",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74];[.F74];[.H74];&quot;&quot;&quot;&quot;;[.B74];&quot;&quot;&quot;&quot;;&quot;);&quot;)" office:value-type="string" office:string-value="BPlusTreeAlgos.insert(bptree: bpt, valueToBeInserted: 73, keyToBeInserted: &quot;n64&quot;);" calcext:value-type="string">
            <text:p>BPlusTreeAlgos.insert(bptree: bpt, valueToBeInserted: 73, keyToBeInserted: "n64");</text:p>
          </table:table-cell>
          <table:table-cell table:formula="of:=COM.MICROSOFT.CONCAT(&quot;AVLTreeAlgos.insert(newKey: &quot;;&quot;&quot;&quot;&quot;;[.B74];&quot;&quot;&quot;&quot;;&quot;,tree: atr);&quot;)" office:value-type="string" office:string-value="AVLTreeAlgos.insert(newKey: &quot;n64&quot;,tree: atr);" calcext:value-type="string">
            <text:p>AVLTreeAlgos.insert(newKey: "n64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n&quot;;[.A75])" office:value-type="string" office:string-value="n36" calcext:value-type="string">
            <text:p>n36</text:p>
          </table:table-cell>
          <table:table-cell table:formula="of:=RAND()" office:value-type="float" office:value="0.133246100400108" calcext:value-type="float">
            <text:p>0.133246100400108</text:p>
          </table:table-cell>
          <table:table-cell office:value-type="string" calcext:value-type="string">
            <text:p>n36</text:p>
          </table:table-cell>
          <table:table-cell table:formula="of:=COM.MICROSOFT.CONCAT(&quot;&quot;&quot;&quot;;[.D75];&quot;&quot;&quot;&quot;;&quot;,&quot;)" office:value-type="string" office:string-value="&quot;n36&quot;," calcext:value-type="string">
            <text:p>"n36",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75];[.F75];[.H75];&quot;&quot;&quot;&quot;;[.B75];&quot;&quot;&quot;&quot;;&quot;);&quot;)" office:value-type="string" office:string-value="BPlusTreeAlgos.insert(bptree: bpt, valueToBeInserted: 74, keyToBeInserted: &quot;n36&quot;);" calcext:value-type="string">
            <text:p>BPlusTreeAlgos.insert(bptree: bpt, valueToBeInserted: 74, keyToBeInserted: "n36");</text:p>
          </table:table-cell>
          <table:table-cell table:formula="of:=COM.MICROSOFT.CONCAT(&quot;AVLTreeAlgos.insert(newKey: &quot;;&quot;&quot;&quot;&quot;;[.B75];&quot;&quot;&quot;&quot;;&quot;,tree: atr);&quot;)" office:value-type="string" office:string-value="AVLTreeAlgos.insert(newKey: &quot;n36&quot;,tree: atr);" calcext:value-type="string">
            <text:p>AVLTreeAlgos.insert(newKey: "n36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n&quot;;[.A76])" office:value-type="string" office:string-value="n43" calcext:value-type="string">
            <text:p>n43</text:p>
          </table:table-cell>
          <table:table-cell table:formula="of:=RAND()" office:value-type="float" office:value="0.00681007885711565" calcext:value-type="float">
            <text:p>0.006810078857116</text:p>
          </table:table-cell>
          <table:table-cell office:value-type="string" calcext:value-type="string">
            <text:p>n43</text:p>
          </table:table-cell>
          <table:table-cell table:formula="of:=COM.MICROSOFT.CONCAT(&quot;&quot;&quot;&quot;;[.D76];&quot;&quot;&quot;&quot;;&quot;,&quot;)" office:value-type="string" office:string-value="&quot;n43&quot;," calcext:value-type="string">
            <text:p>"n43"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76];[.F76];[.H76];&quot;&quot;&quot;&quot;;[.B76];&quot;&quot;&quot;&quot;;&quot;);&quot;)" office:value-type="string" office:string-value="BPlusTreeAlgos.insert(bptree: bpt, valueToBeInserted: 75, keyToBeInserted: &quot;n43&quot;);" calcext:value-type="string">
            <text:p>BPlusTreeAlgos.insert(bptree: bpt, valueToBeInserted: 75, keyToBeInserted: "n43");</text:p>
          </table:table-cell>
          <table:table-cell table:formula="of:=COM.MICROSOFT.CONCAT(&quot;AVLTreeAlgos.insert(newKey: &quot;;&quot;&quot;&quot;&quot;;[.B76];&quot;&quot;&quot;&quot;;&quot;,tree: atr);&quot;)" office:value-type="string" office:string-value="AVLTreeAlgos.insert(newKey: &quot;n43&quot;,tree: atr);" calcext:value-type="string">
            <text:p>AVLTreeAlgos.insert(newKey: "n43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n&quot;;[.A77])" office:value-type="string" office:string-value="n63" calcext:value-type="string">
            <text:p>n63</text:p>
          </table:table-cell>
          <table:table-cell table:formula="of:=RAND()" office:value-type="float" office:value="0.1631703398745" calcext:value-type="float">
            <text:p>0.1631703398745</text:p>
          </table:table-cell>
          <table:table-cell office:value-type="string" calcext:value-type="string">
            <text:p>n63</text:p>
          </table:table-cell>
          <table:table-cell table:formula="of:=COM.MICROSOFT.CONCAT(&quot;&quot;&quot;&quot;;[.D77];&quot;&quot;&quot;&quot;;&quot;,&quot;)" office:value-type="string" office:string-value="&quot;n63&quot;," calcext:value-type="string">
            <text:p>"n63",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77];[.F77];[.H77];&quot;&quot;&quot;&quot;;[.B77];&quot;&quot;&quot;&quot;;&quot;);&quot;)" office:value-type="string" office:string-value="BPlusTreeAlgos.insert(bptree: bpt, valueToBeInserted: 76, keyToBeInserted: &quot;n63&quot;);" calcext:value-type="string">
            <text:p>BPlusTreeAlgos.insert(bptree: bpt, valueToBeInserted: 76, keyToBeInserted: "n63");</text:p>
          </table:table-cell>
          <table:table-cell table:formula="of:=COM.MICROSOFT.CONCAT(&quot;AVLTreeAlgos.insert(newKey: &quot;;&quot;&quot;&quot;&quot;;[.B77];&quot;&quot;&quot;&quot;;&quot;,tree: atr);&quot;)" office:value-type="string" office:string-value="AVLTreeAlgos.insert(newKey: &quot;n63&quot;,tree: atr);" calcext:value-type="string">
            <text:p>AVLTreeAlgos.insert(newKey: "n63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n&quot;;[.A78])" office:value-type="string" office:string-value="n9" calcext:value-type="string">
            <text:p>n9</text:p>
          </table:table-cell>
          <table:table-cell table:formula="of:=RAND()" office:value-type="float" office:value="0.17918183336774" calcext:value-type="float">
            <text:p>0.17918183336774</text:p>
          </table:table-cell>
          <table:table-cell office:value-type="string" calcext:value-type="string">
            <text:p>n9</text:p>
          </table:table-cell>
          <table:table-cell table:formula="of:=COM.MICROSOFT.CONCAT(&quot;&quot;&quot;&quot;;[.D78];&quot;&quot;&quot;&quot;;&quot;,&quot;)" office:value-type="string" office:string-value="&quot;n9&quot;," calcext:value-type="string">
            <text:p>"n9",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78];[.F78];[.H78];&quot;&quot;&quot;&quot;;[.B78];&quot;&quot;&quot;&quot;;&quot;);&quot;)" office:value-type="string" office:string-value="BPlusTreeAlgos.insert(bptree: bpt, valueToBeInserted: 77, keyToBeInserted: &quot;n9&quot;);" calcext:value-type="string">
            <text:p>BPlusTreeAlgos.insert(bptree: bpt, valueToBeInserted: 77, keyToBeInserted: "n9");</text:p>
          </table:table-cell>
          <table:table-cell table:formula="of:=COM.MICROSOFT.CONCAT(&quot;AVLTreeAlgos.insert(newKey: &quot;;&quot;&quot;&quot;&quot;;[.B78];&quot;&quot;&quot;&quot;;&quot;,tree: atr);&quot;)" office:value-type="string" office:string-value="AVLTreeAlgos.insert(newKey: &quot;n9&quot;,tree: atr);" calcext:value-type="string">
            <text:p>AVLTreeAlgos.insert(newKey: "n9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n&quot;;[.A79])" office:value-type="string" office:string-value="n55" calcext:value-type="string">
            <text:p>n55</text:p>
          </table:table-cell>
          <table:table-cell table:formula="of:=RAND()" office:value-type="float" office:value="0.750442778543973" calcext:value-type="float">
            <text:p>0.750442778543973</text:p>
          </table:table-cell>
          <table:table-cell office:value-type="string" calcext:value-type="string">
            <text:p>n55</text:p>
          </table:table-cell>
          <table:table-cell table:formula="of:=COM.MICROSOFT.CONCAT(&quot;&quot;&quot;&quot;;[.D79];&quot;&quot;&quot;&quot;;&quot;,&quot;)" office:value-type="string" office:string-value="&quot;n55&quot;," calcext:value-type="string">
            <text:p>"n55",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79];[.F79];[.H79];&quot;&quot;&quot;&quot;;[.B79];&quot;&quot;&quot;&quot;;&quot;);&quot;)" office:value-type="string" office:string-value="BPlusTreeAlgos.insert(bptree: bpt, valueToBeInserted: 78, keyToBeInserted: &quot;n55&quot;);" calcext:value-type="string">
            <text:p>BPlusTreeAlgos.insert(bptree: bpt, valueToBeInserted: 78, keyToBeInserted: "n55");</text:p>
          </table:table-cell>
          <table:table-cell table:formula="of:=COM.MICROSOFT.CONCAT(&quot;AVLTreeAlgos.insert(newKey: &quot;;&quot;&quot;&quot;&quot;;[.B79];&quot;&quot;&quot;&quot;;&quot;,tree: atr);&quot;)" office:value-type="string" office:string-value="AVLTreeAlgos.insert(newKey: &quot;n55&quot;,tree: atr);" calcext:value-type="string">
            <text:p>AVLTreeAlgos.insert(newKey: "n55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n&quot;;[.A80])" office:value-type="string" office:string-value="n61" calcext:value-type="string">
            <text:p>n61</text:p>
          </table:table-cell>
          <table:table-cell table:formula="of:=RAND()" office:value-type="float" office:value="0.294448420587084" calcext:value-type="float">
            <text:p>0.294448420587084</text:p>
          </table:table-cell>
          <table:table-cell office:value-type="string" calcext:value-type="string">
            <text:p>n61</text:p>
          </table:table-cell>
          <table:table-cell table:formula="of:=COM.MICROSOFT.CONCAT(&quot;&quot;&quot;&quot;;[.D80];&quot;&quot;&quot;&quot;;&quot;,&quot;)" office:value-type="string" office:string-value="&quot;n61&quot;," calcext:value-type="string">
            <text:p>"n61",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80];[.F80];[.H80];&quot;&quot;&quot;&quot;;[.B80];&quot;&quot;&quot;&quot;;&quot;);&quot;)" office:value-type="string" office:string-value="BPlusTreeAlgos.insert(bptree: bpt, valueToBeInserted: 79, keyToBeInserted: &quot;n61&quot;);" calcext:value-type="string">
            <text:p>BPlusTreeAlgos.insert(bptree: bpt, valueToBeInserted: 79, keyToBeInserted: "n61");</text:p>
          </table:table-cell>
          <table:table-cell table:formula="of:=COM.MICROSOFT.CONCAT(&quot;AVLTreeAlgos.insert(newKey: &quot;;&quot;&quot;&quot;&quot;;[.B80];&quot;&quot;&quot;&quot;;&quot;,tree: atr);&quot;)" office:value-type="string" office:string-value="AVLTreeAlgos.insert(newKey: &quot;n61&quot;,tree: atr);" calcext:value-type="string">
            <text:p>AVLTreeAlgos.insert(newKey: "n61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M.MICROSOFT.CONCAT(&quot;n&quot;;[.A81])" office:value-type="string" office:string-value="n94" calcext:value-type="string">
            <text:p>n94</text:p>
          </table:table-cell>
          <table:table-cell table:formula="of:=RAND()" office:value-type="float" office:value="0.998165152569884" calcext:value-type="float">
            <text:p>0.998165152569884</text:p>
          </table:table-cell>
          <table:table-cell office:value-type="string" calcext:value-type="string">
            <text:p>n94</text:p>
          </table:table-cell>
          <table:table-cell table:formula="of:=COM.MICROSOFT.CONCAT(&quot;&quot;&quot;&quot;;[.D81];&quot;&quot;&quot;&quot;;&quot;,&quot;)" office:value-type="string" office:string-value="&quot;n94&quot;," calcext:value-type="string">
            <text:p>"n94",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81];[.F81];[.H81];&quot;&quot;&quot;&quot;;[.B81];&quot;&quot;&quot;&quot;;&quot;);&quot;)" office:value-type="string" office:string-value="BPlusTreeAlgos.insert(bptree: bpt, valueToBeInserted: 80, keyToBeInserted: &quot;n94&quot;);" calcext:value-type="string">
            <text:p>BPlusTreeAlgos.insert(bptree: bpt, valueToBeInserted: 80, keyToBeInserted: "n94");</text:p>
          </table:table-cell>
          <table:table-cell table:formula="of:=COM.MICROSOFT.CONCAT(&quot;AVLTreeAlgos.insert(newKey: &quot;;&quot;&quot;&quot;&quot;;[.B81];&quot;&quot;&quot;&quot;;&quot;,tree: atr);&quot;)" office:value-type="string" office:string-value="AVLTreeAlgos.insert(newKey: &quot;n94&quot;,tree: atr);" calcext:value-type="string">
            <text:p>AVLTreeAlgos.insert(newKey: "n94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n&quot;;[.A82])" office:value-type="string" office:string-value="n1" calcext:value-type="string">
            <text:p>n1</text:p>
          </table:table-cell>
          <table:table-cell table:formula="of:=RAND()" office:value-type="float" office:value="0.027393919686928" calcext:value-type="float">
            <text:p>0.027393919686928</text:p>
          </table:table-cell>
          <table:table-cell office:value-type="string" calcext:value-type="string">
            <text:p>n1</text:p>
          </table:table-cell>
          <table:table-cell table:formula="of:=COM.MICROSOFT.CONCAT(&quot;&quot;&quot;&quot;;[.D82];&quot;&quot;&quot;&quot;;&quot;,&quot;)" office:value-type="string" office:string-value="&quot;n1&quot;," calcext:value-type="string">
            <text:p>"n1",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82];[.F82];[.H82];&quot;&quot;&quot;&quot;;[.B82];&quot;&quot;&quot;&quot;;&quot;);&quot;)" office:value-type="string" office:string-value="BPlusTreeAlgos.insert(bptree: bpt, valueToBeInserted: 81, keyToBeInserted: &quot;n1&quot;);" calcext:value-type="string">
            <text:p>BPlusTreeAlgos.insert(bptree: bpt, valueToBeInserted: 81, keyToBeInserted: "n1");</text:p>
          </table:table-cell>
          <table:table-cell table:formula="of:=COM.MICROSOFT.CONCAT(&quot;AVLTreeAlgos.insert(newKey: &quot;;&quot;&quot;&quot;&quot;;[.B82];&quot;&quot;&quot;&quot;;&quot;,tree: atr);&quot;)" office:value-type="string" office:string-value="AVLTreeAlgos.insert(newKey: &quot;n1&quot;,tree: atr);" calcext:value-type="string">
            <text:p>AVLTreeAlgos.insert(newKey: "n1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n&quot;;[.A83])" office:value-type="string" office:string-value="n66" calcext:value-type="string">
            <text:p>n66</text:p>
          </table:table-cell>
          <table:table-cell table:formula="of:=RAND()" office:value-type="float" office:value="0.792362283326681" calcext:value-type="float">
            <text:p>0.792362283326681</text:p>
          </table:table-cell>
          <table:table-cell office:value-type="string" calcext:value-type="string">
            <text:p>n66</text:p>
          </table:table-cell>
          <table:table-cell table:formula="of:=COM.MICROSOFT.CONCAT(&quot;&quot;&quot;&quot;;[.D83];&quot;&quot;&quot;&quot;;&quot;,&quot;)" office:value-type="string" office:string-value="&quot;n66&quot;," calcext:value-type="string">
            <text:p>"n66",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83];[.F83];[.H83];&quot;&quot;&quot;&quot;;[.B83];&quot;&quot;&quot;&quot;;&quot;);&quot;)" office:value-type="string" office:string-value="BPlusTreeAlgos.insert(bptree: bpt, valueToBeInserted: 82, keyToBeInserted: &quot;n66&quot;);" calcext:value-type="string">
            <text:p>BPlusTreeAlgos.insert(bptree: bpt, valueToBeInserted: 82, keyToBeInserted: "n66");</text:p>
          </table:table-cell>
          <table:table-cell table:formula="of:=COM.MICROSOFT.CONCAT(&quot;AVLTreeAlgos.insert(newKey: &quot;;&quot;&quot;&quot;&quot;;[.B83];&quot;&quot;&quot;&quot;;&quot;,tree: atr);&quot;)" office:value-type="string" office:string-value="AVLTreeAlgos.insert(newKey: &quot;n66&quot;,tree: atr);" calcext:value-type="string">
            <text:p>AVLTreeAlgos.insert(newKey: "n66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n&quot;;[.A84])" office:value-type="string" office:string-value="n12" calcext:value-type="string">
            <text:p>n12</text:p>
          </table:table-cell>
          <table:table-cell table:formula="of:=RAND()" office:value-type="float" office:value="0.0790489716036141" calcext:value-type="float">
            <text:p>0.079048971603614</text:p>
          </table:table-cell>
          <table:table-cell office:value-type="string" calcext:value-type="string">
            <text:p>n12</text:p>
          </table:table-cell>
          <table:table-cell table:formula="of:=COM.MICROSOFT.CONCAT(&quot;&quot;&quot;&quot;;[.D84];&quot;&quot;&quot;&quot;;&quot;,&quot;)" office:value-type="string" office:string-value="&quot;n12&quot;," calcext:value-type="string">
            <text:p>"n12",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84];[.F84];[.H84];&quot;&quot;&quot;&quot;;[.B84];&quot;&quot;&quot;&quot;;&quot;);&quot;)" office:value-type="string" office:string-value="BPlusTreeAlgos.insert(bptree: bpt, valueToBeInserted: 83, keyToBeInserted: &quot;n12&quot;);" calcext:value-type="string">
            <text:p>BPlusTreeAlgos.insert(bptree: bpt, valueToBeInserted: 83, keyToBeInserted: "n12");</text:p>
          </table:table-cell>
          <table:table-cell table:formula="of:=COM.MICROSOFT.CONCAT(&quot;AVLTreeAlgos.insert(newKey: &quot;;&quot;&quot;&quot;&quot;;[.B84];&quot;&quot;&quot;&quot;;&quot;,tree: atr);&quot;)" office:value-type="string" office:string-value="AVLTreeAlgos.insert(newKey: &quot;n12&quot;,tree: atr);" calcext:value-type="string">
            <text:p>AVLTreeAlgos.insert(newKey: "n12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n&quot;;[.A85])" office:value-type="string" office:string-value="n58" calcext:value-type="string">
            <text:p>n58</text:p>
          </table:table-cell>
          <table:table-cell table:formula="of:=RAND()" office:value-type="float" office:value="0.558310969359114" calcext:value-type="float">
            <text:p>0.558310969359114</text:p>
          </table:table-cell>
          <table:table-cell office:value-type="string" calcext:value-type="string">
            <text:p>n58</text:p>
          </table:table-cell>
          <table:table-cell table:formula="of:=COM.MICROSOFT.CONCAT(&quot;&quot;&quot;&quot;;[.D85];&quot;&quot;&quot;&quot;;&quot;,&quot;)" office:value-type="string" office:string-value="&quot;n58&quot;," calcext:value-type="string">
            <text:p>"n58",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85];[.F85];[.H85];&quot;&quot;&quot;&quot;;[.B85];&quot;&quot;&quot;&quot;;&quot;);&quot;)" office:value-type="string" office:string-value="BPlusTreeAlgos.insert(bptree: bpt, valueToBeInserted: 84, keyToBeInserted: &quot;n58&quot;);" calcext:value-type="string">
            <text:p>BPlusTreeAlgos.insert(bptree: bpt, valueToBeInserted: 84, keyToBeInserted: "n58");</text:p>
          </table:table-cell>
          <table:table-cell table:formula="of:=COM.MICROSOFT.CONCAT(&quot;AVLTreeAlgos.insert(newKey: &quot;;&quot;&quot;&quot;&quot;;[.B85];&quot;&quot;&quot;&quot;;&quot;,tree: atr);&quot;)" office:value-type="string" office:string-value="AVLTreeAlgos.insert(newKey: &quot;n58&quot;,tree: atr);" calcext:value-type="string">
            <text:p>AVLTreeAlgos.insert(newKey: "n58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n&quot;;[.A86])" office:value-type="string" office:string-value="n15" calcext:value-type="string">
            <text:p>n15</text:p>
          </table:table-cell>
          <table:table-cell table:formula="of:=RAND()" office:value-type="float" office:value="0.90118138886615" calcext:value-type="float">
            <text:p>0.90118138886615</text:p>
          </table:table-cell>
          <table:table-cell office:value-type="string" calcext:value-type="string">
            <text:p>n15</text:p>
          </table:table-cell>
          <table:table-cell table:formula="of:=COM.MICROSOFT.CONCAT(&quot;&quot;&quot;&quot;;[.D86];&quot;&quot;&quot;&quot;;&quot;,&quot;)" office:value-type="string" office:string-value="&quot;n15&quot;," calcext:value-type="string">
            <text:p>"n15",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86];[.F86];[.H86];&quot;&quot;&quot;&quot;;[.B86];&quot;&quot;&quot;&quot;;&quot;);&quot;)" office:value-type="string" office:string-value="BPlusTreeAlgos.insert(bptree: bpt, valueToBeInserted: 85, keyToBeInserted: &quot;n15&quot;);" calcext:value-type="string">
            <text:p>BPlusTreeAlgos.insert(bptree: bpt, valueToBeInserted: 85, keyToBeInserted: "n15");</text:p>
          </table:table-cell>
          <table:table-cell table:formula="of:=COM.MICROSOFT.CONCAT(&quot;AVLTreeAlgos.insert(newKey: &quot;;&quot;&quot;&quot;&quot;;[.B86];&quot;&quot;&quot;&quot;;&quot;,tree: atr);&quot;)" office:value-type="string" office:string-value="AVLTreeAlgos.insert(newKey: &quot;n15&quot;,tree: atr);" calcext:value-type="string">
            <text:p>AVLTreeAlgos.insert(newKey: "n15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n&quot;;[.A87])" office:value-type="string" office:string-value="n48" calcext:value-type="string">
            <text:p>n48</text:p>
          </table:table-cell>
          <table:table-cell table:formula="of:=RAND()" office:value-type="float" office:value="0.748749605480369" calcext:value-type="float">
            <text:p>0.748749605480369</text:p>
          </table:table-cell>
          <table:table-cell office:value-type="string" calcext:value-type="string">
            <text:p>n48</text:p>
          </table:table-cell>
          <table:table-cell table:formula="of:=COM.MICROSOFT.CONCAT(&quot;&quot;&quot;&quot;;[.D87];&quot;&quot;&quot;&quot;;&quot;,&quot;)" office:value-type="string" office:string-value="&quot;n48&quot;," calcext:value-type="string">
            <text:p>"n48",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87];[.F87];[.H87];&quot;&quot;&quot;&quot;;[.B87];&quot;&quot;&quot;&quot;;&quot;);&quot;)" office:value-type="string" office:string-value="BPlusTreeAlgos.insert(bptree: bpt, valueToBeInserted: 86, keyToBeInserted: &quot;n48&quot;);" calcext:value-type="string">
            <text:p>BPlusTreeAlgos.insert(bptree: bpt, valueToBeInserted: 86, keyToBeInserted: "n48");</text:p>
          </table:table-cell>
          <table:table-cell table:formula="of:=COM.MICROSOFT.CONCAT(&quot;AVLTreeAlgos.insert(newKey: &quot;;&quot;&quot;&quot;&quot;;[.B87];&quot;&quot;&quot;&quot;;&quot;,tree: atr);&quot;)" office:value-type="string" office:string-value="AVLTreeAlgos.insert(newKey: &quot;n48&quot;,tree: atr);" calcext:value-type="string">
            <text:p>AVLTreeAlgos.insert(newKey: "n48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n&quot;;[.A88])" office:value-type="string" office:string-value="n80" calcext:value-type="string">
            <text:p>n80</text:p>
          </table:table-cell>
          <table:table-cell table:formula="of:=RAND()" office:value-type="float" office:value="0.385766646913688" calcext:value-type="float">
            <text:p>0.385766646913688</text:p>
          </table:table-cell>
          <table:table-cell office:value-type="string" calcext:value-type="string">
            <text:p>n80</text:p>
          </table:table-cell>
          <table:table-cell table:formula="of:=COM.MICROSOFT.CONCAT(&quot;&quot;&quot;&quot;;[.D88];&quot;&quot;&quot;&quot;;&quot;,&quot;)" office:value-type="string" office:string-value="&quot;n80&quot;," calcext:value-type="string">
            <text:p>"n80",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88];[.F88];[.H88];&quot;&quot;&quot;&quot;;[.B88];&quot;&quot;&quot;&quot;;&quot;);&quot;)" office:value-type="string" office:string-value="BPlusTreeAlgos.insert(bptree: bpt, valueToBeInserted: 87, keyToBeInserted: &quot;n80&quot;);" calcext:value-type="string">
            <text:p>BPlusTreeAlgos.insert(bptree: bpt, valueToBeInserted: 87, keyToBeInserted: "n80");</text:p>
          </table:table-cell>
          <table:table-cell table:formula="of:=COM.MICROSOFT.CONCAT(&quot;AVLTreeAlgos.insert(newKey: &quot;;&quot;&quot;&quot;&quot;;[.B88];&quot;&quot;&quot;&quot;;&quot;,tree: atr);&quot;)" office:value-type="string" office:string-value="AVLTreeAlgos.insert(newKey: &quot;n80&quot;,tree: atr);" calcext:value-type="string">
            <text:p>AVLTreeAlgos.insert(newKey: "n80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n&quot;;[.A89])" office:value-type="string" office:string-value="n62" calcext:value-type="string">
            <text:p>n62</text:p>
          </table:table-cell>
          <table:table-cell table:formula="of:=RAND()" office:value-type="float" office:value="0.0224787925300125" calcext:value-type="float">
            <text:p>0.022478792530013</text:p>
          </table:table-cell>
          <table:table-cell office:value-type="string" calcext:value-type="string">
            <text:p>n62</text:p>
          </table:table-cell>
          <table:table-cell table:formula="of:=COM.MICROSOFT.CONCAT(&quot;&quot;&quot;&quot;;[.D89];&quot;&quot;&quot;&quot;;&quot;,&quot;)" office:value-type="string" office:string-value="&quot;n62&quot;," calcext:value-type="string">
            <text:p>"n62",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89];[.F89];[.H89];&quot;&quot;&quot;&quot;;[.B89];&quot;&quot;&quot;&quot;;&quot;);&quot;)" office:value-type="string" office:string-value="BPlusTreeAlgos.insert(bptree: bpt, valueToBeInserted: 88, keyToBeInserted: &quot;n62&quot;);" calcext:value-type="string">
            <text:p>BPlusTreeAlgos.insert(bptree: bpt, valueToBeInserted: 88, keyToBeInserted: "n62");</text:p>
          </table:table-cell>
          <table:table-cell table:formula="of:=COM.MICROSOFT.CONCAT(&quot;AVLTreeAlgos.insert(newKey: &quot;;&quot;&quot;&quot;&quot;;[.B89];&quot;&quot;&quot;&quot;;&quot;,tree: atr);&quot;)" office:value-type="string" office:string-value="AVLTreeAlgos.insert(newKey: &quot;n62&quot;,tree: atr);" calcext:value-type="string">
            <text:p>AVLTreeAlgos.insert(newKey: "n62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n&quot;;[.A90])" office:value-type="string" office:string-value="n23" calcext:value-type="string">
            <text:p>n23</text:p>
          </table:table-cell>
          <table:table-cell table:formula="of:=RAND()" office:value-type="float" office:value="0.527250259097064" calcext:value-type="float">
            <text:p>0.527250259097064</text:p>
          </table:table-cell>
          <table:table-cell office:value-type="string" calcext:value-type="string">
            <text:p>n23</text:p>
          </table:table-cell>
          <table:table-cell table:formula="of:=COM.MICROSOFT.CONCAT(&quot;&quot;&quot;&quot;;[.D90];&quot;&quot;&quot;&quot;;&quot;,&quot;)" office:value-type="string" office:string-value="&quot;n23&quot;," calcext:value-type="string">
            <text:p>"n23",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90];[.F90];[.H90];&quot;&quot;&quot;&quot;;[.B90];&quot;&quot;&quot;&quot;;&quot;);&quot;)" office:value-type="string" office:string-value="BPlusTreeAlgos.insert(bptree: bpt, valueToBeInserted: 89, keyToBeInserted: &quot;n23&quot;);" calcext:value-type="string">
            <text:p>BPlusTreeAlgos.insert(bptree: bpt, valueToBeInserted: 89, keyToBeInserted: "n23");</text:p>
          </table:table-cell>
          <table:table-cell table:formula="of:=COM.MICROSOFT.CONCAT(&quot;AVLTreeAlgos.insert(newKey: &quot;;&quot;&quot;&quot;&quot;;[.B90];&quot;&quot;&quot;&quot;;&quot;,tree: atr);&quot;)" office:value-type="string" office:string-value="AVLTreeAlgos.insert(newKey: &quot;n23&quot;,tree: atr);" calcext:value-type="string">
            <text:p>AVLTreeAlgos.insert(newKey: "n23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n&quot;;[.A91])" office:value-type="string" office:string-value="n35" calcext:value-type="string">
            <text:p>n35</text:p>
          </table:table-cell>
          <table:table-cell table:formula="of:=RAND()" office:value-type="float" office:value="0.764701630891493" calcext:value-type="float">
            <text:p>0.764701630891493</text:p>
          </table:table-cell>
          <table:table-cell office:value-type="string" calcext:value-type="string">
            <text:p>n35</text:p>
          </table:table-cell>
          <table:table-cell table:formula="of:=COM.MICROSOFT.CONCAT(&quot;&quot;&quot;&quot;;[.D91];&quot;&quot;&quot;&quot;;&quot;,&quot;)" office:value-type="string" office:string-value="&quot;n35&quot;," calcext:value-type="string">
            <text:p>"n35",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91];[.F91];[.H91];&quot;&quot;&quot;&quot;;[.B91];&quot;&quot;&quot;&quot;;&quot;);&quot;)" office:value-type="string" office:string-value="BPlusTreeAlgos.insert(bptree: bpt, valueToBeInserted: 90, keyToBeInserted: &quot;n35&quot;);" calcext:value-type="string">
            <text:p>BPlusTreeAlgos.insert(bptree: bpt, valueToBeInserted: 90, keyToBeInserted: "n35");</text:p>
          </table:table-cell>
          <table:table-cell table:formula="of:=COM.MICROSOFT.CONCAT(&quot;AVLTreeAlgos.insert(newKey: &quot;;&quot;&quot;&quot;&quot;;[.B91];&quot;&quot;&quot;&quot;;&quot;,tree: atr);&quot;)" office:value-type="string" office:string-value="AVLTreeAlgos.insert(newKey: &quot;n35&quot;,tree: atr);" calcext:value-type="string">
            <text:p>AVLTreeAlgos.insert(newKey: "n35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n&quot;;[.A92])" office:value-type="string" office:string-value="n32" calcext:value-type="string">
            <text:p>n32</text:p>
          </table:table-cell>
          <table:table-cell table:formula="of:=RAND()" office:value-type="float" office:value="0.245248037540431" calcext:value-type="float">
            <text:p>0.245248037540431</text:p>
          </table:table-cell>
          <table:table-cell office:value-type="string" calcext:value-type="string">
            <text:p>n32</text:p>
          </table:table-cell>
          <table:table-cell table:formula="of:=COM.MICROSOFT.CONCAT(&quot;&quot;&quot;&quot;;[.D92];&quot;&quot;&quot;&quot;;&quot;,&quot;)" office:value-type="string" office:string-value="&quot;n32&quot;," calcext:value-type="string">
            <text:p>"n32",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92];[.F92];[.H92];&quot;&quot;&quot;&quot;;[.B92];&quot;&quot;&quot;&quot;;&quot;);&quot;)" office:value-type="string" office:string-value="BPlusTreeAlgos.insert(bptree: bpt, valueToBeInserted: 91, keyToBeInserted: &quot;n32&quot;);" calcext:value-type="string">
            <text:p>BPlusTreeAlgos.insert(bptree: bpt, valueToBeInserted: 91, keyToBeInserted: "n32");</text:p>
          </table:table-cell>
          <table:table-cell table:formula="of:=COM.MICROSOFT.CONCAT(&quot;AVLTreeAlgos.insert(newKey: &quot;;&quot;&quot;&quot;&quot;;[.B92];&quot;&quot;&quot;&quot;;&quot;,tree: atr);&quot;)" office:value-type="string" office:string-value="AVLTreeAlgos.insert(newKey: &quot;n32&quot;,tree: atr);" calcext:value-type="string">
            <text:p>AVLTreeAlgos.insert(newKey: "n32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n&quot;;[.A93])" office:value-type="string" office:string-value="n45" calcext:value-type="string">
            <text:p>n45</text:p>
          </table:table-cell>
          <table:table-cell table:formula="of:=RAND()" office:value-type="float" office:value="0.370706650713923" calcext:value-type="float">
            <text:p>0.370706650713923</text:p>
          </table:table-cell>
          <table:table-cell office:value-type="string" calcext:value-type="string">
            <text:p>n45</text:p>
          </table:table-cell>
          <table:table-cell table:formula="of:=COM.MICROSOFT.CONCAT(&quot;&quot;&quot;&quot;;[.D93];&quot;&quot;&quot;&quot;;&quot;,&quot;)" office:value-type="string" office:string-value="&quot;n45&quot;," calcext:value-type="string">
            <text:p>"n45",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93];[.F93];[.H93];&quot;&quot;&quot;&quot;;[.B93];&quot;&quot;&quot;&quot;;&quot;);&quot;)" office:value-type="string" office:string-value="BPlusTreeAlgos.insert(bptree: bpt, valueToBeInserted: 92, keyToBeInserted: &quot;n45&quot;);" calcext:value-type="string">
            <text:p>BPlusTreeAlgos.insert(bptree: bpt, valueToBeInserted: 92, keyToBeInserted: "n45");</text:p>
          </table:table-cell>
          <table:table-cell table:formula="of:=COM.MICROSOFT.CONCAT(&quot;AVLTreeAlgos.insert(newKey: &quot;;&quot;&quot;&quot;&quot;;[.B93];&quot;&quot;&quot;&quot;;&quot;,tree: atr);&quot;)" office:value-type="string" office:string-value="AVLTreeAlgos.insert(newKey: &quot;n45&quot;,tree: atr);" calcext:value-type="string">
            <text:p>AVLTreeAlgos.insert(newKey: "n45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CONCAT(&quot;n&quot;;[.A94])" office:value-type="string" office:string-value="n87" calcext:value-type="string">
            <text:p>n87</text:p>
          </table:table-cell>
          <table:table-cell table:formula="of:=RAND()" office:value-type="float" office:value="0.811945412293665" calcext:value-type="float">
            <text:p>0.811945412293665</text:p>
          </table:table-cell>
          <table:table-cell office:value-type="string" calcext:value-type="string">
            <text:p>n87</text:p>
          </table:table-cell>
          <table:table-cell table:formula="of:=COM.MICROSOFT.CONCAT(&quot;&quot;&quot;&quot;;[.D94];&quot;&quot;&quot;&quot;;&quot;,&quot;)" office:value-type="string" office:string-value="&quot;n87&quot;," calcext:value-type="string">
            <text:p>"n87",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94];[.F94];[.H94];&quot;&quot;&quot;&quot;;[.B94];&quot;&quot;&quot;&quot;;&quot;);&quot;)" office:value-type="string" office:string-value="BPlusTreeAlgos.insert(bptree: bpt, valueToBeInserted: 93, keyToBeInserted: &quot;n87&quot;);" calcext:value-type="string">
            <text:p>BPlusTreeAlgos.insert(bptree: bpt, valueToBeInserted: 93, keyToBeInserted: "n87");</text:p>
          </table:table-cell>
          <table:table-cell table:formula="of:=COM.MICROSOFT.CONCAT(&quot;AVLTreeAlgos.insert(newKey: &quot;;&quot;&quot;&quot;&quot;;[.B94];&quot;&quot;&quot;&quot;;&quot;,tree: atr);&quot;)" office:value-type="string" office:string-value="AVLTreeAlgos.insert(newKey: &quot;n87&quot;,tree: atr);" calcext:value-type="string">
            <text:p>AVLTreeAlgos.insert(newKey: "n87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n&quot;;[.A95])" office:value-type="string" office:string-value="n31" calcext:value-type="string">
            <text:p>n31</text:p>
          </table:table-cell>
          <table:table-cell table:formula="of:=RAND()" office:value-type="float" office:value="0.215252519071337" calcext:value-type="float">
            <text:p>0.215252519071337</text:p>
          </table:table-cell>
          <table:table-cell office:value-type="string" calcext:value-type="string">
            <text:p>n31</text:p>
          </table:table-cell>
          <table:table-cell table:formula="of:=COM.MICROSOFT.CONCAT(&quot;&quot;&quot;&quot;;[.D95];&quot;&quot;&quot;&quot;;&quot;,&quot;)" office:value-type="string" office:string-value="&quot;n31&quot;," calcext:value-type="string">
            <text:p>"n31",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95];[.F95];[.H95];&quot;&quot;&quot;&quot;;[.B95];&quot;&quot;&quot;&quot;;&quot;);&quot;)" office:value-type="string" office:string-value="BPlusTreeAlgos.insert(bptree: bpt, valueToBeInserted: 94, keyToBeInserted: &quot;n31&quot;);" calcext:value-type="string">
            <text:p>BPlusTreeAlgos.insert(bptree: bpt, valueToBeInserted: 94, keyToBeInserted: "n31");</text:p>
          </table:table-cell>
          <table:table-cell table:formula="of:=COM.MICROSOFT.CONCAT(&quot;AVLTreeAlgos.insert(newKey: &quot;;&quot;&quot;&quot;&quot;;[.B95];&quot;&quot;&quot;&quot;;&quot;,tree: atr);&quot;)" office:value-type="string" office:string-value="AVLTreeAlgos.insert(newKey: &quot;n31&quot;,tree: atr);" calcext:value-type="string">
            <text:p>AVLTreeAlgos.insert(newKey: "n31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CONCAT(&quot;n&quot;;[.A96])" office:value-type="string" office:string-value="n70" calcext:value-type="string">
            <text:p>n70</text:p>
          </table:table-cell>
          <table:table-cell table:formula="of:=RAND()" office:value-type="float" office:value="0.479293223759199" calcext:value-type="float">
            <text:p>0.479293223759199</text:p>
          </table:table-cell>
          <table:table-cell office:value-type="string" calcext:value-type="string">
            <text:p>n70</text:p>
          </table:table-cell>
          <table:table-cell table:formula="of:=COM.MICROSOFT.CONCAT(&quot;&quot;&quot;&quot;;[.D96];&quot;&quot;&quot;&quot;;&quot;,&quot;)" office:value-type="string" office:string-value="&quot;n70&quot;," calcext:value-type="string">
            <text:p>"n70",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96];[.F96];[.H96];&quot;&quot;&quot;&quot;;[.B96];&quot;&quot;&quot;&quot;;&quot;);&quot;)" office:value-type="string" office:string-value="BPlusTreeAlgos.insert(bptree: bpt, valueToBeInserted: 95, keyToBeInserted: &quot;n70&quot;);" calcext:value-type="string">
            <text:p>BPlusTreeAlgos.insert(bptree: bpt, valueToBeInserted: 95, keyToBeInserted: "n70");</text:p>
          </table:table-cell>
          <table:table-cell table:formula="of:=COM.MICROSOFT.CONCAT(&quot;AVLTreeAlgos.insert(newKey: &quot;;&quot;&quot;&quot;&quot;;[.B96];&quot;&quot;&quot;&quot;;&quot;,tree: atr);&quot;)" office:value-type="string" office:string-value="AVLTreeAlgos.insert(newKey: &quot;n70&quot;,tree: atr);" calcext:value-type="string">
            <text:p>AVLTreeAlgos.insert(newKey: "n70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n&quot;;[.A97])" office:value-type="string" office:string-value="n37" calcext:value-type="string">
            <text:p>n37</text:p>
          </table:table-cell>
          <table:table-cell table:formula="of:=RAND()" office:value-type="float" office:value="0.223974401780994" calcext:value-type="float">
            <text:p>0.223974401780994</text:p>
          </table:table-cell>
          <table:table-cell office:value-type="string" calcext:value-type="string">
            <text:p>n37</text:p>
          </table:table-cell>
          <table:table-cell table:formula="of:=COM.MICROSOFT.CONCAT(&quot;&quot;&quot;&quot;;[.D97];&quot;&quot;&quot;&quot;;&quot;,&quot;)" office:value-type="string" office:string-value="&quot;n37&quot;," calcext:value-type="string">
            <text:p>"n37",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97];[.F97];[.H97];&quot;&quot;&quot;&quot;;[.B97];&quot;&quot;&quot;&quot;;&quot;);&quot;)" office:value-type="string" office:string-value="BPlusTreeAlgos.insert(bptree: bpt, valueToBeInserted: 96, keyToBeInserted: &quot;n37&quot;);" calcext:value-type="string">
            <text:p>BPlusTreeAlgos.insert(bptree: bpt, valueToBeInserted: 96, keyToBeInserted: "n37");</text:p>
          </table:table-cell>
          <table:table-cell table:formula="of:=COM.MICROSOFT.CONCAT(&quot;AVLTreeAlgos.insert(newKey: &quot;;&quot;&quot;&quot;&quot;;[.B97];&quot;&quot;&quot;&quot;;&quot;,tree: atr);&quot;)" office:value-type="string" office:string-value="AVLTreeAlgos.insert(newKey: &quot;n37&quot;,tree: atr);" calcext:value-type="string">
            <text:p>AVLTreeAlgos.insert(newKey: "n37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n&quot;;[.A98])" office:value-type="string" office:string-value="n49" calcext:value-type="string">
            <text:p>n49</text:p>
          </table:table-cell>
          <table:table-cell table:formula="of:=RAND()" office:value-type="float" office:value="0.0124198797925451" calcext:value-type="float">
            <text:p>0.012419879792545</text:p>
          </table:table-cell>
          <table:table-cell office:value-type="string" calcext:value-type="string">
            <text:p>n49</text:p>
          </table:table-cell>
          <table:table-cell table:formula="of:=COM.MICROSOFT.CONCAT(&quot;&quot;&quot;&quot;;[.D98];&quot;&quot;&quot;&quot;;&quot;,&quot;)" office:value-type="string" office:string-value="&quot;n49&quot;," calcext:value-type="string">
            <text:p>"n49",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98];[.F98];[.H98];&quot;&quot;&quot;&quot;;[.B98];&quot;&quot;&quot;&quot;;&quot;);&quot;)" office:value-type="string" office:string-value="BPlusTreeAlgos.insert(bptree: bpt, valueToBeInserted: 97, keyToBeInserted: &quot;n49&quot;);" calcext:value-type="string">
            <text:p>BPlusTreeAlgos.insert(bptree: bpt, valueToBeInserted: 97, keyToBeInserted: "n49");</text:p>
          </table:table-cell>
          <table:table-cell table:formula="of:=COM.MICROSOFT.CONCAT(&quot;AVLTreeAlgos.insert(newKey: &quot;;&quot;&quot;&quot;&quot;;[.B98];&quot;&quot;&quot;&quot;;&quot;,tree: atr);&quot;)" office:value-type="string" office:string-value="AVLTreeAlgos.insert(newKey: &quot;n49&quot;,tree: atr);" calcext:value-type="string">
            <text:p>AVLTreeAlgos.insert(newKey: "n49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CONCAT(&quot;n&quot;;[.A99])" office:value-type="string" office:string-value="n82" calcext:value-type="string">
            <text:p>n82</text:p>
          </table:table-cell>
          <table:table-cell table:formula="of:=RAND()" office:value-type="float" office:value="0.387072038112193" calcext:value-type="float">
            <text:p>0.387072038112193</text:p>
          </table:table-cell>
          <table:table-cell office:value-type="string" calcext:value-type="string">
            <text:p>n82</text:p>
          </table:table-cell>
          <table:table-cell table:formula="of:=COM.MICROSOFT.CONCAT(&quot;&quot;&quot;&quot;;[.D99];&quot;&quot;&quot;&quot;;&quot;,&quot;)" office:value-type="string" office:string-value="&quot;n82&quot;," calcext:value-type="string">
            <text:p>"n82",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99];[.F99];[.H99];&quot;&quot;&quot;&quot;;[.B99];&quot;&quot;&quot;&quot;;&quot;);&quot;)" office:value-type="string" office:string-value="BPlusTreeAlgos.insert(bptree: bpt, valueToBeInserted: 98, keyToBeInserted: &quot;n82&quot;);" calcext:value-type="string">
            <text:p>BPlusTreeAlgos.insert(bptree: bpt, valueToBeInserted: 98, keyToBeInserted: "n82");</text:p>
          </table:table-cell>
          <table:table-cell table:formula="of:=COM.MICROSOFT.CONCAT(&quot;AVLTreeAlgos.insert(newKey: &quot;;&quot;&quot;&quot;&quot;;[.B99];&quot;&quot;&quot;&quot;;&quot;,tree: atr);&quot;)" office:value-type="string" office:string-value="AVLTreeAlgos.insert(newKey: &quot;n82&quot;,tree: atr);" calcext:value-type="string">
            <text:p>AVLTreeAlgos.insert(newKey: "n82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n&quot;;[.A100])" office:value-type="string" office:string-value="n2" calcext:value-type="string">
            <text:p>n2</text:p>
          </table:table-cell>
          <table:table-cell table:formula="of:=RAND()" office:value-type="float" office:value="0.783233319558376" calcext:value-type="float">
            <text:p>0.783233319558376</text:p>
          </table:table-cell>
          <table:table-cell office:value-type="string" calcext:value-type="string">
            <text:p>n2</text:p>
          </table:table-cell>
          <table:table-cell table:formula="of:=COM.MICROSOFT.CONCAT(&quot;&quot;&quot;&quot;;[.D100];&quot;&quot;&quot;&quot;;&quot;,&quot;)" office:value-type="string" office:string-value="&quot;n2&quot;," calcext:value-type="string">
            <text:p>"n2",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pan text:style-name="T2">BPlusTreeAlgos.</text:span><text:span text:style-name="T3">insert</text:span><text:span text:style-name="T4">(bptree: bpt, valueToBeInserted: </text:span></text:p>
          </table:table-cell>
          <table:table-cell office:value-type="string" calcext:value-type="string">
            <text:p>, keyToBeInserted: </text:p>
          </table:table-cell>
          <table:table-cell table:formula="of:=COM.MICROSOFT.CONCAT([.G100];[.F100];[.H100];&quot;&quot;&quot;&quot;;[.B100];&quot;&quot;&quot;&quot;;&quot;);&quot;)" office:value-type="string" office:string-value="BPlusTreeAlgos.insert(bptree: bpt, valueToBeInserted: 99, keyToBeInserted: &quot;n2&quot;);" calcext:value-type="string">
            <text:p>BPlusTreeAlgos.insert(bptree: bpt, valueToBeInserted: 99, keyToBeInserted: "n2");</text:p>
          </table:table-cell>
          <table:table-cell table:formula="of:=COM.MICROSOFT.CONCAT(&quot;AVLTreeAlgos.insert(newKey: &quot;;&quot;&quot;&quot;&quot;;[.B100];&quot;&quot;&quot;&quot;;&quot;,tree: atr);&quot;)" office:value-type="string" office:string-value="AVLTreeAlgos.insert(newKey: &quot;n2&quot;,tree: atr);" calcext:value-type="string">
            <text:p>AVLTreeAlgos.insert(newKey: "n2",tree: atr);</text:p>
          </table:table-cell>
          <table:table-cell table:number-columns-repeated="3"/>
          <table:table-cell office:value-type="string" calcext:value-type="string">
            <text:p>t1();</text:p>
          </table:table-cell>
        </table:table-row>
        <table:table-row table:style-name="ro1" table:number-rows-repeated="6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formula="of:=COM.MICROSOFT.CONCAT([.E2:.E100])" office:value-type="string" office:string-value="&quot;n7&quot;,&quot;n42&quot;,&quot;n86&quot;,&quot;n22&quot;,&quot;n50&quot;,&quot;n79&quot;,&quot;n39&quot;,&quot;n34&quot;,&quot;n30&quot;,&quot;n13&quot;,&quot;n14&quot;,&quot;n59&quot;,&quot;n95&quot;,&quot;n46&quot;,&quot;n65&quot;,&quot;n85&quot;,&quot;n40&quot;,&quot;n19&quot;,&quot;n20&quot;,&quot;n76&quot;,&quot;n11&quot;,&quot;n57&quot;,&quot;n81&quot;,&quot;n52&quot;,&quot;n73&quot;,&quot;n97&quot;,&quot;n75&quot;,&quot;n53&quot;,&quot;n74&quot;,&quot;n93&quot;,&quot;n8&quot;,&quot;n27&quot;,&quot;n98&quot;,&quot;n16&quot;,&quot;n6&quot;,&quot;n69&quot;,&quot;n51&quot;,&quot;n77&quot;,&quot;n90&quot;,&quot;n28&quot;,&quot;n83&quot;,&quot;n89&quot;,&quot;n88&quot;,&quot;n67&quot;,&quot;n84&quot;,&quot;n26&quot;,&quot;n92&quot;,&quot;n18&quot;,&quot;n38&quot;,&quot;n78&quot;,&quot;n33&quot;,&quot;n5&quot;,&quot;n4&quot;,&quot;n96&quot;,&quot;n68&quot;,&quot;n29&quot;,&quot;n3&quot;,&quot;n72&quot;,&quot;n99&quot;,&quot;n71&quot;,&quot;n60&quot;,&quot;n54&quot;,&quot;n10&quot;,&quot;n91&quot;,&quot;n47&quot;,&quot;n24&quot;,&quot;n56&quot;,&quot;n44&quot;,&quot;n21&quot;,&quot;n25&quot;,&quot;n41&quot;,&quot;n17&quot;,&quot;n64&quot;,&quot;n36&quot;,&quot;n43&quot;,&quot;n63&quot;,&quot;n9&quot;,&quot;n55&quot;,&quot;n61&quot;,&quot;n94&quot;,&quot;n1&quot;,&quot;n66&quot;,&quot;n12&quot;,&quot;n58&quot;,&quot;n15&quot;,&quot;n48&quot;,&quot;n80&quot;,&quot;n62&quot;,&quot;n23&quot;,&quot;n35&quot;,&quot;n32&quot;,&quot;n45&quot;,&quot;n87&quot;,&quot;n31&quot;,&quot;n70&quot;,&quot;n37&quot;,&quot;n49&quot;,&quot;n82&quot;,&quot;n2&quot;," calcext:value-type="string">
            <text:p>"n7","n42","n86","n22","n50","n79","n39","n34","n30","n13","n14","n59","n95","n46","n65","n85","n40","n19","n20","n76","n11","n57","n81","n52","n73","n97","n75","n53","n74","n93","n8","n27","n98","n16","n6","n69","n51","n77","n90","n28","n83","n89","n88","n67","n84","n26","n92","n18","n38","n78","n33","n5","n4","n96","n68","n29","n3","n72","n99","n71","n60","n54","n10","n91","n47","n24","n56","n44","n21","n25","n41","n17","n64","n36","n43","n63","n9","n55","n61","n94","n1","n66","n12","n58","n15","n48","n80","n62","n23","n35","n32","n45","n87","n31","n70","n37","n49","n82","n2",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"n57","n81","n52","n73","n97","n75","n53","n74","n93","n8","n27","n98","n16","n6","n69","n51","n77","n90","n28","n83","n89","n88","n67","n84","n26","n92","n18","n38","n78","n33","n5","n4","n96","n68","n29",”n50”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setCookie("VisualizationWidth",2000,2)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insert</text:p>
          </table:table-cell>
          <table:table-cell table:style-name="Default" office:value-type="string" calcext:value-type="string">
            <text:p>let a =["n7","n42","n86","n22","n50","n79","n39","n34","n30","n13","n14","n59","n95","n46","n65","n85","n40","n19","n20","n76","n11","n57","n81","n52","n73","n97","n75","n53","n74","n93","n8","n27","n98","n16","n6","n69","n51","n77","n90","n28","n83","n89","n88","n67","n84","n26","n92","n18","n38","n78","n33","n5","n4","n96","n68","n29","n3","n72","n99","n71","n60","n54","n10","n91","n47","n24","n56","n44","n21","n25","n41","n17","n64","n36","n43","n63","n9","n55","n61","n94","n1","n66","n12","n58","n15","n48","n80","n62","n23","n35","n32","n45","n87","n31","n70","n37","n49","n82","n2"];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var int =document.querySelectorAll('#AlgorithmSpecificControls input[type="Text"]')[0];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var ibt= document.querySelectorAll('#AlgorithmSpecificControls input[type="Button"]')[0];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 office:value-type="string" calcext:value-type="string">
            <text:p>function t1(){</text:p>
            <text:p>    var e= a.shift();</text:p>
            <text:p>console.log(e);</text:p>
            <text:p>    int.value = e;</text:p>
            <text:p>    ibt.click();</text:p>
            <text:p>}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var iy = setInterval(()=&gt;{if(a.length){t1();}else{clearInterval(iy);}},1000);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lete</text:p>
          </table:table-cell>
          <table:table-cell table:style-name="Default" table:formula="of:=COM.MICROSOFT.CONCAT(&quot;let b =[&quot;;[.B108];&quot;];&quot;)" office:value-type="string" office:string-value="let b =[&quot;n57&quot;,&quot;n81&quot;,&quot;n52&quot;,&quot;n73&quot;,&quot;n97&quot;,&quot;n75&quot;,&quot;n53&quot;,&quot;n74&quot;,&quot;n93&quot;,&quot;n8&quot;,&quot;n27&quot;,&quot;n98&quot;,&quot;n16&quot;,&quot;n6&quot;,&quot;n69&quot;,&quot;n51&quot;,&quot;n77&quot;,&quot;n90&quot;,&quot;n28&quot;,&quot;n83&quot;,&quot;n89&quot;,&quot;n88&quot;,&quot;n67&quot;,&quot;n84&quot;,&quot;n26&quot;,&quot;n92&quot;,&quot;n18&quot;,&quot;n38&quot;,&quot;n78&quot;,&quot;n33&quot;,&quot;n5&quot;,&quot;n4&quot;,&quot;n96&quot;,&quot;n68&quot;,&quot;n29&quot;,”n50”];" calcext:value-type="string">
            <text:p>let b =["n57","n81","n52","n73","n97","n75","n53","n74","n93","n8","n27","n98","n16","n6","n69","n51","n77","n90","n28","n83","n89","n88","n67","n84","n26","n92","n18","n38","n78","n33","n5","n4","n96","n68","n29",”n50”];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var dint =document.querySelectorAll('#AlgorithmSpecificControls input[type="Text"]')[1];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var dibt= document.querySelectorAll('#AlgorithmSpecificControls input[type="Button"]')[1];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/>
          <table:table-cell table:style-name="Default" office:value-type="string" calcext:value-type="string">
            <text:p><text:span text:style-name="T1">function t2(){</text:span></text:p>
            <text:p><text:span text:style-name="T1">    var e= b.shift();console.log(e);dint.value = e;</text:span></text:p>
            <text:p><text:span text:style-name="T1">    dibt.click();</text:span></text:p>
            <text:p><text:span text:style-name="T1">}</text:span>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var diy = setInterval(()=&gt;{if(b.length){t2();}else{clearInterval(diy);}},2000);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6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default-cell-style-name="ce12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2 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n2 </text:p>
          </table:table-cell>
          <table:table-cell table:formula="of:=[.E1]=[.A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Columns needs to be deleted</text:p>
          </table:table-cell>
          <table:table-cell/>
        </table:table-row>
        <table:table-row table:style-name="ro1">
          <table:table-cell office:value-type="string" calcext:value-type="string">
            <text:p>n25 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n25 </text:p>
          </table:table-cell>
          <table:table-cell table:formula="of:=[.E2]=[.A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25</text:p>
          </table:table-cell>
          <table:table-cell/>
          <table:table-cell office:value-type="string" calcext:value-type="string">
            <text:p>n10</text:p>
          </table:table-cell>
          <table:table-cell/>
          <table:table-cell office:value-type="string" calcext:value-type="string">
            <text:p>n10</text:p>
          </table:table-cell>
          <table:table-cell table:formula="of:=COM.MICROSOFT.CONCAT(&quot;AVLTreeAlgos.delete(keyToBeDeleted: &quot;;&quot;&quot;&quot;&quot;;[.N2];&quot;&quot;&quot;&quot;;&quot;, tree: atr);&quot;)" office:value-type="string" office:string-value="AVLTreeAlgos.delete(keyToBeDeleted: &quot;n57&quot;, tree: atr);" calcext:value-type="string">
            <text:p>AVLTreeAlgos.delete(keyToBeDeleted: "n57", tree: atr);</text:p>
          </table:table-cell>
          <table:table-cell table:style-name="ce7" office:value-type="string" calcext:value-type="string">
            <text:p>n57</text:p>
          </table:table-cell>
          <table:table-cell table:style-name="ce7" table:formula="of:=COM.MICROSOFT.CONCAT(&quot;&quot;&quot;&quot;;[.N2];&quot;&quot;&quot;&quot;;&quot;,&quot;)" office:value-type="string" office:string-value="&quot;n57&quot;," calcext:value-type="string">
            <text:p>"n57",</text:p>
          </table:table-cell>
        </table:table-row>
        <table:table-row table:style-name="ro1">
          <table:table-cell office:value-type="string" calcext:value-type="string">
            <text:p>n31 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n31 </text:p>
          </table:table-cell>
          <table:table-cell table:formula="of:=[.E3]=[.A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31</text:p>
          </table:table-cell>
          <table:table-cell/>
          <table:table-cell office:value-type="string" calcext:value-type="string">
            <text:p>n11</text:p>
          </table:table-cell>
          <table:table-cell/>
          <table:table-cell office:value-type="string" calcext:value-type="string">
            <text:p>n11</text:p>
          </table:table-cell>
          <table:table-cell table:formula="of:=COM.MICROSOFT.CONCAT(&quot;AVLTreeAlgos.delete(keyToBeDeleted: &quot;;&quot;&quot;&quot;&quot;;[.N3];&quot;&quot;&quot;&quot;;&quot;, tree: atr);&quot;)" office:value-type="string" office:string-value="AVLTreeAlgos.delete(keyToBeDeleted: &quot;n81&quot;, tree: atr);" calcext:value-type="string">
            <text:p>AVLTreeAlgos.delete(keyToBeDeleted: "n81", tree: atr);</text:p>
          </table:table-cell>
          <table:table-cell table:style-name="ce7" office:value-type="string" calcext:value-type="string">
            <text:p>n81</text:p>
          </table:table-cell>
          <table:table-cell table:style-name="ce7" table:formula="of:=COM.MICROSOFT.CONCAT(&quot;&quot;&quot;&quot;;[.N3];&quot;&quot;&quot;&quot;;&quot;,&quot;)" office:value-type="string" office:string-value="&quot;n81&quot;," calcext:value-type="string">
            <text:p>"n81",</text:p>
          </table:table-cell>
        </table:table-row>
        <table:table-row table:style-name="ro1">
          <table:table-cell office:value-type="string" calcext:value-type="string">
            <text:p>n32 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n32 </text:p>
          </table:table-cell>
          <table:table-cell table:formula="of:=[.E4]=[.A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32</text:p>
          </table:table-cell>
          <table:table-cell/>
          <table:table-cell office:value-type="string" calcext:value-type="string">
            <text:p>n12</text:p>
          </table:table-cell>
          <table:table-cell/>
          <table:table-cell office:value-type="string" calcext:value-type="string">
            <text:p>n12</text:p>
          </table:table-cell>
          <table:table-cell table:formula="of:=COM.MICROSOFT.CONCAT(&quot;AVLTreeAlgos.delete(keyToBeDeleted: &quot;;&quot;&quot;&quot;&quot;;[.N4];&quot;&quot;&quot;&quot;;&quot;, tree: atr);&quot;)" office:value-type="string" office:string-value="AVLTreeAlgos.delete(keyToBeDeleted: &quot;n52&quot;, tree: atr);" calcext:value-type="string">
            <text:p>AVLTreeAlgos.delete(keyToBeDeleted: "n52", tree: atr);</text:p>
          </table:table-cell>
          <table:table-cell table:style-name="ce7" office:value-type="string" calcext:value-type="string">
            <text:p>n52</text:p>
          </table:table-cell>
          <table:table-cell table:style-name="ce7" table:formula="of:=COM.MICROSOFT.CONCAT(&quot;&quot;&quot;&quot;;[.N4];&quot;&quot;&quot;&quot;;&quot;,&quot;)" office:value-type="string" office:string-value="&quot;n52&quot;," calcext:value-type="string">
            <text:p>"n52",</text:p>
          </table:table-cell>
        </table:table-row>
        <table:table-row table:style-name="ro1">
          <table:table-cell office:value-type="string" calcext:value-type="string">
            <text:p>n35 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n35 </text:p>
          </table:table-cell>
          <table:table-cell table:formula="of:=[.E5]=[.A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35</text:p>
          </table:table-cell>
          <table:table-cell/>
          <table:table-cell office:value-type="string" calcext:value-type="string">
            <text:p>n13</text:p>
          </table:table-cell>
          <table:table-cell/>
          <table:table-cell office:value-type="string" calcext:value-type="string">
            <text:p>n13</text:p>
          </table:table-cell>
          <table:table-cell table:formula="of:=COM.MICROSOFT.CONCAT(&quot;AVLTreeAlgos.delete(keyToBeDeleted: &quot;;&quot;&quot;&quot;&quot;;[.N5];&quot;&quot;&quot;&quot;;&quot;, tree: atr);&quot;)" office:value-type="string" office:string-value="AVLTreeAlgos.delete(keyToBeDeleted: &quot;n73&quot;, tree: atr);" calcext:value-type="string">
            <text:p>AVLTreeAlgos.delete(keyToBeDeleted: "n73", tree: atr);</text:p>
          </table:table-cell>
          <table:table-cell table:style-name="ce7" office:value-type="string" calcext:value-type="string">
            <text:p>n73</text:p>
          </table:table-cell>
          <table:table-cell table:style-name="ce7" table:formula="of:=COM.MICROSOFT.CONCAT(&quot;&quot;&quot;&quot;;[.N5];&quot;&quot;&quot;&quot;;&quot;,&quot;)" office:value-type="string" office:string-value="&quot;n73&quot;," calcext:value-type="string">
            <text:p>"n73",</text:p>
          </table:table-cell>
        </table:table-row>
        <table:table-row table:style-name="ro1">
          <table:table-cell office:value-type="string" calcext:value-type="string">
            <text:p>n36 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n36 </text:p>
          </table:table-cell>
          <table:table-cell table:formula="of:=[.E6]=[.A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36</text:p>
          </table:table-cell>
          <table:table-cell/>
          <table:table-cell office:value-type="string" calcext:value-type="string">
            <text:p>n14</text:p>
          </table:table-cell>
          <table:table-cell/>
          <table:table-cell office:value-type="string" calcext:value-type="string">
            <text:p>n14</text:p>
          </table:table-cell>
          <table:table-cell table:formula="of:=COM.MICROSOFT.CONCAT(&quot;AVLTreeAlgos.delete(keyToBeDeleted: &quot;;&quot;&quot;&quot;&quot;;[.N6];&quot;&quot;&quot;&quot;;&quot;, tree: atr);&quot;)" office:value-type="string" office:string-value="AVLTreeAlgos.delete(keyToBeDeleted: &quot;n97&quot;, tree: atr);" calcext:value-type="string">
            <text:p>AVLTreeAlgos.delete(keyToBeDeleted: "n97", tree: atr);</text:p>
          </table:table-cell>
          <table:table-cell table:style-name="ce7" office:value-type="string" calcext:value-type="string">
            <text:p>n97</text:p>
          </table:table-cell>
          <table:table-cell table:style-name="ce7" table:formula="of:=COM.MICROSOFT.CONCAT(&quot;&quot;&quot;&quot;;[.N6];&quot;&quot;&quot;&quot;;&quot;,&quot;)" office:value-type="string" office:string-value="&quot;n97&quot;," calcext:value-type="string">
            <text:p>"n97",</text:p>
          </table:table-cell>
        </table:table-row>
        <table:table-row table:style-name="ro1">
          <table:table-cell office:value-type="string" calcext:value-type="string">
            <text:p>n37 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n37 </text:p>
          </table:table-cell>
          <table:table-cell table:formula="of:=[.E7]=[.A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37</text:p>
          </table:table-cell>
          <table:table-cell/>
          <table:table-cell office:value-type="string" calcext:value-type="string">
            <text:p>n15</text:p>
          </table:table-cell>
          <table:table-cell/>
          <table:table-cell office:value-type="string" calcext:value-type="string">
            <text:p>n15</text:p>
          </table:table-cell>
          <table:table-cell table:formula="of:=COM.MICROSOFT.CONCAT(&quot;AVLTreeAlgos.delete(keyToBeDeleted: &quot;;&quot;&quot;&quot;&quot;;[.N7];&quot;&quot;&quot;&quot;;&quot;, tree: atr);&quot;)" office:value-type="string" office:string-value="AVLTreeAlgos.delete(keyToBeDeleted: &quot;n75&quot;, tree: atr);" calcext:value-type="string">
            <text:p>AVLTreeAlgos.delete(keyToBeDeleted: "n75", tree: atr);</text:p>
          </table:table-cell>
          <table:table-cell table:style-name="ce7" office:value-type="string" calcext:value-type="string">
            <text:p>n75</text:p>
          </table:table-cell>
          <table:table-cell table:style-name="ce7" table:formula="of:=COM.MICROSOFT.CONCAT(&quot;&quot;&quot;&quot;;[.N7];&quot;&quot;&quot;&quot;;&quot;,&quot;)" office:value-type="string" office:string-value="&quot;n75&quot;," calcext:value-type="string">
            <text:p>"n75",</text:p>
          </table:table-cell>
        </table:table-row>
        <table:table-row table:style-name="ro1">
          <table:table-cell office:value-type="string" calcext:value-type="string">
            <text:p>n41 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n41 </text:p>
          </table:table-cell>
          <table:table-cell table:formula="of:=[.E8]=[.A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41</text:p>
          </table:table-cell>
          <table:table-cell/>
          <table:table-cell office:value-type="string" calcext:value-type="string">
            <text:p>n16</text:p>
          </table:table-cell>
          <table:table-cell/>
          <table:table-cell office:value-type="string" calcext:value-type="string">
            <text:p>n16</text:p>
          </table:table-cell>
          <table:table-cell table:formula="of:=COM.MICROSOFT.CONCAT(&quot;AVLTreeAlgos.delete(keyToBeDeleted: &quot;;&quot;&quot;&quot;&quot;;[.N8];&quot;&quot;&quot;&quot;;&quot;, tree: atr);&quot;)" office:value-type="string" office:string-value="AVLTreeAlgos.delete(keyToBeDeleted: &quot;n53&quot;, tree: atr);" calcext:value-type="string">
            <text:p>AVLTreeAlgos.delete(keyToBeDeleted: "n53", tree: atr);</text:p>
          </table:table-cell>
          <table:table-cell table:style-name="ce7" office:value-type="string" calcext:value-type="string">
            <text:p>n53</text:p>
          </table:table-cell>
          <table:table-cell table:style-name="ce7" table:formula="of:=COM.MICROSOFT.CONCAT(&quot;&quot;&quot;&quot;;[.N8];&quot;&quot;&quot;&quot;;&quot;,&quot;)" office:value-type="string" office:string-value="&quot;n53&quot;," calcext:value-type="string">
            <text:p>"n53",</text:p>
          </table:table-cell>
        </table:table-row>
        <table:table-row table:style-name="ro1">
          <table:table-cell office:value-type="string" calcext:value-type="string">
            <text:p>n43 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n43 </text:p>
          </table:table-cell>
          <table:table-cell table:formula="of:=[.E9]=[.A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43</text:p>
          </table:table-cell>
          <table:table-cell/>
          <table:table-cell office:value-type="string" calcext:value-type="string">
            <text:p>n17</text:p>
          </table:table-cell>
          <table:table-cell/>
          <table:table-cell office:value-type="string" calcext:value-type="string">
            <text:p>n17</text:p>
          </table:table-cell>
          <table:table-cell table:formula="of:=COM.MICROSOFT.CONCAT(&quot;AVLTreeAlgos.delete(keyToBeDeleted: &quot;;&quot;&quot;&quot;&quot;;[.N9];&quot;&quot;&quot;&quot;;&quot;, tree: atr);&quot;)" office:value-type="string" office:string-value="AVLTreeAlgos.delete(keyToBeDeleted: &quot;n74&quot;, tree: atr);" calcext:value-type="string">
            <text:p>AVLTreeAlgos.delete(keyToBeDeleted: "n74", tree: atr);</text:p>
          </table:table-cell>
          <table:table-cell table:style-name="ce7" office:value-type="string" calcext:value-type="string">
            <text:p>n74</text:p>
          </table:table-cell>
          <table:table-cell table:style-name="ce7" table:formula="of:=COM.MICROSOFT.CONCAT(&quot;&quot;&quot;&quot;;[.N9];&quot;&quot;&quot;&quot;;&quot;,&quot;)" office:value-type="string" office:string-value="&quot;n74&quot;," calcext:value-type="string">
            <text:p>"n74",</text:p>
          </table:table-cell>
        </table:table-row>
        <table:table-row table:style-name="ro1">
          <table:table-cell office:value-type="string" calcext:value-type="string">
            <text:p>n44 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n44 </text:p>
          </table:table-cell>
          <table:table-cell table:formula="of:=[.E10]=[.A1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44</text:p>
          </table:table-cell>
          <table:table-cell/>
          <table:table-cell office:value-type="string" calcext:value-type="string">
            <text:p>n18</text:p>
          </table:table-cell>
          <table:table-cell/>
          <table:table-cell office:value-type="string" calcext:value-type="string">
            <text:p>n18</text:p>
          </table:table-cell>
          <table:table-cell table:formula="of:=COM.MICROSOFT.CONCAT(&quot;AVLTreeAlgos.delete(keyToBeDeleted: &quot;;&quot;&quot;&quot;&quot;;[.N10];&quot;&quot;&quot;&quot;;&quot;, tree: atr);&quot;)" office:value-type="string" office:string-value="AVLTreeAlgos.delete(keyToBeDeleted: &quot;n93&quot;, tree: atr);" calcext:value-type="string">
            <text:p>AVLTreeAlgos.delete(keyToBeDeleted: "n93", tree: atr);</text:p>
          </table:table-cell>
          <table:table-cell table:style-name="ce7" office:value-type="string" calcext:value-type="string">
            <text:p>n93</text:p>
          </table:table-cell>
          <table:table-cell table:style-name="ce7" table:formula="of:=COM.MICROSOFT.CONCAT(&quot;&quot;&quot;&quot;;[.N10];&quot;&quot;&quot;&quot;;&quot;,&quot;)" office:value-type="string" office:string-value="&quot;n93&quot;," calcext:value-type="string">
            <text:p>"n93",</text:p>
          </table:table-cell>
        </table:table-row>
        <table:table-row table:style-name="ro1">
          <table:table-cell office:value-type="string" calcext:value-type="string">
            <text:p>n45 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n45 </text:p>
          </table:table-cell>
          <table:table-cell table:formula="of:=[.E11]=[.A1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45</text:p>
          </table:table-cell>
          <table:table-cell/>
          <table:table-cell office:value-type="string" calcext:value-type="string">
            <text:p>n19</text:p>
          </table:table-cell>
          <table:table-cell/>
          <table:table-cell office:value-type="string" calcext:value-type="string">
            <text:p>n19</text:p>
          </table:table-cell>
          <table:table-cell table:formula="of:=COM.MICROSOFT.CONCAT(&quot;AVLTreeAlgos.delete(keyToBeDeleted: &quot;;&quot;&quot;&quot;&quot;;[.N11];&quot;&quot;&quot;&quot;;&quot;, tree: atr);&quot;)" office:value-type="string" office:string-value="AVLTreeAlgos.delete(keyToBeDeleted: &quot;n8&quot;, tree: atr);" calcext:value-type="string">
            <text:p>AVLTreeAlgos.delete(keyToBeDeleted: "n8", tree: atr);</text:p>
          </table:table-cell>
          <table:table-cell table:style-name="ce7" office:value-type="string" calcext:value-type="string">
            <text:p>n8</text:p>
          </table:table-cell>
          <table:table-cell table:style-name="ce7" table:formula="of:=COM.MICROSOFT.CONCAT(&quot;&quot;&quot;&quot;;[.N11];&quot;&quot;&quot;&quot;;&quot;,&quot;)" office:value-type="string" office:string-value="&quot;n8&quot;," calcext:value-type="string">
            <text:p>"n8",</text:p>
          </table:table-cell>
        </table:table-row>
        <table:table-row table:style-name="ro1">
          <table:table-cell office:value-type="string" calcext:value-type="string">
            <text:p>n46 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n46 </text:p>
          </table:table-cell>
          <table:table-cell table:formula="of:=[.E12]=[.A1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46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n2</text:p>
          </table:table-cell>
          <table:table-cell table:formula="of:=COM.MICROSOFT.CONCAT(&quot;AVLTreeAlgos.delete(keyToBeDeleted: &quot;;&quot;&quot;&quot;&quot;;[.N12];&quot;&quot;&quot;&quot;;&quot;, tree: atr);&quot;)" office:value-type="string" office:string-value="AVLTreeAlgos.delete(keyToBeDeleted: &quot;n27&quot;, tree: atr);" calcext:value-type="string">
            <text:p>AVLTreeAlgos.delete(keyToBeDeleted: "n27", tree: atr);</text:p>
          </table:table-cell>
          <table:table-cell table:style-name="ce7" office:value-type="string" calcext:value-type="string">
            <text:p>n27</text:p>
          </table:table-cell>
          <table:table-cell table:style-name="ce7" table:formula="of:=COM.MICROSOFT.CONCAT(&quot;&quot;&quot;&quot;;[.N12];&quot;&quot;&quot;&quot;;&quot;,&quot;)" office:value-type="string" office:string-value="&quot;n27&quot;," calcext:value-type="string">
            <text:p>"n27",</text:p>
          </table:table-cell>
        </table:table-row>
        <table:table-row table:style-name="ro1">
          <table:table-cell office:value-type="string" calcext:value-type="string">
            <text:p>n47 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n47 </text:p>
          </table:table-cell>
          <table:table-cell table:formula="of:=[.E13]=[.A1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47</text:p>
          </table:table-cell>
          <table:table-cell/>
          <table:table-cell office:value-type="string" calcext:value-type="string">
            <text:p>n20</text:p>
          </table:table-cell>
          <table:table-cell/>
          <table:table-cell office:value-type="string" calcext:value-type="string">
            <text:p>n20</text:p>
          </table:table-cell>
          <table:table-cell table:formula="of:=COM.MICROSOFT.CONCAT(&quot;AVLTreeAlgos.delete(keyToBeDeleted: &quot;;&quot;&quot;&quot;&quot;;[.N13];&quot;&quot;&quot;&quot;;&quot;, tree: atr);&quot;)" office:value-type="string" office:string-value="AVLTreeAlgos.delete(keyToBeDeleted: &quot;n98&quot;, tree: atr);" calcext:value-type="string">
            <text:p>AVLTreeAlgos.delete(keyToBeDeleted: "n98", tree: atr);</text:p>
          </table:table-cell>
          <table:table-cell table:style-name="ce7" office:value-type="string" calcext:value-type="string">
            <text:p>n98</text:p>
          </table:table-cell>
          <table:table-cell table:style-name="ce7" table:formula="of:=COM.MICROSOFT.CONCAT(&quot;&quot;&quot;&quot;;[.N13];&quot;&quot;&quot;&quot;;&quot;,&quot;)" office:value-type="string" office:string-value="&quot;n98&quot;," calcext:value-type="string">
            <text:p>"n98",</text:p>
          </table:table-cell>
        </table:table-row>
        <table:table-row table:style-name="ro1">
          <table:table-cell office:value-type="string" calcext:value-type="string">
            <text:p>n48 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n48 </text:p>
          </table:table-cell>
          <table:table-cell table:formula="of:=[.E14]=[.A1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48</text:p>
          </table:table-cell>
          <table:table-cell/>
          <table:table-cell office:value-type="string" calcext:value-type="string">
            <text:p>n21</text:p>
          </table:table-cell>
          <table:table-cell/>
          <table:table-cell office:value-type="string" calcext:value-type="string">
            <text:p>n21</text:p>
          </table:table-cell>
          <table:table-cell table:formula="of:=COM.MICROSOFT.CONCAT(&quot;AVLTreeAlgos.delete(keyToBeDeleted: &quot;;&quot;&quot;&quot;&quot;;[.N14];&quot;&quot;&quot;&quot;;&quot;, tree: atr);&quot;)" office:value-type="string" office:string-value="AVLTreeAlgos.delete(keyToBeDeleted: &quot;n16&quot;, tree: atr);" calcext:value-type="string">
            <text:p>AVLTreeAlgos.delete(keyToBeDeleted: "n16", tree: atr);</text:p>
          </table:table-cell>
          <table:table-cell table:style-name="ce7" office:value-type="string" calcext:value-type="string">
            <text:p>n16</text:p>
          </table:table-cell>
          <table:table-cell table:style-name="ce7" table:formula="of:=COM.MICROSOFT.CONCAT(&quot;&quot;&quot;&quot;;[.N14];&quot;&quot;&quot;&quot;;&quot;,&quot;)" office:value-type="string" office:string-value="&quot;n16&quot;," calcext:value-type="string">
            <text:p>"n16",</text:p>
          </table:table-cell>
        </table:table-row>
        <table:table-row table:style-name="ro1">
          <table:table-cell office:value-type="string" calcext:value-type="string">
            <text:p>n49 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n49 </text:p>
          </table:table-cell>
          <table:table-cell table:formula="of:=[.E15]=[.A1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49</text:p>
          </table:table-cell>
          <table:table-cell/>
          <table:table-cell office:value-type="string" calcext:value-type="string">
            <text:p>n22</text:p>
          </table:table-cell>
          <table:table-cell/>
          <table:table-cell office:value-type="string" calcext:value-type="string">
            <text:p>n22</text:p>
          </table:table-cell>
          <table:table-cell table:formula="of:=COM.MICROSOFT.CONCAT(&quot;AVLTreeAlgos.delete(keyToBeDeleted: &quot;;&quot;&quot;&quot;&quot;;[.N15];&quot;&quot;&quot;&quot;;&quot;, tree: atr);&quot;)" office:value-type="string" office:string-value="AVLTreeAlgos.delete(keyToBeDeleted: &quot;n6&quot;, tree: atr);" calcext:value-type="string">
            <text:p>AVLTreeAlgos.delete(keyToBeDeleted: "n6", tree: atr);</text:p>
          </table:table-cell>
          <table:table-cell table:style-name="ce7" office:value-type="string" calcext:value-type="string">
            <text:p>n6</text:p>
          </table:table-cell>
          <table:table-cell table:style-name="ce7" table:formula="of:=COM.MICROSOFT.CONCAT(&quot;&quot;&quot;&quot;;[.N15];&quot;&quot;&quot;&quot;;&quot;,&quot;)" office:value-type="string" office:string-value="&quot;n6&quot;," calcext:value-type="string">
            <text:p>"n6",</text:p>
          </table:table-cell>
        </table:table-row>
        <table:table-row table:style-name="ro1">
          <table:table-cell office:value-type="string" calcext:value-type="string">
            <text:p>n5 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n5 </text:p>
          </table:table-cell>
          <table:table-cell table:formula="of:=[.E16]=[.A1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5</text:p>
          </table:table-cell>
          <table:table-cell/>
          <table:table-cell office:value-type="string" calcext:value-type="string">
            <text:p>n23</text:p>
          </table:table-cell>
          <table:table-cell/>
          <table:table-cell office:value-type="string" calcext:value-type="string">
            <text:p>n23</text:p>
          </table:table-cell>
          <table:table-cell table:formula="of:=COM.MICROSOFT.CONCAT(&quot;AVLTreeAlgos.delete(keyToBeDeleted: &quot;;&quot;&quot;&quot;&quot;;[.N16];&quot;&quot;&quot;&quot;;&quot;, tree: atr);&quot;)" office:value-type="string" office:string-value="AVLTreeAlgos.delete(keyToBeDeleted: &quot;n69&quot;, tree: atr);" calcext:value-type="string">
            <text:p>AVLTreeAlgos.delete(keyToBeDeleted: "n69", tree: atr);</text:p>
          </table:table-cell>
          <table:table-cell table:style-name="ce7" office:value-type="string" calcext:value-type="string">
            <text:p>n69</text:p>
          </table:table-cell>
          <table:table-cell table:style-name="ce7" table:formula="of:=COM.MICROSOFT.CONCAT(&quot;&quot;&quot;&quot;;[.N16];&quot;&quot;&quot;&quot;;&quot;,&quot;)" office:value-type="string" office:string-value="&quot;n69&quot;," calcext:value-type="string">
            <text:p>"n69",</text:p>
          </table:table-cell>
        </table:table-row>
        <table:table-row table:style-name="ro1">
          <table:table-cell office:value-type="string" calcext:value-type="string">
            <text:p>n50 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50 </text:p>
          </table:table-cell>
          <table:table-cell table:formula="of:=[.E17]=[.A1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50</text:p>
          </table:table-cell>
          <table:table-cell/>
          <table:table-cell office:value-type="string" calcext:value-type="string">
            <text:p>n24</text:p>
          </table:table-cell>
          <table:table-cell/>
          <table:table-cell office:value-type="string" calcext:value-type="string">
            <text:p>n24</text:p>
          </table:table-cell>
          <table:table-cell table:formula="of:=COM.MICROSOFT.CONCAT(&quot;AVLTreeAlgos.delete(keyToBeDeleted: &quot;;&quot;&quot;&quot;&quot;;[.N17];&quot;&quot;&quot;&quot;;&quot;, tree: atr);&quot;)" office:value-type="string" office:string-value="AVLTreeAlgos.delete(keyToBeDeleted: &quot;n51&quot;, tree: atr);" calcext:value-type="string">
            <text:p>AVLTreeAlgos.delete(keyToBeDeleted: "n51", tree: atr);</text:p>
          </table:table-cell>
          <table:table-cell table:style-name="ce7" office:value-type="string" calcext:value-type="string">
            <text:p>n51</text:p>
          </table:table-cell>
          <table:table-cell table:style-name="ce7" table:formula="of:=COM.MICROSOFT.CONCAT(&quot;&quot;&quot;&quot;;[.N17];&quot;&quot;&quot;&quot;;&quot;,&quot;)" office:value-type="string" office:string-value="&quot;n51&quot;," calcext:value-type="string">
            <text:p>"n51",</text:p>
          </table:table-cell>
        </table:table-row>
        <table:table-row table:style-name="ro1">
          <table:table-cell office:value-type="string" calcext:value-type="string">
            <text:p>n51 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n51 </text:p>
          </table:table-cell>
          <table:table-cell table:formula="of:=[.E18]=[.A1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51</text:p>
          </table:table-cell>
          <table:table-cell/>
          <table:table-cell office:value-type="string" calcext:value-type="string">
            <text:p>n25</text:p>
          </table:table-cell>
          <table:table-cell/>
          <table:table-cell office:value-type="string" calcext:value-type="string">
            <text:p>n25</text:p>
          </table:table-cell>
          <table:table-cell table:formula="of:=COM.MICROSOFT.CONCAT(&quot;AVLTreeAlgos.delete(keyToBeDeleted: &quot;;&quot;&quot;&quot;&quot;;[.N18];&quot;&quot;&quot;&quot;;&quot;, tree: atr);&quot;)" office:value-type="string" office:string-value="AVLTreeAlgos.delete(keyToBeDeleted: &quot;n77&quot;, tree: atr);" calcext:value-type="string">
            <text:p>AVLTreeAlgos.delete(keyToBeDeleted: "n77", tree: atr);</text:p>
          </table:table-cell>
          <table:table-cell table:style-name="ce7" office:value-type="string" calcext:value-type="string">
            <text:p>n77</text:p>
          </table:table-cell>
          <table:table-cell table:style-name="ce7" table:formula="of:=COM.MICROSOFT.CONCAT(&quot;&quot;&quot;&quot;;[.N18];&quot;&quot;&quot;&quot;;&quot;,&quot;)" office:value-type="string" office:string-value="&quot;n77&quot;," calcext:value-type="string">
            <text:p>"n77",</text:p>
          </table:table-cell>
        </table:table-row>
        <table:table-row table:style-name="ro1">
          <table:table-cell office:value-type="string" calcext:value-type="string">
            <text:p>n52 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n52 </text:p>
          </table:table-cell>
          <table:table-cell table:formula="of:=[.E19]=[.A1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52</text:p>
          </table:table-cell>
          <table:table-cell/>
          <table:table-cell office:value-type="string" calcext:value-type="string">
            <text:p>n26</text:p>
          </table:table-cell>
          <table:table-cell/>
          <table:table-cell office:value-type="string" calcext:value-type="string">
            <text:p>n26</text:p>
          </table:table-cell>
          <table:table-cell table:formula="of:=COM.MICROSOFT.CONCAT(&quot;AVLTreeAlgos.delete(keyToBeDeleted: &quot;;&quot;&quot;&quot;&quot;;[.N19];&quot;&quot;&quot;&quot;;&quot;, tree: atr);&quot;)" office:value-type="string" office:string-value="AVLTreeAlgos.delete(keyToBeDeleted: &quot;n90&quot;, tree: atr);" calcext:value-type="string">
            <text:p>AVLTreeAlgos.delete(keyToBeDeleted: "n90", tree: atr);</text:p>
          </table:table-cell>
          <table:table-cell table:style-name="ce7" office:value-type="string" calcext:value-type="string">
            <text:p>n90</text:p>
          </table:table-cell>
          <table:table-cell table:style-name="ce7" table:formula="of:=COM.MICROSOFT.CONCAT(&quot;&quot;&quot;&quot;;[.N19];&quot;&quot;&quot;&quot;;&quot;,&quot;)" office:value-type="string" office:string-value="&quot;n90&quot;," calcext:value-type="string">
            <text:p>"n90",</text:p>
          </table:table-cell>
        </table:table-row>
        <table:table-row table:style-name="ro1">
          <table:table-cell office:value-type="string" calcext:value-type="string">
            <text:p>n53 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n53 </text:p>
          </table:table-cell>
          <table:table-cell table:formula="of:=[.E20]=[.A2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53</text:p>
          </table:table-cell>
          <table:table-cell/>
          <table:table-cell office:value-type="string" calcext:value-type="string">
            <text:p>n27</text:p>
          </table:table-cell>
          <table:table-cell/>
          <table:table-cell office:value-type="string" calcext:value-type="string">
            <text:p>n27</text:p>
          </table:table-cell>
          <table:table-cell table:formula="of:=COM.MICROSOFT.CONCAT(&quot;AVLTreeAlgos.delete(keyToBeDeleted: &quot;;&quot;&quot;&quot;&quot;;[.N20];&quot;&quot;&quot;&quot;;&quot;, tree: atr);&quot;)" office:value-type="string" office:string-value="AVLTreeAlgos.delete(keyToBeDeleted: &quot;n28&quot;, tree: atr);" calcext:value-type="string">
            <text:p>AVLTreeAlgos.delete(keyToBeDeleted: "n28", tree: atr);</text:p>
          </table:table-cell>
          <table:table-cell table:style-name="ce7" office:value-type="string" calcext:value-type="string">
            <text:p>n28</text:p>
          </table:table-cell>
          <table:table-cell table:style-name="ce7" table:formula="of:=COM.MICROSOFT.CONCAT(&quot;&quot;&quot;&quot;;[.N20];&quot;&quot;&quot;&quot;;&quot;,&quot;)" office:value-type="string" office:string-value="&quot;n28&quot;," calcext:value-type="string">
            <text:p>"n28",</text:p>
          </table:table-cell>
        </table:table-row>
        <table:table-row table:style-name="ro1">
          <table:table-cell office:value-type="string" calcext:value-type="string">
            <text:p>n54 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n54 </text:p>
          </table:table-cell>
          <table:table-cell table:formula="of:=[.E21]=[.A2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54</text:p>
          </table:table-cell>
          <table:table-cell/>
          <table:table-cell office:value-type="string" calcext:value-type="string">
            <text:p>n28</text:p>
          </table:table-cell>
          <table:table-cell/>
          <table:table-cell office:value-type="string" calcext:value-type="string">
            <text:p>n28</text:p>
          </table:table-cell>
          <table:table-cell table:formula="of:=COM.MICROSOFT.CONCAT(&quot;AVLTreeAlgos.delete(keyToBeDeleted: &quot;;&quot;&quot;&quot;&quot;;[.N21];&quot;&quot;&quot;&quot;;&quot;, tree: atr);&quot;)" office:value-type="string" office:string-value="AVLTreeAlgos.delete(keyToBeDeleted: &quot;n83&quot;, tree: atr);" calcext:value-type="string">
            <text:p>AVLTreeAlgos.delete(keyToBeDeleted: "n83", tree: atr);</text:p>
          </table:table-cell>
          <table:table-cell table:style-name="ce7" office:value-type="string" calcext:value-type="string">
            <text:p>n83</text:p>
          </table:table-cell>
          <table:table-cell table:style-name="ce7" table:formula="of:=COM.MICROSOFT.CONCAT(&quot;&quot;&quot;&quot;;[.N21];&quot;&quot;&quot;&quot;;&quot;,&quot;)" office:value-type="string" office:string-value="&quot;n83&quot;," calcext:value-type="string">
            <text:p>"n83",</text:p>
          </table:table-cell>
        </table:table-row>
        <table:table-row table:style-name="ro1">
          <table:table-cell office:value-type="string" calcext:value-type="string">
            <text:p>n55 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n55 </text:p>
          </table:table-cell>
          <table:table-cell table:formula="of:=[.E22]=[.A2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55</text:p>
          </table:table-cell>
          <table:table-cell/>
          <table:table-cell office:value-type="string" calcext:value-type="string">
            <text:p>n29</text:p>
          </table:table-cell>
          <table:table-cell/>
          <table:table-cell office:value-type="string" calcext:value-type="string">
            <text:p>n29</text:p>
          </table:table-cell>
          <table:table-cell table:formula="of:=COM.MICROSOFT.CONCAT(&quot;AVLTreeAlgos.delete(keyToBeDeleted: &quot;;&quot;&quot;&quot;&quot;;[.N22];&quot;&quot;&quot;&quot;;&quot;, tree: atr);&quot;)" office:value-type="string" office:string-value="AVLTreeAlgos.delete(keyToBeDeleted: &quot;n89&quot;, tree: atr);" calcext:value-type="string">
            <text:p>AVLTreeAlgos.delete(keyToBeDeleted: "n89", tree: atr);</text:p>
          </table:table-cell>
          <table:table-cell table:style-name="ce7" office:value-type="string" calcext:value-type="string">
            <text:p>n89</text:p>
          </table:table-cell>
          <table:table-cell table:style-name="ce7" table:formula="of:=COM.MICROSOFT.CONCAT(&quot;&quot;&quot;&quot;;[.N22];&quot;&quot;&quot;&quot;;&quot;,&quot;)" office:value-type="string" office:string-value="&quot;n89&quot;," calcext:value-type="string">
            <text:p>"n89",</text:p>
          </table:table-cell>
        </table:table-row>
        <table:table-row table:style-name="ro1">
          <table:table-cell office:value-type="string" calcext:value-type="string">
            <text:p>n56 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n56 </text:p>
          </table:table-cell>
          <table:table-cell table:formula="of:=[.E23]=[.A2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56</text:p>
          </table:table-cell>
          <table:table-cell/>
          <table:table-cell office:value-type="string" calcext:value-type="string">
            <text:p>n3</text:p>
          </table:table-cell>
          <table:table-cell/>
          <table:table-cell office:value-type="string" calcext:value-type="string">
            <text:p>n3</text:p>
          </table:table-cell>
          <table:table-cell table:formula="of:=COM.MICROSOFT.CONCAT(&quot;AVLTreeAlgos.delete(keyToBeDeleted: &quot;;&quot;&quot;&quot;&quot;;[.N23];&quot;&quot;&quot;&quot;;&quot;, tree: atr);&quot;)" office:value-type="string" office:string-value="AVLTreeAlgos.delete(keyToBeDeleted: &quot;n88&quot;, tree: atr);" calcext:value-type="string">
            <text:p>AVLTreeAlgos.delete(keyToBeDeleted: "n88", tree: atr);</text:p>
          </table:table-cell>
          <table:table-cell table:style-name="ce7" office:value-type="string" calcext:value-type="string">
            <text:p>n88</text:p>
          </table:table-cell>
          <table:table-cell table:style-name="ce7" table:formula="of:=COM.MICROSOFT.CONCAT(&quot;&quot;&quot;&quot;;[.N23];&quot;&quot;&quot;&quot;;&quot;,&quot;)" office:value-type="string" office:string-value="&quot;n88&quot;," calcext:value-type="string">
            <text:p>"n88",</text:p>
          </table:table-cell>
        </table:table-row>
        <table:table-row table:style-name="ro1">
          <table:table-cell office:value-type="string" calcext:value-type="string">
            <text:p>n57 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n57 </text:p>
          </table:table-cell>
          <table:table-cell table:formula="of:=[.E24]=[.A2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57</text:p>
          </table:table-cell>
          <table:table-cell/>
          <table:table-cell office:value-type="string" calcext:value-type="string">
            <text:p>n30</text:p>
          </table:table-cell>
          <table:table-cell/>
          <table:table-cell office:value-type="string" calcext:value-type="string">
            <text:p>n30</text:p>
          </table:table-cell>
          <table:table-cell table:formula="of:=COM.MICROSOFT.CONCAT(&quot;AVLTreeAlgos.delete(keyToBeDeleted: &quot;;&quot;&quot;&quot;&quot;;[.N24];&quot;&quot;&quot;&quot;;&quot;, tree: atr);&quot;)" office:value-type="string" office:string-value="AVLTreeAlgos.delete(keyToBeDeleted: &quot;n67&quot;, tree: atr);" calcext:value-type="string">
            <text:p>AVLTreeAlgos.delete(keyToBeDeleted: "n67", tree: atr);</text:p>
          </table:table-cell>
          <table:table-cell table:style-name="ce7" office:value-type="string" calcext:value-type="string">
            <text:p>n67</text:p>
          </table:table-cell>
          <table:table-cell table:style-name="ce7" table:formula="of:=COM.MICROSOFT.CONCAT(&quot;&quot;&quot;&quot;;[.N24];&quot;&quot;&quot;&quot;;&quot;,&quot;)" office:value-type="string" office:string-value="&quot;n67&quot;," calcext:value-type="string">
            <text:p>"n67",</text:p>
          </table:table-cell>
        </table:table-row>
        <table:table-row table:style-name="ro1">
          <table:table-cell office:value-type="string" calcext:value-type="string">
            <text:p>n58 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n58 </text:p>
          </table:table-cell>
          <table:table-cell table:formula="of:=[.E25]=[.A2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58</text:p>
          </table:table-cell>
          <table:table-cell/>
          <table:table-cell office:value-type="string" calcext:value-type="string">
            <text:p>n31</text:p>
          </table:table-cell>
          <table:table-cell/>
          <table:table-cell office:value-type="string" calcext:value-type="string">
            <text:p>n31</text:p>
          </table:table-cell>
          <table:table-cell table:formula="of:=COM.MICROSOFT.CONCAT(&quot;AVLTreeAlgos.delete(keyToBeDeleted: &quot;;&quot;&quot;&quot;&quot;;[.N25];&quot;&quot;&quot;&quot;;&quot;, tree: atr);&quot;)" office:value-type="string" office:string-value="AVLTreeAlgos.delete(keyToBeDeleted: &quot;n84&quot;, tree: atr);" calcext:value-type="string">
            <text:p>AVLTreeAlgos.delete(keyToBeDeleted: "n84", tree: atr);</text:p>
          </table:table-cell>
          <table:table-cell table:style-name="ce7" office:value-type="string" calcext:value-type="string">
            <text:p>n84</text:p>
          </table:table-cell>
          <table:table-cell table:style-name="ce7" table:formula="of:=COM.MICROSOFT.CONCAT(&quot;&quot;&quot;&quot;;[.N25];&quot;&quot;&quot;&quot;;&quot;,&quot;)" office:value-type="string" office:string-value="&quot;n84&quot;," calcext:value-type="string">
            <text:p>"n84",</text:p>
          </table:table-cell>
        </table:table-row>
        <table:table-row table:style-name="ro1">
          <table:table-cell office:value-type="string" calcext:value-type="string">
            <text:p>n59 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n59 </text:p>
          </table:table-cell>
          <table:table-cell table:formula="of:=[.E26]=[.A2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59</text:p>
          </table:table-cell>
          <table:table-cell/>
          <table:table-cell office:value-type="string" calcext:value-type="string">
            <text:p>n32</text:p>
          </table:table-cell>
          <table:table-cell/>
          <table:table-cell office:value-type="string" calcext:value-type="string">
            <text:p>n32</text:p>
          </table:table-cell>
          <table:table-cell table:formula="of:=COM.MICROSOFT.CONCAT(&quot;AVLTreeAlgos.delete(keyToBeDeleted: &quot;;&quot;&quot;&quot;&quot;;[.N26];&quot;&quot;&quot;&quot;;&quot;, tree: atr);&quot;)" office:value-type="string" office:string-value="AVLTreeAlgos.delete(keyToBeDeleted: &quot;n26&quot;, tree: atr);" calcext:value-type="string">
            <text:p>AVLTreeAlgos.delete(keyToBeDeleted: "n26", tree: atr);</text:p>
          </table:table-cell>
          <table:table-cell table:style-name="ce7" office:value-type="string" calcext:value-type="string">
            <text:p>n26</text:p>
          </table:table-cell>
          <table:table-cell table:style-name="ce7" table:formula="of:=COM.MICROSOFT.CONCAT(&quot;&quot;&quot;&quot;;[.N26];&quot;&quot;&quot;&quot;;&quot;,&quot;)" office:value-type="string" office:string-value="&quot;n26&quot;," calcext:value-type="string">
            <text:p>"n26",</text:p>
          </table:table-cell>
        </table:table-row>
        <table:table-row table:style-name="ro1">
          <table:table-cell office:value-type="string" calcext:value-type="string">
            <text:p>n6 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n6 </text:p>
          </table:table-cell>
          <table:table-cell table:formula="of:=[.E27]=[.A2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6</text:p>
          </table:table-cell>
          <table:table-cell/>
          <table:table-cell office:value-type="string" calcext:value-type="string">
            <text:p>n33</text:p>
          </table:table-cell>
          <table:table-cell/>
          <table:table-cell office:value-type="string" calcext:value-type="string">
            <text:p>n33</text:p>
          </table:table-cell>
          <table:table-cell table:formula="of:=COM.MICROSOFT.CONCAT(&quot;AVLTreeAlgos.delete(keyToBeDeleted: &quot;;&quot;&quot;&quot;&quot;;[.N27];&quot;&quot;&quot;&quot;;&quot;, tree: atr);&quot;)" office:value-type="string" office:string-value="AVLTreeAlgos.delete(keyToBeDeleted: &quot;n92&quot;, tree: atr);" calcext:value-type="string">
            <text:p>AVLTreeAlgos.delete(keyToBeDeleted: "n92", tree: atr);</text:p>
          </table:table-cell>
          <table:table-cell table:style-name="ce7" office:value-type="string" calcext:value-type="string">
            <text:p>n92</text:p>
          </table:table-cell>
          <table:table-cell table:style-name="ce7" table:formula="of:=COM.MICROSOFT.CONCAT(&quot;&quot;&quot;&quot;;[.N27];&quot;&quot;&quot;&quot;;&quot;,&quot;)" office:value-type="string" office:string-value="&quot;n92&quot;," calcext:value-type="string">
            <text:p>"n92",</text:p>
          </table:table-cell>
        </table:table-row>
        <table:table-row table:style-name="ro1">
          <table:table-cell office:value-type="string" calcext:value-type="string">
            <text:p>n60 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n60 </text:p>
          </table:table-cell>
          <table:table-cell table:formula="of:=[.E28]=[.A2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60</text:p>
          </table:table-cell>
          <table:table-cell/>
          <table:table-cell office:value-type="string" calcext:value-type="string">
            <text:p>n34</text:p>
          </table:table-cell>
          <table:table-cell/>
          <table:table-cell office:value-type="string" calcext:value-type="string">
            <text:p>n34</text:p>
          </table:table-cell>
          <table:table-cell table:formula="of:=COM.MICROSOFT.CONCAT(&quot;AVLTreeAlgos.delete(keyToBeDeleted: &quot;;&quot;&quot;&quot;&quot;;[.N28];&quot;&quot;&quot;&quot;;&quot;, tree: atr);&quot;)" office:value-type="string" office:string-value="AVLTreeAlgos.delete(keyToBeDeleted: &quot;n18&quot;, tree: atr);" calcext:value-type="string">
            <text:p>AVLTreeAlgos.delete(keyToBeDeleted: "n18", tree: atr);</text:p>
          </table:table-cell>
          <table:table-cell table:style-name="ce7" office:value-type="string" calcext:value-type="string">
            <text:p>n18</text:p>
          </table:table-cell>
          <table:table-cell table:style-name="ce7" table:formula="of:=COM.MICROSOFT.CONCAT(&quot;&quot;&quot;&quot;;[.N28];&quot;&quot;&quot;&quot;;&quot;,&quot;)" office:value-type="string" office:string-value="&quot;n18&quot;," calcext:value-type="string">
            <text:p>"n18",</text:p>
          </table:table-cell>
        </table:table-row>
        <table:table-row table:style-name="ro1">
          <table:table-cell office:value-type="string" calcext:value-type="string">
            <text:p>n61 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n61 </text:p>
          </table:table-cell>
          <table:table-cell table:formula="of:=[.E29]=[.A2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61</text:p>
          </table:table-cell>
          <table:table-cell/>
          <table:table-cell office:value-type="string" calcext:value-type="string">
            <text:p>n35</text:p>
          </table:table-cell>
          <table:table-cell/>
          <table:table-cell office:value-type="string" calcext:value-type="string">
            <text:p>n35</text:p>
          </table:table-cell>
          <table:table-cell table:formula="of:=COM.MICROSOFT.CONCAT(&quot;AVLTreeAlgos.delete(keyToBeDeleted: &quot;;&quot;&quot;&quot;&quot;;[.N29];&quot;&quot;&quot;&quot;;&quot;, tree: atr);&quot;)" office:value-type="string" office:string-value="AVLTreeAlgos.delete(keyToBeDeleted: &quot;n38&quot;, tree: atr);" calcext:value-type="string">
            <text:p>AVLTreeAlgos.delete(keyToBeDeleted: "n38", tree: atr);</text:p>
          </table:table-cell>
          <table:table-cell table:style-name="ce7" office:value-type="string" calcext:value-type="string">
            <text:p>n38</text:p>
          </table:table-cell>
          <table:table-cell table:style-name="ce7" table:formula="of:=COM.MICROSOFT.CONCAT(&quot;&quot;&quot;&quot;;[.N29];&quot;&quot;&quot;&quot;;&quot;,&quot;)" office:value-type="string" office:string-value="&quot;n38&quot;," calcext:value-type="string">
            <text:p>"n38",</text:p>
          </table:table-cell>
        </table:table-row>
        <table:table-row table:style-name="ro1">
          <table:table-cell office:value-type="string" calcext:value-type="string">
            <text:p>n62 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n62 </text:p>
          </table:table-cell>
          <table:table-cell table:formula="of:=[.E30]=[.A3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62</text:p>
          </table:table-cell>
          <table:table-cell/>
          <table:table-cell office:value-type="string" calcext:value-type="string">
            <text:p>n36</text:p>
          </table:table-cell>
          <table:table-cell/>
          <table:table-cell office:value-type="string" calcext:value-type="string">
            <text:p>n36</text:p>
          </table:table-cell>
          <table:table-cell table:formula="of:=COM.MICROSOFT.CONCAT(&quot;AVLTreeAlgos.delete(keyToBeDeleted: &quot;;&quot;&quot;&quot;&quot;;[.N30];&quot;&quot;&quot;&quot;;&quot;, tree: atr);&quot;)" office:value-type="string" office:string-value="AVLTreeAlgos.delete(keyToBeDeleted: &quot;n78&quot;, tree: atr);" calcext:value-type="string">
            <text:p>AVLTreeAlgos.delete(keyToBeDeleted: "n78", tree: atr);</text:p>
          </table:table-cell>
          <table:table-cell table:style-name="ce7" office:value-type="string" calcext:value-type="string">
            <text:p>n78</text:p>
          </table:table-cell>
          <table:table-cell table:style-name="ce7" table:formula="of:=COM.MICROSOFT.CONCAT(&quot;&quot;&quot;&quot;;[.N30];&quot;&quot;&quot;&quot;;&quot;,&quot;)" office:value-type="string" office:string-value="&quot;n78&quot;," calcext:value-type="string">
            <text:p>"n78",</text:p>
          </table:table-cell>
        </table:table-row>
        <table:table-row table:style-name="ro1">
          <table:table-cell office:value-type="string" calcext:value-type="string">
            <text:p>n63 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n63 </text:p>
          </table:table-cell>
          <table:table-cell table:formula="of:=[.E31]=[.A3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63</text:p>
          </table:table-cell>
          <table:table-cell/>
          <table:table-cell office:value-type="string" calcext:value-type="string">
            <text:p>n37</text:p>
          </table:table-cell>
          <table:table-cell/>
          <table:table-cell office:value-type="string" calcext:value-type="string">
            <text:p>n37</text:p>
          </table:table-cell>
          <table:table-cell table:formula="of:=COM.MICROSOFT.CONCAT(&quot;AVLTreeAlgos.delete(keyToBeDeleted: &quot;;&quot;&quot;&quot;&quot;;[.N31];&quot;&quot;&quot;&quot;;&quot;, tree: atr);&quot;)" office:value-type="string" office:string-value="AVLTreeAlgos.delete(keyToBeDeleted: &quot;n33&quot;, tree: atr);" calcext:value-type="string">
            <text:p>AVLTreeAlgos.delete(keyToBeDeleted: "n33", tree: atr);</text:p>
          </table:table-cell>
          <table:table-cell table:style-name="ce7" office:value-type="string" calcext:value-type="string">
            <text:p>n33</text:p>
          </table:table-cell>
          <table:table-cell table:style-name="ce7" table:formula="of:=COM.MICROSOFT.CONCAT(&quot;&quot;&quot;&quot;;[.N31];&quot;&quot;&quot;&quot;;&quot;,&quot;)" office:value-type="string" office:string-value="&quot;n33&quot;," calcext:value-type="string">
            <text:p>"n33",</text:p>
          </table:table-cell>
        </table:table-row>
        <table:table-row table:style-name="ro1">
          <table:table-cell office:value-type="string" calcext:value-type="string">
            <text:p>n64 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n64 </text:p>
          </table:table-cell>
          <table:table-cell table:formula="of:=[.E32]=[.A3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64</text:p>
          </table:table-cell>
          <table:table-cell/>
          <table:table-cell office:value-type="string" calcext:value-type="string">
            <text:p>n38</text:p>
          </table:table-cell>
          <table:table-cell/>
          <table:table-cell office:value-type="string" calcext:value-type="string">
            <text:p>n38</text:p>
          </table:table-cell>
          <table:table-cell table:formula="of:=COM.MICROSOFT.CONCAT(&quot;AVLTreeAlgos.delete(keyToBeDeleted: &quot;;&quot;&quot;&quot;&quot;;[.N32];&quot;&quot;&quot;&quot;;&quot;, tree: atr);&quot;)" office:value-type="string" office:string-value="AVLTreeAlgos.delete(keyToBeDeleted: &quot;n5&quot;, tree: atr);" calcext:value-type="string">
            <text:p>AVLTreeAlgos.delete(keyToBeDeleted: "n5", tree: atr);</text:p>
          </table:table-cell>
          <table:table-cell table:style-name="ce7" office:value-type="string" calcext:value-type="string">
            <text:p>n5</text:p>
          </table:table-cell>
          <table:table-cell table:style-name="ce7" table:formula="of:=COM.MICROSOFT.CONCAT(&quot;&quot;&quot;&quot;;[.N32];&quot;&quot;&quot;&quot;;&quot;,&quot;)" office:value-type="string" office:string-value="&quot;n5&quot;," calcext:value-type="string">
            <text:p>"n5",</text:p>
          </table:table-cell>
        </table:table-row>
        <table:table-row table:style-name="ro1">
          <table:table-cell office:value-type="string" calcext:value-type="string">
            <text:p>n65 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65 </text:p>
          </table:table-cell>
          <table:table-cell table:formula="of:=[.E33]=[.A3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65</text:p>
          </table:table-cell>
          <table:table-cell/>
          <table:table-cell office:value-type="string" calcext:value-type="string">
            <text:p>n39</text:p>
          </table:table-cell>
          <table:table-cell/>
          <table:table-cell office:value-type="string" calcext:value-type="string">
            <text:p>n39</text:p>
          </table:table-cell>
          <table:table-cell table:formula="of:=COM.MICROSOFT.CONCAT(&quot;AVLTreeAlgos.delete(keyToBeDeleted: &quot;;&quot;&quot;&quot;&quot;;[.N33];&quot;&quot;&quot;&quot;;&quot;, tree: atr);&quot;)" office:value-type="string" office:string-value="AVLTreeAlgos.delete(keyToBeDeleted: &quot;n4&quot;, tree: atr);" calcext:value-type="string">
            <text:p>AVLTreeAlgos.delete(keyToBeDeleted: "n4", tree: atr);</text:p>
          </table:table-cell>
          <table:table-cell table:style-name="ce7" office:value-type="string" calcext:value-type="string">
            <text:p>n4</text:p>
          </table:table-cell>
          <table:table-cell table:style-name="ce7" table:formula="of:=COM.MICROSOFT.CONCAT(&quot;&quot;&quot;&quot;;[.N33];&quot;&quot;&quot;&quot;;&quot;,&quot;)" office:value-type="string" office:string-value="&quot;n4&quot;," calcext:value-type="string">
            <text:p>"n4",</text:p>
          </table:table-cell>
        </table:table-row>
        <table:table-row table:style-name="ro1">
          <table:table-cell office:value-type="string" calcext:value-type="string">
            <text:p>n70 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n70 </text:p>
          </table:table-cell>
          <table:table-cell table:formula="of:=[.E34]=[.A3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70</text:p>
          </table:table-cell>
          <table:table-cell/>
          <table:table-cell office:value-type="string" calcext:value-type="string">
            <text:p>n4</text:p>
          </table:table-cell>
          <table:table-cell/>
          <table:table-cell office:value-type="string" calcext:value-type="string">
            <text:p>n4</text:p>
          </table:table-cell>
          <table:table-cell table:formula="of:=COM.MICROSOFT.CONCAT(&quot;AVLTreeAlgos.delete(keyToBeDeleted: &quot;;&quot;&quot;&quot;&quot;;[.N34];&quot;&quot;&quot;&quot;;&quot;, tree: atr);&quot;)" office:value-type="string" office:string-value="AVLTreeAlgos.delete(keyToBeDeleted: &quot;n96&quot;, tree: atr);" calcext:value-type="string">
            <text:p>AVLTreeAlgos.delete(keyToBeDeleted: "n96", tree: atr);</text:p>
          </table:table-cell>
          <table:table-cell table:style-name="ce7" office:value-type="string" calcext:value-type="string">
            <text:p>n96</text:p>
          </table:table-cell>
          <table:table-cell table:style-name="ce7" table:formula="of:=COM.MICROSOFT.CONCAT(&quot;&quot;&quot;&quot;;[.N34];&quot;&quot;&quot;&quot;;&quot;,&quot;)" office:value-type="string" office:string-value="&quot;n96&quot;," calcext:value-type="string">
            <text:p>"n96",</text:p>
          </table:table-cell>
        </table:table-row>
        <table:table-row table:style-name="ro1">
          <table:table-cell office:value-type="string" calcext:value-type="string">
            <text:p>n72 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n72 </text:p>
          </table:table-cell>
          <table:table-cell table:formula="of:=[.E35]=[.A3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72</text:p>
          </table:table-cell>
          <table:table-cell/>
          <table:table-cell office:value-type="string" calcext:value-type="string">
            <text:p>n40</text:p>
          </table:table-cell>
          <table:table-cell/>
          <table:table-cell office:value-type="string" calcext:value-type="string">
            <text:p>n40</text:p>
          </table:table-cell>
          <table:table-cell table:formula="of:=COM.MICROSOFT.CONCAT(&quot;AVLTreeAlgos.delete(keyToBeDeleted: &quot;;&quot;&quot;&quot;&quot;;[.N35];&quot;&quot;&quot;&quot;;&quot;, tree: atr);&quot;)" office:value-type="string" office:string-value="AVLTreeAlgos.delete(keyToBeDeleted: &quot;n68&quot;, tree: atr);" calcext:value-type="string">
            <text:p>AVLTreeAlgos.delete(keyToBeDeleted: "n68", tree: atr);</text:p>
          </table:table-cell>
          <table:table-cell table:style-name="ce7" office:value-type="string" calcext:value-type="string">
            <text:p>n68</text:p>
          </table:table-cell>
          <table:table-cell table:style-name="ce7" table:formula="of:=COM.MICROSOFT.CONCAT(&quot;&quot;&quot;&quot;;[.N35];&quot;&quot;&quot;&quot;;&quot;,&quot;)" office:value-type="string" office:string-value="&quot;n68&quot;," calcext:value-type="string">
            <text:p>"n68",</text:p>
          </table:table-cell>
        </table:table-row>
        <table:table-row table:style-name="ro1">
          <table:table-cell office:value-type="string" calcext:value-type="string">
            <text:p>n73 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n73 </text:p>
          </table:table-cell>
          <table:table-cell table:formula="of:=[.E36]=[.A3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73</text:p>
          </table:table-cell>
          <table:table-cell/>
          <table:table-cell office:value-type="string" calcext:value-type="string">
            <text:p>n41</text:p>
          </table:table-cell>
          <table:table-cell/>
          <table:table-cell office:value-type="string" calcext:value-type="string">
            <text:p>n41</text:p>
          </table:table-cell>
          <table:table-cell table:formula="of:=COM.MICROSOFT.CONCAT(&quot;AVLTreeAlgos.delete(keyToBeDeleted: &quot;;&quot;&quot;&quot;&quot;;[.N36];&quot;&quot;&quot;&quot;;&quot;, tree: atr);&quot;)" office:value-type="string" office:string-value="AVLTreeAlgos.delete(keyToBeDeleted: &quot;n29&quot;, tree: atr);" calcext:value-type="string">
            <text:p>AVLTreeAlgos.delete(keyToBeDeleted: "n29", tree: atr);</text:p>
          </table:table-cell>
          <table:table-cell table:style-name="ce7" office:value-type="string" calcext:value-type="string">
            <text:p>n29</text:p>
          </table:table-cell>
          <table:table-cell table:style-name="ce7" table:formula="of:=COM.MICROSOFT.CONCAT(&quot;&quot;&quot;&quot;;[.N36];&quot;&quot;&quot;&quot;;&quot;,&quot;)" office:value-type="string" office:string-value="&quot;n29&quot;," calcext:value-type="string">
            <text:p>"n29",</text:p>
          </table:table-cell>
        </table:table-row>
        <table:table-row table:style-name="ro1">
          <table:table-cell office:value-type="string" calcext:value-type="string">
            <text:p>n74 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n74 </text:p>
          </table:table-cell>
          <table:table-cell table:formula="of:=[.E37]=[.A3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74</text:p>
          </table:table-cell>
          <table:table-cell/>
          <table:table-cell office:value-type="string" calcext:value-type="string">
            <text:p>n42</text:p>
          </table:table-cell>
          <table:table-cell/>
          <table:table-cell office:value-type="string" calcext:value-type="string">
            <text:p>n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75 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n75 </text:p>
          </table:table-cell>
          <table:table-cell table:formula="of:=[.E38]=[.A3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75</text:p>
          </table:table-cell>
          <table:table-cell/>
          <table:table-cell office:value-type="string" calcext:value-type="string">
            <text:p>n43</text:p>
          </table:table-cell>
          <table:table-cell/>
          <table:table-cell office:value-type="string" calcext:value-type="string">
            <text:p>n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76 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76 </text:p>
          </table:table-cell>
          <table:table-cell table:formula="of:=[.E39]=[.A3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76</text:p>
          </table:table-cell>
          <table:table-cell/>
          <table:table-cell office:value-type="string" calcext:value-type="string">
            <text:p>n44</text:p>
          </table:table-cell>
          <table:table-cell/>
          <table:table-cell office:value-type="string" calcext:value-type="string">
            <text:p>n44</text:p>
          </table:table-cell>
          <table:table-cell table:formula="of:=COM.MICROSOFT.CONCAT([.O2:.O36])" office:value-type="string" office:string-value="&quot;n57&quot;,&quot;n81&quot;,&quot;n52&quot;,&quot;n73&quot;,&quot;n97&quot;,&quot;n75&quot;,&quot;n53&quot;,&quot;n74&quot;,&quot;n93&quot;,&quot;n8&quot;,&quot;n27&quot;,&quot;n98&quot;,&quot;n16&quot;,&quot;n6&quot;,&quot;n69&quot;,&quot;n51&quot;,&quot;n77&quot;,&quot;n90&quot;,&quot;n28&quot;,&quot;n83&quot;,&quot;n89&quot;,&quot;n88&quot;,&quot;n67&quot;,&quot;n84&quot;,&quot;n26&quot;,&quot;n92&quot;,&quot;n18&quot;,&quot;n38&quot;,&quot;n78&quot;,&quot;n33&quot;,&quot;n5&quot;,&quot;n4&quot;,&quot;n96&quot;,&quot;n68&quot;,&quot;n29&quot;," calcext:value-type="string">
            <text:p>"n57","n81","n52","n73","n97","n75","n53","n74","n93","n8","n27","n98","n16","n6","n69","n51","n77","n90","n28","n83","n89","n88","n67","n84","n26","n92","n18","n38","n78","n33","n5","n4","n96","n68","n29"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77 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n77 </text:p>
          </table:table-cell>
          <table:table-cell table:formula="of:=[.E40]=[.A4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77</text:p>
          </table:table-cell>
          <table:table-cell/>
          <table:table-cell office:value-type="string" calcext:value-type="string">
            <text:p>n45</text:p>
          </table:table-cell>
          <table:table-cell/>
          <table:table-cell office:value-type="string" calcext:value-type="string">
            <text:p>n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78 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78 </text:p>
          </table:table-cell>
          <table:table-cell table:formula="of:=[.E41]=[.A4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78</text:p>
          </table:table-cell>
          <table:table-cell/>
          <table:table-cell office:value-type="string" calcext:value-type="string">
            <text:p>n46</text:p>
          </table:table-cell>
          <table:table-cell/>
          <table:table-cell office:value-type="string" calcext:value-type="string">
            <text:p>n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8 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n8 </text:p>
          </table:table-cell>
          <table:table-cell table:formula="of:=[.E42]=[.A4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8</text:p>
          </table:table-cell>
          <table:table-cell/>
          <table:table-cell office:value-type="string" calcext:value-type="string">
            <text:p>n47</text:p>
          </table:table-cell>
          <table:table-cell/>
          <table:table-cell office:value-type="string" calcext:value-type="string">
            <text:p>n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80 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n80 </text:p>
          </table:table-cell>
          <table:table-cell table:formula="of:=[.E43]=[.A4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80</text:p>
          </table:table-cell>
          <table:table-cell/>
          <table:table-cell office:value-type="string" calcext:value-type="string">
            <text:p>n48</text:p>
          </table:table-cell>
          <table:table-cell/>
          <table:table-cell office:value-type="string" calcext:value-type="string">
            <text:p>n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81 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n81 </text:p>
          </table:table-cell>
          <table:table-cell table:formula="of:=[.E44]=[.A4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81</text:p>
          </table:table-cell>
          <table:table-cell/>
          <table:table-cell office:value-type="string" calcext:value-type="string">
            <text:p>n49</text:p>
          </table:table-cell>
          <table:table-cell/>
          <table:table-cell office:value-type="string" calcext:value-type="string">
            <text:p>n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82 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n82 </text:p>
          </table:table-cell>
          <table:table-cell table:formula="of:=[.E45]=[.A4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82</text:p>
          </table:table-cell>
          <table:table-cell/>
          <table:table-cell office:value-type="string" calcext:value-type="string">
            <text:p>n5</text:p>
          </table:table-cell>
          <table:table-cell/>
          <table:table-cell office:value-type="string" calcext:value-type="string">
            <text:p>n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83 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n83 </text:p>
          </table:table-cell>
          <table:table-cell table:formula="of:=[.E46]=[.A4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83</text:p>
          </table:table-cell>
          <table:table-cell/>
          <table:table-cell office:value-type="string" calcext:value-type="string">
            <text:p>n50</text:p>
          </table:table-cell>
          <table:table-cell/>
          <table:table-cell office:value-type="string" calcext:value-type="string">
            <text:p>n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84 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n84 </text:p>
          </table:table-cell>
          <table:table-cell table:formula="of:=[.E47]=[.A4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84</text:p>
          </table:table-cell>
          <table:table-cell/>
          <table:table-cell office:value-type="string" calcext:value-type="string">
            <text:p>n51</text:p>
          </table:table-cell>
          <table:table-cell/>
          <table:table-cell office:value-type="string" calcext:value-type="string">
            <text:p>n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85 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85 </text:p>
          </table:table-cell>
          <table:table-cell table:formula="of:=[.E48]=[.A4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85</text:p>
          </table:table-cell>
          <table:table-cell/>
          <table:table-cell office:value-type="string" calcext:value-type="string">
            <text:p>n52</text:p>
          </table:table-cell>
          <table:table-cell/>
          <table:table-cell office:value-type="string" calcext:value-type="string">
            <text:p>n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87 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n87 </text:p>
          </table:table-cell>
          <table:table-cell table:formula="of:=[.E49]=[.A4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87</text:p>
          </table:table-cell>
          <table:table-cell/>
          <table:table-cell office:value-type="string" calcext:value-type="string">
            <text:p>n53</text:p>
          </table:table-cell>
          <table:table-cell/>
          <table:table-cell office:value-type="string" calcext:value-type="string">
            <text:p>n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88 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n88 </text:p>
          </table:table-cell>
          <table:table-cell table:formula="of:=[.E50]=[.A5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88</text:p>
          </table:table-cell>
          <table:table-cell/>
          <table:table-cell office:value-type="string" calcext:value-type="string">
            <text:p>n54</text:p>
          </table:table-cell>
          <table:table-cell/>
          <table:table-cell office:value-type="string" calcext:value-type="string">
            <text:p>n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89 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n89 </text:p>
          </table:table-cell>
          <table:table-cell table:formula="of:=[.E51]=[.A5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89</text:p>
          </table:table-cell>
          <table:table-cell/>
          <table:table-cell office:value-type="string" calcext:value-type="string">
            <text:p>n55</text:p>
          </table:table-cell>
          <table:table-cell/>
          <table:table-cell office:value-type="string" calcext:value-type="string">
            <text:p>n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9 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n9 </text:p>
          </table:table-cell>
          <table:table-cell table:formula="of:=[.E52]=[.A5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9</text:p>
          </table:table-cell>
          <table:table-cell/>
          <table:table-cell office:value-type="string" calcext:value-type="string">
            <text:p>n56</text:p>
          </table:table-cell>
          <table:table-cell/>
          <table:table-cell office:value-type="string" calcext:value-type="string">
            <text:p>n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90 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n90 </text:p>
          </table:table-cell>
          <table:table-cell table:formula="of:=[.E53]=[.A5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90</text:p>
          </table:table-cell>
          <table:table-cell/>
          <table:table-cell office:value-type="string" calcext:value-type="string">
            <text:p>n57</text:p>
          </table:table-cell>
          <table:table-cell/>
          <table:table-cell office:value-type="string" calcext:value-type="string">
            <text:p>n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91 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n91 </text:p>
          </table:table-cell>
          <table:table-cell table:formula="of:=[.E54]=[.A5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91</text:p>
          </table:table-cell>
          <table:table-cell/>
          <table:table-cell office:value-type="string" calcext:value-type="string">
            <text:p>n58</text:p>
          </table:table-cell>
          <table:table-cell/>
          <table:table-cell office:value-type="string" calcext:value-type="string">
            <text:p>n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92 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n92 </text:p>
          </table:table-cell>
          <table:table-cell table:formula="of:=[.E55]=[.A5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92</text:p>
          </table:table-cell>
          <table:table-cell/>
          <table:table-cell office:value-type="string" calcext:value-type="string">
            <text:p>n59</text:p>
          </table:table-cell>
          <table:table-cell/>
          <table:table-cell office:value-type="string" calcext:value-type="string">
            <text:p>n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94 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n94 </text:p>
          </table:table-cell>
          <table:table-cell table:formula="of:=[.E56]=[.A5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94</text:p>
          </table:table-cell>
          <table:table-cell/>
          <table:table-cell office:value-type="string" calcext:value-type="string">
            <text:p>n6</text:p>
          </table:table-cell>
          <table:table-cell/>
          <table:table-cell office:value-type="string" calcext:value-type="string">
            <text:p>n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60</text:p>
          </table:table-cell>
          <table:table-cell/>
          <table:table-cell office:value-type="string" calcext:value-type="string">
            <text:p>n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61</text:p>
          </table:table-cell>
          <table:table-cell/>
          <table:table-cell office:value-type="string" calcext:value-type="string">
            <text:p>n6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62</text:p>
          </table:table-cell>
          <table:table-cell/>
          <table:table-cell office:value-type="string" calcext:value-type="string">
            <text:p>n6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63</text:p>
          </table:table-cell>
          <table:table-cell/>
          <table:table-cell office:value-type="string" calcext:value-type="string">
            <text:p>n6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64</text:p>
          </table:table-cell>
          <table:table-cell/>
          <table:table-cell office:value-type="string" calcext:value-type="string">
            <text:p>n6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65</text:p>
          </table:table-cell>
          <table:table-cell/>
          <table:table-cell office:value-type="string" calcext:value-type="string">
            <text:p>n6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66</text:p>
          </table:table-cell>
          <table:table-cell/>
          <table:table-cell office:value-type="string" calcext:value-type="string">
            <text:p>n6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67</text:p>
          </table:table-cell>
          <table:table-cell/>
          <table:table-cell office:value-type="string" calcext:value-type="string">
            <text:p>n6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68</text:p>
          </table:table-cell>
          <table:table-cell/>
          <table:table-cell office:value-type="string" calcext:value-type="string">
            <text:p>n6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69</text:p>
          </table:table-cell>
          <table:table-cell/>
          <table:table-cell office:value-type="string" calcext:value-type="string">
            <text:p>n6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7</text:p>
          </table:table-cell>
          <table:table-cell/>
          <table:table-cell office:value-type="string" calcext:value-type="string">
            <text:p>n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70</text:p>
          </table:table-cell>
          <table:table-cell/>
          <table:table-cell office:value-type="string" calcext:value-type="string">
            <text:p>n7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71</text:p>
          </table:table-cell>
          <table:table-cell/>
          <table:table-cell office:value-type="string" calcext:value-type="string">
            <text:p>n7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72</text:p>
          </table:table-cell>
          <table:table-cell/>
          <table:table-cell office:value-type="string" calcext:value-type="string">
            <text:p>n7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73</text:p>
          </table:table-cell>
          <table:table-cell/>
          <table:table-cell office:value-type="string" calcext:value-type="string">
            <text:p>n7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74</text:p>
          </table:table-cell>
          <table:table-cell/>
          <table:table-cell office:value-type="string" calcext:value-type="string">
            <text:p>n7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75</text:p>
          </table:table-cell>
          <table:table-cell/>
          <table:table-cell office:value-type="string" calcext:value-type="string">
            <text:p>n7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76</text:p>
          </table:table-cell>
          <table:table-cell/>
          <table:table-cell office:value-type="string" calcext:value-type="string">
            <text:p>n7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77</text:p>
          </table:table-cell>
          <table:table-cell/>
          <table:table-cell office:value-type="string" calcext:value-type="string">
            <text:p>n7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78</text:p>
          </table:table-cell>
          <table:table-cell/>
          <table:table-cell office:value-type="string" calcext:value-type="string">
            <text:p>n7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79</text:p>
          </table:table-cell>
          <table:table-cell/>
          <table:table-cell office:value-type="string" calcext:value-type="string">
            <text:p>n7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8</text:p>
          </table:table-cell>
          <table:table-cell/>
          <table:table-cell office:value-type="string" calcext:value-type="string">
            <text:p>n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80</text:p>
          </table:table-cell>
          <table:table-cell/>
          <table:table-cell office:value-type="string" calcext:value-type="string">
            <text:p>n8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81</text:p>
          </table:table-cell>
          <table:table-cell/>
          <table:table-cell office:value-type="string" calcext:value-type="string">
            <text:p>n8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82</text:p>
          </table:table-cell>
          <table:table-cell/>
          <table:table-cell office:value-type="string" calcext:value-type="string">
            <text:p>n8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83</text:p>
          </table:table-cell>
          <table:table-cell/>
          <table:table-cell office:value-type="string" calcext:value-type="string">
            <text:p>n8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84</text:p>
          </table:table-cell>
          <table:table-cell/>
          <table:table-cell office:value-type="string" calcext:value-type="string">
            <text:p>n8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85</text:p>
          </table:table-cell>
          <table:table-cell/>
          <table:table-cell office:value-type="string" calcext:value-type="string">
            <text:p>n8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86</text:p>
          </table:table-cell>
          <table:table-cell/>
          <table:table-cell office:value-type="string" calcext:value-type="string">
            <text:p>n8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87</text:p>
          </table:table-cell>
          <table:table-cell/>
          <table:table-cell office:value-type="string" calcext:value-type="string">
            <text:p>n8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88</text:p>
          </table:table-cell>
          <table:table-cell/>
          <table:table-cell office:value-type="string" calcext:value-type="string">
            <text:p>n8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89</text:p>
          </table:table-cell>
          <table:table-cell/>
          <table:table-cell office:value-type="string" calcext:value-type="string">
            <text:p>n8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9</text:p>
          </table:table-cell>
          <table:table-cell/>
          <table:table-cell office:value-type="string" calcext:value-type="string">
            <text:p>n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90</text:p>
          </table:table-cell>
          <table:table-cell/>
          <table:table-cell office:value-type="string" calcext:value-type="string">
            <text:p>n9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91</text:p>
          </table:table-cell>
          <table:table-cell/>
          <table:table-cell office:value-type="string" calcext:value-type="string">
            <text:p>n9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92</text:p>
          </table:table-cell>
          <table:table-cell/>
          <table:table-cell office:value-type="string" calcext:value-type="string">
            <text:p>n92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93</text:p>
          </table:table-cell>
          <table:table-cell/>
          <table:table-cell office:value-type="string" calcext:value-type="string">
            <text:p>n9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94</text:p>
          </table:table-cell>
          <table:table-cell/>
          <table:table-cell office:value-type="string" calcext:value-type="string">
            <text:p>n9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95</text:p>
          </table:table-cell>
          <table:table-cell/>
          <table:table-cell office:value-type="string" calcext:value-type="string">
            <text:p>n9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96</text:p>
          </table:table-cell>
          <table:table-cell/>
          <table:table-cell office:value-type="string" calcext:value-type="string">
            <text:p>n9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97</text:p>
          </table:table-cell>
          <table:table-cell/>
          <table:table-cell office:value-type="string" calcext:value-type="string">
            <text:p>n9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98</text:p>
          </table:table-cell>
          <table:table-cell/>
          <table:table-cell office:value-type="string" calcext:value-type="string">
            <text:p>n9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n99</text:p>
          </table:table-cell>
          <table:table-cell/>
          <table:table-cell office:value-type="string" calcext:value-type="string">
            <text:p>n99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n7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table:formula="of:=VLOOKUP([.A2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42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n25</text:p>
          </table:table-cell>
          <table:table-cell table:formula="of:=VLOOKUP([.A3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86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n31</text:p>
          </table:table-cell>
          <table:table-cell table:formula="of:=VLOOKUP([.A4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22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n32</text:p>
          </table:table-cell>
          <table:table-cell table:formula="of:=VLOOKUP([.A5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50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n35</text:p>
          </table:table-cell>
          <table:table-cell table:formula="of:=VLOOKUP([.A6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79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n36</text:p>
          </table:table-cell>
          <table:table-cell table:formula="of:=VLOOKUP([.A7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39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n37</text:p>
          </table:table-cell>
          <table:table-cell table:formula="of:=VLOOKUP([.A8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34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n41</text:p>
          </table:table-cell>
          <table:table-cell table:formula="of:=VLOOKUP([.A9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30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string" calcext:value-type="string">
            <text:p>n43</text:p>
          </table:table-cell>
          <table:table-cell table:formula="of:=VLOOKUP([.A10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13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string" calcext:value-type="string">
            <text:p>n44</text:p>
          </table:table-cell>
          <table:table-cell table:formula="of:=VLOOKUP([.A11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14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n45</text:p>
          </table:table-cell>
          <table:table-cell table:formula="of:=VLOOKUP([.A12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59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n46</text:p>
          </table:table-cell>
          <table:table-cell table:formula="of:=VLOOKUP([.A13];[.B$2:.B$57];1;0)" office:value-type="string" office:string-value="n2" calcext:value-type="string">
            <text:p>n2</text:p>
          </table:table-cell>
          <table:table-cell/>
          <table:table-cell office:value-type="string" calcext:value-type="string">
            <text:p>n95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n47</text:p>
          </table:table-cell>
          <table:table-cell table:formula="of:=VLOOKUP([.A14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46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n48</text:p>
          </table:table-cell>
          <table:table-cell table:formula="of:=VLOOKUP([.A15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65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string" calcext:value-type="string">
            <text:p>n49</text:p>
          </table:table-cell>
          <table:table-cell table:formula="of:=VLOOKUP([.A16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85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n5</text:p>
          </table:table-cell>
          <table:table-cell table:formula="of:=VLOOKUP([.A17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40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string" calcext:value-type="string">
            <text:p>n50</text:p>
          </table:table-cell>
          <table:table-cell table:formula="of:=VLOOKUP([.A18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19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n51</text:p>
          </table:table-cell>
          <table:table-cell table:formula="of:=VLOOKUP([.A19];[.B$2:.B$57];1;0)" office:value-type="string" office:string-value="n25" calcext:value-type="string">
            <text:p>n25</text:p>
          </table:table-cell>
          <table:table-cell/>
          <table:table-cell office:value-type="string" calcext:value-type="string">
            <text:p>n20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string" calcext:value-type="string">
            <text:p>n52</text:p>
          </table:table-cell>
          <table:table-cell table:formula="of:=VLOOKUP([.A20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76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n53</text:p>
          </table:table-cell>
          <table:table-cell table:formula="of:=VLOOKUP([.A21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11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n54</text:p>
          </table:table-cell>
          <table:table-cell table:formula="of:=VLOOKUP([.A22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57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55</text:p>
          </table:table-cell>
          <table:table-cell table:formula="of:=VLOOKUP([.A23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81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56</text:p>
          </table:table-cell>
          <table:table-cell table:formula="of:=VLOOKUP([.A24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52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string" calcext:value-type="string">
            <text:p>n57</text:p>
          </table:table-cell>
          <table:table-cell table:formula="of:=VLOOKUP([.A25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73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string" calcext:value-type="string">
            <text:p>n58</text:p>
          </table:table-cell>
          <table:table-cell table:formula="of:=VLOOKUP([.A26];[.B$2:.B$57];1;0)" office:value-type="string" office:string-value="n31" calcext:value-type="string">
            <text:p>n31</text:p>
          </table:table-cell>
          <table:table-cell/>
          <table:table-cell office:value-type="string" calcext:value-type="string">
            <text:p>n97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59</text:p>
          </table:table-cell>
          <table:table-cell table:formula="of:=VLOOKUP([.A27];[.B$2:.B$57];1;0)" office:value-type="string" office:string-value="n32" calcext:value-type="string">
            <text:p>n32</text:p>
          </table:table-cell>
          <table:table-cell/>
          <table:table-cell office:value-type="string" calcext:value-type="string">
            <text:p>n75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string" calcext:value-type="string">
            <text:p>n6</text:p>
          </table:table-cell>
          <table:table-cell table:formula="of:=VLOOKUP([.A28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53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n60</text:p>
          </table:table-cell>
          <table:table-cell table:formula="of:=VLOOKUP([.A29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74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n61</text:p>
          </table:table-cell>
          <table:table-cell table:formula="of:=VLOOKUP([.A30];[.B$2:.B$57];1;0)" office:value-type="string" office:string-value="n35" calcext:value-type="string">
            <text:p>n35</text:p>
          </table:table-cell>
          <table:table-cell/>
          <table:table-cell office:value-type="string" calcext:value-type="string">
            <text:p>n93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string" calcext:value-type="string">
            <text:p>n62</text:p>
          </table:table-cell>
          <table:table-cell table:formula="of:=VLOOKUP([.A31];[.B$2:.B$57];1;0)" office:value-type="string" office:string-value="n36" calcext:value-type="string">
            <text:p>n36</text:p>
          </table:table-cell>
          <table:table-cell/>
          <table:table-cell office:value-type="string" calcext:value-type="string">
            <text:p>n8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n63</text:p>
          </table:table-cell>
          <table:table-cell table:formula="of:=VLOOKUP([.A32];[.B$2:.B$57];1;0)" office:value-type="string" office:string-value="n37" calcext:value-type="string">
            <text:p>n37</text:p>
          </table:table-cell>
          <table:table-cell/>
          <table:table-cell office:value-type="string" calcext:value-type="string">
            <text:p>n27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n64</text:p>
          </table:table-cell>
          <table:table-cell table:formula="of:=VLOOKUP([.A33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98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n65</text:p>
          </table:table-cell>
          <table:table-cell table:formula="of:=VLOOKUP([.A34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16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n70</text:p>
          </table:table-cell>
          <table:table-cell table:formula="of:=VLOOKUP([.A35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6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n72</text:p>
          </table:table-cell>
          <table:table-cell table:formula="of:=VLOOKUP([.A36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69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n73</text:p>
          </table:table-cell>
          <table:table-cell table:formula="of:=VLOOKUP([.A37];[.B$2:.B$57];1;0)" office:value-type="string" office:string-value="n41" calcext:value-type="string">
            <text:p>n41</text:p>
          </table:table-cell>
          <table:table-cell/>
          <table:table-cell office:value-type="string" calcext:value-type="string">
            <text:p>n51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string" calcext:value-type="string">
            <text:p>n74</text:p>
          </table:table-cell>
          <table:table-cell table:formula="of:=VLOOKUP([.A38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77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n75</text:p>
          </table:table-cell>
          <table:table-cell table:formula="of:=VLOOKUP([.A39];[.B$2:.B$57];1;0)" office:value-type="string" office:string-value="n43" calcext:value-type="string">
            <text:p>n43</text:p>
          </table:table-cell>
          <table:table-cell/>
          <table:table-cell office:value-type="string" calcext:value-type="string">
            <text:p>n90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string" calcext:value-type="string">
            <text:p>n76</text:p>
          </table:table-cell>
          <table:table-cell table:formula="of:=VLOOKUP([.A40];[.B$2:.B$57];1;0)" office:value-type="string" office:string-value="n44" calcext:value-type="string">
            <text:p>n44</text:p>
          </table:table-cell>
          <table:table-cell/>
          <table:table-cell office:value-type="string" calcext:value-type="string">
            <text:p>n28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string" calcext:value-type="string">
            <text:p>n77</text:p>
          </table:table-cell>
          <table:table-cell table:formula="of:=VLOOKUP([.A41];[.B$2:.B$57];1;0)" office:value-type="string" office:string-value="n45" calcext:value-type="string">
            <text:p>n45</text:p>
          </table:table-cell>
          <table:table-cell/>
          <table:table-cell office:value-type="string" calcext:value-type="string">
            <text:p>n83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string" calcext:value-type="string">
            <text:p>n78</text:p>
          </table:table-cell>
          <table:table-cell table:formula="of:=VLOOKUP([.A42];[.B$2:.B$57];1;0)" office:value-type="string" office:string-value="n46" calcext:value-type="string">
            <text:p>n46</text:p>
          </table:table-cell>
          <table:table-cell/>
          <table:table-cell office:value-type="string" calcext:value-type="string">
            <text:p>n89</text:p>
          </table:table-cell>
        </table:table-row>
        <table:table-row table:style-name="ro1">
          <table:table-cell office:value-type="string" calcext:value-type="string">
            <text:p>n47</text:p>
          </table:table-cell>
          <table:table-cell office:value-type="string" calcext:value-type="string">
            <text:p>n8</text:p>
          </table:table-cell>
          <table:table-cell table:formula="of:=VLOOKUP([.A43];[.B$2:.B$57];1;0)" office:value-type="string" office:string-value="n47" calcext:value-type="string">
            <text:p>n47</text:p>
          </table:table-cell>
          <table:table-cell/>
          <table:table-cell office:value-type="string" calcext:value-type="string">
            <text:p>n88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string" calcext:value-type="string">
            <text:p>n80</text:p>
          </table:table-cell>
          <table:table-cell table:formula="of:=VLOOKUP([.A44];[.B$2:.B$57];1;0)" office:value-type="string" office:string-value="n48" calcext:value-type="string">
            <text:p>n48</text:p>
          </table:table-cell>
          <table:table-cell/>
          <table:table-cell office:value-type="string" calcext:value-type="string">
            <text:p>n67</text:p>
          </table:table-cell>
        </table:table-row>
        <table:table-row table:style-name="ro1">
          <table:table-cell office:value-type="string" calcext:value-type="string">
            <text:p>n49</text:p>
          </table:table-cell>
          <table:table-cell office:value-type="string" calcext:value-type="string">
            <text:p>n81</text:p>
          </table:table-cell>
          <table:table-cell table:formula="of:=VLOOKUP([.A45];[.B$2:.B$57];1;0)" office:value-type="string" office:string-value="n49" calcext:value-type="string">
            <text:p>n49</text:p>
          </table:table-cell>
          <table:table-cell/>
          <table:table-cell office:value-type="string" calcext:value-type="string">
            <text:p>n84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n82</text:p>
          </table:table-cell>
          <table:table-cell table:formula="of:=VLOOKUP([.A46];[.B$2:.B$57];1;0)" office:value-type="string" office:string-value="n5" calcext:value-type="string">
            <text:p>n5</text:p>
          </table:table-cell>
          <table:table-cell/>
          <table:table-cell office:value-type="string" calcext:value-type="string">
            <text:p>n26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string" calcext:value-type="string">
            <text:p>n83</text:p>
          </table:table-cell>
          <table:table-cell table:formula="of:=VLOOKUP([.A47];[.B$2:.B$57];1;0)" office:value-type="string" office:string-value="n50" calcext:value-type="string">
            <text:p>n50</text:p>
          </table:table-cell>
          <table:table-cell/>
          <table:table-cell office:value-type="string" calcext:value-type="string">
            <text:p>n92</text:p>
          </table:table-cell>
        </table:table-row>
        <table:table-row table:style-name="ro1">
          <table:table-cell office:value-type="string" calcext:value-type="string">
            <text:p>n51</text:p>
          </table:table-cell>
          <table:table-cell office:value-type="string" calcext:value-type="string">
            <text:p>n84</text:p>
          </table:table-cell>
          <table:table-cell table:formula="of:=VLOOKUP([.A48];[.B$2:.B$57];1;0)" office:value-type="string" office:string-value="n51" calcext:value-type="string">
            <text:p>n51</text:p>
          </table:table-cell>
          <table:table-cell/>
          <table:table-cell office:value-type="string" calcext:value-type="string">
            <text:p>n18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string" calcext:value-type="string">
            <text:p>n85</text:p>
          </table:table-cell>
          <table:table-cell table:formula="of:=VLOOKUP([.A49];[.B$2:.B$57];1;0)" office:value-type="string" office:string-value="n52" calcext:value-type="string">
            <text:p>n52</text:p>
          </table:table-cell>
          <table:table-cell/>
          <table:table-cell office:value-type="string" calcext:value-type="string">
            <text:p>n38</text:p>
          </table:table-cell>
        </table:table-row>
        <table:table-row table:style-name="ro1">
          <table:table-cell office:value-type="string" calcext:value-type="string">
            <text:p>n53</text:p>
          </table:table-cell>
          <table:table-cell office:value-type="string" calcext:value-type="string">
            <text:p>n87</text:p>
          </table:table-cell>
          <table:table-cell table:formula="of:=VLOOKUP([.A50];[.B$2:.B$57];1;0)" office:value-type="string" office:string-value="n53" calcext:value-type="string">
            <text:p>n53</text:p>
          </table:table-cell>
          <table:table-cell/>
          <table:table-cell office:value-type="string" calcext:value-type="string">
            <text:p>n78</text:p>
          </table:table-cell>
        </table:table-row>
        <table:table-row table:style-name="ro1">
          <table:table-cell office:value-type="string" calcext:value-type="string">
            <text:p>n54</text:p>
          </table:table-cell>
          <table:table-cell office:value-type="string" calcext:value-type="string">
            <text:p>n88</text:p>
          </table:table-cell>
          <table:table-cell table:formula="of:=VLOOKUP([.A51];[.B$2:.B$57];1;0)" office:value-type="string" office:string-value="n54" calcext:value-type="string">
            <text:p>n54</text:p>
          </table:table-cell>
          <table:table-cell/>
          <table:table-cell office:value-type="string" calcext:value-type="string">
            <text:p>n33</text:p>
          </table:table-cell>
        </table:table-row>
        <table:table-row table:style-name="ro1">
          <table:table-cell office:value-type="string" calcext:value-type="string">
            <text:p>n55</text:p>
          </table:table-cell>
          <table:table-cell office:value-type="string" calcext:value-type="string">
            <text:p>n89</text:p>
          </table:table-cell>
          <table:table-cell table:formula="of:=VLOOKUP([.A52];[.B$2:.B$57];1;0)" office:value-type="string" office:string-value="n55" calcext:value-type="string">
            <text:p>n55</text:p>
          </table:table-cell>
          <table:table-cell/>
          <table:table-cell office:value-type="string" calcext:value-type="string">
            <text:p>n5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string" calcext:value-type="string">
            <text:p>n9</text:p>
          </table:table-cell>
          <table:table-cell table:formula="of:=VLOOKUP([.A53];[.B$2:.B$57];1;0)" office:value-type="string" office:string-value="n56" calcext:value-type="string">
            <text:p>n56</text:p>
          </table:table-cell>
          <table:table-cell/>
          <table:table-cell office:value-type="string" calcext:value-type="string">
            <text:p>n4</text:p>
          </table:table-cell>
        </table:table-row>
        <table:table-row table:style-name="ro1">
          <table:table-cell office:value-type="string" calcext:value-type="string">
            <text:p>n57</text:p>
          </table:table-cell>
          <table:table-cell office:value-type="string" calcext:value-type="string">
            <text:p>n90</text:p>
          </table:table-cell>
          <table:table-cell table:formula="of:=VLOOKUP([.A54];[.B$2:.B$57];1;0)" office:value-type="string" office:string-value="n57" calcext:value-type="string">
            <text:p>n57</text:p>
          </table:table-cell>
          <table:table-cell/>
          <table:table-cell office:value-type="string" calcext:value-type="string">
            <text:p>n96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string" calcext:value-type="string">
            <text:p>n91</text:p>
          </table:table-cell>
          <table:table-cell table:formula="of:=VLOOKUP([.A55];[.B$2:.B$57];1;0)" office:value-type="string" office:string-value="n58" calcext:value-type="string">
            <text:p>n58</text:p>
          </table:table-cell>
          <table:table-cell/>
          <table:table-cell office:value-type="string" calcext:value-type="string">
            <text:p>n68</text:p>
          </table:table-cell>
        </table:table-row>
        <table:table-row table:style-name="ro1">
          <table:table-cell office:value-type="string" calcext:value-type="string">
            <text:p>n59</text:p>
          </table:table-cell>
          <table:table-cell office:value-type="string" calcext:value-type="string">
            <text:p>n92</text:p>
          </table:table-cell>
          <table:table-cell table:formula="of:=VLOOKUP([.A56];[.B$2:.B$57];1;0)" office:value-type="string" office:string-value="n59" calcext:value-type="string">
            <text:p>n59</text:p>
          </table:table-cell>
          <table:table-cell/>
          <table:table-cell office:value-type="string" calcext:value-type="string">
            <text:p>n29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n94</text:p>
          </table:table-cell>
          <table:table-cell table:formula="of:=VLOOKUP([.A57];[.B$2:.B$57];1;0)" office:value-type="string" office:string-value="n6" calcext:value-type="string">
            <text:p>n6</text:p>
          </table:table-cell>
          <table:table-cell/>
          <table:table-cell office:value-type="string" calcext:value-type="string">
            <text:p>n3</text:p>
          </table:table-cell>
        </table:table-row>
        <table:table-row table:style-name="ro1">
          <table:table-cell office:value-type="string" calcext:value-type="string">
            <text:p>n60</text:p>
          </table:table-cell>
          <table:table-cell/>
          <table:table-cell table:formula="of:=VLOOKUP([.A58];[.B$2:.B$57];1;0)" office:value-type="string" office:string-value="n60" calcext:value-type="string">
            <text:p>n60</text:p>
          </table:table-cell>
          <table:table-cell/>
          <table:table-cell office:value-type="string" calcext:value-type="string">
            <text:p>n72</text:p>
          </table:table-cell>
        </table:table-row>
        <table:table-row table:style-name="ro1">
          <table:table-cell office:value-type="string" calcext:value-type="string">
            <text:p>n61</text:p>
          </table:table-cell>
          <table:table-cell/>
          <table:table-cell table:formula="of:=VLOOKUP([.A59];[.B$2:.B$57];1;0)" office:value-type="string" office:string-value="n61" calcext:value-type="string">
            <text:p>n61</text:p>
          </table:table-cell>
          <table:table-cell/>
          <table:table-cell office:value-type="string" calcext:value-type="string">
            <text:p>n99</text:p>
          </table:table-cell>
        </table:table-row>
        <table:table-row table:style-name="ro1">
          <table:table-cell office:value-type="string" calcext:value-type="string">
            <text:p>n62</text:p>
          </table:table-cell>
          <table:table-cell/>
          <table:table-cell table:formula="of:=VLOOKUP([.A60];[.B$2:.B$57];1;0)" office:value-type="string" office:string-value="n62" calcext:value-type="string">
            <text:p>n62</text:p>
          </table:table-cell>
          <table:table-cell/>
          <table:table-cell office:value-type="string" calcext:value-type="string">
            <text:p>n71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/>
          <table:table-cell table:formula="of:=VLOOKUP([.A61];[.B$2:.B$57];1;0)" office:value-type="string" office:string-value="n63" calcext:value-type="string">
            <text:p>n63</text:p>
          </table:table-cell>
          <table:table-cell/>
          <table:table-cell office:value-type="string" calcext:value-type="string">
            <text:p>n60</text:p>
          </table:table-cell>
        </table:table-row>
        <table:table-row table:style-name="ro1">
          <table:table-cell office:value-type="string" calcext:value-type="string">
            <text:p>n64</text:p>
          </table:table-cell>
          <table:table-cell/>
          <table:table-cell table:formula="of:=VLOOKUP([.A62];[.B$2:.B$57];1;0)" office:value-type="string" office:string-value="n64" calcext:value-type="string">
            <text:p>n64</text:p>
          </table:table-cell>
          <table:table-cell/>
          <table:table-cell office:value-type="string" calcext:value-type="string">
            <text:p>n54</text:p>
          </table:table-cell>
        </table:table-row>
        <table:table-row table:style-name="ro1">
          <table:table-cell office:value-type="string" calcext:value-type="string">
            <text:p>n65</text:p>
          </table:table-cell>
          <table:table-cell/>
          <table:table-cell table:formula="of:=VLOOKUP([.A63];[.B$2:.B$57];1;0)" office:value-type="string" office:string-value="n65" calcext:value-type="string">
            <text:p>n65</text:p>
          </table:table-cell>
          <table:table-cell/>
          <table:table-cell office:value-type="string" calcext:value-type="string">
            <text:p>n10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/>
          <table:table-cell table:formula="of:=VLOOKUP([.A64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91</text:p>
          </table:table-cell>
        </table:table-row>
        <table:table-row table:style-name="ro1">
          <table:table-cell office:value-type="string" calcext:value-type="string">
            <text:p>n67</text:p>
          </table:table-cell>
          <table:table-cell/>
          <table:table-cell table:formula="of:=VLOOKUP([.A65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47</text:p>
          </table:table-cell>
        </table:table-row>
        <table:table-row table:style-name="ro1">
          <table:table-cell office:value-type="string" calcext:value-type="string">
            <text:p>n68</text:p>
          </table:table-cell>
          <table:table-cell/>
          <table:table-cell table:formula="of:=VLOOKUP([.A66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24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/>
          <table:table-cell table:formula="of:=VLOOKUP([.A67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56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/>
          <table:table-cell table:formula="of:=VLOOKUP([.A68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44</text:p>
          </table:table-cell>
        </table:table-row>
        <table:table-row table:style-name="ro1">
          <table:table-cell office:value-type="string" calcext:value-type="string">
            <text:p>n70</text:p>
          </table:table-cell>
          <table:table-cell/>
          <table:table-cell table:formula="of:=VLOOKUP([.A69];[.B$2:.B$57];1;0)" office:value-type="string" office:string-value="n70" calcext:value-type="string">
            <text:p>n70</text:p>
          </table:table-cell>
          <table:table-cell/>
          <table:table-cell office:value-type="string" calcext:value-type="string">
            <text:p>n21</text:p>
          </table:table-cell>
        </table:table-row>
        <table:table-row table:style-name="ro1">
          <table:table-cell office:value-type="string" calcext:value-type="string">
            <text:p>n71</text:p>
          </table:table-cell>
          <table:table-cell/>
          <table:table-cell table:formula="of:=VLOOKUP([.A70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25</text:p>
          </table:table-cell>
        </table:table-row>
        <table:table-row table:style-name="ro1">
          <table:table-cell office:value-type="string" calcext:value-type="string">
            <text:p>n72</text:p>
          </table:table-cell>
          <table:table-cell/>
          <table:table-cell table:formula="of:=VLOOKUP([.A71];[.B$2:.B$57];1;0)" office:value-type="string" office:string-value="n72" calcext:value-type="string">
            <text:p>n72</text:p>
          </table:table-cell>
          <table:table-cell/>
          <table:table-cell office:value-type="string" calcext:value-type="string">
            <text:p>n41</text:p>
          </table:table-cell>
        </table:table-row>
        <table:table-row table:style-name="ro1">
          <table:table-cell office:value-type="string" calcext:value-type="string">
            <text:p>n73</text:p>
          </table:table-cell>
          <table:table-cell/>
          <table:table-cell table:formula="of:=VLOOKUP([.A72];[.B$2:.B$57];1;0)" office:value-type="string" office:string-value="n73" calcext:value-type="string">
            <text:p>n73</text:p>
          </table:table-cell>
          <table:table-cell/>
          <table:table-cell office:value-type="string" calcext:value-type="string">
            <text:p>n17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/>
          <table:table-cell table:formula="of:=VLOOKUP([.A73];[.B$2:.B$57];1;0)" office:value-type="string" office:string-value="n74" calcext:value-type="string">
            <text:p>n74</text:p>
          </table:table-cell>
          <table:table-cell/>
          <table:table-cell office:value-type="string" calcext:value-type="string">
            <text:p>n64</text:p>
          </table:table-cell>
        </table:table-row>
        <table:table-row table:style-name="ro1">
          <table:table-cell office:value-type="string" calcext:value-type="string">
            <text:p>n75</text:p>
          </table:table-cell>
          <table:table-cell/>
          <table:table-cell table:formula="of:=VLOOKUP([.A74];[.B$2:.B$57];1;0)" office:value-type="string" office:string-value="n75" calcext:value-type="string">
            <text:p>n75</text:p>
          </table:table-cell>
          <table:table-cell/>
          <table:table-cell office:value-type="string" calcext:value-type="string">
            <text:p>n36</text:p>
          </table:table-cell>
        </table:table-row>
        <table:table-row table:style-name="ro1">
          <table:table-cell office:value-type="string" calcext:value-type="string">
            <text:p>n76</text:p>
          </table:table-cell>
          <table:table-cell/>
          <table:table-cell table:formula="of:=VLOOKUP([.A75];[.B$2:.B$57];1;0)" office:value-type="string" office:string-value="n76" calcext:value-type="string">
            <text:p>n76</text:p>
          </table:table-cell>
          <table:table-cell/>
          <table:table-cell office:value-type="string" calcext:value-type="string">
            <text:p>n43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/>
          <table:table-cell table:formula="of:=VLOOKUP([.A76];[.B$2:.B$57];1;0)" office:value-type="string" office:string-value="n77" calcext:value-type="string">
            <text:p>n77</text:p>
          </table:table-cell>
          <table:table-cell/>
          <table:table-cell office:value-type="string" calcext:value-type="string">
            <text:p>n63</text:p>
          </table:table-cell>
        </table:table-row>
        <table:table-row table:style-name="ro1">
          <table:table-cell office:value-type="string" calcext:value-type="string">
            <text:p>n78</text:p>
          </table:table-cell>
          <table:table-cell/>
          <table:table-cell table:formula="of:=VLOOKUP([.A77];[.B$2:.B$57];1;0)" office:value-type="string" office:string-value="n78" calcext:value-type="string">
            <text:p>n78</text:p>
          </table:table-cell>
          <table:table-cell/>
          <table:table-cell office:value-type="string" calcext:value-type="string">
            <text:p>n9</text:p>
          </table:table-cell>
        </table:table-row>
        <table:table-row table:style-name="ro1">
          <table:table-cell office:value-type="string" calcext:value-type="string">
            <text:p>n79</text:p>
          </table:table-cell>
          <table:table-cell/>
          <table:table-cell table:formula="of:=VLOOKUP([.A78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55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/>
          <table:table-cell table:formula="of:=VLOOKUP([.A79];[.B$2:.B$57];1;0)" office:value-type="string" office:string-value="n8" calcext:value-type="string">
            <text:p>n8</text:p>
          </table:table-cell>
          <table:table-cell/>
          <table:table-cell office:value-type="string" calcext:value-type="string">
            <text:p>n61</text:p>
          </table:table-cell>
        </table:table-row>
        <table:table-row table:style-name="ro1">
          <table:table-cell office:value-type="string" calcext:value-type="string">
            <text:p>n80</text:p>
          </table:table-cell>
          <table:table-cell/>
          <table:table-cell table:formula="of:=VLOOKUP([.A80];[.B$2:.B$57];1;0)" office:value-type="string" office:string-value="n80" calcext:value-type="string">
            <text:p>n80</text:p>
          </table:table-cell>
          <table:table-cell/>
          <table:table-cell office:value-type="string" calcext:value-type="string">
            <text:p>n94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/>
          <table:table-cell table:formula="of:=VLOOKUP([.A81];[.B$2:.B$57];1;0)" office:value-type="string" office:string-value="n81" calcext:value-type="string">
            <text:p>n81</text:p>
          </table:table-cell>
          <table:table-cell/>
          <table:table-cell office:value-type="string" calcext:value-type="string">
            <text:p>n1</text:p>
          </table:table-cell>
        </table:table-row>
        <table:table-row table:style-name="ro1">
          <table:table-cell office:value-type="string" calcext:value-type="string">
            <text:p>n82</text:p>
          </table:table-cell>
          <table:table-cell/>
          <table:table-cell table:formula="of:=VLOOKUP([.A82];[.B$2:.B$57];1;0)" office:value-type="string" office:string-value="n82" calcext:value-type="string">
            <text:p>n82</text:p>
          </table:table-cell>
          <table:table-cell/>
          <table:table-cell office:value-type="string" calcext:value-type="string">
            <text:p>n66</text:p>
          </table:table-cell>
        </table:table-row>
        <table:table-row table:style-name="ro1">
          <table:table-cell office:value-type="string" calcext:value-type="string">
            <text:p>n83</text:p>
          </table:table-cell>
          <table:table-cell/>
          <table:table-cell table:formula="of:=VLOOKUP([.A83];[.B$2:.B$57];1;0)" office:value-type="string" office:string-value="n83" calcext:value-type="string">
            <text:p>n83</text:p>
          </table:table-cell>
          <table:table-cell/>
          <table:table-cell office:value-type="string" calcext:value-type="string">
            <text:p>n12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/>
          <table:table-cell table:formula="of:=VLOOKUP([.A84];[.B$2:.B$57];1;0)" office:value-type="string" office:string-value="n84" calcext:value-type="string">
            <text:p>n84</text:p>
          </table:table-cell>
          <table:table-cell/>
          <table:table-cell office:value-type="string" calcext:value-type="string">
            <text:p>n58</text:p>
          </table:table-cell>
        </table:table-row>
        <table:table-row table:style-name="ro1">
          <table:table-cell office:value-type="string" calcext:value-type="string">
            <text:p>n85</text:p>
          </table:table-cell>
          <table:table-cell/>
          <table:table-cell table:formula="of:=VLOOKUP([.A85];[.B$2:.B$57];1;0)" office:value-type="string" office:string-value="n85" calcext:value-type="string">
            <text:p>n85</text:p>
          </table:table-cell>
          <table:table-cell/>
          <table:table-cell office:value-type="string" calcext:value-type="string">
            <text:p>n15</text:p>
          </table:table-cell>
        </table:table-row>
        <table:table-row table:style-name="ro1">
          <table:table-cell office:value-type="string" calcext:value-type="string">
            <text:p>n86</text:p>
          </table:table-cell>
          <table:table-cell/>
          <table:table-cell table:formula="of:=VLOOKUP([.A86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48</text:p>
          </table:table-cell>
        </table:table-row>
        <table:table-row table:style-name="ro1">
          <table:table-cell office:value-type="string" calcext:value-type="string">
            <text:p>n87</text:p>
          </table:table-cell>
          <table:table-cell/>
          <table:table-cell table:formula="of:=VLOOKUP([.A87];[.B$2:.B$57];1;0)" office:value-type="string" office:string-value="n87" calcext:value-type="string">
            <text:p>n87</text:p>
          </table:table-cell>
          <table:table-cell/>
          <table:table-cell office:value-type="string" calcext:value-type="string">
            <text:p>n80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/>
          <table:table-cell table:formula="of:=VLOOKUP([.A88];[.B$2:.B$57];1;0)" office:value-type="string" office:string-value="n88" calcext:value-type="string">
            <text:p>n88</text:p>
          </table:table-cell>
          <table:table-cell/>
          <table:table-cell office:value-type="string" calcext:value-type="string">
            <text:p>n62</text:p>
          </table:table-cell>
        </table:table-row>
        <table:table-row table:style-name="ro1">
          <table:table-cell office:value-type="string" calcext:value-type="string">
            <text:p>n89</text:p>
          </table:table-cell>
          <table:table-cell/>
          <table:table-cell table:formula="of:=VLOOKUP([.A89];[.B$2:.B$57];1;0)" office:value-type="string" office:string-value="n89" calcext:value-type="string">
            <text:p>n89</text:p>
          </table:table-cell>
          <table:table-cell/>
          <table:table-cell office:value-type="string" calcext:value-type="string">
            <text:p>n23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/>
          <table:table-cell table:formula="of:=VLOOKUP([.A90];[.B$2:.B$57];1;0)" office:value-type="string" office:string-value="n9" calcext:value-type="string">
            <text:p>n9</text:p>
          </table:table-cell>
          <table:table-cell/>
          <table:table-cell office:value-type="string" calcext:value-type="string">
            <text:p>n35</text:p>
          </table:table-cell>
        </table:table-row>
        <table:table-row table:style-name="ro1">
          <table:table-cell office:value-type="string" calcext:value-type="string">
            <text:p>n90</text:p>
          </table:table-cell>
          <table:table-cell/>
          <table:table-cell table:formula="of:=VLOOKUP([.A91];[.B$2:.B$57];1;0)" office:value-type="string" office:string-value="n90" calcext:value-type="string">
            <text:p>n90</text:p>
          </table:table-cell>
          <table:table-cell/>
          <table:table-cell office:value-type="string" calcext:value-type="string">
            <text:p>n32</text:p>
          </table:table-cell>
        </table:table-row>
        <table:table-row table:style-name="ro1">
          <table:table-cell office:value-type="string" calcext:value-type="string">
            <text:p>n91</text:p>
          </table:table-cell>
          <table:table-cell/>
          <table:table-cell table:formula="of:=VLOOKUP([.A92];[.B$2:.B$57];1;0)" office:value-type="string" office:string-value="n91" calcext:value-type="string">
            <text:p>n91</text:p>
          </table:table-cell>
          <table:table-cell/>
          <table:table-cell office:value-type="string" calcext:value-type="string">
            <text:p>n45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/>
          <table:table-cell table:formula="of:=VLOOKUP([.A93];[.B$2:.B$57];1;0)" office:value-type="string" office:string-value="n92" calcext:value-type="string">
            <text:p>n92</text:p>
          </table:table-cell>
          <table:table-cell/>
          <table:table-cell office:value-type="string" calcext:value-type="string">
            <text:p>n87</text:p>
          </table:table-cell>
        </table:table-row>
        <table:table-row table:style-name="ro1">
          <table:table-cell office:value-type="string" calcext:value-type="string">
            <text:p>n93</text:p>
          </table:table-cell>
          <table:table-cell/>
          <table:table-cell table:formula="of:=VLOOKUP([.A94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31</text:p>
          </table:table-cell>
        </table:table-row>
        <table:table-row table:style-name="ro1">
          <table:table-cell office:value-type="string" calcext:value-type="string">
            <text:p>n94</text:p>
          </table:table-cell>
          <table:table-cell/>
          <table:table-cell table:formula="of:=VLOOKUP([.A95];[.B$2:.B$57];1;0)" office:value-type="string" office:string-value="n94" calcext:value-type="string">
            <text:p>n94</text:p>
          </table:table-cell>
          <table:table-cell/>
          <table:table-cell office:value-type="string" calcext:value-type="string">
            <text:p>n70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/>
          <table:table-cell table:formula="of:=VLOOKUP([.A96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37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/>
          <table:table-cell table:formula="of:=VLOOKUP([.A97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49</text:p>
          </table:table-cell>
        </table:table-row>
        <table:table-row table:style-name="ro1">
          <table:table-cell office:value-type="string" calcext:value-type="string">
            <text:p>n97</text:p>
          </table:table-cell>
          <table:table-cell/>
          <table:table-cell table:formula="of:=VLOOKUP([.A98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82</text:p>
          </table:table-cell>
        </table:table-row>
        <table:table-row table:style-name="ro1">
          <table:table-cell office:value-type="string" calcext:value-type="string">
            <text:p>n98</text:p>
          </table:table-cell>
          <table:table-cell/>
          <table:table-cell table:formula="of:=VLOOKUP([.A99];[.B$2:.B$57];1;0)" office:value-type="string" office:string-value="" calcext:value-type="error">
            <text:p>#N/A</text:p>
          </table:table-cell>
          <table:table-cell/>
          <table:table-cell office:value-type="string" calcext:value-type="string">
            <text:p>n2</text:p>
          </table:table-cell>
        </table:table-row>
        <table:table-row table:style-name="ro1">
          <table:table-cell office:value-type="string" calcext:value-type="string">
            <text:p>n99</text:p>
          </table:table-cell>
          <table:table-cell/>
          <table:table-cell table:formula="of:=VLOOKUP([.A100];[.B$2:.B$57];1;0)" office:value-type="string" office:string-value="" calcext:value-type="error">
            <text:p>#N/A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1" table:default-cell-style-name="ce13"/>
        <table:table-column table:style-name="co9" table:default-cell-style-name="ce13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Value before deletion</text:p>
          </table:table-cell>
          <table:table-cell office:value-type="string" calcext:value-type="string">
            <text:p>Value after deletion</text:p>
          </table:table-cell>
          <table:table-cell office:value-type="string" calcext:value-type="string">
            <text:p>value to be deleted</text:p>
          </table:table-cell>
          <table:table-cell table:style-name="Default" office:value-type="string" calcext:value-type="string">
            <text:p>Missing</text:p>
          </table:table-cell>
          <table:table-cell table:style-name="Default"/>
          <table:table-cell table:number-columns-repeated="3"/>
          <table:table-cell office:value-type="string" calcext:value-type="string">
            <text:p>Values deleted In actual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7</text:p>
          </table:table-cell>
          <table:table-cell office:value-type="string" calcext:value-type="string">
            <text:p>n1</text:p>
          </table:table-cell>
          <table:table-cell table:style-name="ce7" office:value-type="string" calcext:value-type="string">
            <text:p>n57</text:p>
          </table:table-cell>
          <table:table-cell table:formula="of:=VLOOKUP([.B2];[.C$2:.C$100];1;0)" office:value-type="string" office:string-value="n7" calcext:value-type="string">
            <text:p>n7</text:p>
          </table:table-cell>
          <table:table-cell/>
          <table:table-cell office:value-type="string" calcext:value-type="string">
            <text:p>Expected count after deletion</text:p>
          </table:table-cell>
          <table:table-cell table:formula="of:=COUNTA([.B2:.B100])-COUNTA([.D2:.D100])" office:value-type="float" office:value="63" calcext:value-type="float">
            <text:p>63</text:p>
          </table:table-cell>
          <table:table-cell/>
          <table:table-cell office:value-type="string" calcext:value-type="string">
            <text:p>n57</text:p>
          </table:table-cell>
          <table:table-cell table:formula="of:=VLOOKUP([.J2];[.D$2:.D$36];1;0)" office:value-type="string" office:string-value="n57" calcext:value-type="string">
            <text:p>n57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2];&quot;&quot;&quot;&quot;;[.J2];&quot;&quot;&quot;&quot;;&quot;);&quot;)" office:value-type="string" office:string-value="BPlusTreeAlgos.delete(bptree: bpt, keyToBeDeleted: &quot;n57&quot;);" calcext:value-type="string">
            <text:p>BPlusTreeAlgos.delete(bptree: bpt, keyToBeDeleted: "n57");</text:p>
          </table:table-cell>
        </table:table-row>
        <table:table-row table:style-name="ro1">
          <table:table-cell/>
          <table:table-cell office:value-type="string" calcext:value-type="string">
            <text:p>n42</text:p>
          </table:table-cell>
          <table:table-cell office:value-type="string" calcext:value-type="string">
            <text:p>n10</text:p>
          </table:table-cell>
          <table:table-cell table:style-name="ce7" office:value-type="string" calcext:value-type="string">
            <text:p>n81</text:p>
          </table:table-cell>
          <table:table-cell table:formula="of:=VLOOKUP([.B3];[.C$2:.C$100];1;0)" office:value-type="string" office:string-value="n42" calcext:value-type="string">
            <text:p>n42</text:p>
          </table:table-cell>
          <table:table-cell/>
          <table:table-cell office:value-type="string" calcext:value-type="string">
            <text:p>Actual count after deletion</text:p>
          </table:table-cell>
          <table:table-cell table:formula="of:=COUNTA([.C2:.C100])" office:value-type="float" office:value="99" calcext:value-type="float">
            <text:p>99</text:p>
          </table:table-cell>
          <table:table-cell/>
          <table:table-cell office:value-type="string" calcext:value-type="string">
            <text:p>n81</text:p>
          </table:table-cell>
          <table:table-cell table:formula="of:=VLOOKUP([.J3];[.D$2:.D$36];1;0)" office:value-type="string" office:string-value="n81" calcext:value-type="string">
            <text:p>n81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3];&quot;&quot;&quot;&quot;;[.J3];&quot;&quot;&quot;&quot;;&quot;);&quot;)" office:value-type="string" office:string-value="BPlusTreeAlgos.delete(bptree: bpt, keyToBeDeleted: &quot;n81&quot;);" calcext:value-type="string">
            <text:p>BPlusTreeAlgos.delete(bptree: bpt, keyToBeDeleted: "n81");</text:p>
          </table:table-cell>
        </table:table-row>
        <table:table-row table:style-name="ro1">
          <table:table-cell/>
          <table:table-cell office:value-type="string" calcext:value-type="string">
            <text:p>n86</text:p>
          </table:table-cell>
          <table:table-cell office:value-type="string" calcext:value-type="string">
            <text:p>n11</text:p>
          </table:table-cell>
          <table:table-cell table:style-name="ce7" office:value-type="string" calcext:value-type="string">
            <text:p>n52</text:p>
          </table:table-cell>
          <table:table-cell table:formula="of:=VLOOKUP([.B4];[.C$2:.C$100];1;0)" office:value-type="string" office:string-value="n86" calcext:value-type="string">
            <text:p>n86</text:p>
          </table:table-cell>
          <table:table-cell table:number-columns-repeated="4"/>
          <table:table-cell office:value-type="string" calcext:value-type="string">
            <text:p>n52</text:p>
          </table:table-cell>
          <table:table-cell table:formula="of:=VLOOKUP([.J4];[.D$2:.D$36];1;0)" office:value-type="string" office:string-value="n52" calcext:value-type="string">
            <text:p>n52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4];&quot;&quot;&quot;&quot;;[.J4];&quot;&quot;&quot;&quot;;&quot;);&quot;)" office:value-type="string" office:string-value="BPlusTreeAlgos.delete(bptree: bpt, keyToBeDeleted: &quot;n52&quot;);" calcext:value-type="string">
            <text:p>BPlusTreeAlgos.delete(bptree: bpt, keyToBeDeleted: "n52");</text:p>
          </table:table-cell>
        </table:table-row>
        <table:table-row table:style-name="ro1">
          <table:table-cell/>
          <table:table-cell office:value-type="string" calcext:value-type="string">
            <text:p>n22</text:p>
          </table:table-cell>
          <table:table-cell office:value-type="string" calcext:value-type="string">
            <text:p>n12</text:p>
          </table:table-cell>
          <table:table-cell table:style-name="ce7" office:value-type="string" calcext:value-type="string">
            <text:p>n73</text:p>
          </table:table-cell>
          <table:table-cell table:formula="of:=VLOOKUP([.B5];[.C$2:.C$100];1;0)" office:value-type="string" office:string-value="n22" calcext:value-type="string">
            <text:p>n22</text:p>
          </table:table-cell>
          <table:table-cell table:number-columns-repeated="4"/>
          <table:table-cell office:value-type="string" calcext:value-type="string">
            <text:p>n73</text:p>
          </table:table-cell>
          <table:table-cell table:formula="of:=VLOOKUP([.J5];[.D$2:.D$36];1;0)" office:value-type="string" office:string-value="n73" calcext:value-type="string">
            <text:p>n73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5];&quot;&quot;&quot;&quot;;[.J5];&quot;&quot;&quot;&quot;;&quot;);&quot;)" office:value-type="string" office:string-value="BPlusTreeAlgos.delete(bptree: bpt, keyToBeDeleted: &quot;n73&quot;);" calcext:value-type="string">
            <text:p>BPlusTreeAlgos.delete(bptree: bpt, keyToBeDeleted: "n73");</text:p>
          </table:table-cell>
        </table:table-row>
        <table:table-row table:style-name="ro1">
          <table:table-cell/>
          <table:table-cell office:value-type="string" calcext:value-type="string">
            <text:p>n50</text:p>
          </table:table-cell>
          <table:table-cell office:value-type="string" calcext:value-type="string">
            <text:p>n13</text:p>
          </table:table-cell>
          <table:table-cell table:style-name="ce7" office:value-type="string" calcext:value-type="string">
            <text:p>n97</text:p>
          </table:table-cell>
          <table:table-cell table:formula="of:=VLOOKUP([.B6];[.C$2:.C$100];1;0)" office:value-type="string" office:string-value="n50" calcext:value-type="string">
            <text:p>n50</text:p>
          </table:table-cell>
          <table:table-cell table:number-columns-repeated="4"/>
          <table:table-cell office:value-type="string" calcext:value-type="string">
            <text:p>n97</text:p>
          </table:table-cell>
          <table:table-cell table:formula="of:=VLOOKUP([.J6];[.D$2:.D$36];1;0)" office:value-type="string" office:string-value="n97" calcext:value-type="string">
            <text:p>n97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6];&quot;&quot;&quot;&quot;;[.J6];&quot;&quot;&quot;&quot;;&quot;);&quot;)" office:value-type="string" office:string-value="BPlusTreeAlgos.delete(bptree: bpt, keyToBeDeleted: &quot;n97&quot;);" calcext:value-type="string">
            <text:p>BPlusTreeAlgos.delete(bptree: bpt, keyToBeDeleted: "n97");</text:p>
          </table:table-cell>
        </table:table-row>
        <table:table-row table:style-name="ro1">
          <table:table-cell/>
          <table:table-cell office:value-type="string" calcext:value-type="string">
            <text:p>n79</text:p>
          </table:table-cell>
          <table:table-cell office:value-type="string" calcext:value-type="string">
            <text:p>n14</text:p>
          </table:table-cell>
          <table:table-cell table:style-name="ce7" office:value-type="string" calcext:value-type="string">
            <text:p>n75</text:p>
          </table:table-cell>
          <table:table-cell table:formula="of:=VLOOKUP([.B7];[.C$2:.C$100];1;0)" office:value-type="string" office:string-value="n79" calcext:value-type="string">
            <text:p>n79</text:p>
          </table:table-cell>
          <table:table-cell table:number-columns-repeated="4"/>
          <table:table-cell office:value-type="string" calcext:value-type="string">
            <text:p>n75</text:p>
          </table:table-cell>
          <table:table-cell table:formula="of:=VLOOKUP([.J7];[.D$2:.D$36];1;0)" office:value-type="string" office:string-value="n75" calcext:value-type="string">
            <text:p>n75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7];&quot;&quot;&quot;&quot;;[.J7];&quot;&quot;&quot;&quot;;&quot;);&quot;)" office:value-type="string" office:string-value="BPlusTreeAlgos.delete(bptree: bpt, keyToBeDeleted: &quot;n75&quot;);" calcext:value-type="string">
            <text:p>BPlusTreeAlgos.delete(bptree: bpt, keyToBeDeleted: "n75");</text:p>
          </table:table-cell>
        </table:table-row>
        <table:table-row table:style-name="ro1">
          <table:table-cell/>
          <table:table-cell office:value-type="string" calcext:value-type="string">
            <text:p>n39</text:p>
          </table:table-cell>
          <table:table-cell office:value-type="string" calcext:value-type="string">
            <text:p>n15</text:p>
          </table:table-cell>
          <table:table-cell table:style-name="ce7" office:value-type="string" calcext:value-type="string">
            <text:p>n53</text:p>
          </table:table-cell>
          <table:table-cell table:formula="of:=VLOOKUP([.B8];[.C$2:.C$100];1;0)" office:value-type="string" office:string-value="n39" calcext:value-type="string">
            <text:p>n39</text:p>
          </table:table-cell>
          <table:table-cell table:number-columns-repeated="4"/>
          <table:table-cell office:value-type="string" calcext:value-type="string">
            <text:p>n53</text:p>
          </table:table-cell>
          <table:table-cell table:formula="of:=VLOOKUP([.J8];[.D$2:.D$36];1;0)" office:value-type="string" office:string-value="n53" calcext:value-type="string">
            <text:p>n53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8];&quot;&quot;&quot;&quot;;[.J8];&quot;&quot;&quot;&quot;;&quot;);&quot;)" office:value-type="string" office:string-value="BPlusTreeAlgos.delete(bptree: bpt, keyToBeDeleted: &quot;n53&quot;);" calcext:value-type="string">
            <text:p>BPlusTreeAlgos.delete(bptree: bpt, keyToBeDeleted: "n53");</text:p>
          </table:table-cell>
        </table:table-row>
        <table:table-row table:style-name="ro1">
          <table:table-cell/>
          <table:table-cell office:value-type="string" calcext:value-type="string">
            <text:p>n34</text:p>
          </table:table-cell>
          <table:table-cell office:value-type="string" calcext:value-type="string">
            <text:p>n17</text:p>
          </table:table-cell>
          <table:table-cell table:style-name="ce7" office:value-type="string" calcext:value-type="string">
            <text:p>n74</text:p>
          </table:table-cell>
          <table:table-cell table:formula="of:=VLOOKUP([.B9];[.C$2:.C$100];1;0)" office:value-type="string" office:string-value="n34" calcext:value-type="string">
            <text:p>n34</text:p>
          </table:table-cell>
          <table:table-cell table:number-columns-repeated="4"/>
          <table:table-cell office:value-type="string" calcext:value-type="string">
            <text:p>n74</text:p>
          </table:table-cell>
          <table:table-cell table:formula="of:=VLOOKUP([.J9];[.D$2:.D$36];1;0)" office:value-type="string" office:string-value="n74" calcext:value-type="string">
            <text:p>n74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9];&quot;&quot;&quot;&quot;;[.J9];&quot;&quot;&quot;&quot;;&quot;);&quot;)" office:value-type="string" office:string-value="BPlusTreeAlgos.delete(bptree: bpt, keyToBeDeleted: &quot;n74&quot;);" calcext:value-type="string">
            <text:p>BPlusTreeAlgos.delete(bptree: bpt, keyToBeDeleted: "n74");</text:p>
          </table:table-cell>
        </table:table-row>
        <table:table-row table:style-name="ro1">
          <table:table-cell/>
          <table:table-cell office:value-type="string" calcext:value-type="string">
            <text:p>n30</text:p>
          </table:table-cell>
          <table:table-cell office:value-type="string" calcext:value-type="string">
            <text:p>n19</text:p>
          </table:table-cell>
          <table:table-cell table:style-name="ce7" office:value-type="string" calcext:value-type="string">
            <text:p>n93</text:p>
          </table:table-cell>
          <table:table-cell table:formula="of:=VLOOKUP([.B10];[.C$2:.C$100];1;0)" office:value-type="string" office:string-value="n30" calcext:value-type="string">
            <text:p>n30</text:p>
          </table:table-cell>
          <table:table-cell table:number-columns-repeated="4"/>
          <table:table-cell office:value-type="string" calcext:value-type="string">
            <text:p>n93</text:p>
          </table:table-cell>
          <table:table-cell table:formula="of:=VLOOKUP([.J10];[.D$2:.D$36];1;0)" office:value-type="string" office:string-value="n93" calcext:value-type="string">
            <text:p>n93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10];&quot;&quot;&quot;&quot;;[.J10];&quot;&quot;&quot;&quot;;&quot;);&quot;)" office:value-type="string" office:string-value="BPlusTreeAlgos.delete(bptree: bpt, keyToBeDeleted: &quot;n93&quot;);" calcext:value-type="string">
            <text:p>BPlusTreeAlgos.delete(bptree: bpt, keyToBeDeleted: "n93");</text:p>
          </table:table-cell>
        </table:table-row>
        <table:table-row table:style-name="ro1">
          <table:table-cell/>
          <table:table-cell office:value-type="string" calcext:value-type="string">
            <text:p>n13</text:p>
          </table:table-cell>
          <table:table-cell office:value-type="string" calcext:value-type="string">
            <text:p>n2</text:p>
          </table:table-cell>
          <table:table-cell table:style-name="ce7" office:value-type="string" calcext:value-type="string">
            <text:p>n8</text:p>
          </table:table-cell>
          <table:table-cell table:formula="of:=VLOOKUP([.B11];[.C$2:.C$100];1;0)" office:value-type="string" office:string-value="n13" calcext:value-type="string">
            <text:p>n13</text:p>
          </table:table-cell>
          <table:table-cell table:number-columns-repeated="4"/>
          <table:table-cell office:value-type="string" calcext:value-type="string">
            <text:p>n8</text:p>
          </table:table-cell>
          <table:table-cell table:formula="of:=VLOOKUP([.J11];[.D$2:.D$36];1;0)" office:value-type="string" office:string-value="n8" calcext:value-type="string">
            <text:p>n8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11];&quot;&quot;&quot;&quot;;[.J11];&quot;&quot;&quot;&quot;;&quot;);&quot;)" office:value-type="string" office:string-value="BPlusTreeAlgos.delete(bptree: bpt, keyToBeDeleted: &quot;n8&quot;);" calcext:value-type="string">
            <text:p>BPlusTreeAlgos.delete(bptree: bpt, keyToBeDeleted: "n8");</text:p>
          </table:table-cell>
        </table:table-row>
        <table:table-row table:style-name="ro1">
          <table:table-cell/>
          <table:table-cell office:value-type="string" calcext:value-type="string">
            <text:p>n14</text:p>
          </table:table-cell>
          <table:table-cell office:value-type="string" calcext:value-type="string">
            <text:p>n20</text:p>
          </table:table-cell>
          <table:table-cell table:style-name="ce7" office:value-type="string" calcext:value-type="string">
            <text:p>n27</text:p>
          </table:table-cell>
          <table:table-cell table:formula="of:=VLOOKUP([.B12];[.C$2:.C$100];1;0)" office:value-type="string" office:string-value="n14" calcext:value-type="string">
            <text:p>n14</text:p>
          </table:table-cell>
          <table:table-cell table:number-columns-repeated="4"/>
          <table:table-cell office:value-type="string" calcext:value-type="string">
            <text:p>n27</text:p>
          </table:table-cell>
          <table:table-cell table:formula="of:=VLOOKUP([.J12];[.D$2:.D$36];1;0)" office:value-type="string" office:string-value="n27" calcext:value-type="string">
            <text:p>n27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12];&quot;&quot;&quot;&quot;;[.J12];&quot;&quot;&quot;&quot;;&quot;);&quot;)" office:value-type="string" office:string-value="BPlusTreeAlgos.delete(bptree: bpt, keyToBeDeleted: &quot;n27&quot;);" calcext:value-type="string">
            <text:p>BPlusTreeAlgos.delete(bptree: bpt, keyToBeDeleted: "n27");</text:p>
          </table:table-cell>
        </table:table-row>
        <table:table-row table:style-name="ro1">
          <table:table-cell/>
          <table:table-cell office:value-type="string" calcext:value-type="string">
            <text:p>n59</text:p>
          </table:table-cell>
          <table:table-cell office:value-type="string" calcext:value-type="string">
            <text:p>n21</text:p>
          </table:table-cell>
          <table:table-cell table:style-name="ce7" office:value-type="string" calcext:value-type="string">
            <text:p>n98</text:p>
          </table:table-cell>
          <table:table-cell table:formula="of:=VLOOKUP([.B13];[.C$2:.C$100];1;0)" office:value-type="string" office:string-value="n59" calcext:value-type="string">
            <text:p>n59</text:p>
          </table:table-cell>
          <table:table-cell table:number-columns-repeated="4"/>
          <table:table-cell office:value-type="string" calcext:value-type="string">
            <text:p>n98</text:p>
          </table:table-cell>
          <table:table-cell table:formula="of:=VLOOKUP([.J13];[.D$2:.D$36];1;0)" office:value-type="string" office:string-value="n98" calcext:value-type="string">
            <text:p>n98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13];&quot;&quot;&quot;&quot;;[.J13];&quot;&quot;&quot;&quot;;&quot;);&quot;)" office:value-type="string" office:string-value="BPlusTreeAlgos.delete(bptree: bpt, keyToBeDeleted: &quot;n98&quot;);" calcext:value-type="string">
            <text:p>BPlusTreeAlgos.delete(bptree: bpt, keyToBeDeleted: "n98");</text:p>
          </table:table-cell>
        </table:table-row>
        <table:table-row table:style-name="ro1">
          <table:table-cell/>
          <table:table-cell office:value-type="string" calcext:value-type="string">
            <text:p>n95</text:p>
          </table:table-cell>
          <table:table-cell office:value-type="string" calcext:value-type="string">
            <text:p>n22</text:p>
          </table:table-cell>
          <table:table-cell table:style-name="ce7" office:value-type="string" calcext:value-type="string">
            <text:p>n16</text:p>
          </table:table-cell>
          <table:table-cell table:formula="of:=VLOOKUP([.B14];[.C$2:.C$100];1;0)" office:value-type="string" office:string-value="n95" calcext:value-type="string">
            <text:p>n95</text:p>
          </table:table-cell>
          <table:table-cell table:number-columns-repeated="4"/>
          <table:table-cell office:value-type="string" calcext:value-type="string">
            <text:p>n16</text:p>
          </table:table-cell>
          <table:table-cell table:formula="of:=VLOOKUP([.J14];[.D$2:.D$36];1;0)" office:value-type="string" office:string-value="n16" calcext:value-type="string">
            <text:p>n16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14];&quot;&quot;&quot;&quot;;[.J14];&quot;&quot;&quot;&quot;;&quot;);&quot;)" office:value-type="string" office:string-value="BPlusTreeAlgos.delete(bptree: bpt, keyToBeDeleted: &quot;n16&quot;);" calcext:value-type="string">
            <text:p>BPlusTreeAlgos.delete(bptree: bpt, keyToBeDeleted: "n16");</text:p>
          </table:table-cell>
        </table:table-row>
        <table:table-row table:style-name="ro1">
          <table:table-cell/>
          <table:table-cell office:value-type="string" calcext:value-type="string">
            <text:p>n46</text:p>
          </table:table-cell>
          <table:table-cell office:value-type="string" calcext:value-type="string">
            <text:p>n23</text:p>
          </table:table-cell>
          <table:table-cell table:style-name="ce7" office:value-type="string" calcext:value-type="string">
            <text:p>n6</text:p>
          </table:table-cell>
          <table:table-cell table:formula="of:=VLOOKUP([.B15];[.C$2:.C$100];1;0)" office:value-type="string" office:string-value="n46" calcext:value-type="string">
            <text:p>n46</text:p>
          </table:table-cell>
          <table:table-cell table:number-columns-repeated="4"/>
          <table:table-cell office:value-type="string" calcext:value-type="string">
            <text:p>n6</text:p>
          </table:table-cell>
          <table:table-cell table:formula="of:=VLOOKUP([.J15];[.D$2:.D$36];1;0)" office:value-type="string" office:string-value="n6" calcext:value-type="string">
            <text:p>n6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15];&quot;&quot;&quot;&quot;;[.J15];&quot;&quot;&quot;&quot;;&quot;);&quot;)" office:value-type="string" office:string-value="BPlusTreeAlgos.delete(bptree: bpt, keyToBeDeleted: &quot;n6&quot;);" calcext:value-type="string">
            <text:p>BPlusTreeAlgos.delete(bptree: bpt, keyToBeDeleted: "n6");</text:p>
          </table:table-cell>
        </table:table-row>
        <table:table-row table:style-name="ro1">
          <table:table-cell/>
          <table:table-cell office:value-type="string" calcext:value-type="string">
            <text:p>n65</text:p>
          </table:table-cell>
          <table:table-cell office:value-type="string" calcext:value-type="string">
            <text:p>n24</text:p>
          </table:table-cell>
          <table:table-cell table:style-name="ce7" office:value-type="string" calcext:value-type="string">
            <text:p>n69</text:p>
          </table:table-cell>
          <table:table-cell table:formula="of:=VLOOKUP([.B16];[.C$2:.C$100];1;0)" office:value-type="string" office:string-value="n65" calcext:value-type="string">
            <text:p>n65</text:p>
          </table:table-cell>
          <table:table-cell table:number-columns-repeated="4"/>
          <table:table-cell office:value-type="string" calcext:value-type="string">
            <text:p>n69</text:p>
          </table:table-cell>
          <table:table-cell table:formula="of:=VLOOKUP([.J16];[.D$2:.D$36];1;0)" office:value-type="string" office:string-value="n69" calcext:value-type="string">
            <text:p>n69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16];&quot;&quot;&quot;&quot;;[.J16];&quot;&quot;&quot;&quot;;&quot;);&quot;)" office:value-type="string" office:string-value="BPlusTreeAlgos.delete(bptree: bpt, keyToBeDeleted: &quot;n69&quot;);" calcext:value-type="string">
            <text:p>BPlusTreeAlgos.delete(bptree: bpt, keyToBeDeleted: "n69");</text:p>
          </table:table-cell>
        </table:table-row>
        <table:table-row table:style-name="ro1">
          <table:table-cell/>
          <table:table-cell office:value-type="string" calcext:value-type="string">
            <text:p>n85</text:p>
          </table:table-cell>
          <table:table-cell office:value-type="string" calcext:value-type="string">
            <text:p>n25</text:p>
          </table:table-cell>
          <table:table-cell table:style-name="ce7" office:value-type="string" calcext:value-type="string">
            <text:p>n51</text:p>
          </table:table-cell>
          <table:table-cell table:formula="of:=VLOOKUP([.B17];[.C$2:.C$100];1;0)" office:value-type="string" office:string-value="n85" calcext:value-type="string">
            <text:p>n85</text:p>
          </table:table-cell>
          <table:table-cell table:number-columns-repeated="4"/>
          <table:table-cell office:value-type="string" calcext:value-type="string">
            <text:p>n51</text:p>
          </table:table-cell>
          <table:table-cell table:formula="of:=VLOOKUP([.J17];[.D$2:.D$36];1;0)" office:value-type="string" office:string-value="n51" calcext:value-type="string">
            <text:p>n51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17];&quot;&quot;&quot;&quot;;[.J17];&quot;&quot;&quot;&quot;;&quot;);&quot;)" office:value-type="string" office:string-value="BPlusTreeAlgos.delete(bptree: bpt, keyToBeDeleted: &quot;n51&quot;);" calcext:value-type="string">
            <text:p>BPlusTreeAlgos.delete(bptree: bpt, keyToBeDeleted: "n51");</text:p>
          </table:table-cell>
        </table:table-row>
        <table:table-row table:style-name="ro1">
          <table:table-cell/>
          <table:table-cell office:value-type="string" calcext:value-type="string">
            <text:p>n40</text:p>
          </table:table-cell>
          <table:table-cell office:value-type="string" calcext:value-type="string">
            <text:p>n3</text:p>
          </table:table-cell>
          <table:table-cell table:style-name="ce7" office:value-type="string" calcext:value-type="string">
            <text:p>n77</text:p>
          </table:table-cell>
          <table:table-cell table:formula="of:=VLOOKUP([.B18];[.C$2:.C$100];1;0)" office:value-type="string" office:string-value="n40" calcext:value-type="string">
            <text:p>n40</text:p>
          </table:table-cell>
          <table:table-cell table:number-columns-repeated="4"/>
          <table:table-cell office:value-type="string" calcext:value-type="string">
            <text:p>n77</text:p>
          </table:table-cell>
          <table:table-cell table:formula="of:=VLOOKUP([.J18];[.D$2:.D$36];1;0)" office:value-type="string" office:string-value="n77" calcext:value-type="string">
            <text:p>n77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18];&quot;&quot;&quot;&quot;;[.J18];&quot;&quot;&quot;&quot;;&quot;);&quot;)" office:value-type="string" office:string-value="BPlusTreeAlgos.delete(bptree: bpt, keyToBeDeleted: &quot;n77&quot;);" calcext:value-type="string">
            <text:p>BPlusTreeAlgos.delete(bptree: bpt, keyToBeDeleted: "n77");</text:p>
          </table:table-cell>
        </table:table-row>
        <table:table-row table:style-name="ro1">
          <table:table-cell/>
          <table:table-cell office:value-type="string" calcext:value-type="string">
            <text:p>n19</text:p>
          </table:table-cell>
          <table:table-cell office:value-type="string" calcext:value-type="string">
            <text:p>n30</text:p>
          </table:table-cell>
          <table:table-cell table:style-name="ce7" office:value-type="string" calcext:value-type="string">
            <text:p>n90</text:p>
          </table:table-cell>
          <table:table-cell table:formula="of:=VLOOKUP([.B19];[.C$2:.C$100];1;0)" office:value-type="string" office:string-value="n19" calcext:value-type="string">
            <text:p>n19</text:p>
          </table:table-cell>
          <table:table-cell table:number-columns-repeated="4"/>
          <table:table-cell office:value-type="string" calcext:value-type="string">
            <text:p>n90</text:p>
          </table:table-cell>
          <table:table-cell table:formula="of:=VLOOKUP([.J19];[.D$2:.D$36];1;0)" office:value-type="string" office:string-value="n90" calcext:value-type="string">
            <text:p>n90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19];&quot;&quot;&quot;&quot;;[.J19];&quot;&quot;&quot;&quot;;&quot;);&quot;)" office:value-type="string" office:string-value="BPlusTreeAlgos.delete(bptree: bpt, keyToBeDeleted: &quot;n90&quot;);" calcext:value-type="string">
            <text:p>BPlusTreeAlgos.delete(bptree: bpt, keyToBeDeleted: "n90");</text:p>
          </table:table-cell>
        </table:table-row>
        <table:table-row table:style-name="ro1">
          <table:table-cell/>
          <table:table-cell office:value-type="string" calcext:value-type="string">
            <text:p>n20</text:p>
          </table:table-cell>
          <table:table-cell office:value-type="string" calcext:value-type="string">
            <text:p>n31</text:p>
          </table:table-cell>
          <table:table-cell table:style-name="ce7" office:value-type="string" calcext:value-type="string">
            <text:p>n28</text:p>
          </table:table-cell>
          <table:table-cell table:formula="of:=VLOOKUP([.B20];[.C$2:.C$100];1;0)" office:value-type="string" office:string-value="n20" calcext:value-type="string">
            <text:p>n20</text:p>
          </table:table-cell>
          <table:table-cell table:number-columns-repeated="4"/>
          <table:table-cell office:value-type="string" calcext:value-type="string">
            <text:p>n28</text:p>
          </table:table-cell>
          <table:table-cell table:formula="of:=VLOOKUP([.J20];[.D$2:.D$36];1;0)" office:value-type="string" office:string-value="n28" calcext:value-type="string">
            <text:p>n28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20];&quot;&quot;&quot;&quot;;[.J20];&quot;&quot;&quot;&quot;;&quot;);&quot;)" office:value-type="string" office:string-value="BPlusTreeAlgos.delete(bptree: bpt, keyToBeDeleted: &quot;n28&quot;);" calcext:value-type="string">
            <text:p>BPlusTreeAlgos.delete(bptree: bpt, keyToBeDeleted: "n28");</text:p>
          </table:table-cell>
        </table:table-row>
        <table:table-row table:style-name="ro1">
          <table:table-cell/>
          <table:table-cell office:value-type="string" calcext:value-type="string">
            <text:p>n76</text:p>
          </table:table-cell>
          <table:table-cell office:value-type="string" calcext:value-type="string">
            <text:p>n32</text:p>
          </table:table-cell>
          <table:table-cell table:style-name="ce7" office:value-type="string" calcext:value-type="string">
            <text:p>n83</text:p>
          </table:table-cell>
          <table:table-cell table:formula="of:=VLOOKUP([.B21];[.C$2:.C$100];1;0)" office:value-type="string" office:string-value="n76" calcext:value-type="string">
            <text:p>n76</text:p>
          </table:table-cell>
          <table:table-cell table:number-columns-repeated="4"/>
          <table:table-cell office:value-type="string" calcext:value-type="string">
            <text:p>n83</text:p>
          </table:table-cell>
          <table:table-cell table:formula="of:=VLOOKUP([.J21];[.D$2:.D$36];1;0)" office:value-type="string" office:string-value="n83" calcext:value-type="string">
            <text:p>n83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21];&quot;&quot;&quot;&quot;;[.J21];&quot;&quot;&quot;&quot;;&quot;);&quot;)" office:value-type="string" office:string-value="BPlusTreeAlgos.delete(bptree: bpt, keyToBeDeleted: &quot;n83&quot;);" calcext:value-type="string">
            <text:p>BPlusTreeAlgos.delete(bptree: bpt, keyToBeDeleted: "n83");</text:p>
          </table:table-cell>
        </table:table-row>
        <table:table-row table:style-name="ro1">
          <table:table-cell/>
          <table:table-cell office:value-type="string" calcext:value-type="string">
            <text:p>n11</text:p>
          </table:table-cell>
          <table:table-cell office:value-type="string" calcext:value-type="string">
            <text:p>n34</text:p>
          </table:table-cell>
          <table:table-cell table:style-name="ce7" office:value-type="string" calcext:value-type="string">
            <text:p>n89</text:p>
          </table:table-cell>
          <table:table-cell table:formula="of:=VLOOKUP([.B22];[.C$2:.C$100];1;0)" office:value-type="string" office:string-value="n11" calcext:value-type="string">
            <text:p>n11</text:p>
          </table:table-cell>
          <table:table-cell table:number-columns-repeated="4"/>
          <table:table-cell office:value-type="string" calcext:value-type="string">
            <text:p>n89</text:p>
          </table:table-cell>
          <table:table-cell table:formula="of:=VLOOKUP([.J22];[.D$2:.D$36];1;0)" office:value-type="string" office:string-value="n89" calcext:value-type="string">
            <text:p>n89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22];&quot;&quot;&quot;&quot;;[.J22];&quot;&quot;&quot;&quot;;&quot;);&quot;)" office:value-type="string" office:string-value="BPlusTreeAlgos.delete(bptree: bpt, keyToBeDeleted: &quot;n89&quot;);" calcext:value-type="string">
            <text:p>BPlusTreeAlgos.delete(bptree: bpt, keyToBeDeleted: "n89");</text:p>
          </table:table-cell>
        </table:table-row>
        <table:table-row table:style-name="ro1">
          <table:table-cell/>
          <table:table-cell office:value-type="string" calcext:value-type="string">
            <text:p>n57</text:p>
          </table:table-cell>
          <table:table-cell office:value-type="string" calcext:value-type="string">
            <text:p>n35</text:p>
          </table:table-cell>
          <table:table-cell table:style-name="ce7" office:value-type="string" calcext:value-type="string">
            <text:p>n88</text:p>
          </table:table-cell>
          <table:table-cell table:formula="of:=VLOOKUP([.B23];[.C$2:.C$100];1;0)" office:value-type="string" office:string-value="n57" calcext:value-type="string">
            <text:p>n57</text:p>
          </table:table-cell>
          <table:table-cell table:number-columns-repeated="4"/>
          <table:table-cell office:value-type="string" calcext:value-type="string">
            <text:p>n88</text:p>
          </table:table-cell>
          <table:table-cell table:formula="of:=VLOOKUP([.J23];[.D$2:.D$36];1;0)" office:value-type="string" office:string-value="n88" calcext:value-type="string">
            <text:p>n88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23];&quot;&quot;&quot;&quot;;[.J23];&quot;&quot;&quot;&quot;;&quot;);&quot;)" office:value-type="string" office:string-value="BPlusTreeAlgos.delete(bptree: bpt, keyToBeDeleted: &quot;n88&quot;);" calcext:value-type="string">
            <text:p>BPlusTreeAlgos.delete(bptree: bpt, keyToBeDeleted: "n88");</text:p>
          </table:table-cell>
        </table:table-row>
        <table:table-row table:style-name="ro1">
          <table:table-cell/>
          <table:table-cell office:value-type="string" calcext:value-type="string">
            <text:p>n81</text:p>
          </table:table-cell>
          <table:table-cell office:value-type="string" calcext:value-type="string">
            <text:p>n36</text:p>
          </table:table-cell>
          <table:table-cell table:style-name="ce7" office:value-type="string" calcext:value-type="string">
            <text:p>n67</text:p>
          </table:table-cell>
          <table:table-cell table:formula="of:=VLOOKUP([.B24];[.C$2:.C$100];1;0)" office:value-type="string" office:string-value="n81" calcext:value-type="string">
            <text:p>n81</text:p>
          </table:table-cell>
          <table:table-cell table:number-columns-repeated="4"/>
          <table:table-cell office:value-type="string" calcext:value-type="string">
            <text:p>n67</text:p>
          </table:table-cell>
          <table:table-cell table:formula="of:=VLOOKUP([.J24];[.D$2:.D$36];1;0)" office:value-type="string" office:string-value="n67" calcext:value-type="string">
            <text:p>n67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24];&quot;&quot;&quot;&quot;;[.J24];&quot;&quot;&quot;&quot;;&quot;);&quot;)" office:value-type="string" office:string-value="BPlusTreeAlgos.delete(bptree: bpt, keyToBeDeleted: &quot;n67&quot;);" calcext:value-type="string">
            <text:p>BPlusTreeAlgos.delete(bptree: bpt, keyToBeDeleted: "n67");</text:p>
          </table:table-cell>
        </table:table-row>
        <table:table-row table:style-name="ro1">
          <table:table-cell/>
          <table:table-cell office:value-type="string" calcext:value-type="string">
            <text:p>n52</text:p>
          </table:table-cell>
          <table:table-cell office:value-type="string" calcext:value-type="string">
            <text:p>n37</text:p>
          </table:table-cell>
          <table:table-cell table:style-name="ce7" office:value-type="string" calcext:value-type="string">
            <text:p>n84</text:p>
          </table:table-cell>
          <table:table-cell table:formula="of:=VLOOKUP([.B25];[.C$2:.C$100];1;0)" office:value-type="string" office:string-value="n52" calcext:value-type="string">
            <text:p>n52</text:p>
          </table:table-cell>
          <table:table-cell table:number-columns-repeated="4"/>
          <table:table-cell office:value-type="string" calcext:value-type="string">
            <text:p>n84</text:p>
          </table:table-cell>
          <table:table-cell table:formula="of:=VLOOKUP([.J25];[.D$2:.D$36];1;0)" office:value-type="string" office:string-value="n84" calcext:value-type="string">
            <text:p>n84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25];&quot;&quot;&quot;&quot;;[.J25];&quot;&quot;&quot;&quot;;&quot;);&quot;)" office:value-type="string" office:string-value="BPlusTreeAlgos.delete(bptree: bpt, keyToBeDeleted: &quot;n84&quot;);" calcext:value-type="string">
            <text:p>BPlusTreeAlgos.delete(bptree: bpt, keyToBeDeleted: "n84");</text:p>
          </table:table-cell>
        </table:table-row>
        <table:table-row table:style-name="ro1">
          <table:table-cell/>
          <table:table-cell office:value-type="string" calcext:value-type="string">
            <text:p>n73</text:p>
          </table:table-cell>
          <table:table-cell office:value-type="string" calcext:value-type="string">
            <text:p>n39</text:p>
          </table:table-cell>
          <table:table-cell table:style-name="ce7" office:value-type="string" calcext:value-type="string">
            <text:p>n26</text:p>
          </table:table-cell>
          <table:table-cell table:formula="of:=VLOOKUP([.B26];[.C$2:.C$100];1;0)" office:value-type="string" office:string-value="n73" calcext:value-type="string">
            <text:p>n73</text:p>
          </table:table-cell>
          <table:table-cell table:number-columns-repeated="4"/>
          <table:table-cell office:value-type="string" calcext:value-type="string">
            <text:p>n26</text:p>
          </table:table-cell>
          <table:table-cell table:formula="of:=VLOOKUP([.J26];[.D$2:.D$36];1;0)" office:value-type="string" office:string-value="n26" calcext:value-type="string">
            <text:p>n26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26];&quot;&quot;&quot;&quot;;[.J26];&quot;&quot;&quot;&quot;;&quot;);&quot;)" office:value-type="string" office:string-value="BPlusTreeAlgos.delete(bptree: bpt, keyToBeDeleted: &quot;n26&quot;);" calcext:value-type="string">
            <text:p>BPlusTreeAlgos.delete(bptree: bpt, keyToBeDeleted: "n26");</text:p>
          </table:table-cell>
        </table:table-row>
        <table:table-row table:style-name="ro1">
          <table:table-cell/>
          <table:table-cell office:value-type="string" calcext:value-type="string">
            <text:p>n97</text:p>
          </table:table-cell>
          <table:table-cell office:value-type="string" calcext:value-type="string">
            <text:p>n40</text:p>
          </table:table-cell>
          <table:table-cell table:style-name="ce7" office:value-type="string" calcext:value-type="string">
            <text:p>n92</text:p>
          </table:table-cell>
          <table:table-cell table:formula="of:=VLOOKUP([.B27];[.C$2:.C$100];1;0)" office:value-type="string" office:string-value="n97" calcext:value-type="string">
            <text:p>n97</text:p>
          </table:table-cell>
          <table:table-cell table:number-columns-repeated="4"/>
          <table:table-cell office:value-type="string" calcext:value-type="string">
            <text:p>n92</text:p>
          </table:table-cell>
          <table:table-cell table:formula="of:=VLOOKUP([.J27];[.D$2:.D$36];1;0)" office:value-type="string" office:string-value="n92" calcext:value-type="string">
            <text:p>n92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27];&quot;&quot;&quot;&quot;;[.J27];&quot;&quot;&quot;&quot;;&quot;);&quot;)" office:value-type="string" office:string-value="BPlusTreeAlgos.delete(bptree: bpt, keyToBeDeleted: &quot;n92&quot;);" calcext:value-type="string">
            <text:p>BPlusTreeAlgos.delete(bptree: bpt, keyToBeDeleted: "n92");</text:p>
          </table:table-cell>
        </table:table-row>
        <table:table-row table:style-name="ro1">
          <table:table-cell/>
          <table:table-cell office:value-type="string" calcext:value-type="string">
            <text:p>n75</text:p>
          </table:table-cell>
          <table:table-cell office:value-type="string" calcext:value-type="string">
            <text:p>n41</text:p>
          </table:table-cell>
          <table:table-cell table:style-name="ce7" office:value-type="string" calcext:value-type="string">
            <text:p>n18</text:p>
          </table:table-cell>
          <table:table-cell table:formula="of:=VLOOKUP([.B28];[.C$2:.C$100];1;0)" office:value-type="string" office:string-value="n75" calcext:value-type="string">
            <text:p>n75</text:p>
          </table:table-cell>
          <table:table-cell table:number-columns-repeated="4"/>
          <table:table-cell office:value-type="string" calcext:value-type="string">
            <text:p>n18</text:p>
          </table:table-cell>
          <table:table-cell table:formula="of:=VLOOKUP([.J28];[.D$2:.D$36];1;0)" office:value-type="string" office:string-value="n18" calcext:value-type="string">
            <text:p>n18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28];&quot;&quot;&quot;&quot;;[.J28];&quot;&quot;&quot;&quot;;&quot;);&quot;)" office:value-type="string" office:string-value="BPlusTreeAlgos.delete(bptree: bpt, keyToBeDeleted: &quot;n18&quot;);" calcext:value-type="string">
            <text:p>BPlusTreeAlgos.delete(bptree: bpt, keyToBeDeleted: "n18");</text:p>
          </table:table-cell>
        </table:table-row>
        <table:table-row table:style-name="ro1">
          <table:table-cell/>
          <table:table-cell office:value-type="string" calcext:value-type="string">
            <text:p>n53</text:p>
          </table:table-cell>
          <table:table-cell office:value-type="string" calcext:value-type="string">
            <text:p>n42</text:p>
          </table:table-cell>
          <table:table-cell table:style-name="ce7" office:value-type="string" calcext:value-type="string">
            <text:p>n38</text:p>
          </table:table-cell>
          <table:table-cell table:formula="of:=VLOOKUP([.B29];[.C$2:.C$100];1;0)" office:value-type="string" office:string-value="n53" calcext:value-type="string">
            <text:p>n53</text:p>
          </table:table-cell>
          <table:table-cell table:number-columns-repeated="4"/>
          <table:table-cell office:value-type="string" calcext:value-type="string">
            <text:p>n38</text:p>
          </table:table-cell>
          <table:table-cell table:formula="of:=VLOOKUP([.J29];[.D$2:.D$36];1;0)" office:value-type="string" office:string-value="n38" calcext:value-type="string">
            <text:p>n38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29];&quot;&quot;&quot;&quot;;[.J29];&quot;&quot;&quot;&quot;;&quot;);&quot;)" office:value-type="string" office:string-value="BPlusTreeAlgos.delete(bptree: bpt, keyToBeDeleted: &quot;n38&quot;);" calcext:value-type="string">
            <text:p>BPlusTreeAlgos.delete(bptree: bpt, keyToBeDeleted: "n38");</text:p>
          </table:table-cell>
        </table:table-row>
        <table:table-row table:style-name="ro1">
          <table:table-cell/>
          <table:table-cell office:value-type="string" calcext:value-type="string">
            <text:p>n74</text:p>
          </table:table-cell>
          <table:table-cell office:value-type="string" calcext:value-type="string">
            <text:p>n43</text:p>
          </table:table-cell>
          <table:table-cell table:style-name="ce7" office:value-type="string" calcext:value-type="string">
            <text:p>n78</text:p>
          </table:table-cell>
          <table:table-cell table:formula="of:=VLOOKUP([.B30];[.C$2:.C$100];1;0)" office:value-type="string" office:string-value="n74" calcext:value-type="string">
            <text:p>n74</text:p>
          </table:table-cell>
          <table:table-cell table:number-columns-repeated="4"/>
          <table:table-cell office:value-type="string" calcext:value-type="string">
            <text:p>n78</text:p>
          </table:table-cell>
          <table:table-cell table:formula="of:=VLOOKUP([.J30];[.D$2:.D$36];1;0)" office:value-type="string" office:string-value="n78" calcext:value-type="string">
            <text:p>n78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30];&quot;&quot;&quot;&quot;;[.J30];&quot;&quot;&quot;&quot;;&quot;);&quot;)" office:value-type="string" office:string-value="BPlusTreeAlgos.delete(bptree: bpt, keyToBeDeleted: &quot;n78&quot;);" calcext:value-type="string">
            <text:p>BPlusTreeAlgos.delete(bptree: bpt, keyToBeDeleted: "n78");</text:p>
          </table:table-cell>
        </table:table-row>
        <table:table-row table:style-name="ro1">
          <table:table-cell/>
          <table:table-cell office:value-type="string" calcext:value-type="string">
            <text:p>n93</text:p>
          </table:table-cell>
          <table:table-cell office:value-type="string" calcext:value-type="string">
            <text:p>n44</text:p>
          </table:table-cell>
          <table:table-cell table:style-name="ce7" office:value-type="string" calcext:value-type="string">
            <text:p>n33</text:p>
          </table:table-cell>
          <table:table-cell table:formula="of:=VLOOKUP([.B31];[.C$2:.C$100];1;0)" office:value-type="string" office:string-value="n93" calcext:value-type="string">
            <text:p>n93</text:p>
          </table:table-cell>
          <table:table-cell table:number-columns-repeated="4"/>
          <table:table-cell office:value-type="string" calcext:value-type="string">
            <text:p>n33</text:p>
          </table:table-cell>
          <table:table-cell table:formula="of:=VLOOKUP([.J31];[.D$2:.D$36];1;0)" office:value-type="string" office:string-value="n33" calcext:value-type="string">
            <text:p>n33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31];&quot;&quot;&quot;&quot;;[.J31];&quot;&quot;&quot;&quot;;&quot;);&quot;)" office:value-type="string" office:string-value="BPlusTreeAlgos.delete(bptree: bpt, keyToBeDeleted: &quot;n33&quot;);" calcext:value-type="string">
            <text:p>BPlusTreeAlgos.delete(bptree: bpt, keyToBeDeleted: "n33");</text:p>
          </table:table-cell>
        </table:table-row>
        <table:table-row table:style-name="ro1">
          <table:table-cell/>
          <table:table-cell office:value-type="string" calcext:value-type="string">
            <text:p>n8</text:p>
          </table:table-cell>
          <table:table-cell office:value-type="string" calcext:value-type="string">
            <text:p>n45</text:p>
          </table:table-cell>
          <table:table-cell table:style-name="ce7" office:value-type="string" calcext:value-type="string">
            <text:p>n5</text:p>
          </table:table-cell>
          <table:table-cell table:formula="of:=VLOOKUP([.B32];[.C$2:.C$100];1;0)" office:value-type="string" office:string-value="n8" calcext:value-type="string">
            <text:p>n8</text:p>
          </table:table-cell>
          <table:table-cell table:number-columns-repeated="4"/>
          <table:table-cell office:value-type="string" calcext:value-type="string">
            <text:p>n5</text:p>
          </table:table-cell>
          <table:table-cell table:formula="of:=VLOOKUP([.J32];[.D$2:.D$36];1;0)" office:value-type="string" office:string-value="n5" calcext:value-type="string">
            <text:p>n5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32];&quot;&quot;&quot;&quot;;[.J32];&quot;&quot;&quot;&quot;;&quot;);&quot;)" office:value-type="string" office:string-value="BPlusTreeAlgos.delete(bptree: bpt, keyToBeDeleted: &quot;n5&quot;);" calcext:value-type="string">
            <text:p>BPlusTreeAlgos.delete(bptree: bpt, keyToBeDeleted: "n5");</text:p>
          </table:table-cell>
        </table:table-row>
        <table:table-row table:style-name="ro1">
          <table:table-cell/>
          <table:table-cell office:value-type="string" calcext:value-type="string">
            <text:p>n27</text:p>
          </table:table-cell>
          <table:table-cell office:value-type="string" calcext:value-type="string">
            <text:p>n46</text:p>
          </table:table-cell>
          <table:table-cell table:style-name="ce7" office:value-type="string" calcext:value-type="string">
            <text:p>n4</text:p>
          </table:table-cell>
          <table:table-cell table:formula="of:=VLOOKUP([.B33];[.C$2:.C$100];1;0)" office:value-type="string" office:string-value="n27" calcext:value-type="string">
            <text:p>n27</text:p>
          </table:table-cell>
          <table:table-cell table:number-columns-repeated="4"/>
          <table:table-cell office:value-type="string" calcext:value-type="string">
            <text:p>n4</text:p>
          </table:table-cell>
          <table:table-cell table:formula="of:=VLOOKUP([.J33];[.D$2:.D$36];1;0)" office:value-type="string" office:string-value="n4" calcext:value-type="string">
            <text:p>n4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33];&quot;&quot;&quot;&quot;;[.J33];&quot;&quot;&quot;&quot;;&quot;);&quot;)" office:value-type="string" office:string-value="BPlusTreeAlgos.delete(bptree: bpt, keyToBeDeleted: &quot;n4&quot;);" calcext:value-type="string">
            <text:p>BPlusTreeAlgos.delete(bptree: bpt, keyToBeDeleted: "n4");</text:p>
          </table:table-cell>
        </table:table-row>
        <table:table-row table:style-name="ro1">
          <table:table-cell/>
          <table:table-cell office:value-type="string" calcext:value-type="string">
            <text:p>n98</text:p>
          </table:table-cell>
          <table:table-cell office:value-type="string" calcext:value-type="string">
            <text:p>n47</text:p>
          </table:table-cell>
          <table:table-cell table:style-name="ce7" office:value-type="string" calcext:value-type="string">
            <text:p>n96</text:p>
          </table:table-cell>
          <table:table-cell table:formula="of:=VLOOKUP([.B34];[.C$2:.C$100];1;0)" office:value-type="string" office:string-value="n98" calcext:value-type="string">
            <text:p>n98</text:p>
          </table:table-cell>
          <table:table-cell table:number-columns-repeated="4"/>
          <table:table-cell office:value-type="string" calcext:value-type="string">
            <text:p>n96</text:p>
          </table:table-cell>
          <table:table-cell table:formula="of:=VLOOKUP([.J34];[.D$2:.D$36];1;0)" office:value-type="string" office:string-value="n96" calcext:value-type="string">
            <text:p>n96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34];&quot;&quot;&quot;&quot;;[.J34];&quot;&quot;&quot;&quot;;&quot;);&quot;)" office:value-type="string" office:string-value="BPlusTreeAlgos.delete(bptree: bpt, keyToBeDeleted: &quot;n96&quot;);" calcext:value-type="string">
            <text:p>BPlusTreeAlgos.delete(bptree: bpt, keyToBeDeleted: "n96");</text:p>
          </table:table-cell>
        </table:table-row>
        <table:table-row table:style-name="ro1">
          <table:table-cell/>
          <table:table-cell office:value-type="string" calcext:value-type="string">
            <text:p>n16</text:p>
          </table:table-cell>
          <table:table-cell office:value-type="string" calcext:value-type="string">
            <text:p>n48</text:p>
          </table:table-cell>
          <table:table-cell table:style-name="ce7" office:value-type="string" calcext:value-type="string">
            <text:p>n68</text:p>
          </table:table-cell>
          <table:table-cell table:formula="of:=VLOOKUP([.B35];[.C$2:.C$100];1;0)" office:value-type="string" office:string-value="n16" calcext:value-type="string">
            <text:p>n16</text:p>
          </table:table-cell>
          <table:table-cell table:number-columns-repeated="4"/>
          <table:table-cell office:value-type="string" calcext:value-type="string">
            <text:p>n68</text:p>
          </table:table-cell>
          <table:table-cell table:formula="of:=VLOOKUP([.J35];[.D$2:.D$36];1;0)" office:value-type="string" office:string-value="n68" calcext:value-type="string">
            <text:p>n68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35];&quot;&quot;&quot;&quot;;[.J35];&quot;&quot;&quot;&quot;;&quot;);&quot;)" office:value-type="string" office:string-value="BPlusTreeAlgos.delete(bptree: bpt, keyToBeDeleted: &quot;n68&quot;);" calcext:value-type="string">
            <text:p>BPlusTreeAlgos.delete(bptree: bpt, keyToBeDeleted: "n68");</text:p>
          </table:table-cell>
        </table:table-row>
        <table:table-row table:style-name="ro1">
          <table:table-cell/>
          <table:table-cell office:value-type="string" calcext:value-type="string">
            <text:p>n6</text:p>
          </table:table-cell>
          <table:table-cell office:value-type="string" calcext:value-type="string">
            <text:p>n49</text:p>
          </table:table-cell>
          <table:table-cell table:style-name="ce7" office:value-type="string" calcext:value-type="string">
            <text:p>n29</text:p>
          </table:table-cell>
          <table:table-cell table:formula="of:=VLOOKUP([.B36];[.C$2:.C$100];1;0)" office:value-type="string" office:string-value="n6" calcext:value-type="string">
            <text:p>n6</text:p>
          </table:table-cell>
          <table:table-cell table:number-columns-repeated="4"/>
          <table:table-cell office:value-type="string" calcext:value-type="string">
            <text:p>n29</text:p>
          </table:table-cell>
          <table:table-cell table:formula="of:=VLOOKUP([.J36];[.D$2:.D$36];1;0)" office:value-type="string" office:string-value="n29" calcext:value-type="string">
            <text:p>n29</text:p>
          </table:table-cell>
          <table:table-cell table:style-name="ce15" office:value-type="string" calcext:value-type="string">
            <text:p>BPlusTreeAlgos.delete(bptree: bpt, keyToBeDeleted: </text:p>
          </table:table-cell>
          <table:table-cell table:formula="of:=COM.MICROSOFT.CONCAT([.L36];&quot;&quot;&quot;&quot;;[.J36];&quot;&quot;&quot;&quot;;&quot;);&quot;)" office:value-type="string" office:string-value="BPlusTreeAlgos.delete(bptree: bpt, keyToBeDeleted: &quot;n29&quot;);" calcext:value-type="string">
            <text:p>BPlusTreeAlgos.delete(bptree: bpt, keyToBeDeleted: "n29");</text:p>
          </table:table-cell>
        </table:table-row>
        <table:table-row table:style-name="ro1">
          <table:table-cell/>
          <table:table-cell office:value-type="string" calcext:value-type="string">
            <text:p>n69</text:p>
          </table:table-cell>
          <table:table-cell office:value-type="string" calcext:value-type="string">
            <text:p>n54</text:p>
          </table:table-cell>
          <table:table-cell office:value-type="string" calcext:value-type="string">
            <text:p>n50</text:p>
          </table:table-cell>
          <table:table-cell table:formula="of:=VLOOKUP([.B37];[.C$2:.C$100];1;0)" office:value-type="string" office:string-value="n69" calcext:value-type="string">
            <text:p>n69</text:p>
          </table:table-cell>
          <table:table-cell table:number-columns-repeated="3"/>
          <table:table-cell office:value-type="string" calcext:value-type="string">
            <text:p>Got deleted even when not requested</text:p>
          </table:table-cell>
          <table:table-cell office:value-type="string" calcext:value-type="string">
            <text:p>n71</text:p>
          </table:table-cell>
          <table:table-cell table:formula="of:=VLOOKUP([.J37];[.D$2:.D$36];1;0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51</text:p>
          </table:table-cell>
          <table:table-cell office:value-type="string" calcext:value-type="string">
            <text:p>n55</text:p>
          </table:table-cell>
          <table:table-cell/>
          <table:table-cell table:formula="of:=VLOOKUP([.B38];[.C$2:.C$100];1;0)" office:value-type="string" office:string-value="n51" calcext:value-type="string">
            <text:p>n51</text:p>
          </table:table-cell>
          <table:table-cell table:number-columns-repeated="3"/>
          <table:table-cell office:value-type="string" calcext:value-type="string">
            <text:p>Got deleted even when not requested</text:p>
          </table:table-cell>
          <table:table-cell office:value-type="string" calcext:value-type="string">
            <text:p>n24</text:p>
          </table:table-cell>
          <table:table-cell table:formula="of:=VLOOKUP([.J38];[.D$2:.D$36];1;0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77</text:p>
          </table:table-cell>
          <table:table-cell office:value-type="string" calcext:value-type="string">
            <text:p>n56</text:p>
          </table:table-cell>
          <table:table-cell/>
          <table:table-cell table:formula="of:=VLOOKUP([.B39];[.C$2:.C$100];1;0)" office:value-type="string" office:string-value="n77" calcext:value-type="string">
            <text:p>n77</text:p>
          </table:table-cell>
          <table:table-cell table:number-columns-repeated="3"/>
          <table:table-cell office:value-type="string" calcext:value-type="string">
            <text:p>Got deleted even when not requested</text:p>
          </table:table-cell>
          <table:table-cell office:value-type="string" calcext:value-type="string">
            <text:p>n23</text:p>
          </table:table-cell>
          <table:table-cell table:formula="of:=VLOOKUP([.J39];[.D$2:.D$36];1;0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90</text:p>
          </table:table-cell>
          <table:table-cell office:value-type="string" calcext:value-type="string">
            <text:p>n58</text:p>
          </table:table-cell>
          <table:table-cell/>
          <table:table-cell table:formula="of:=VLOOKUP([.B40];[.C$2:.C$100];1;0)" office:value-type="string" office:string-value="n90" calcext:value-type="string">
            <text:p>n90</text:p>
          </table:table-cell>
          <table:table-cell table:number-columns-repeated="3"/>
          <table:table-cell office:value-type="string" calcext:value-type="string">
            <text:p>Got deleted even when not requested</text:p>
          </table:table-cell>
          <table:table-cell office:value-type="string" calcext:value-type="string">
            <text:p>n70</text:p>
          </table:table-cell>
          <table:table-cell table:formula="of:=VLOOKUP([.J40];[.D$2:.D$36];1;0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28</text:p>
          </table:table-cell>
          <table:table-cell office:value-type="string" calcext:value-type="string">
            <text:p>n59</text:p>
          </table:table-cell>
          <table:table-cell/>
          <table:table-cell table:formula="of:=VLOOKUP([.B41];[.C$2:.C$100];1;0)" office:value-type="string" office:string-value="n28" calcext:value-type="string">
            <text:p>n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83</text:p>
          </table:table-cell>
          <table:table-cell office:value-type="string" calcext:value-type="string">
            <text:p>n60</text:p>
          </table:table-cell>
          <table:table-cell/>
          <table:table-cell table:formula="of:=VLOOKUP([.B42];[.C$2:.C$100];1;0)" office:value-type="string" office:string-value="n83" calcext:value-type="string">
            <text:p>n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89</text:p>
          </table:table-cell>
          <table:table-cell office:value-type="string" calcext:value-type="string">
            <text:p>n61</text:p>
          </table:table-cell>
          <table:table-cell/>
          <table:table-cell table:formula="of:=VLOOKUP([.B43];[.C$2:.C$100];1;0)" office:value-type="string" office:string-value="n89" calcext:value-type="string">
            <text:p>n8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88</text:p>
          </table:table-cell>
          <table:table-cell office:value-type="string" calcext:value-type="string">
            <text:p>n62</text:p>
          </table:table-cell>
          <table:table-cell/>
          <table:table-cell table:formula="of:=VLOOKUP([.B44];[.C$2:.C$100];1;0)" office:value-type="string" office:string-value="n88" calcext:value-type="string">
            <text:p>n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67</text:p>
          </table:table-cell>
          <table:table-cell office:value-type="string" calcext:value-type="string">
            <text:p>n63</text:p>
          </table:table-cell>
          <table:table-cell/>
          <table:table-cell table:formula="of:=VLOOKUP([.B45];[.C$2:.C$100];1;0)" office:value-type="string" office:string-value="n67" calcext:value-type="string">
            <text:p>n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84</text:p>
          </table:table-cell>
          <table:table-cell office:value-type="string" calcext:value-type="string">
            <text:p>n64</text:p>
          </table:table-cell>
          <table:table-cell/>
          <table:table-cell table:formula="of:=VLOOKUP([.B46];[.C$2:.C$100];1;0)" office:value-type="string" office:string-value="n84" calcext:value-type="string">
            <text:p>n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26</text:p>
          </table:table-cell>
          <table:table-cell office:value-type="string" calcext:value-type="string">
            <text:p>n65</text:p>
          </table:table-cell>
          <table:table-cell/>
          <table:table-cell table:formula="of:=VLOOKUP([.B47];[.C$2:.C$100];1;0)" office:value-type="string" office:string-value="n26" calcext:value-type="string">
            <text:p>n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92</text:p>
          </table:table-cell>
          <table:table-cell office:value-type="string" calcext:value-type="string">
            <text:p>n66</text:p>
          </table:table-cell>
          <table:table-cell/>
          <table:table-cell table:formula="of:=VLOOKUP([.B48];[.C$2:.C$100];1;0)" office:value-type="string" office:string-value="n92" calcext:value-type="string">
            <text:p>n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18</text:p>
          </table:table-cell>
          <table:table-cell office:value-type="string" calcext:value-type="string">
            <text:p>n7</text:p>
          </table:table-cell>
          <table:table-cell/>
          <table:table-cell table:formula="of:=VLOOKUP([.B49];[.C$2:.C$100];1;0)" office:value-type="string" office:string-value="n18" calcext:value-type="string">
            <text:p>n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38</text:p>
          </table:table-cell>
          <table:table-cell office:value-type="string" calcext:value-type="string">
            <text:p>n70</text:p>
          </table:table-cell>
          <table:table-cell/>
          <table:table-cell table:formula="of:=VLOOKUP([.B50];[.C$2:.C$100];1;0)" office:value-type="string" office:string-value="n38" calcext:value-type="string">
            <text:p>n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78</text:p>
          </table:table-cell>
          <table:table-cell office:value-type="string" calcext:value-type="string">
            <text:p>n71</text:p>
          </table:table-cell>
          <table:table-cell/>
          <table:table-cell table:formula="of:=VLOOKUP([.B51];[.C$2:.C$100];1;0)" office:value-type="string" office:string-value="n78" calcext:value-type="string">
            <text:p>n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33</text:p>
          </table:table-cell>
          <table:table-cell office:value-type="string" calcext:value-type="string">
            <text:p>n72</text:p>
          </table:table-cell>
          <table:table-cell/>
          <table:table-cell table:formula="of:=VLOOKUP([.B52];[.C$2:.C$100];1;0)" office:value-type="string" office:string-value="n33" calcext:value-type="string">
            <text:p>n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5</text:p>
          </table:table-cell>
          <table:table-cell office:value-type="string" calcext:value-type="string">
            <text:p>n76</text:p>
          </table:table-cell>
          <table:table-cell/>
          <table:table-cell table:formula="of:=VLOOKUP([.B53];[.C$2:.C$100];1;0)" office:value-type="string" office:string-value="n5" calcext:value-type="string">
            <text:p>n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4</text:p>
          </table:table-cell>
          <table:table-cell office:value-type="string" calcext:value-type="string">
            <text:p>n79</text:p>
          </table:table-cell>
          <table:table-cell/>
          <table:table-cell table:formula="of:=VLOOKUP([.B54];[.C$2:.C$100];1;0)" office:value-type="string" office:string-value="n4" calcext:value-type="string">
            <text:p>n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96</text:p>
          </table:table-cell>
          <table:table-cell office:value-type="string" calcext:value-type="string">
            <text:p>n80</text:p>
          </table:table-cell>
          <table:table-cell/>
          <table:table-cell table:formula="of:=VLOOKUP([.B55];[.C$2:.C$100];1;0)" office:value-type="string" office:string-value="n96" calcext:value-type="string">
            <text:p>n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68</text:p>
          </table:table-cell>
          <table:table-cell office:value-type="string" calcext:value-type="string">
            <text:p>n82</text:p>
          </table:table-cell>
          <table:table-cell/>
          <table:table-cell table:formula="of:=VLOOKUP([.B56];[.C$2:.C$100];1;0)" office:value-type="string" office:string-value="n68" calcext:value-type="string">
            <text:p>n6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29</text:p>
          </table:table-cell>
          <table:table-cell office:value-type="string" calcext:value-type="string">
            <text:p>n85</text:p>
          </table:table-cell>
          <table:table-cell/>
          <table:table-cell table:formula="of:=VLOOKUP([.B57];[.C$2:.C$100];1;0)" office:value-type="string" office:string-value="n29" calcext:value-type="string">
            <text:p>n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3</text:p>
          </table:table-cell>
          <table:table-cell office:value-type="string" calcext:value-type="string">
            <text:p>n86</text:p>
          </table:table-cell>
          <table:table-cell/>
          <table:table-cell table:formula="of:=VLOOKUP([.B58];[.C$2:.C$100];1;0)" office:value-type="string" office:string-value="n3" calcext:value-type="string">
            <text:p>n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72</text:p>
          </table:table-cell>
          <table:table-cell office:value-type="string" calcext:value-type="string">
            <text:p>n87</text:p>
          </table:table-cell>
          <table:table-cell/>
          <table:table-cell table:formula="of:=VLOOKUP([.B59];[.C$2:.C$100];1;0)" office:value-type="string" office:string-value="n72" calcext:value-type="string">
            <text:p>n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99</text:p>
          </table:table-cell>
          <table:table-cell office:value-type="string" calcext:value-type="string">
            <text:p>n9</text:p>
          </table:table-cell>
          <table:table-cell/>
          <table:table-cell table:formula="of:=VLOOKUP([.B60];[.C$2:.C$100];1;0)" office:value-type="string" office:string-value="n99" calcext:value-type="string">
            <text:p>n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71</text:p>
          </table:table-cell>
          <table:table-cell office:value-type="string" calcext:value-type="string">
            <text:p>n91</text:p>
          </table:table-cell>
          <table:table-cell/>
          <table:table-cell table:formula="of:=VLOOKUP([.B61];[.C$2:.C$100];1;0)" office:value-type="string" office:string-value="n71" calcext:value-type="string">
            <text:p>n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60</text:p>
          </table:table-cell>
          <table:table-cell office:value-type="string" calcext:value-type="string">
            <text:p>n94</text:p>
          </table:table-cell>
          <table:table-cell/>
          <table:table-cell table:formula="of:=VLOOKUP([.B62];[.C$2:.C$100];1;0)" office:value-type="string" office:string-value="n60" calcext:value-type="string">
            <text:p>n6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54</text:p>
          </table:table-cell>
          <table:table-cell office:value-type="string" calcext:value-type="string">
            <text:p>n95</text:p>
          </table:table-cell>
          <table:table-cell/>
          <table:table-cell table:formula="of:=VLOOKUP([.B63];[.C$2:.C$100];1;0)" office:value-type="string" office:string-value="n54" calcext:value-type="string">
            <text:p>n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10</text:p>
          </table:table-cell>
          <table:table-cell table:style-name="ce7" office:value-type="string" calcext:value-type="string">
            <text:p>n99</text:p>
          </table:table-cell>
          <table:table-cell/>
          <table:table-cell table:formula="of:=VLOOKUP([.B64];[.C$2:.C$100];1;0)" office:value-type="string" office:string-value="n10" calcext:value-type="string">
            <text:p>n1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91</text:p>
          </table:table-cell>
          <table:table-cell table:style-name="ce7" office:value-type="string" calcext:value-type="string">
            <text:p>n57</text:p>
          </table:table-cell>
          <table:table-cell/>
          <table:table-cell table:formula="of:=VLOOKUP([.B65];[.C$2:.C$100];1;0)" office:value-type="string" office:string-value="n91" calcext:value-type="string">
            <text:p>n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47</text:p>
          </table:table-cell>
          <table:table-cell table:style-name="ce7" office:value-type="string" calcext:value-type="string">
            <text:p>n81</text:p>
          </table:table-cell>
          <table:table-cell/>
          <table:table-cell table:formula="of:=VLOOKUP([.B66];[.C$2:.C$100];1;0)" office:value-type="string" office:string-value="n47" calcext:value-type="string">
            <text:p>n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24</text:p>
          </table:table-cell>
          <table:table-cell table:style-name="ce7" office:value-type="string" calcext:value-type="string">
            <text:p>n52</text:p>
          </table:table-cell>
          <table:table-cell/>
          <table:table-cell table:formula="of:=VLOOKUP([.B67];[.C$2:.C$100];1;0)" office:value-type="string" office:string-value="n24" calcext:value-type="string">
            <text:p>n2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56</text:p>
          </table:table-cell>
          <table:table-cell table:style-name="ce7" office:value-type="string" calcext:value-type="string">
            <text:p>n73</text:p>
          </table:table-cell>
          <table:table-cell/>
          <table:table-cell table:formula="of:=VLOOKUP([.B68];[.C$2:.C$100];1;0)" office:value-type="string" office:string-value="n56" calcext:value-type="string">
            <text:p>n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44</text:p>
          </table:table-cell>
          <table:table-cell table:style-name="ce7" office:value-type="string" calcext:value-type="string">
            <text:p>n97</text:p>
          </table:table-cell>
          <table:table-cell/>
          <table:table-cell table:formula="of:=VLOOKUP([.B69];[.C$2:.C$100];1;0)" office:value-type="string" office:string-value="n44" calcext:value-type="string">
            <text:p>n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21</text:p>
          </table:table-cell>
          <table:table-cell table:style-name="ce7" office:value-type="string" calcext:value-type="string">
            <text:p>n75</text:p>
          </table:table-cell>
          <table:table-cell/>
          <table:table-cell table:formula="of:=VLOOKUP([.B70];[.C$2:.C$100];1;0)" office:value-type="string" office:string-value="n21" calcext:value-type="string">
            <text:p>n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25</text:p>
          </table:table-cell>
          <table:table-cell table:style-name="ce7" office:value-type="string" calcext:value-type="string">
            <text:p>n53</text:p>
          </table:table-cell>
          <table:table-cell/>
          <table:table-cell table:formula="of:=VLOOKUP([.B71];[.C$2:.C$100];1;0)" office:value-type="string" office:string-value="n25" calcext:value-type="string">
            <text:p>n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41</text:p>
          </table:table-cell>
          <table:table-cell table:style-name="ce7" office:value-type="string" calcext:value-type="string">
            <text:p>n74</text:p>
          </table:table-cell>
          <table:table-cell/>
          <table:table-cell table:formula="of:=VLOOKUP([.B72];[.C$2:.C$100];1;0)" office:value-type="string" office:string-value="n41" calcext:value-type="string">
            <text:p>n4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17</text:p>
          </table:table-cell>
          <table:table-cell table:style-name="ce7" office:value-type="string" calcext:value-type="string">
            <text:p>n93</text:p>
          </table:table-cell>
          <table:table-cell/>
          <table:table-cell table:formula="of:=VLOOKUP([.B73];[.C$2:.C$100];1;0)" office:value-type="string" office:string-value="n17" calcext:value-type="string">
            <text:p>n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64</text:p>
          </table:table-cell>
          <table:table-cell table:style-name="ce7" office:value-type="string" calcext:value-type="string">
            <text:p>n8</text:p>
          </table:table-cell>
          <table:table-cell/>
          <table:table-cell table:formula="of:=VLOOKUP([.B74];[.C$2:.C$100];1;0)" office:value-type="string" office:string-value="n64" calcext:value-type="string">
            <text:p>n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36</text:p>
          </table:table-cell>
          <table:table-cell table:style-name="ce7" office:value-type="string" calcext:value-type="string">
            <text:p>n27</text:p>
          </table:table-cell>
          <table:table-cell/>
          <table:table-cell table:formula="of:=VLOOKUP([.B75];[.C$2:.C$100];1;0)" office:value-type="string" office:string-value="n36" calcext:value-type="string">
            <text:p>n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43</text:p>
          </table:table-cell>
          <table:table-cell table:style-name="ce7" office:value-type="string" calcext:value-type="string">
            <text:p>n98</text:p>
          </table:table-cell>
          <table:table-cell/>
          <table:table-cell table:formula="of:=VLOOKUP([.B76];[.C$2:.C$100];1;0)" office:value-type="string" office:string-value="n43" calcext:value-type="string">
            <text:p>n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63</text:p>
          </table:table-cell>
          <table:table-cell table:style-name="ce7" office:value-type="string" calcext:value-type="string">
            <text:p>n16</text:p>
          </table:table-cell>
          <table:table-cell/>
          <table:table-cell table:formula="of:=VLOOKUP([.B77];[.C$2:.C$100];1;0)" office:value-type="string" office:string-value="n63" calcext:value-type="string">
            <text:p>n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9</text:p>
          </table:table-cell>
          <table:table-cell table:style-name="ce7" office:value-type="string" calcext:value-type="string">
            <text:p>n6</text:p>
          </table:table-cell>
          <table:table-cell/>
          <table:table-cell table:formula="of:=VLOOKUP([.B78];[.C$2:.C$100];1;0)" office:value-type="string" office:string-value="n9" calcext:value-type="string">
            <text:p>n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55</text:p>
          </table:table-cell>
          <table:table-cell table:style-name="ce7" office:value-type="string" calcext:value-type="string">
            <text:p>n69</text:p>
          </table:table-cell>
          <table:table-cell/>
          <table:table-cell table:formula="of:=VLOOKUP([.B79];[.C$2:.C$100];1;0)" office:value-type="string" office:string-value="n55" calcext:value-type="string">
            <text:p>n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61</text:p>
          </table:table-cell>
          <table:table-cell table:style-name="ce7" office:value-type="string" calcext:value-type="string">
            <text:p>n51</text:p>
          </table:table-cell>
          <table:table-cell/>
          <table:table-cell table:formula="of:=VLOOKUP([.B80];[.C$2:.C$100];1;0)" office:value-type="string" office:string-value="n61" calcext:value-type="string">
            <text:p>n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94</text:p>
          </table:table-cell>
          <table:table-cell table:style-name="ce7" office:value-type="string" calcext:value-type="string">
            <text:p>n77</text:p>
          </table:table-cell>
          <table:table-cell/>
          <table:table-cell table:formula="of:=VLOOKUP([.B81];[.C$2:.C$100];1;0)" office:value-type="string" office:string-value="n94" calcext:value-type="string">
            <text:p>n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style-name="ce7" office:value-type="string" calcext:value-type="string">
            <text:p>n90</text:p>
          </table:table-cell>
          <table:table-cell/>
          <table:table-cell table:formula="of:=VLOOKUP([.B82];[.C$2:.C$100];1;0)" office:value-type="string" office:string-value="n1" calcext:value-type="string">
            <text:p>n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66</text:p>
          </table:table-cell>
          <table:table-cell table:style-name="ce7" office:value-type="string" calcext:value-type="string">
            <text:p>n28</text:p>
          </table:table-cell>
          <table:table-cell/>
          <table:table-cell table:formula="of:=VLOOKUP([.B83];[.C$2:.C$100];1;0)" office:value-type="string" office:string-value="n66" calcext:value-type="string">
            <text:p>n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12</text:p>
          </table:table-cell>
          <table:table-cell table:style-name="ce7" office:value-type="string" calcext:value-type="string">
            <text:p>n83</text:p>
          </table:table-cell>
          <table:table-cell/>
          <table:table-cell table:formula="of:=VLOOKUP([.B84];[.C$2:.C$100];1;0)" office:value-type="string" office:string-value="n12" calcext:value-type="string">
            <text:p>n1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58</text:p>
          </table:table-cell>
          <table:table-cell table:style-name="ce7" office:value-type="string" calcext:value-type="string">
            <text:p>n89</text:p>
          </table:table-cell>
          <table:table-cell/>
          <table:table-cell table:formula="of:=VLOOKUP([.B85];[.C$2:.C$100];1;0)" office:value-type="string" office:string-value="n58" calcext:value-type="string">
            <text:p>n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15</text:p>
          </table:table-cell>
          <table:table-cell table:style-name="ce7" office:value-type="string" calcext:value-type="string">
            <text:p>n88</text:p>
          </table:table-cell>
          <table:table-cell/>
          <table:table-cell table:formula="of:=VLOOKUP([.B86];[.C$2:.C$100];1;0)" office:value-type="string" office:string-value="n15" calcext:value-type="string">
            <text:p>n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48</text:p>
          </table:table-cell>
          <table:table-cell table:style-name="ce7" office:value-type="string" calcext:value-type="string">
            <text:p>n67</text:p>
          </table:table-cell>
          <table:table-cell/>
          <table:table-cell table:formula="of:=VLOOKUP([.B87];[.C$2:.C$100];1;0)" office:value-type="string" office:string-value="n48" calcext:value-type="string">
            <text:p>n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80</text:p>
          </table:table-cell>
          <table:table-cell table:style-name="ce7" office:value-type="string" calcext:value-type="string">
            <text:p>n84</text:p>
          </table:table-cell>
          <table:table-cell/>
          <table:table-cell table:formula="of:=VLOOKUP([.B88];[.C$2:.C$100];1;0)" office:value-type="string" office:string-value="n80" calcext:value-type="string">
            <text:p>n8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62</text:p>
          </table:table-cell>
          <table:table-cell table:style-name="ce7" office:value-type="string" calcext:value-type="string">
            <text:p>n26</text:p>
          </table:table-cell>
          <table:table-cell/>
          <table:table-cell table:formula="of:=VLOOKUP([.B89];[.C$2:.C$100];1;0)" office:value-type="string" office:string-value="n62" calcext:value-type="string">
            <text:p>n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23</text:p>
          </table:table-cell>
          <table:table-cell table:style-name="ce7" office:value-type="string" calcext:value-type="string">
            <text:p>n92</text:p>
          </table:table-cell>
          <table:table-cell/>
          <table:table-cell table:formula="of:=VLOOKUP([.B90];[.C$2:.C$100];1;0)" office:value-type="string" office:string-value="n23" calcext:value-type="string">
            <text:p>n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35</text:p>
          </table:table-cell>
          <table:table-cell table:style-name="ce7" office:value-type="string" calcext:value-type="string">
            <text:p>n18</text:p>
          </table:table-cell>
          <table:table-cell/>
          <table:table-cell table:formula="of:=VLOOKUP([.B91];[.C$2:.C$100];1;0)" office:value-type="string" office:string-value="n35" calcext:value-type="string">
            <text:p>n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32</text:p>
          </table:table-cell>
          <table:table-cell table:style-name="ce7" office:value-type="string" calcext:value-type="string">
            <text:p>n38</text:p>
          </table:table-cell>
          <table:table-cell/>
          <table:table-cell table:formula="of:=VLOOKUP([.B92];[.C$2:.C$100];1;0)" office:value-type="string" office:string-value="n32" calcext:value-type="string">
            <text:p>n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45</text:p>
          </table:table-cell>
          <table:table-cell table:style-name="ce7" office:value-type="string" calcext:value-type="string">
            <text:p>n78</text:p>
          </table:table-cell>
          <table:table-cell/>
          <table:table-cell table:formula="of:=VLOOKUP([.B93];[.C$2:.C$100];1;0)" office:value-type="string" office:string-value="n45" calcext:value-type="string">
            <text:p>n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87</text:p>
          </table:table-cell>
          <table:table-cell table:style-name="ce7" office:value-type="string" calcext:value-type="string">
            <text:p>n33</text:p>
          </table:table-cell>
          <table:table-cell/>
          <table:table-cell table:formula="of:=VLOOKUP([.B94];[.C$2:.C$100];1;0)" office:value-type="string" office:string-value="n87" calcext:value-type="string">
            <text:p>n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31</text:p>
          </table:table-cell>
          <table:table-cell table:style-name="ce7" office:value-type="string" calcext:value-type="string">
            <text:p>n5</text:p>
          </table:table-cell>
          <table:table-cell/>
          <table:table-cell table:formula="of:=VLOOKUP([.B95];[.C$2:.C$100];1;0)" office:value-type="string" office:string-value="n31" calcext:value-type="string">
            <text:p>n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70</text:p>
          </table:table-cell>
          <table:table-cell table:style-name="ce7" office:value-type="string" calcext:value-type="string">
            <text:p>n4</text:p>
          </table:table-cell>
          <table:table-cell/>
          <table:table-cell table:formula="of:=VLOOKUP([.B96];[.C$2:.C$100];1;0)" office:value-type="string" office:string-value="n70" calcext:value-type="string">
            <text:p>n7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37</text:p>
          </table:table-cell>
          <table:table-cell table:style-name="ce7" office:value-type="string" calcext:value-type="string">
            <text:p>n96</text:p>
          </table:table-cell>
          <table:table-cell/>
          <table:table-cell table:formula="of:=VLOOKUP([.B97];[.C$2:.C$100];1;0)" office:value-type="string" office:string-value="n37" calcext:value-type="string">
            <text:p>n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49</text:p>
          </table:table-cell>
          <table:table-cell table:style-name="ce7" office:value-type="string" calcext:value-type="string">
            <text:p>n68</text:p>
          </table:table-cell>
          <table:table-cell/>
          <table:table-cell table:formula="of:=VLOOKUP([.B98];[.C$2:.C$100];1;0)" office:value-type="string" office:string-value="n49" calcext:value-type="string">
            <text:p>n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82</text:p>
          </table:table-cell>
          <table:table-cell table:style-name="ce7" office:value-type="string" calcext:value-type="string">
            <text:p>n29</text:p>
          </table:table-cell>
          <table:table-cell/>
          <table:table-cell table:formula="of:=VLOOKUP([.B99];[.C$2:.C$100];1;0)" office:value-type="string" office:string-value="n82" calcext:value-type="string">
            <text:p>n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2</text:p>
          </table:table-cell>
          <table:table-cell office:value-type="string" calcext:value-type="string">
            <text:p>n50</text:p>
          </table:table-cell>
          <table:table-cell/>
          <table:table-cell table:formula="of:=VLOOKUP([.B100];[.C$2:.C$100];1;0)" office:value-type="string" office:string-value="n2" calcext:value-type="string">
            <text:p>n2</text:p>
          </table:table-cell>
          <table:table-cell table:number-columns-repeated="8"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n57</text:p>
          </table:table-cell>
        </table:table-row>
        <table:table-row table:style-name="ro1">
          <table:table-cell office:value-type="string" calcext:value-type="string">
            <text:p>n81</text:p>
          </table:table-cell>
        </table:table-row>
        <table:table-row table:style-name="ro1">
          <table:table-cell office:value-type="string" calcext:value-type="string">
            <text:p>n52</text:p>
          </table:table-cell>
        </table:table-row>
        <table:table-row table:style-name="ro1">
          <table:table-cell office:value-type="string" calcext:value-type="string">
            <text:p>n73</text:p>
          </table:table-cell>
        </table:table-row>
        <table:table-row table:style-name="ro1">
          <table:table-cell office:value-type="string" calcext:value-type="string">
            <text:p>n97</text:p>
          </table:table-cell>
        </table:table-row>
        <table:table-row table:style-name="ro1">
          <table:table-cell office:value-type="string" calcext:value-type="string">
            <text:p>n75</text:p>
          </table:table-cell>
        </table:table-row>
        <table:table-row table:style-name="ro1">
          <table:table-cell office:value-type="string" calcext:value-type="string">
            <text:p>n53</text:p>
          </table:table-cell>
        </table:table-row>
        <table:table-row table:style-name="ro1">
          <table:table-cell office:value-type="string" calcext:value-type="string">
            <text:p>n74</text:p>
          </table:table-cell>
        </table:table-row>
        <table:table-row table:style-name="ro1">
          <table:table-cell office:value-type="string" calcext:value-type="string">
            <text:p>n93</text:p>
          </table:table-cell>
        </table:table-row>
        <table:table-row table:style-name="ro1">
          <table:table-cell office:value-type="string" calcext:value-type="string">
            <text:p>n8</text:p>
          </table:table-cell>
        </table:table-row>
        <table:table-row table:style-name="ro1">
          <table:table-cell office:value-type="string" calcext:value-type="string">
            <text:p>n27</text:p>
          </table:table-cell>
        </table:table-row>
        <table:table-row table:style-name="ro1">
          <table:table-cell office:value-type="string" calcext:value-type="string">
            <text:p>n98</text:p>
          </table:table-cell>
        </table:table-row>
        <table:table-row table:style-name="ro1">
          <table:table-cell office:value-type="string" calcext:value-type="string">
            <text:p>n16</text:p>
          </table:table-cell>
        </table:table-row>
        <table:table-row table:style-name="ro1">
          <table:table-cell office:value-type="string" calcext:value-type="string">
            <text:p>n6</text:p>
          </table:table-cell>
        </table:table-row>
        <table:table-row table:style-name="ro1">
          <table:table-cell office:value-type="string" calcext:value-type="string">
            <text:p>n69</text:p>
          </table:table-cell>
        </table:table-row>
        <table:table-row table:style-name="ro1">
          <table:table-cell office:value-type="string" calcext:value-type="string">
            <text:p>n51</text:p>
          </table:table-cell>
        </table:table-row>
        <table:table-row table:style-name="ro1">
          <table:table-cell office:value-type="string" calcext:value-type="string">
            <text:p>n77</text:p>
          </table:table-cell>
        </table:table-row>
        <table:table-row table:style-name="ro1">
          <table:table-cell office:value-type="string" calcext:value-type="string">
            <text:p>n90</text:p>
          </table:table-cell>
        </table:table-row>
        <table:table-row table:style-name="ro1">
          <table:table-cell office:value-type="string" calcext:value-type="string">
            <text:p>n28</text:p>
          </table:table-cell>
        </table:table-row>
        <table:table-row table:style-name="ro1">
          <table:table-cell office:value-type="string" calcext:value-type="string">
            <text:p>n83</text:p>
          </table:table-cell>
        </table:table-row>
        <table:table-row table:style-name="ro1">
          <table:table-cell office:value-type="string" calcext:value-type="string">
            <text:p>n89</text:p>
          </table:table-cell>
        </table:table-row>
        <table:table-row table:style-name="ro1">
          <table:table-cell office:value-type="string" calcext:value-type="string">
            <text:p>n88</text:p>
          </table:table-cell>
        </table:table-row>
        <table:table-row table:style-name="ro1">
          <table:table-cell office:value-type="string" calcext:value-type="string">
            <text:p>n67</text:p>
          </table:table-cell>
        </table:table-row>
        <table:table-row table:style-name="ro1">
          <table:table-cell office:value-type="string" calcext:value-type="string">
            <text:p>n84</text:p>
          </table:table-cell>
        </table:table-row>
        <table:table-row table:style-name="ro1">
          <table:table-cell office:value-type="string" calcext:value-type="string">
            <text:p>n26</text:p>
          </table:table-cell>
        </table:table-row>
        <table:table-row table:style-name="ro1">
          <table:table-cell office:value-type="string" calcext:value-type="string">
            <text:p>n92</text:p>
          </table:table-cell>
        </table:table-row>
        <table:table-row table:style-name="ro1">
          <table:table-cell office:value-type="string" calcext:value-type="string">
            <text:p>n18</text:p>
          </table:table-cell>
        </table:table-row>
        <table:table-row table:style-name="ro1">
          <table:table-cell office:value-type="string" calcext:value-type="string">
            <text:p>n38</text:p>
          </table:table-cell>
        </table:table-row>
        <table:table-row table:style-name="ro1">
          <table:table-cell office:value-type="string" calcext:value-type="string">
            <text:p>n78</text:p>
          </table:table-cell>
        </table:table-row>
        <table:table-row table:style-name="ro1">
          <table:table-cell office:value-type="string" calcext:value-type="string">
            <text:p>n33</text:p>
          </table:table-cell>
        </table:table-row>
        <table:table-row table:style-name="ro1">
          <table:table-cell office:value-type="string" calcext:value-type="string">
            <text:p>n5</text:p>
          </table:table-cell>
        </table:table-row>
        <table:table-row table:style-name="ro1">
          <table:table-cell office:value-type="string" calcext:value-type="string">
            <text:p>n4</text:p>
          </table:table-cell>
        </table:table-row>
        <table:table-row table:style-name="ro1">
          <table:table-cell office:value-type="string" calcext:value-type="string">
            <text:p>n96</text:p>
          </table:table-cell>
        </table:table-row>
        <table:table-row table:style-name="ro1">
          <table:table-cell office:value-type="string" calcext:value-type="string">
            <text:p>n68</text:p>
          </table:table-cell>
        </table:table-row>
        <table:table-row table:style-name="ro1">
          <table:table-cell office:value-type="string" calcext:value-type="string">
            <text:p>n29</text:p>
          </table:table-cell>
        </table:table-row>
        <table:table-row table:style-name="ro1">
          <table:table-cell office:value-type="string" calcext:value-type="string">
            <text:p>n71</text:p>
          </table:table-cell>
        </table:table-row>
        <table:table-row table:style-name="ro1">
          <table:table-cell office:value-type="string" calcext:value-type="string">
            <text:p>n24</text:p>
          </table:table-cell>
        </table:table-row>
        <table:table-row table:style-name="ro1">
          <table:table-cell office:value-type="string" calcext:value-type="string">
            <text:p>n23</text:p>
          </table:table-cell>
        </table:table-row>
        <table:table-row table:style-name="ro1">
          <table:table-cell office:value-type="string" calcext:value-type="string">
            <text:p>n70</text:p>
          </table:table-cell>
        </table:table-row>
      </table:table>
      <table:table table:name="Sheet6" table:style-name="ta1">
        <table:table-column table:style-name="co1" table:default-cell-style-name="ce7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office:value-type="string" calcext:value-type="string">
            <text:p>df</text:p>
          </table:table-cell>
          <table:table-cell/>
        </table:table-row>
        <table:table-row table:style-name="ro1">
          <table:table-cell office:value-type="string" calcext:value-type="string">
            <text:p>n7</text:p>
          </table:table-cell>
          <table:table-cell table:formula="of:=VLOOKUP([.A2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57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table:formula="of:=VLOOKUP([.A3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81</text:p>
          </table:table-cell>
        </table:table-row>
        <table:table-row table:style-name="ro1">
          <table:table-cell office:value-type="string" calcext:value-type="string">
            <text:p>n86</text:p>
          </table:table-cell>
          <table:table-cell table:formula="of:=VLOOKUP([.A4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52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table:formula="of:=VLOOKUP([.A5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73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table:formula="of:=VLOOKUP([.A6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97</text:p>
          </table:table-cell>
        </table:table-row>
        <table:table-row table:style-name="ro1">
          <table:table-cell office:value-type="string" calcext:value-type="string">
            <text:p>n79</text:p>
          </table:table-cell>
          <table:table-cell table:formula="of:=VLOOKUP([.A7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75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table:formula="of:=VLOOKUP([.A8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53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table:formula="of:=VLOOKUP([.A9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74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table:formula="of:=VLOOKUP([.A10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93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table:formula="of:=VLOOKUP([.A11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8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table:formula="of:=VLOOKUP([.A12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27</text:p>
          </table:table-cell>
        </table:table-row>
        <table:table-row table:style-name="ro1">
          <table:table-cell office:value-type="string" calcext:value-type="string">
            <text:p>n59</text:p>
          </table:table-cell>
          <table:table-cell table:formula="of:=VLOOKUP([.A13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98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table:formula="of:=VLOOKUP([.A14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16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table:formula="of:=VLOOKUP([.A15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6</text:p>
          </table:table-cell>
        </table:table-row>
        <table:table-row table:style-name="ro1">
          <table:table-cell office:value-type="string" calcext:value-type="string">
            <text:p>n65</text:p>
          </table:table-cell>
          <table:table-cell table:formula="of:=VLOOKUP([.A16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69</text:p>
          </table:table-cell>
        </table:table-row>
        <table:table-row table:style-name="ro1">
          <table:table-cell office:value-type="string" calcext:value-type="string">
            <text:p>n85</text:p>
          </table:table-cell>
          <table:table-cell table:formula="of:=VLOOKUP([.A17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51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table:formula="of:=VLOOKUP([.A18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77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table:formula="of:=VLOOKUP([.A19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90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table:formula="of:=VLOOKUP([.A20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28</text:p>
          </table:table-cell>
        </table:table-row>
        <table:table-row table:style-name="ro1">
          <table:table-cell office:value-type="string" calcext:value-type="string">
            <text:p>n76</text:p>
          </table:table-cell>
          <table:table-cell table:formula="of:=VLOOKUP([.A21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83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table:formula="of:=VLOOKUP([.A22];[.C$2:.C$36];1;0)" office:value-type="string" office:string-value="" calcext:value-type="error">
            <text:p>#N/A</text:p>
          </table:table-cell>
          <table:table-cell table:style-name="ce7" office:value-type="string" calcext:value-type="string">
            <text:p>n89</text:p>
          </table:table-cell>
        </table:table-row>
        <table:table-row table:style-name="ro1" table:visibility="filter">
          <table:table-cell office:value-type="string" calcext:value-type="string">
            <text:p>n57</text:p>
          </table:table-cell>
          <table:table-cell table:formula="of:=VLOOKUP([.A23];[.C$2:.C$36];1;0)" office:value-type="string" office:string-value="n57" calcext:value-type="string">
            <text:p>n57</text:p>
          </table:table-cell>
          <table:table-cell table:style-name="ce7" office:value-type="string" calcext:value-type="string">
            <text:p>n88</text:p>
          </table:table-cell>
        </table:table-row>
        <table:table-row table:style-name="ro1" table:visibility="filter">
          <table:table-cell office:value-type="string" calcext:value-type="string">
            <text:p>n81</text:p>
          </table:table-cell>
          <table:table-cell table:formula="of:=VLOOKUP([.A24];[.C$2:.C$36];1;0)" office:value-type="string" office:string-value="n81" calcext:value-type="string">
            <text:p>n81</text:p>
          </table:table-cell>
          <table:table-cell table:style-name="ce7" office:value-type="string" calcext:value-type="string">
            <text:p>n67</text:p>
          </table:table-cell>
        </table:table-row>
        <table:table-row table:style-name="ro1" table:visibility="filter">
          <table:table-cell office:value-type="string" calcext:value-type="string">
            <text:p>n52</text:p>
          </table:table-cell>
          <table:table-cell table:formula="of:=VLOOKUP([.A25];[.C$2:.C$36];1;0)" office:value-type="string" office:string-value="n52" calcext:value-type="string">
            <text:p>n52</text:p>
          </table:table-cell>
          <table:table-cell table:style-name="ce7" office:value-type="string" calcext:value-type="string">
            <text:p>n84</text:p>
          </table:table-cell>
        </table:table-row>
        <table:table-row table:style-name="ro1" table:visibility="filter">
          <table:table-cell office:value-type="string" calcext:value-type="string">
            <text:p>n73</text:p>
          </table:table-cell>
          <table:table-cell table:formula="of:=VLOOKUP([.A26];[.C$2:.C$36];1;0)" office:value-type="string" office:string-value="n73" calcext:value-type="string">
            <text:p>n73</text:p>
          </table:table-cell>
          <table:table-cell table:style-name="ce7" office:value-type="string" calcext:value-type="string">
            <text:p>n26</text:p>
          </table:table-cell>
        </table:table-row>
        <table:table-row table:style-name="ro1" table:visibility="filter">
          <table:table-cell office:value-type="string" calcext:value-type="string">
            <text:p>n97</text:p>
          </table:table-cell>
          <table:table-cell table:formula="of:=VLOOKUP([.A27];[.C$2:.C$36];1;0)" office:value-type="string" office:string-value="n97" calcext:value-type="string">
            <text:p>n97</text:p>
          </table:table-cell>
          <table:table-cell table:style-name="ce7" office:value-type="string" calcext:value-type="string">
            <text:p>n92</text:p>
          </table:table-cell>
        </table:table-row>
        <table:table-row table:style-name="ro1" table:visibility="filter">
          <table:table-cell office:value-type="string" calcext:value-type="string">
            <text:p>n75</text:p>
          </table:table-cell>
          <table:table-cell table:formula="of:=VLOOKUP([.A28];[.C$2:.C$36];1;0)" office:value-type="string" office:string-value="n75" calcext:value-type="string">
            <text:p>n75</text:p>
          </table:table-cell>
          <table:table-cell table:style-name="ce7" office:value-type="string" calcext:value-type="string">
            <text:p>n18</text:p>
          </table:table-cell>
        </table:table-row>
        <table:table-row table:style-name="ro1" table:visibility="filter">
          <table:table-cell office:value-type="string" calcext:value-type="string">
            <text:p>n53</text:p>
          </table:table-cell>
          <table:table-cell table:formula="of:=VLOOKUP([.A29];[.C$2:.C$36];1;0)" office:value-type="string" office:string-value="n53" calcext:value-type="string">
            <text:p>n53</text:p>
          </table:table-cell>
          <table:table-cell table:style-name="ce7" office:value-type="string" calcext:value-type="string">
            <text:p>n38</text:p>
          </table:table-cell>
        </table:table-row>
        <table:table-row table:style-name="ro1" table:visibility="filter">
          <table:table-cell office:value-type="string" calcext:value-type="string">
            <text:p>n74</text:p>
          </table:table-cell>
          <table:table-cell table:formula="of:=VLOOKUP([.A30];[.C$2:.C$36];1;0)" office:value-type="string" office:string-value="n74" calcext:value-type="string">
            <text:p>n74</text:p>
          </table:table-cell>
          <table:table-cell table:style-name="ce7" office:value-type="string" calcext:value-type="string">
            <text:p>n78</text:p>
          </table:table-cell>
        </table:table-row>
        <table:table-row table:style-name="ro1" table:visibility="filter">
          <table:table-cell office:value-type="string" calcext:value-type="string">
            <text:p>n93</text:p>
          </table:table-cell>
          <table:table-cell table:formula="of:=VLOOKUP([.A31];[.C$2:.C$36];1;0)" office:value-type="string" office:string-value="n93" calcext:value-type="string">
            <text:p>n93</text:p>
          </table:table-cell>
          <table:table-cell table:style-name="ce7" office:value-type="string" calcext:value-type="string">
            <text:p>n33</text:p>
          </table:table-cell>
        </table:table-row>
        <table:table-row table:style-name="ro1" table:visibility="filter">
          <table:table-cell office:value-type="string" calcext:value-type="string">
            <text:p>n8</text:p>
          </table:table-cell>
          <table:table-cell table:formula="of:=VLOOKUP([.A32];[.C$2:.C$36];1;0)" office:value-type="string" office:string-value="n8" calcext:value-type="string">
            <text:p>n8</text:p>
          </table:table-cell>
          <table:table-cell table:style-name="ce7" office:value-type="string" calcext:value-type="string">
            <text:p>n5</text:p>
          </table:table-cell>
        </table:table-row>
        <table:table-row table:style-name="ro1" table:visibility="filter">
          <table:table-cell office:value-type="string" calcext:value-type="string">
            <text:p>n27</text:p>
          </table:table-cell>
          <table:table-cell table:formula="of:=VLOOKUP([.A33];[.C$2:.C$36];1;0)" office:value-type="string" office:string-value="n27" calcext:value-type="string">
            <text:p>n27</text:p>
          </table:table-cell>
          <table:table-cell table:style-name="ce7" office:value-type="string" calcext:value-type="string">
            <text:p>n4</text:p>
          </table:table-cell>
        </table:table-row>
        <table:table-row table:style-name="ro1" table:visibility="filter">
          <table:table-cell office:value-type="string" calcext:value-type="string">
            <text:p>n98</text:p>
          </table:table-cell>
          <table:table-cell table:formula="of:=VLOOKUP([.A34];[.C$2:.C$36];1;0)" office:value-type="string" office:string-value="n98" calcext:value-type="string">
            <text:p>n98</text:p>
          </table:table-cell>
          <table:table-cell table:style-name="ce7" office:value-type="string" calcext:value-type="string">
            <text:p>n96</text:p>
          </table:table-cell>
        </table:table-row>
        <table:table-row table:style-name="ro1" table:visibility="filter">
          <table:table-cell office:value-type="string" calcext:value-type="string">
            <text:p>n16</text:p>
          </table:table-cell>
          <table:table-cell table:formula="of:=VLOOKUP([.A35];[.C$2:.C$36];1;0)" office:value-type="string" office:string-value="n16" calcext:value-type="string">
            <text:p>n16</text:p>
          </table:table-cell>
          <table:table-cell table:style-name="ce7" office:value-type="string" calcext:value-type="string">
            <text:p>n68</text:p>
          </table:table-cell>
        </table:table-row>
        <table:table-row table:style-name="ro1" table:visibility="filter">
          <table:table-cell office:value-type="string" calcext:value-type="string">
            <text:p>n6</text:p>
          </table:table-cell>
          <table:table-cell table:formula="of:=VLOOKUP([.A36];[.C$2:.C$36];1;0)" office:value-type="string" office:string-value="n6" calcext:value-type="string">
            <text:p>n6</text:p>
          </table:table-cell>
          <table:table-cell table:style-name="ce7" office:value-type="string" calcext:value-type="string">
            <text:p>n29</text:p>
          </table:table-cell>
        </table:table-row>
        <table:table-row table:style-name="ro1" table:visibility="filter">
          <table:table-cell office:value-type="string" calcext:value-type="string">
            <text:p>n69</text:p>
          </table:table-cell>
          <table:table-cell table:formula="of:=VLOOKUP([.A37];[.C$2:.C$36];1;0)" office:value-type="string" office:string-value="n69" calcext:value-type="string">
            <text:p>n69</text:p>
          </table:table-cell>
          <table:table-cell/>
        </table:table-row>
        <table:table-row table:style-name="ro1" table:visibility="filter">
          <table:table-cell office:value-type="string" calcext:value-type="string">
            <text:p>n51</text:p>
          </table:table-cell>
          <table:table-cell table:formula="of:=VLOOKUP([.A38];[.C$2:.C$36];1;0)" office:value-type="string" office:string-value="n51" calcext:value-type="string">
            <text:p>n51</text:p>
          </table:table-cell>
          <table:table-cell/>
        </table:table-row>
        <table:table-row table:style-name="ro1" table:visibility="filter">
          <table:table-cell office:value-type="string" calcext:value-type="string">
            <text:p>n77</text:p>
          </table:table-cell>
          <table:table-cell table:formula="of:=VLOOKUP([.A39];[.C$2:.C$36];1;0)" office:value-type="string" office:string-value="n77" calcext:value-type="string">
            <text:p>n77</text:p>
          </table:table-cell>
          <table:table-cell/>
        </table:table-row>
        <table:table-row table:style-name="ro1" table:visibility="filter">
          <table:table-cell office:value-type="string" calcext:value-type="string">
            <text:p>n90</text:p>
          </table:table-cell>
          <table:table-cell table:formula="of:=VLOOKUP([.A40];[.C$2:.C$36];1;0)" office:value-type="string" office:string-value="n90" calcext:value-type="string">
            <text:p>n90</text:p>
          </table:table-cell>
          <table:table-cell/>
        </table:table-row>
        <table:table-row table:style-name="ro1" table:visibility="filter">
          <table:table-cell office:value-type="string" calcext:value-type="string">
            <text:p>n28</text:p>
          </table:table-cell>
          <table:table-cell table:formula="of:=VLOOKUP([.A41];[.C$2:.C$36];1;0)" office:value-type="string" office:string-value="n28" calcext:value-type="string">
            <text:p>n28</text:p>
          </table:table-cell>
          <table:table-cell/>
        </table:table-row>
        <table:table-row table:style-name="ro1" table:visibility="filter">
          <table:table-cell office:value-type="string" calcext:value-type="string">
            <text:p>n83</text:p>
          </table:table-cell>
          <table:table-cell table:formula="of:=VLOOKUP([.A42];[.C$2:.C$36];1;0)" office:value-type="string" office:string-value="n83" calcext:value-type="string">
            <text:p>n83</text:p>
          </table:table-cell>
          <table:table-cell/>
        </table:table-row>
        <table:table-row table:style-name="ro1" table:visibility="filter">
          <table:table-cell office:value-type="string" calcext:value-type="string">
            <text:p>n89</text:p>
          </table:table-cell>
          <table:table-cell table:formula="of:=VLOOKUP([.A43];[.C$2:.C$36];1;0)" office:value-type="string" office:string-value="n89" calcext:value-type="string">
            <text:p>n89</text:p>
          </table:table-cell>
          <table:table-cell/>
        </table:table-row>
        <table:table-row table:style-name="ro1" table:visibility="filter">
          <table:table-cell office:value-type="string" calcext:value-type="string">
            <text:p>n88</text:p>
          </table:table-cell>
          <table:table-cell table:formula="of:=VLOOKUP([.A44];[.C$2:.C$36];1;0)" office:value-type="string" office:string-value="n88" calcext:value-type="string">
            <text:p>n88</text:p>
          </table:table-cell>
          <table:table-cell/>
        </table:table-row>
        <table:table-row table:style-name="ro1" table:visibility="filter">
          <table:table-cell office:value-type="string" calcext:value-type="string">
            <text:p>n67</text:p>
          </table:table-cell>
          <table:table-cell table:formula="of:=VLOOKUP([.A45];[.C$2:.C$36];1;0)" office:value-type="string" office:string-value="n67" calcext:value-type="string">
            <text:p>n67</text:p>
          </table:table-cell>
          <table:table-cell/>
        </table:table-row>
        <table:table-row table:style-name="ro1" table:visibility="filter">
          <table:table-cell office:value-type="string" calcext:value-type="string">
            <text:p>n84</text:p>
          </table:table-cell>
          <table:table-cell table:formula="of:=VLOOKUP([.A46];[.C$2:.C$36];1;0)" office:value-type="string" office:string-value="n84" calcext:value-type="string">
            <text:p>n84</text:p>
          </table:table-cell>
          <table:table-cell/>
        </table:table-row>
        <table:table-row table:style-name="ro1" table:visibility="filter">
          <table:table-cell office:value-type="string" calcext:value-type="string">
            <text:p>n26</text:p>
          </table:table-cell>
          <table:table-cell table:formula="of:=VLOOKUP([.A47];[.C$2:.C$36];1;0)" office:value-type="string" office:string-value="n26" calcext:value-type="string">
            <text:p>n26</text:p>
          </table:table-cell>
          <table:table-cell/>
        </table:table-row>
        <table:table-row table:style-name="ro1" table:visibility="filter">
          <table:table-cell office:value-type="string" calcext:value-type="string">
            <text:p>n92</text:p>
          </table:table-cell>
          <table:table-cell table:formula="of:=VLOOKUP([.A48];[.C$2:.C$36];1;0)" office:value-type="string" office:string-value="n92" calcext:value-type="string">
            <text:p>n92</text:p>
          </table:table-cell>
          <table:table-cell/>
        </table:table-row>
        <table:table-row table:style-name="ro1" table:visibility="filter">
          <table:table-cell office:value-type="string" calcext:value-type="string">
            <text:p>n18</text:p>
          </table:table-cell>
          <table:table-cell table:formula="of:=VLOOKUP([.A49];[.C$2:.C$36];1;0)" office:value-type="string" office:string-value="n18" calcext:value-type="string">
            <text:p>n18</text:p>
          </table:table-cell>
          <table:table-cell/>
        </table:table-row>
        <table:table-row table:style-name="ro1" table:visibility="filter">
          <table:table-cell office:value-type="string" calcext:value-type="string">
            <text:p>n38</text:p>
          </table:table-cell>
          <table:table-cell table:formula="of:=VLOOKUP([.A50];[.C$2:.C$36];1;0)" office:value-type="string" office:string-value="n38" calcext:value-type="string">
            <text:p>n38</text:p>
          </table:table-cell>
          <table:table-cell/>
        </table:table-row>
        <table:table-row table:style-name="ro1" table:visibility="filter">
          <table:table-cell office:value-type="string" calcext:value-type="string">
            <text:p>n78</text:p>
          </table:table-cell>
          <table:table-cell table:formula="of:=VLOOKUP([.A51];[.C$2:.C$36];1;0)" office:value-type="string" office:string-value="n78" calcext:value-type="string">
            <text:p>n78</text:p>
          </table:table-cell>
          <table:table-cell/>
        </table:table-row>
        <table:table-row table:style-name="ro1" table:visibility="filter">
          <table:table-cell office:value-type="string" calcext:value-type="string">
            <text:p>n33</text:p>
          </table:table-cell>
          <table:table-cell table:formula="of:=VLOOKUP([.A52];[.C$2:.C$36];1;0)" office:value-type="string" office:string-value="n33" calcext:value-type="string">
            <text:p>n33</text:p>
          </table:table-cell>
          <table:table-cell/>
        </table:table-row>
        <table:table-row table:style-name="ro1" table:visibility="filter">
          <table:table-cell office:value-type="string" calcext:value-type="string">
            <text:p>n5</text:p>
          </table:table-cell>
          <table:table-cell table:formula="of:=VLOOKUP([.A53];[.C$2:.C$36];1;0)" office:value-type="string" office:string-value="n5" calcext:value-type="string">
            <text:p>n5</text:p>
          </table:table-cell>
          <table:table-cell/>
        </table:table-row>
        <table:table-row table:style-name="ro1" table:visibility="filter">
          <table:table-cell office:value-type="string" calcext:value-type="string">
            <text:p>n4</text:p>
          </table:table-cell>
          <table:table-cell table:formula="of:=VLOOKUP([.A54];[.C$2:.C$36];1;0)" office:value-type="string" office:string-value="n4" calcext:value-type="string">
            <text:p>n4</text:p>
          </table:table-cell>
          <table:table-cell/>
        </table:table-row>
        <table:table-row table:style-name="ro1" table:visibility="filter">
          <table:table-cell office:value-type="string" calcext:value-type="string">
            <text:p>n96</text:p>
          </table:table-cell>
          <table:table-cell table:formula="of:=VLOOKUP([.A55];[.C$2:.C$36];1;0)" office:value-type="string" office:string-value="n96" calcext:value-type="string">
            <text:p>n96</text:p>
          </table:table-cell>
          <table:table-cell/>
        </table:table-row>
        <table:table-row table:style-name="ro1" table:visibility="filter">
          <table:table-cell office:value-type="string" calcext:value-type="string">
            <text:p>n68</text:p>
          </table:table-cell>
          <table:table-cell table:formula="of:=VLOOKUP([.A56];[.C$2:.C$36];1;0)" office:value-type="string" office:string-value="n68" calcext:value-type="string">
            <text:p>n68</text:p>
          </table:table-cell>
          <table:table-cell/>
        </table:table-row>
        <table:table-row table:style-name="ro1" table:visibility="filter">
          <table:table-cell office:value-type="string" calcext:value-type="string">
            <text:p>n29</text:p>
          </table:table-cell>
          <table:table-cell table:formula="of:=VLOOKUP([.A57];[.C$2:.C$36];1;0)" office:value-type="string" office:string-value="n29" calcext:value-type="string">
            <text:p>n29</text:p>
          </table:table-cell>
          <table:table-cell/>
        </table:table-row>
        <table:table-row table:style-name="ro1">
          <table:table-cell office:value-type="string" calcext:value-type="string">
            <text:p>n3</text:p>
          </table:table-cell>
          <table:table-cell table:formula="of:=VLOOKUP([.A58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72</text:p>
          </table:table-cell>
          <table:table-cell table:formula="of:=VLOOKUP([.A59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99</text:p>
          </table:table-cell>
          <table:table-cell table:formula="of:=VLOOKUP([.A60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71</text:p>
          </table:table-cell>
          <table:table-cell table:formula="of:=VLOOKUP([.A61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60</text:p>
          </table:table-cell>
          <table:table-cell table:formula="of:=VLOOKUP([.A62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54</text:p>
          </table:table-cell>
          <table:table-cell table:formula="of:=VLOOKUP([.A63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10</text:p>
          </table:table-cell>
          <table:table-cell table:formula="of:=VLOOKUP([.A64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91</text:p>
          </table:table-cell>
          <table:table-cell table:formula="of:=VLOOKUP([.A65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47</text:p>
          </table:table-cell>
          <table:table-cell table:formula="of:=VLOOKUP([.A66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24</text:p>
          </table:table-cell>
          <table:table-cell table:formula="of:=VLOOKUP([.A67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56</text:p>
          </table:table-cell>
          <table:table-cell table:formula="of:=VLOOKUP([.A68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44</text:p>
          </table:table-cell>
          <table:table-cell table:formula="of:=VLOOKUP([.A69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21</text:p>
          </table:table-cell>
          <table:table-cell table:formula="of:=VLOOKUP([.A70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25</text:p>
          </table:table-cell>
          <table:table-cell table:formula="of:=VLOOKUP([.A71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41</text:p>
          </table:table-cell>
          <table:table-cell table:formula="of:=VLOOKUP([.A72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17</text:p>
          </table:table-cell>
          <table:table-cell table:formula="of:=VLOOKUP([.A73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64</text:p>
          </table:table-cell>
          <table:table-cell table:formula="of:=VLOOKUP([.A74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36</text:p>
          </table:table-cell>
          <table:table-cell table:formula="of:=VLOOKUP([.A75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43</text:p>
          </table:table-cell>
          <table:table-cell table:formula="of:=VLOOKUP([.A76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63</text:p>
          </table:table-cell>
          <table:table-cell table:formula="of:=VLOOKUP([.A77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9</text:p>
          </table:table-cell>
          <table:table-cell table:formula="of:=VLOOKUP([.A78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55</text:p>
          </table:table-cell>
          <table:table-cell table:formula="of:=VLOOKUP([.A79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61</text:p>
          </table:table-cell>
          <table:table-cell table:formula="of:=VLOOKUP([.A80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94</text:p>
          </table:table-cell>
          <table:table-cell table:formula="of:=VLOOKUP([.A81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1</text:p>
          </table:table-cell>
          <table:table-cell table:formula="of:=VLOOKUP([.A82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66</text:p>
          </table:table-cell>
          <table:table-cell table:formula="of:=VLOOKUP([.A83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12</text:p>
          </table:table-cell>
          <table:table-cell table:formula="of:=VLOOKUP([.A84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58</text:p>
          </table:table-cell>
          <table:table-cell table:formula="of:=VLOOKUP([.A85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15</text:p>
          </table:table-cell>
          <table:table-cell table:formula="of:=VLOOKUP([.A86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48</text:p>
          </table:table-cell>
          <table:table-cell table:formula="of:=VLOOKUP([.A87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80</text:p>
          </table:table-cell>
          <table:table-cell table:formula="of:=VLOOKUP([.A88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62</text:p>
          </table:table-cell>
          <table:table-cell table:formula="of:=VLOOKUP([.A89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23</text:p>
          </table:table-cell>
          <table:table-cell table:formula="of:=VLOOKUP([.A90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35</text:p>
          </table:table-cell>
          <table:table-cell table:formula="of:=VLOOKUP([.A91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32</text:p>
          </table:table-cell>
          <table:table-cell table:formula="of:=VLOOKUP([.A92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45</text:p>
          </table:table-cell>
          <table:table-cell table:formula="of:=VLOOKUP([.A93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87</text:p>
          </table:table-cell>
          <table:table-cell table:formula="of:=VLOOKUP([.A94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31</text:p>
          </table:table-cell>
          <table:table-cell table:formula="of:=VLOOKUP([.A95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70</text:p>
          </table:table-cell>
          <table:table-cell table:formula="of:=VLOOKUP([.A96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37</text:p>
          </table:table-cell>
          <table:table-cell table:formula="of:=VLOOKUP([.A97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49</text:p>
          </table:table-cell>
          <table:table-cell table:formula="of:=VLOOKUP([.A98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82</text:p>
          </table:table-cell>
          <table:table-cell table:formula="of:=VLOOKUP([.A99];[.C$2:.C$36];1;0)" office:value-type="string" office:string-value="" calcext:value-type="error">
            <text:p>#N/A</text:p>
          </table:table-cell>
          <table:table-cell/>
        </table:table-row>
        <table:table-row table:style-name="ro1">
          <table:table-cell office:value-type="string" calcext:value-type="string">
            <text:p>n2</text:p>
          </table:table-cell>
          <table:table-cell table:formula="of:=VLOOKUP([.A100];[.C$2:.C$36];1;0)" office:value-type="string" office:string-value="" calcext:value-type="error">
            <text:p>#N/A</text:p>
          </table:table-cell>
          <table:table-cell/>
        </table:table-row>
      </table:table>
      <table:table table:name="Sheet7" table:style-name="ta1">
        <table:table-column table:style-name="co1" table:default-cell-style-name="ce7"/>
        <table:table-column table:style-name="co1" table:number-columns-repeated="63" table:default-cell-style-name="Default"/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n1</text:p>
          </table:table-cell>
          <table:table-cell table:formula="of:=COM.MICROSOFT.CONCAT(&quot;&quot;&quot;&quot;;TRIM([.A2]);&quot;&quot;&quot;&quot;;&quot;,&quot;)" office:value-type="string" office:string-value="&quot;n1&quot;," calcext:value-type="string">
            <text:p>"n1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10</text:p>
          </table:table-cell>
          <table:table-cell table:formula="of:=COM.MICROSOFT.CONCAT(&quot;&quot;&quot;&quot;;TRIM([.A3]);&quot;&quot;&quot;&quot;;&quot;,&quot;)" office:value-type="string" office:string-value="&quot;n10&quot;," calcext:value-type="string">
            <text:p>"n10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11</text:p>
          </table:table-cell>
          <table:table-cell table:formula="of:=COM.MICROSOFT.CONCAT(&quot;&quot;&quot;&quot;;TRIM([.A4]);&quot;&quot;&quot;&quot;;&quot;,&quot;)" office:value-type="string" office:string-value="&quot;n11&quot;," calcext:value-type="string">
            <text:p>"n11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12</text:p>
          </table:table-cell>
          <table:table-cell table:formula="of:=COM.MICROSOFT.CONCAT(&quot;&quot;&quot;&quot;;TRIM([.A5]);&quot;&quot;&quot;&quot;;&quot;,&quot;)" office:value-type="string" office:string-value="&quot;n12&quot;," calcext:value-type="string">
            <text:p>"n12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13</text:p>
          </table:table-cell>
          <table:table-cell table:formula="of:=COM.MICROSOFT.CONCAT(&quot;&quot;&quot;&quot;;TRIM([.A6]);&quot;&quot;&quot;&quot;;&quot;,&quot;)" office:value-type="string" office:string-value="&quot;n13&quot;," calcext:value-type="string">
            <text:p>"n13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14</text:p>
          </table:table-cell>
          <table:table-cell table:formula="of:=COM.MICROSOFT.CONCAT(&quot;&quot;&quot;&quot;;TRIM([.A7]);&quot;&quot;&quot;&quot;;&quot;,&quot;)" office:value-type="string" office:string-value="&quot;n14&quot;," calcext:value-type="string">
            <text:p>"n14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15</text:p>
          </table:table-cell>
          <table:table-cell table:formula="of:=COM.MICROSOFT.CONCAT(&quot;&quot;&quot;&quot;;TRIM([.A8]);&quot;&quot;&quot;&quot;;&quot;,&quot;)" office:value-type="string" office:string-value="&quot;n15&quot;," calcext:value-type="string">
            <text:p>"n15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17</text:p>
          </table:table-cell>
          <table:table-cell table:formula="of:=COM.MICROSOFT.CONCAT(&quot;&quot;&quot;&quot;;TRIM([.A9]);&quot;&quot;&quot;&quot;;&quot;,&quot;)" office:value-type="string" office:string-value="&quot;n17&quot;," calcext:value-type="string">
            <text:p>"n17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19</text:p>
          </table:table-cell>
          <table:table-cell table:formula="of:=COM.MICROSOFT.CONCAT(&quot;&quot;&quot;&quot;;TRIM([.A10]);&quot;&quot;&quot;&quot;;&quot;,&quot;)" office:value-type="string" office:string-value="&quot;n19&quot;," calcext:value-type="string">
            <text:p>"n19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2</text:p>
          </table:table-cell>
          <table:table-cell table:formula="of:=COM.MICROSOFT.CONCAT(&quot;&quot;&quot;&quot;;TRIM([.A11]);&quot;&quot;&quot;&quot;;&quot;,&quot;)" office:value-type="string" office:string-value="&quot;n2&quot;," calcext:value-type="string">
            <text:p>"n2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20</text:p>
          </table:table-cell>
          <table:table-cell table:formula="of:=COM.MICROSOFT.CONCAT(&quot;&quot;&quot;&quot;;TRIM([.A12]);&quot;&quot;&quot;&quot;;&quot;,&quot;)" office:value-type="string" office:string-value="&quot;n20&quot;," calcext:value-type="string">
            <text:p>"n20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21</text:p>
          </table:table-cell>
          <table:table-cell table:formula="of:=COM.MICROSOFT.CONCAT(&quot;&quot;&quot;&quot;;TRIM([.A13]);&quot;&quot;&quot;&quot;;&quot;,&quot;)" office:value-type="string" office:string-value="&quot;n21&quot;," calcext:value-type="string">
            <text:p>"n21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22</text:p>
          </table:table-cell>
          <table:table-cell table:formula="of:=COM.MICROSOFT.CONCAT(&quot;&quot;&quot;&quot;;TRIM([.A14]);&quot;&quot;&quot;&quot;;&quot;,&quot;)" office:value-type="string" office:string-value="&quot;n22&quot;," calcext:value-type="string">
            <text:p>"n22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23</text:p>
          </table:table-cell>
          <table:table-cell table:formula="of:=COM.MICROSOFT.CONCAT(&quot;&quot;&quot;&quot;;TRIM([.A15]);&quot;&quot;&quot;&quot;;&quot;,&quot;)" office:value-type="string" office:string-value="&quot;n23&quot;," calcext:value-type="string">
            <text:p>"n23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24</text:p>
          </table:table-cell>
          <table:table-cell table:formula="of:=COM.MICROSOFT.CONCAT(&quot;&quot;&quot;&quot;;TRIM([.A16]);&quot;&quot;&quot;&quot;;&quot;,&quot;)" office:value-type="string" office:string-value="&quot;n24&quot;," calcext:value-type="string">
            <text:p>"n24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25</text:p>
          </table:table-cell>
          <table:table-cell table:formula="of:=COM.MICROSOFT.CONCAT(&quot;&quot;&quot;&quot;;TRIM([.A17]);&quot;&quot;&quot;&quot;;&quot;,&quot;)" office:value-type="string" office:string-value="&quot;n25&quot;," calcext:value-type="string">
            <text:p>"n25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3</text:p>
          </table:table-cell>
          <table:table-cell table:formula="of:=COM.MICROSOFT.CONCAT(&quot;&quot;&quot;&quot;;TRIM([.A18]);&quot;&quot;&quot;&quot;;&quot;,&quot;)" office:value-type="string" office:string-value="&quot;n3&quot;," calcext:value-type="string">
            <text:p>"n3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30</text:p>
          </table:table-cell>
          <table:table-cell table:formula="of:=COM.MICROSOFT.CONCAT(&quot;&quot;&quot;&quot;;TRIM([.A19]);&quot;&quot;&quot;&quot;;&quot;,&quot;)" office:value-type="string" office:string-value="&quot;n30&quot;," calcext:value-type="string">
            <text:p>"n30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31</text:p>
          </table:table-cell>
          <table:table-cell table:formula="of:=COM.MICROSOFT.CONCAT(&quot;&quot;&quot;&quot;;TRIM([.A20]);&quot;&quot;&quot;&quot;;&quot;,&quot;)" office:value-type="string" office:string-value="&quot;n31&quot;," calcext:value-type="string">
            <text:p>"n31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32</text:p>
          </table:table-cell>
          <table:table-cell table:formula="of:=COM.MICROSOFT.CONCAT(&quot;&quot;&quot;&quot;;TRIM([.A21]);&quot;&quot;&quot;&quot;;&quot;,&quot;)" office:value-type="string" office:string-value="&quot;n32&quot;," calcext:value-type="string">
            <text:p>"n32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34</text:p>
          </table:table-cell>
          <table:table-cell table:formula="of:=COM.MICROSOFT.CONCAT(&quot;&quot;&quot;&quot;;TRIM([.A22]);&quot;&quot;&quot;&quot;;&quot;,&quot;)" office:value-type="string" office:string-value="&quot;n34&quot;," calcext:value-type="string">
            <text:p>"n34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35</text:p>
          </table:table-cell>
          <table:table-cell table:formula="of:=COM.MICROSOFT.CONCAT(&quot;&quot;&quot;&quot;;TRIM([.A23]);&quot;&quot;&quot;&quot;;&quot;,&quot;)" office:value-type="string" office:string-value="&quot;n35&quot;," calcext:value-type="string">
            <text:p>"n35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36</text:p>
          </table:table-cell>
          <table:table-cell table:formula="of:=COM.MICROSOFT.CONCAT(&quot;&quot;&quot;&quot;;TRIM([.A24]);&quot;&quot;&quot;&quot;;&quot;,&quot;)" office:value-type="string" office:string-value="&quot;n36&quot;," calcext:value-type="string">
            <text:p>"n36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37</text:p>
          </table:table-cell>
          <table:table-cell table:formula="of:=COM.MICROSOFT.CONCAT(&quot;&quot;&quot;&quot;;TRIM([.A25]);&quot;&quot;&quot;&quot;;&quot;,&quot;)" office:value-type="string" office:string-value="&quot;n37&quot;," calcext:value-type="string">
            <text:p>"n37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39</text:p>
          </table:table-cell>
          <table:table-cell table:formula="of:=COM.MICROSOFT.CONCAT(&quot;&quot;&quot;&quot;;TRIM([.A26]);&quot;&quot;&quot;&quot;;&quot;,&quot;)" office:value-type="string" office:string-value="&quot;n39&quot;," calcext:value-type="string">
            <text:p>"n39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40</text:p>
          </table:table-cell>
          <table:table-cell table:formula="of:=COM.MICROSOFT.CONCAT(&quot;&quot;&quot;&quot;;TRIM([.A27]);&quot;&quot;&quot;&quot;;&quot;,&quot;)" office:value-type="string" office:string-value="&quot;n40&quot;," calcext:value-type="string">
            <text:p>"n40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41</text:p>
          </table:table-cell>
          <table:table-cell table:formula="of:=COM.MICROSOFT.CONCAT(&quot;&quot;&quot;&quot;;TRIM([.A28]);&quot;&quot;&quot;&quot;;&quot;,&quot;)" office:value-type="string" office:string-value="&quot;n41&quot;," calcext:value-type="string">
            <text:p>"n41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42</text:p>
          </table:table-cell>
          <table:table-cell table:formula="of:=COM.MICROSOFT.CONCAT(&quot;&quot;&quot;&quot;;TRIM([.A29]);&quot;&quot;&quot;&quot;;&quot;,&quot;)" office:value-type="string" office:string-value="&quot;n42&quot;," calcext:value-type="string">
            <text:p>"n42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43</text:p>
          </table:table-cell>
          <table:table-cell table:formula="of:=COM.MICROSOFT.CONCAT(&quot;&quot;&quot;&quot;;TRIM([.A30]);&quot;&quot;&quot;&quot;;&quot;,&quot;)" office:value-type="string" office:string-value="&quot;n43&quot;," calcext:value-type="string">
            <text:p>"n43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44</text:p>
          </table:table-cell>
          <table:table-cell table:formula="of:=COM.MICROSOFT.CONCAT(&quot;&quot;&quot;&quot;;TRIM([.A31]);&quot;&quot;&quot;&quot;;&quot;,&quot;)" office:value-type="string" office:string-value="&quot;n44&quot;," calcext:value-type="string">
            <text:p>"n44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45</text:p>
          </table:table-cell>
          <table:table-cell table:formula="of:=COM.MICROSOFT.CONCAT(&quot;&quot;&quot;&quot;;TRIM([.A32]);&quot;&quot;&quot;&quot;;&quot;,&quot;)" office:value-type="string" office:string-value="&quot;n45&quot;," calcext:value-type="string">
            <text:p>"n45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46</text:p>
          </table:table-cell>
          <table:table-cell table:formula="of:=COM.MICROSOFT.CONCAT(&quot;&quot;&quot;&quot;;TRIM([.A33]);&quot;&quot;&quot;&quot;;&quot;,&quot;)" office:value-type="string" office:string-value="&quot;n46&quot;," calcext:value-type="string">
            <text:p>"n46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47</text:p>
          </table:table-cell>
          <table:table-cell table:formula="of:=COM.MICROSOFT.CONCAT(&quot;&quot;&quot;&quot;;TRIM([.A34]);&quot;&quot;&quot;&quot;;&quot;,&quot;)" office:value-type="string" office:string-value="&quot;n47&quot;," calcext:value-type="string">
            <text:p>"n47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48</text:p>
          </table:table-cell>
          <table:table-cell table:formula="of:=COM.MICROSOFT.CONCAT(&quot;&quot;&quot;&quot;;TRIM([.A35]);&quot;&quot;&quot;&quot;;&quot;,&quot;)" office:value-type="string" office:string-value="&quot;n48&quot;," calcext:value-type="string">
            <text:p>"n48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49</text:p>
          </table:table-cell>
          <table:table-cell table:formula="of:=COM.MICROSOFT.CONCAT(&quot;&quot;&quot;&quot;;TRIM([.A36]);&quot;&quot;&quot;&quot;;&quot;,&quot;)" office:value-type="string" office:string-value="&quot;n49&quot;," calcext:value-type="string">
            <text:p>"n49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50</text:p>
          </table:table-cell>
          <table:table-cell table:formula="of:=COM.MICROSOFT.CONCAT(&quot;&quot;&quot;&quot;;TRIM([.A37]);&quot;&quot;&quot;&quot;;&quot;,&quot;)" office:value-type="string" office:string-value="&quot;n50&quot;," calcext:value-type="string">
            <text:p>"n50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54</text:p>
          </table:table-cell>
          <table:table-cell table:formula="of:=COM.MICROSOFT.CONCAT(&quot;&quot;&quot;&quot;;TRIM([.A38]);&quot;&quot;&quot;&quot;;&quot;,&quot;)" office:value-type="string" office:string-value="&quot;n54&quot;," calcext:value-type="string">
            <text:p>"n54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55</text:p>
          </table:table-cell>
          <table:table-cell table:formula="of:=COM.MICROSOFT.CONCAT(&quot;&quot;&quot;&quot;;TRIM([.A39]);&quot;&quot;&quot;&quot;;&quot;,&quot;)" office:value-type="string" office:string-value="&quot;n55&quot;," calcext:value-type="string">
            <text:p>"n55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56</text:p>
          </table:table-cell>
          <table:table-cell table:formula="of:=COM.MICROSOFT.CONCAT(&quot;&quot;&quot;&quot;;TRIM([.A40]);&quot;&quot;&quot;&quot;;&quot;,&quot;)" office:value-type="string" office:string-value="&quot;n56&quot;," calcext:value-type="string">
            <text:p>"n56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58</text:p>
          </table:table-cell>
          <table:table-cell table:formula="of:=COM.MICROSOFT.CONCAT(&quot;&quot;&quot;&quot;;TRIM([.A41]);&quot;&quot;&quot;&quot;;&quot;,&quot;)" office:value-type="string" office:string-value="&quot;n58&quot;," calcext:value-type="string">
            <text:p>"n58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59</text:p>
          </table:table-cell>
          <table:table-cell table:formula="of:=COM.MICROSOFT.CONCAT(&quot;&quot;&quot;&quot;;TRIM([.A42]);&quot;&quot;&quot;&quot;;&quot;,&quot;)" office:value-type="string" office:string-value="&quot;n59&quot;," calcext:value-type="string">
            <text:p>"n59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60</text:p>
          </table:table-cell>
          <table:table-cell table:formula="of:=COM.MICROSOFT.CONCAT(&quot;&quot;&quot;&quot;;TRIM([.A43]);&quot;&quot;&quot;&quot;;&quot;,&quot;)" office:value-type="string" office:string-value="&quot;n60&quot;," calcext:value-type="string">
            <text:p>"n60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61</text:p>
          </table:table-cell>
          <table:table-cell table:formula="of:=COM.MICROSOFT.CONCAT(&quot;&quot;&quot;&quot;;TRIM([.A44]);&quot;&quot;&quot;&quot;;&quot;,&quot;)" office:value-type="string" office:string-value="&quot;n61&quot;," calcext:value-type="string">
            <text:p>"n61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62</text:p>
          </table:table-cell>
          <table:table-cell table:formula="of:=COM.MICROSOFT.CONCAT(&quot;&quot;&quot;&quot;;TRIM([.A45]);&quot;&quot;&quot;&quot;;&quot;,&quot;)" office:value-type="string" office:string-value="&quot;n62&quot;," calcext:value-type="string">
            <text:p>"n62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63</text:p>
          </table:table-cell>
          <table:table-cell table:formula="of:=COM.MICROSOFT.CONCAT(&quot;&quot;&quot;&quot;;TRIM([.A46]);&quot;&quot;&quot;&quot;;&quot;,&quot;)" office:value-type="string" office:string-value="&quot;n63&quot;," calcext:value-type="string">
            <text:p>"n63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64</text:p>
          </table:table-cell>
          <table:table-cell table:formula="of:=COM.MICROSOFT.CONCAT(&quot;&quot;&quot;&quot;;TRIM([.A47]);&quot;&quot;&quot;&quot;;&quot;,&quot;)" office:value-type="string" office:string-value="&quot;n64&quot;," calcext:value-type="string">
            <text:p>"n64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65</text:p>
          </table:table-cell>
          <table:table-cell table:formula="of:=COM.MICROSOFT.CONCAT(&quot;&quot;&quot;&quot;;TRIM([.A48]);&quot;&quot;&quot;&quot;;&quot;,&quot;)" office:value-type="string" office:string-value="&quot;n65&quot;," calcext:value-type="string">
            <text:p>"n65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66</text:p>
          </table:table-cell>
          <table:table-cell table:formula="of:=COM.MICROSOFT.CONCAT(&quot;&quot;&quot;&quot;;TRIM([.A49]);&quot;&quot;&quot;&quot;;&quot;,&quot;)" office:value-type="string" office:string-value="&quot;n66&quot;," calcext:value-type="string">
            <text:p>"n66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7</text:p>
          </table:table-cell>
          <table:table-cell table:formula="of:=COM.MICROSOFT.CONCAT(&quot;&quot;&quot;&quot;;TRIM([.A50]);&quot;&quot;&quot;&quot;;&quot;,&quot;)" office:value-type="string" office:string-value="&quot;n7&quot;," calcext:value-type="string">
            <text:p>"n7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70</text:p>
          </table:table-cell>
          <table:table-cell table:formula="of:=COM.MICROSOFT.CONCAT(&quot;&quot;&quot;&quot;;TRIM([.A51]);&quot;&quot;&quot;&quot;;&quot;,&quot;)" office:value-type="string" office:string-value="&quot;n70&quot;," calcext:value-type="string">
            <text:p>"n70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71</text:p>
          </table:table-cell>
          <table:table-cell table:formula="of:=COM.MICROSOFT.CONCAT(&quot;&quot;&quot;&quot;;TRIM([.A52]);&quot;&quot;&quot;&quot;;&quot;,&quot;)" office:value-type="string" office:string-value="&quot;n71&quot;," calcext:value-type="string">
            <text:p>"n71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72</text:p>
          </table:table-cell>
          <table:table-cell table:formula="of:=COM.MICROSOFT.CONCAT(&quot;&quot;&quot;&quot;;TRIM([.A53]);&quot;&quot;&quot;&quot;;&quot;,&quot;)" office:value-type="string" office:string-value="&quot;n72&quot;," calcext:value-type="string">
            <text:p>"n72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76</text:p>
          </table:table-cell>
          <table:table-cell table:formula="of:=COM.MICROSOFT.CONCAT(&quot;&quot;&quot;&quot;;TRIM([.A54]);&quot;&quot;&quot;&quot;;&quot;,&quot;)" office:value-type="string" office:string-value="&quot;n76&quot;," calcext:value-type="string">
            <text:p>"n76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79</text:p>
          </table:table-cell>
          <table:table-cell table:formula="of:=COM.MICROSOFT.CONCAT(&quot;&quot;&quot;&quot;;TRIM([.A55]);&quot;&quot;&quot;&quot;;&quot;,&quot;)" office:value-type="string" office:string-value="&quot;n79&quot;," calcext:value-type="string">
            <text:p>"n79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80</text:p>
          </table:table-cell>
          <table:table-cell table:formula="of:=COM.MICROSOFT.CONCAT(&quot;&quot;&quot;&quot;;TRIM([.A56]);&quot;&quot;&quot;&quot;;&quot;,&quot;)" office:value-type="string" office:string-value="&quot;n80&quot;," calcext:value-type="string">
            <text:p>"n80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82</text:p>
          </table:table-cell>
          <table:table-cell table:formula="of:=COM.MICROSOFT.CONCAT(&quot;&quot;&quot;&quot;;TRIM([.A57]);&quot;&quot;&quot;&quot;;&quot;,&quot;)" office:value-type="string" office:string-value="&quot;n82&quot;," calcext:value-type="string">
            <text:p>"n82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85</text:p>
          </table:table-cell>
          <table:table-cell table:formula="of:=COM.MICROSOFT.CONCAT(&quot;&quot;&quot;&quot;;TRIM([.A58]);&quot;&quot;&quot;&quot;;&quot;,&quot;)" office:value-type="string" office:string-value="&quot;n85&quot;," calcext:value-type="string">
            <text:p>"n85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86</text:p>
          </table:table-cell>
          <table:table-cell table:formula="of:=COM.MICROSOFT.CONCAT(&quot;&quot;&quot;&quot;;TRIM([.A59]);&quot;&quot;&quot;&quot;;&quot;,&quot;)" office:value-type="string" office:string-value="&quot;n86&quot;," calcext:value-type="string">
            <text:p>"n86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87</text:p>
          </table:table-cell>
          <table:table-cell table:formula="of:=COM.MICROSOFT.CONCAT(&quot;&quot;&quot;&quot;;TRIM([.A60]);&quot;&quot;&quot;&quot;;&quot;,&quot;)" office:value-type="string" office:string-value="&quot;n87&quot;," calcext:value-type="string">
            <text:p>"n87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9</text:p>
          </table:table-cell>
          <table:table-cell table:formula="of:=COM.MICROSOFT.CONCAT(&quot;&quot;&quot;&quot;;TRIM([.A61]);&quot;&quot;&quot;&quot;;&quot;,&quot;)" office:value-type="string" office:string-value="&quot;n9&quot;," calcext:value-type="string">
            <text:p>"n9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91</text:p>
          </table:table-cell>
          <table:table-cell table:formula="of:=COM.MICROSOFT.CONCAT(&quot;&quot;&quot;&quot;;TRIM([.A62]);&quot;&quot;&quot;&quot;;&quot;,&quot;)" office:value-type="string" office:string-value="&quot;n91&quot;," calcext:value-type="string">
            <text:p>"n91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94</text:p>
          </table:table-cell>
          <table:table-cell table:formula="of:=COM.MICROSOFT.CONCAT(&quot;&quot;&quot;&quot;;TRIM([.A63]);&quot;&quot;&quot;&quot;;&quot;,&quot;)" office:value-type="string" office:string-value="&quot;n94&quot;," calcext:value-type="string">
            <text:p>"n94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95</text:p>
          </table:table-cell>
          <table:table-cell table:formula="of:=COM.MICROSOFT.CONCAT(&quot;&quot;&quot;&quot;;TRIM([.A64]);&quot;&quot;&quot;&quot;;&quot;,&quot;)" office:value-type="string" office:string-value="&quot;n95&quot;," calcext:value-type="string">
            <text:p>"n95"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99</text:p>
          </table:table-cell>
          <table:table-cell table:formula="of:=COM.MICROSOFT.CONCAT(&quot;&quot;&quot;&quot;;TRIM([.A65]);&quot;&quot;&quot;&quot;;&quot;,&quot;)" office:value-type="string" office:string-value="&quot;n99&quot;," calcext:value-type="string">
            <text:p>"n99",</text:p>
          </table:table-cell>
          <table:table-cell table:number-columns-repeated="62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table:style-name="Default" office:value-type="string" calcext:value-type="string">
            <text:p>"n1",</text:p>
          </table:table-cell>
          <table:table-cell office:value-type="string" calcext:value-type="string">
            <text:p>"n10",</text:p>
          </table:table-cell>
          <table:table-cell office:value-type="string" calcext:value-type="string">
            <text:p>"n11",</text:p>
          </table:table-cell>
          <table:table-cell office:value-type="string" calcext:value-type="string">
            <text:p>"n12",</text:p>
          </table:table-cell>
          <table:table-cell office:value-type="string" calcext:value-type="string">
            <text:p>"n13",</text:p>
          </table:table-cell>
          <table:table-cell office:value-type="string" calcext:value-type="string">
            <text:p>"n14",</text:p>
          </table:table-cell>
          <table:table-cell office:value-type="string" calcext:value-type="string">
            <text:p>"n15",</text:p>
          </table:table-cell>
          <table:table-cell office:value-type="string" calcext:value-type="string">
            <text:p>"n17",</text:p>
          </table:table-cell>
          <table:table-cell office:value-type="string" calcext:value-type="string">
            <text:p>"n19",</text:p>
          </table:table-cell>
          <table:table-cell office:value-type="string" calcext:value-type="string">
            <text:p>"n2",</text:p>
          </table:table-cell>
          <table:table-cell office:value-type="string" calcext:value-type="string">
            <text:p>"n20",</text:p>
          </table:table-cell>
          <table:table-cell office:value-type="string" calcext:value-type="string">
            <text:p>"n21",</text:p>
          </table:table-cell>
          <table:table-cell office:value-type="string" calcext:value-type="string">
            <text:p>"n22",</text:p>
          </table:table-cell>
          <table:table-cell office:value-type="string" calcext:value-type="string">
            <text:p>"n23",</text:p>
          </table:table-cell>
          <table:table-cell office:value-type="string" calcext:value-type="string">
            <text:p>"n24",</text:p>
          </table:table-cell>
          <table:table-cell office:value-type="string" calcext:value-type="string">
            <text:p>"n25",</text:p>
          </table:table-cell>
          <table:table-cell office:value-type="string" calcext:value-type="string">
            <text:p>"n3",</text:p>
          </table:table-cell>
          <table:table-cell office:value-type="string" calcext:value-type="string">
            <text:p>"n30",</text:p>
          </table:table-cell>
          <table:table-cell office:value-type="string" calcext:value-type="string">
            <text:p>"n31",</text:p>
          </table:table-cell>
          <table:table-cell office:value-type="string" calcext:value-type="string">
            <text:p>"n32",</text:p>
          </table:table-cell>
          <table:table-cell office:value-type="string" calcext:value-type="string">
            <text:p>"n34",</text:p>
          </table:table-cell>
          <table:table-cell office:value-type="string" calcext:value-type="string">
            <text:p>"n35",</text:p>
          </table:table-cell>
          <table:table-cell office:value-type="string" calcext:value-type="string">
            <text:p>"n36",</text:p>
          </table:table-cell>
          <table:table-cell office:value-type="string" calcext:value-type="string">
            <text:p>"n37",</text:p>
          </table:table-cell>
          <table:table-cell office:value-type="string" calcext:value-type="string">
            <text:p>"n39",</text:p>
          </table:table-cell>
          <table:table-cell office:value-type="string" calcext:value-type="string">
            <text:p>"n40",</text:p>
          </table:table-cell>
          <table:table-cell office:value-type="string" calcext:value-type="string">
            <text:p>"n41",</text:p>
          </table:table-cell>
          <table:table-cell office:value-type="string" calcext:value-type="string">
            <text:p>"n42",</text:p>
          </table:table-cell>
          <table:table-cell office:value-type="string" calcext:value-type="string">
            <text:p>"n43",</text:p>
          </table:table-cell>
          <table:table-cell office:value-type="string" calcext:value-type="string">
            <text:p>"n44",</text:p>
          </table:table-cell>
          <table:table-cell office:value-type="string" calcext:value-type="string">
            <text:p>"n45",</text:p>
          </table:table-cell>
          <table:table-cell office:value-type="string" calcext:value-type="string">
            <text:p>"n46",</text:p>
          </table:table-cell>
          <table:table-cell office:value-type="string" calcext:value-type="string">
            <text:p>"n47",</text:p>
          </table:table-cell>
          <table:table-cell office:value-type="string" calcext:value-type="string">
            <text:p>"n48",</text:p>
          </table:table-cell>
          <table:table-cell office:value-type="string" calcext:value-type="string">
            <text:p>"n49",</text:p>
          </table:table-cell>
          <table:table-cell office:value-type="string" calcext:value-type="string">
            <text:p>"n50",</text:p>
          </table:table-cell>
          <table:table-cell office:value-type="string" calcext:value-type="string">
            <text:p>"n54",</text:p>
          </table:table-cell>
          <table:table-cell office:value-type="string" calcext:value-type="string">
            <text:p>"n55",</text:p>
          </table:table-cell>
          <table:table-cell office:value-type="string" calcext:value-type="string">
            <text:p>"n56",</text:p>
          </table:table-cell>
          <table:table-cell office:value-type="string" calcext:value-type="string">
            <text:p>"n58",</text:p>
          </table:table-cell>
          <table:table-cell office:value-type="string" calcext:value-type="string">
            <text:p>"n59",</text:p>
          </table:table-cell>
          <table:table-cell office:value-type="string" calcext:value-type="string">
            <text:p>"n60",</text:p>
          </table:table-cell>
          <table:table-cell office:value-type="string" calcext:value-type="string">
            <text:p>"n61",</text:p>
          </table:table-cell>
          <table:table-cell office:value-type="string" calcext:value-type="string">
            <text:p>"n62",</text:p>
          </table:table-cell>
          <table:table-cell office:value-type="string" calcext:value-type="string">
            <text:p>"n63",</text:p>
          </table:table-cell>
          <table:table-cell office:value-type="string" calcext:value-type="string">
            <text:p>"n64",</text:p>
          </table:table-cell>
          <table:table-cell office:value-type="string" calcext:value-type="string">
            <text:p>"n65",</text:p>
          </table:table-cell>
          <table:table-cell office:value-type="string" calcext:value-type="string">
            <text:p>"n66",</text:p>
          </table:table-cell>
          <table:table-cell office:value-type="string" calcext:value-type="string">
            <text:p>"n7",</text:p>
          </table:table-cell>
          <table:table-cell office:value-type="string" calcext:value-type="string">
            <text:p>"n70",</text:p>
          </table:table-cell>
          <table:table-cell office:value-type="string" calcext:value-type="string">
            <text:p>"n71",</text:p>
          </table:table-cell>
          <table:table-cell office:value-type="string" calcext:value-type="string">
            <text:p>"n72",</text:p>
          </table:table-cell>
          <table:table-cell office:value-type="string" calcext:value-type="string">
            <text:p>"n76",</text:p>
          </table:table-cell>
          <table:table-cell office:value-type="string" calcext:value-type="string">
            <text:p>"n79",</text:p>
          </table:table-cell>
          <table:table-cell office:value-type="string" calcext:value-type="string">
            <text:p>"n80",</text:p>
          </table:table-cell>
          <table:table-cell office:value-type="string" calcext:value-type="string">
            <text:p>"n82",</text:p>
          </table:table-cell>
          <table:table-cell office:value-type="string" calcext:value-type="string">
            <text:p>"n85",</text:p>
          </table:table-cell>
          <table:table-cell office:value-type="string" calcext:value-type="string">
            <text:p>"n86",</text:p>
          </table:table-cell>
          <table:table-cell office:value-type="string" calcext:value-type="string">
            <text:p>"n87",</text:p>
          </table:table-cell>
          <table:table-cell office:value-type="string" calcext:value-type="string">
            <text:p>"n9",</text:p>
          </table:table-cell>
          <table:table-cell office:value-type="string" calcext:value-type="string">
            <text:p>"n91",</text:p>
          </table:table-cell>
          <table:table-cell office:value-type="string" calcext:value-type="string">
            <text:p>"n94",</text:p>
          </table:table-cell>
          <table:table-cell office:value-type="string" calcext:value-type="string">
            <text:p>"n95",</text:p>
          </table:table-cell>
          <table:table-cell office:value-type="string" calcext:value-type="string">
            <text:p>"n99",</text:p>
          </table:table-cell>
        </table:table-row>
      </table:table>
      <table:named-expressions/>
      <table:database-ranges>
        <table:database-range table:name="__Anonymous_Sheet_DB__0" table:target-range-address="Sheet1.A1:Sheet1.C100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Sheet2.E1:Sheet2.E5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heet3.A1:Sheet3.C100" table:orientation="column"/>
        <table:database-range table:name="__Anonymous_Sheet_DB__3" table:target-range-address="Sheet4.B1:Sheet4.H100" table:orientation="column"/>
        <table:database-range table:name="__Anonymous_Sheet_DB__5" table:target-range-address="Sheet6.A1:Sheet6.C100" table:display-filter-buttons="true" table:orientation="column">
          <table:filter>
            <table:filter-and>
              <table:filter-condition table:field-number="1" table:value="#N/A" table:operator="="/>
            </table:filter-and>
          </table:filter>
        </table:database-range>
        <table:database-range table:name="__Anonymous_Sheet_DB__6" table:target-range-address="Sheet7.A2:Sheet7.A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 style:data-style-name="N2" text:time-value="16:55:31.194520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04:36:36.771661533</meta:creation-date>
    <dc:date>2019-08-25T17:31:42.365977822</dc:date>
    <meta:editing-duration>PT6H14M41S</meta:editing-duration>
    <meta:editing-cycles>64</meta:editing-cycles>
    <meta:generator>LibreOffice/6.2.6.2$Linux_X86_64 LibreOffice_project/20$Build-2</meta:generator>
    <meta:document-statistic meta:table-count="7" meta:cell-count="3004" meta:object-count="0"/>
  </office:meta>
</office:document-meta>
</file>